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keulAnYeth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SentenceNumber</text:p>
          </table:table-cell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Kernewek</text:p>
          </table:table-cell>
          <table:table-cell table:style-name="ce1" office:value-type="string" calcext:value-type="string">
            <text:p>English</text:p>
          </table:table-cell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Ken. Fatla genes?</text:p>
          </table:table-cell>
          <table:table-cell office:value-type="string" calcext:value-type="string">
            <text:p>Hullo, Ken. How are you?</text:p>
          </table:table-cell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Charles.</text:p>
          </table:table-cell>
          <table:table-cell office:value-type="string" calcext:value-type="string">
            <text:p>Hullo, Charles.</text:p>
          </table:table-cell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, ha ty?</text:p>
          </table:table-cell>
          <table:table-cell office:value-type="string" calcext:value-type="string">
            <text:p>Fine, thanks, and you?</text:p>
          </table:table-cell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Myttin da, Maria. Fatla genes?</text:p>
          </table:table-cell>
          <table:table-cell office:value-type="string" calcext:value-type="string">
            <text:p>Good morning, Mary. How are you?</text:p>
          </table:table-cell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aureen - ha ty, - fatla genes?</text:p>
          </table:table-cell>
          <table:table-cell office:value-type="string" calcext:value-type="string">
            <text:p>Fairly well, Maureen - and you, how are you?</text:p>
          </table:table-cell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.</text:p>
          </table:table-cell>
          <table:table-cell office:value-type="string" calcext:value-type="string">
            <text:p>Very well, thanks.</text:p>
          </table:table-cell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Loveday.</text:p>
          </table:table-cell>
          <table:table-cell office:value-type="string" calcext:value-type="string">
            <text:p>Good evening, Loveday.</text:p>
          </table:table-cell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Jane.</text:p>
          </table:table-cell>
          <table:table-cell office:value-type="string" calcext:value-type="string">
            <text:p>Good evening, Jane.</text:p>
          </table:table-cell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Jori.</text:p>
          </table:table-cell>
          <table:table-cell office:value-type="string" calcext:value-type="string">
            <text:p>Here's George.</text:p>
          </table:table-cell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Jori - fatla genes?</text:p>
          </table:table-cell>
          <table:table-cell office:value-type="string" calcext:value-type="string">
            <text:p>Good evening, George - how are you?</text:p>
          </table:table-cell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.</text:p>
          </table:table-cell>
          <table:table-cell office:value-type="string" calcext:value-type="string">
            <text:p>Fine, thanks.</text:p>
          </table:table-cell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os dha, oll!</text:p>
          </table:table-cell>
          <table:table-cell office:value-type="string" calcext:value-type="string">
            <text:p>Good night, all.</text:p>
          </table:table-cell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os dha, Wella!</text:p>
          </table:table-cell>
          <table:table-cell office:value-type="string" calcext:value-type="string">
            <text:p>Good night, Wella.</text:p>
          </table:table-cell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Ann.</text:p>
          </table:table-cell>
          <table:table-cell office:value-type="string" calcext:value-type="string">
            <text:p>Good afternoon, Ann.</text:p>
          </table:table-cell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Malcolm - fatla genes?</text:p>
          </table:table-cell>
          <table:table-cell office:value-type="string" calcext:value-type="string">
            <text:p>Good afternoon, Malcolm - how are you?</text:p>
          </table:table-cell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eur ras - ha ty?</text:p>
          </table:table-cell>
          <table:table-cell office:value-type="string" calcext:value-type="string">
            <text:p>Well enough, thanks - and you?</text:p>
          </table:table-cell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eur ras.</text:p>
          </table:table-cell>
          <table:table-cell office:value-type="string" calcext:value-type="string">
            <text:p>Quite well, thanks.</text:p>
          </table:table-cell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Maria.</text:p>
          </table:table-cell>
          <table:table-cell office:value-type="string" calcext:value-type="string">
            <text:p>Hullo, Mary.</text:p>
          </table:table-cell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Wella - ottomma Stefan.</text:p>
          </table:table-cell>
          <table:table-cell office:value-type="string" calcext:value-type="string">
            <text:p>Hullo, Wella - here's Stephen.</text:p>
          </table:table-cell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Stefan.</text:p>
          </table:table-cell>
          <table:table-cell office:value-type="string" calcext:value-type="string">
            <text:p>Hullo, Stephen.</text:p>
          </table:table-cell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ena eglos!</text:p>
          </table:table-cell>
          <table:table-cell office:value-type="string" calcext:value-type="string">
            <text:p>Look, a church there!</text:p>
          </table:table-cell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chi ryb an eglos.</text:p>
          </table:table-cell>
          <table:table-cell office:value-type="string" calcext:value-type="string">
            <text:p>There's a house beside the church.</text:p>
          </table:table-cell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rrji ena ryb an chi?</text:p>
          </table:table-cell>
          <table:table-cell office:value-type="string" calcext:value-type="string">
            <text:p>Is there a garage there beside the house?</text:p>
          </table:table-cell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ag eus! Nyns eus karrji ena.</text:p>
          </table:table-cell>
          <table:table-cell office:value-type="string" calcext:value-type="string">
            <text:p>No! There isn't a garage there.</text:p>
          </table:table-cell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Mes yma karr a-rag an chi.</text:p>
          </table:table-cell>
          <table:table-cell office:value-type="string" calcext:value-type="string">
            <text:p>But there is a car in front of the house.</text:p>
          </table:table-cell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lyver!</text:p>
          </table:table-cell>
          <table:table-cell office:value-type="string" calcext:value-type="string">
            <text:p>Look, here's a book!</text:p>
          </table:table-cell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luvenn a-ji dhe'n lyver.</text:p>
          </table:table-cell>
          <table:table-cell office:value-type="string" calcext:value-type="string">
            <text:p>There's a pen inside the book.</text:p>
          </table:table-cell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pluvennow genes? Nag eus!</text:p>
          </table:table-cell>
          <table:table-cell office:value-type="string" calcext:value-type="string">
            <text:p>Are there pens with you? No!</text:p>
          </table:table-cell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! Eus le gesys, mar pleg?</text:p>
          </table:table-cell>
          <table:table-cell office:value-type="string" calcext:value-type="string">
            <text:p>Good evening! Is there a place left,please?</text:p>
          </table:table-cell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! Yma leow gesys.</text:p>
          </table:table-cell>
          <table:table-cell office:value-type="string" calcext:value-type="string">
            <text:p>Yes! There are places left.</text:p>
          </table:table-cell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dor ena?</text:p>
          </table:table-cell>
          <table:table-cell office:value-type="string" calcext:value-type="string">
            <text:p>Is there a chair there?</text:p>
          </table:table-cell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, sur!</text:p>
          </table:table-cell>
          <table:table-cell office:value-type="string" calcext:value-type="string">
            <text:p>There is, certainly!</text:p>
          </table:table-cell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dor ha pluvek ena?</text:p>
          </table:table-cell>
          <table:table-cell office:value-type="string" calcext:value-type="string">
            <text:p>Is there a chair and a cushion there?</text:p>
          </table:table-cell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ag eus!</text:p>
          </table:table-cell>
          <table:table-cell office:value-type="string" calcext:value-type="string">
            <text:p>There isn't!</text:p>
          </table:table-cell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jynn-skrifa war an desk?</text:p>
          </table:table-cell>
          <table:table-cell office:value-type="string" calcext:value-type="string">
            <text:p>Is there a typewriter on the desk?</text:p>
          </table:table-cell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avalow gesys?</text:p>
          </table:table-cell>
          <table:table-cell office:value-type="string" calcext:value-type="string">
            <text:p>Are there any apples left?</text:p>
          </table:table-cell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! Ottena! Yma avalow ena.</text:p>
          </table:table-cell>
          <table:table-cell office:value-type="string" calcext:value-type="string">
            <text:p>There are! Look! There are apples there!</text:p>
          </table:table-cell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ma nebonan a-ji dhe’n eglos na.</text:p>
          </table:table-cell>
          <table:table-cell office:value-type="string" calcext:value-type="string">
            <text:p>There is someone inside that church.</text:p>
          </table:table-cell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ma neppyth a-ragh an chi ma.</text:p>
          </table:table-cell>
          <table:table-cell office:value-type="string" calcext:value-type="string">
            <text:p>There is something in front of this house.</text:p>
          </table:table-cell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brithel ma yw bryntin.</text:p>
          </table:table-cell>
          <table:table-cell office:value-type="string" calcext:value-type="string">
            <text:p>This mackerel is excellent.</text:p>
          </table:table-cell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n gador-vregh ena.</text:p>
          </table:table-cell>
          <table:table-cell office:value-type="string" calcext:value-type="string">
            <text:p>The armchair is there.</text:p>
          </table:table-cell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inema ryb hel an dre?</text:p>
          </table:table-cell>
          <table:table-cell office:value-type="string" calcext:value-type="string">
            <text:p>Is there a cinema by the town hall?</text:p>
          </table:table-cell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eus kenter omma, dell hevel.</text:p>
          </table:table-cell>
          <table:table-cell office:value-type="string" calcext:value-type="string">
            <text:p>There is no nail here, it seems.</text:p>
          </table:table-cell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ena - yma an genter war an eurlenn.</text:p>
          </table:table-cell>
          <table:table-cell office:value-type="string" calcext:value-type="string">
            <text:p>Look there - there's the nail on the carpet.</text:p>
          </table:table-cell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tamp gesys? Nag eus!</text:p>
          </table:table-cell>
          <table:table-cell office:value-type="string" calcext:value-type="string">
            <text:p>Is there a stamp left? No!</text:p>
          </table:table-cell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mebyl gesys ena y'n chi: kador-vregh, kador, gweder ha lestrier mes nyns eus moes ena.</text:p>
          </table:table-cell>
          <table:table-cell office:value-type="string" calcext:value-type="string">
            <text:p>There is furniture left in the house: an arm-chair, chair, mirror and dresser but there isn't a table there.</text:p>
          </table:table-cell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nebonan ena a-ji dhe'n pras?</text:p>
          </table:table-cell>
          <table:table-cell office:value-type="string" calcext:value-type="string">
            <text:p>Is there anyone there in the field?</text:p>
          </table:table-cell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tamp genes?</text:p>
          </table:table-cell>
          <table:table-cell office:value-type="string" calcext:value-type="string">
            <text:p>Have you a stamp?</text:p>
          </table:table-cell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ras war an woen hag yma chi ryb an pras na.</text:p>
          </table:table-cell>
          <table:table-cell office:value-type="string" calcext:value-type="string">
            <text:p>There's a field on the down and there's a house by that field.</text:p>
          </table:table-cell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ur, yma lyver war an voes.</text:p>
          </table:table-cell>
          <table:table-cell office:value-type="string" calcext:value-type="string">
            <text:p>Certainly there is a book on the table.</text:p>
          </table:table-cell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neppyth gesys ena? Eus!</text:p>
          </table:table-cell>
          <table:table-cell office:value-type="string" calcext:value-type="string">
            <text:p>Is there anything left? Yes!</text:p>
          </table:table-cell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valow gesys, dell hevel.</text:p>
          </table:table-cell>
          <table:table-cell office:value-type="string" calcext:value-type="string">
            <text:p>There are apples left, it seems.</text:p>
          </table:table-cell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n dhavas ena y'n pras na.</text:p>
          </table:table-cell>
          <table:table-cell office:value-type="string" calcext:value-type="string">
            <text:p>The sheep is in that field.</text:p>
          </table:table-cell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diwes ma yw gwin frynkek.</text:p>
          </table:table-cell>
          <table:table-cell office:value-type="string" calcext:value-type="string">
            <text:p>That drink is French wine.</text:p>
          </table:table-cell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chi na yw ostel.</text:p>
          </table:table-cell>
          <table:table-cell office:value-type="string" calcext:value-type="string">
            <text:p>That house is an hotel.</text:p>
          </table:table-cell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Hemm yw an gegin.</text:p>
          </table:table-cell>
          <table:table-cell office:value-type="string" calcext:value-type="string">
            <text:p>This is the kitchen.</text:p>
          </table:table-cell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Henn yw Frank.</text:p>
          </table:table-cell>
          <table:table-cell office:value-type="string" calcext:value-type="string">
            <text:p>That is Frank.</text:p>
          </table:table-cell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Frank yw henna.</text:p>
          </table:table-cell>
          <table:table-cell office:value-type="string" calcext:value-type="string">
            <text:p>Frank is that man.</text:p>
          </table:table-cell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losow yw eythin.</text:p>
          </table:table-cell>
          <table:table-cell office:value-type="string" calcext:value-type="string">
            <text:p>The plants are gorse.</text:p>
          </table:table-cell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traow ma yw prenn.</text:p>
          </table:table-cell>
          <table:table-cell office:value-type="string" calcext:value-type="string">
            <text:p>Those things are wood.</text:p>
          </table:table-cell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diwes ma gwin frynkek.</text:p>
          </table:table-cell>
          <table:table-cell office:value-type="string" calcext:value-type="string">
            <text:p>That drink is not French wine.</text:p>
          </table:table-cell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chi na ostel.</text:p>
          </table:table-cell>
          <table:table-cell office:value-type="string" calcext:value-type="string">
            <text:p>That house is not an hotel.</text:p>
          </table:table-cell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Frank henna.</text:p>
          </table:table-cell>
          <table:table-cell office:value-type="string" calcext:value-type="string">
            <text:p>Frank is not that man</text:p>
          </table:table-cell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losow eythin.</text:p>
          </table:table-cell>
          <table:table-cell office:value-type="string" calcext:value-type="string">
            <text:p>The plants are not gorse.</text:p>
          </table:table-cell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diwes ma gwin frynkek?</text:p>
          </table:table-cell>
          <table:table-cell office:value-type="string" calcext:value-type="string">
            <text:p>Is this drink French wine?</text:p>
          </table:table-cell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chi na ostel?</text:p>
          </table:table-cell>
          <table:table-cell office:value-type="string" calcext:value-type="string">
            <text:p>Is that house an hotel?</text:p>
          </table:table-cell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hemma an gegin?</text:p>
          </table:table-cell>
          <table:table-cell office:value-type="string" calcext:value-type="string">
            <text:p>Is this the kitchen?</text:p>
          </table:table-cell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henna Frank?</text:p>
          </table:table-cell>
          <table:table-cell office:value-type="string" calcext:value-type="string">
            <text:p>Is that Frank?</text:p>
          </table:table-cell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losow eythin?</text:p>
          </table:table-cell>
          <table:table-cell office:value-type="string" calcext:value-type="string">
            <text:p>Are the plants gorse?</text:p>
          </table:table-cell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traow ma prenn?</text:p>
          </table:table-cell>
          <table:table-cell office:value-type="string" calcext:value-type="string">
            <text:p>Are these things wood?</text:p>
          </table:table-cell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drehevyans na hel an dre?</text:p>
          </table:table-cell>
          <table:table-cell office:value-type="string" calcext:value-type="string">
            <text:p>Is that building the town hall?</text:p>
          </table:table-cell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gwydh ma derow? Yns.</text:p>
          </table:table-cell>
          <table:table-cell office:value-type="string" calcext:value-type="string">
            <text:p>Are these trees oaks? Yes.</text:p>
          </table:table-cell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chiow na ostelyow? Nag yns.</text:p>
          </table:table-cell>
          <table:table-cell office:value-type="string" calcext:value-type="string">
            <text:p>Are those houses hotels? No.</text:p>
          </table:table-cell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Pyth yw hemma?</text:p>
          </table:table-cell>
          <table:table-cell office:value-type="string" calcext:value-type="string">
            <text:p>What is that?</text:p>
          </table:table-cell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Maylyer gwag yw.</text:p>
          </table:table-cell>
          <table:table-cell office:value-type="string" calcext:value-type="string">
            <text:p>It’s an empty envelope.</text:p>
          </table:table-cell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Pyth yw an re na?</text:p>
          </table:table-cell>
          <table:table-cell office:value-type="string" calcext:value-type="string">
            <text:p>What are those?</text:p>
          </table:table-cell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Skeusennow koth yns.</text:p>
          </table:table-cell>
          <table:table-cell office:value-type="string" calcext:value-type="string">
            <text:p>They are old photographs.</text:p>
          </table:table-cell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pluvenn.</text:p>
          </table:table-cell>
          <table:table-cell office:value-type="string" calcext:value-type="string">
            <text:p>This is a pen.</text:p>
          </table:table-cell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ma yw pluvennow.</text:p>
          </table:table-cell>
          <table:table-cell office:value-type="string" calcext:value-type="string">
            <text:p>These are pens.</text:p>
          </table:table-cell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nn yw chi.</text:p>
          </table:table-cell>
          <table:table-cell office:value-type="string" calcext:value-type="string">
            <text:p>That is a house.</text:p>
          </table:table-cell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na yw chiow.</text:p>
          </table:table-cell>
          <table:table-cell office:value-type="string" calcext:value-type="string">
            <text:p>Those are houses.</text:p>
          </table:table-cell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rehevyans na yw eglos.</text:p>
          </table:table-cell>
          <table:table-cell office:value-type="string" calcext:value-type="string">
            <text:p>That building is a church.</text:p>
          </table:table-cell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eglos yw an drehevyans na.</text:p>
          </table:table-cell>
          <table:table-cell office:value-type="string" calcext:value-type="string">
            <text:p>The church is that buuilding.</text:p>
          </table:table-cell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re ma yw Logh.</text:p>
          </table:table-cell>
          <table:table-cell office:value-type="string" calcext:value-type="string">
            <text:p>This town is Looe.</text:p>
          </table:table-cell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omm yw Myrna ha honn yw Pat.</text:p>
          </table:table-cell>
          <table:table-cell office:value-type="string" calcext:value-type="string">
            <text:p>This is Myrna and that is Pat.</text:p>
          </table:table-cell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iwes ma yw gwin.</text:p>
          </table:table-cell>
          <table:table-cell office:value-type="string" calcext:value-type="string">
            <text:p>This drink is wine.</text:p>
          </table:table-cell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an dra ma?</text:p>
          </table:table-cell>
          <table:table-cell office:value-type="string" calcext:value-type="string">
            <text:p>What is this object?</text:p>
          </table:table-cell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nn yw kenter.</text:p>
          </table:table-cell>
          <table:table-cell office:value-type="string" calcext:value-type="string">
            <text:p>That is a nail.</text:p>
          </table:table-cell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dra ma prenn.</text:p>
          </table:table-cell>
          <table:table-cell office:value-type="string" calcext:value-type="string">
            <text:p>This object is not wood.</text:p>
          </table:table-cell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drehevyans ma ostel.</text:p>
          </table:table-cell>
          <table:table-cell office:value-type="string" calcext:value-type="string">
            <text:p>This building is not an hotel.</text:p>
          </table:table-cell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an mebyl omma?</text:p>
          </table:table-cell>
          <table:table-cell office:value-type="string" calcext:value-type="string">
            <text:p>What is the furniture here?</text:p>
          </table:table-cell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ma yw an mebyl, an voes ma, an gador-vregh ma ha'n lestrier na.</text:p>
          </table:table-cell>
          <table:table-cell office:value-type="string" calcext:value-type="string">
            <text:p>These (things) are the furniture, this table, this armchair and that dresser.</text:p>
          </table:table-cell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henna brithel? Yw!</text:p>
          </table:table-cell>
          <table:table-cell office:value-type="string" calcext:value-type="string">
            <text:p>Is that a mackerel? It is!</text:p>
          </table:table-cell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re ma losow? Yns!</text:p>
          </table:table-cell>
          <table:table-cell office:value-type="string" calcext:value-type="string">
            <text:p>Are these plants? They are!</text:p>
          </table:table-cell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eglos y'n dre ma?</text:p>
          </table:table-cell>
          <table:table-cell office:value-type="string" calcext:value-type="string">
            <text:p>Is there a church in this town?</text:p>
          </table:table-cell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! Yma an eglos ryb hel an dre</text:p>
          </table:table-cell>
          <table:table-cell office:value-type="string" calcext:value-type="string">
            <text:p>There is! The church is beside the town hall.</text:p>
          </table:table-cell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 an gwin ma bretonek?</text:p>
          </table:table-cell>
          <table:table-cell office:value-type="string" calcext:value-type="string">
            <text:p>Is this wine Breton?</text:p>
          </table:table-cell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emma. Hemm yw bretonek.</text:p>
          </table:table-cell>
          <table:table-cell office:value-type="string" calcext:value-type="string">
            <text:p>This.This is Breton.</text:p>
          </table:table-cell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pluvek war an gador-vregh na?</text:p>
          </table:table-cell>
          <table:table-cell office:value-type="string" calcext:value-type="string">
            <text:p>Is there a cushion on that arm-chair?</text:p>
          </table:table-cell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, dell hevel.</text:p>
          </table:table-cell>
          <table:table-cell office:value-type="string" calcext:value-type="string">
            <text:p>There is, it seems.</text:p>
          </table:table-cell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diwes gesys?</text:p>
          </table:table-cell>
          <table:table-cell office:value-type="string" calcext:value-type="string">
            <text:p>Is there (any) drink left?</text:p>
          </table:table-cell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Nag eus! Nyns eus tra omma.</text:p>
          </table:table-cell>
          <table:table-cell office:value-type="string" calcext:value-type="string">
            <text:p>There isn't. There's nothing here.</text:p>
          </table:table-cell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en na yw feusik, dell hevel.</text:p>
          </table:table-cell>
          <table:table-cell office:value-type="string" calcext:value-type="string">
            <text:p>That man is lucky, it seems.</text:p>
          </table:table-cell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fordh ma yw kul.</text:p>
          </table:table-cell>
          <table:table-cell office:value-type="string" calcext:value-type="string">
            <text:p>This road is narrow.</text:p>
          </table:table-cell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James ha Lowena yw parow.</text:p>
          </table:table-cell>
          <table:table-cell office:value-type="string" calcext:value-type="string">
            <text:p>James and Lowena are equals.</text:p>
          </table:table-cell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mebyl parys? Nag yns.</text:p>
          </table:table-cell>
          <table:table-cell office:value-type="string" calcext:value-type="string">
            <text:p>Is the furniture ready? No.</text:p>
          </table:table-cell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lyver ma yw dhe les, dell dybav.</text:p>
          </table:table-cell>
          <table:table-cell office:value-type="string" calcext:value-type="string">
            <text:p>This book is useful, I think.</text:p>
          </table:table-cell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kenter war an gador ma.</text:p>
          </table:table-cell>
          <table:table-cell office:value-type="string" calcext:value-type="string">
            <text:p>Look, here's a nail on this chair.</text:p>
          </table:table-cell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omm yw fol, sur.</text:p>
          </table:table-cell>
          <table:table-cell office:value-type="string" calcext:value-type="string">
            <text:p>This is silly, surely.</text:p>
          </table:table-cell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l an dre yw nowydh mes an eglos yw koth.</text:p>
          </table:table-cell>
          <table:table-cell office:value-type="string" calcext:value-type="string">
            <text:p>The town hall is new but the church is old.</text:p>
          </table:table-cell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in ma yw hweg. Bryntin!</text:p>
          </table:table-cell>
          <table:table-cell office:value-type="string" calcext:value-type="string">
            <text:p>This wine is sweet. Fine!</text:p>
          </table:table-cell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chi yw gwerthys lemmyn.</text:p>
          </table:table-cell>
          <table:table-cell office:value-type="string" calcext:value-type="string">
            <text:p>The house is sold now.</text:p>
          </table:table-cell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voes ma yw derow.</text:p>
          </table:table-cell>
          <table:table-cell office:value-type="string" calcext:value-type="string">
            <text:p>This table is oak.</text:p>
          </table:table-cell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eder ma yw dhe les.</text:p>
          </table:table-cell>
          <table:table-cell office:value-type="string" calcext:value-type="string">
            <text:p>This mirror is useful.</text:p>
          </table:table-cell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maw salow ena?</text:p>
          </table:table-cell>
          <table:table-cell office:value-type="string" calcext:value-type="string">
            <text:p>Is the boy safe there?</text:p>
          </table:table-cell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brav!</text:p>
          </table:table-cell>
          <table:table-cell office:value-type="string" calcext:value-type="string">
            <text:p>This is grand!</text:p>
          </table:table-cell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losow byw.</text:p>
          </table:table-cell>
          <table:table-cell office:value-type="string" calcext:value-type="string">
            <text:p>The plants are not alive.</text:p>
          </table:table-cell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nyns yw an maw ma skav?</text:p>
          </table:table-cell>
          <table:table-cell office:value-type="string" calcext:value-type="string">
            <text:p>Isn't this boy quick?</text:p>
          </table:table-cell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, sur.</text:p>
          </table:table-cell>
          <table:table-cell office:value-type="string" calcext:value-type="string">
            <text:p>He is, certainly.</text:p>
          </table:table-cell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nyns yw an re ma parow?</text:p>
          </table:table-cell>
          <table:table-cell office:value-type="string" calcext:value-type="string">
            <text:p>Aren't these equal?</text:p>
          </table:table-cell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s, dell hevel.</text:p>
          </table:table-cell>
          <table:table-cell office:value-type="string" calcext:value-type="string">
            <text:p>They are, it seems.</text:p>
          </table:table-cell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ydh da, Maureen. Brav yw lemmyn.</text:p>
          </table:table-cell>
          <table:table-cell office:value-type="string" calcext:value-type="string">
            <text:p>Hello, Maureen. It's grand now.</text:p>
          </table:table-cell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gwin gesys? Eus! Yma gwin y'n gegin.</text:p>
          </table:table-cell>
          <table:table-cell office:value-type="string" calcext:value-type="string">
            <text:p>Is there (any) wine left? There is! There's wine in the kitchen.</text:p>
          </table:table-cell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Fatla genowgh hwi oll?</text:p>
          </table:table-cell>
          <table:table-cell office:value-type="string" calcext:value-type="string">
            <text:p>How are you all?</text:p>
          </table:table-cell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fordh ryb an pras na?</text:p>
          </table:table-cell>
          <table:table-cell office:value-type="string" calcext:value-type="string">
            <text:p>Is there a road beside that field?</text:p>
          </table:table-cell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ttena pluvek war an gador na.</text:p>
          </table:table-cell>
          <table:table-cell office:value-type="string" calcext:value-type="string">
            <text:p>Look there's a cushion on that chair.</text:p>
          </table:table-cell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ma nebonan y'n gegin lemmyn.</text:p>
          </table:table-cell>
          <table:table-cell office:value-type="string" calcext:value-type="string">
            <text:p>There is someone in the kitchen now.</text:p>
          </table:table-cell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ostel na yw bryntin.</text:p>
          </table:table-cell>
          <table:table-cell office:value-type="string" calcext:value-type="string">
            <text:p>That hotel is fine.</text:p>
          </table:table-cell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uw genes, Peder!</text:p>
          </table:table-cell>
          <table:table-cell office:value-type="string" calcext:value-type="string">
            <text:p>Goodbye, Peter!</text:p>
          </table:table-cell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drehevyans a-rag an chi yw karrji.</text:p>
          </table:table-cell>
          <table:table-cell office:value-type="string" calcext:value-type="string">
            <text:p>The building in front of the house is a garage.</text:p>
          </table:table-cell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traow gesys war an lestrier?</text:p>
          </table:table-cell>
          <table:table-cell office:value-type="string" calcext:value-type="string">
            <text:p>Are there things left on the dresser?</text:p>
          </table:table-cell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! Yma traow gesys ena</text:p>
          </table:table-cell>
          <table:table-cell office:value-type="string" calcext:value-type="string">
            <text:p>There are. There are things left there.</text:p>
          </table:table-cell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leow gesys y'n sinema lemmyn?</text:p>
          </table:table-cell>
          <table:table-cell office:value-type="string" calcext:value-type="string">
            <text:p>Are there places left in the cinema now?</text:p>
          </table:table-cell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re ma yw nowydh, dell dybav.</text:p>
          </table:table-cell>
          <table:table-cell office:value-type="string" calcext:value-type="string">
            <text:p>These are new, I think.</text:p>
          </table:table-cell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hemma?</text:p>
          </table:table-cell>
          <table:table-cell office:value-type="string" calcext:value-type="string">
            <text:p>What's this?</text:p>
          </table:table-cell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dra na yw pluvenn.</text:p>
          </table:table-cell>
          <table:table-cell office:value-type="string" calcext:value-type="string">
            <text:p>That object is a pen.</text:p>
          </table:table-cell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hweg?</text:p>
          </table:table-cell>
          <table:table-cell office:value-type="string" calcext:value-type="string">
            <text:p>What is sweet?</text:p>
          </table:table-cell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aval ma yw hweg, sur.</text:p>
          </table:table-cell>
          <table:table-cell office:value-type="string" calcext:value-type="string">
            <text:p>This apple is sweet, for sure.</text:p>
          </table:table-cell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nyns eus davas y'n pras na?</text:p>
          </table:table-cell>
          <table:table-cell office:value-type="string" calcext:value-type="string">
            <text:p>Isn't there a sheep in that field?</text:p>
          </table:table-cell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 tus yw kernewek omma?</text:p>
          </table:table-cell>
          <table:table-cell office:value-type="string" calcext:value-type="string">
            <text:p>Which people are Cornish here?</text:p>
          </table:table-cell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ll an re na, dell dybav.</text:p>
          </table:table-cell>
          <table:table-cell office:value-type="string" calcext:value-type="string">
            <text:p>All of those, I think.</text:p>
          </table:table-cell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hemma, Pol?</text:p>
          </table:table-cell>
          <table:table-cell office:value-type="string" calcext:value-type="string">
            <text:p>What’s this, Paul?</text:p>
          </table:table-cell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rta, mar pleg.</text:p>
          </table:table-cell>
          <table:table-cell office:value-type="string" calcext:value-type="string">
            <text:p>Again, please</text:p>
          </table:table-cell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in ma yw Almaynek.</text:p>
          </table:table-cell>
          <table:table-cell office:value-type="string" calcext:value-type="string">
            <text:p>This wine is German.</text:p>
          </table:table-cell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wodhesta konvedhes Kernewek.</text:p>
          </table:table-cell>
          <table:table-cell office:value-type="string" calcext:value-type="string">
            <text:p>Do you understand Cornish?</text:p>
          </table:table-cell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nn, dell dybav.</text:p>
          </table:table-cell>
          <table:table-cell office:value-type="string" calcext:value-type="string">
            <text:p>I do, I think.</text:p>
          </table:table-cell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 lyver yw Kembrek?</text:p>
          </table:table-cell>
          <table:table-cell office:value-type="string" calcext:value-type="string">
            <text:p>Which book is Welsh?</text:p>
          </table:table-cell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kembrek.</text:p>
          </table:table-cell>
          <table:table-cell office:value-type="string" calcext:value-type="string">
            <text:p>This is Welsh.</text:p>
          </table:table-cell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 lyver yw dhe les?</text:p>
          </table:table-cell>
          <table:table-cell office:value-type="string" calcext:value-type="string">
            <text:p>Which book is useful?</text:p>
          </table:table-cell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dhe les, sur.</text:p>
          </table:table-cell>
          <table:table-cell office:value-type="string" calcext:value-type="string">
            <text:p>This one is useful, certainly.</text:p>
          </table:table-cell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pow na yw Pow Sows.</text:p>
          </table:table-cell>
          <table:table-cell office:value-type="string" calcext:value-type="string">
            <text:p>That country is England.</text:p>
          </table:table-cell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stamp ma yw Iwedhonek.</text:p>
          </table:table-cell>
          <table:table-cell office:value-type="string" calcext:value-type="string">
            <text:p>This stamp is Irish</text:p>
          </table:table-cell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atell yw an gewer lemmyn?</text:p>
          </table:table-cell>
          <table:table-cell office:value-type="string" calcext:value-type="string">
            <text:p>What is the weather like now?</text:p>
          </table:table-cell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wel.</text:p>
          </table:table-cell>
          <table:table-cell office:value-type="string" calcext:value-type="string">
            <text:p>There’s a wind.</text:p>
          </table:table-cell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oeth yw an gewer lemmyn.</text:p>
          </table:table-cell>
          <table:table-cell office:value-type="string" calcext:value-type="string">
            <text:p>The weather is now very hot.</text:p>
          </table:table-cell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ewer yw splann ha kosel, dell hevel.</text:p>
          </table:table-cell>
          <table:table-cell office:value-type="string" calcext:value-type="string">
            <text:p>The weather is fine and calm, it seems.</text:p>
          </table:table-cell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Brav! Hi yw teg.</text:p>
          </table:table-cell>
          <table:table-cell office:value-type="string" calcext:value-type="string">
            <text:p>Splendid! It’s fine.</text:p>
          </table:table-cell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rgh a wra hi yn Alban lemmyn.</text:p>
          </table:table-cell>
          <table:table-cell office:value-type="string" calcext:value-type="string">
            <text:p>It’s snowing in Scotland now.</text:p>
          </table:table-cell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! An pras yw niwlek.</text:p>
          </table:table-cell>
          <table:table-cell office:value-type="string" calcext:value-type="string">
            <text:p>Look! The field is misty.</text:p>
          </table:table-cell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Fatal genes, Mighal?</text:p>
          </table:table-cell>
          <table:table-cell office:value-type="string" calcext:value-type="string">
            <text:p>How are you, Michael?</text:p>
          </table:table-cell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n poynt da, Les, meur ras. Ha ty?</text:p>
          </table:table-cell>
          <table:table-cell office:value-type="string" calcext:value-type="string">
            <text:p>Well, Les, thanks. And you?</text:p>
          </table:table-cell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gh! Da lowr. Mes yma anwoes warnav.</text:p>
          </table:table-cell>
          <table:table-cell office:value-type="string" calcext:value-type="string">
            <text:p>Oh! Well enough. But I have a cold.</text:p>
          </table:table-cell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Gwynsek yw hi an dohajydh ma.</text:p>
          </table:table-cell>
          <table:table-cell office:value-type="string" calcext:value-type="string">
            <text:p>It’s windy this afternoon.</text:p>
          </table:table-cell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, sur.</text:p>
          </table:table-cell>
          <table:table-cell office:value-type="string" calcext:value-type="string">
            <text:p>It is, certainly.</text:p>
          </table:table-cell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glaw?</text:p>
          </table:table-cell>
          <table:table-cell office:value-type="string" calcext:value-type="string">
            <text:p>Is there rain?</text:p>
          </table:table-cell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. Hi a wra glaw lemmyn.</text:p>
          </table:table-cell>
          <table:table-cell office:value-type="string" calcext:value-type="string">
            <text:p>There is. It’s raining now.</text:p>
          </table:table-cell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karr ma yw gwerthys.</text:p>
          </table:table-cell>
          <table:table-cell office:value-type="string" calcext:value-type="string">
            <text:p>This car is sold.</text:p>
          </table:table-cell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voes ma yw nowydh.</text:p>
          </table:table-cell>
          <table:table-cell office:value-type="string" calcext:value-type="string">
            <text:p>This table is new.</text:p>
          </table:table-cell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nyns yw an maw ma lowen?</text:p>
          </table:table-cell>
          <table:table-cell office:value-type="string" calcext:value-type="string">
            <text:p>Isn’t this boy happy?</text:p>
          </table:table-cell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, dell dybav.</text:p>
          </table:table-cell>
          <table:table-cell office:value-type="string" calcext:value-type="string">
            <text:p>He is, I think.</text:p>
          </table:table-cell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omm yw feusik. Yma aval gesys.</text:p>
          </table:table-cell>
          <table:table-cell office:value-type="string" calcext:value-type="string">
            <text:p>This is lucky. There’s an apple left.</text:p>
          </table:table-cell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ma ostel yn unn dre yn Breten Vyghan. Ostel dha yw.</text:p>
          </table:table-cell>
          <table:table-cell office:value-type="string" calcext:value-type="string">
            <text:p>There’s an hotel in a certain town in Brittany. It’s a good hotel.</text:p>
          </table:table-cell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an drehevyans ma?</text:p>
          </table:table-cell>
          <table:table-cell office:value-type="string" calcext:value-type="string">
            <text:p>What is this building?</text:p>
          </table:table-cell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enn yw hel an dre.</text:p>
          </table:table-cell>
          <table:table-cell office:value-type="string" calcext:value-type="string">
            <text:p>That’s the town hall.</text:p>
          </table:table-cell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brithek ma yw brav!</text:p>
          </table:table-cell>
          <table:table-cell office:value-type="string" calcext:value-type="string">
            <text:p>This mackerel is fine!</text:p>
          </table:table-cell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uw genes lemmyn – ha meur ras!</text:p>
          </table:table-cell>
          <table:table-cell office:value-type="string" calcext:value-type="string">
            <text:p>Goodbye now – and thank you.</text:p>
          </table:table-cell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 re yw parys lemmyn?</text:p>
          </table:table-cell>
          <table:table-cell office:value-type="string" calcext:value-type="string">
            <text:p>Which ones are ready now?</text:p>
          </table:table-cell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onn yw Kernewes.</text:p>
          </table:table-cell>
          <table:table-cell office:value-type="string" calcext:value-type="string">
            <text:p>That is a Cornish woman.</text:p>
          </table:table-cell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ttomma Karl! Almaynek yw.</text:p>
          </table:table-cell>
          <table:table-cell office:value-type="string" calcext:value-type="string">
            <text:p>This is Karl. He is German.</text:p>
          </table:table-cell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Kernow ha Breten Vyghan yw parow. Sur, parow yns.</text:p>
          </table:table-cell>
          <table:table-cell office:value-type="string" calcext:value-type="string">
            <text:p>Cornwall and Brittany are equals. Certainly, equals they are.</text:p>
          </table:table-cell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gwyns yw skav lemmyn, dell hevel.</text:p>
          </table:table-cell>
          <table:table-cell office:value-type="string" calcext:value-type="string">
            <text:p>The wind is light now, it seems.</text:p>
          </table:table-cell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gador ma yw kembrek, dell dybav.</text:p>
          </table:table-cell>
          <table:table-cell office:value-type="string" calcext:value-type="string">
            <text:p>This chair is Welsh, I think.</text:p>
          </table:table-cell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wodhowgh hwi oll konvedhes Kernewek?</text:p>
          </table:table-cell>
          <table:table-cell office:value-type="string" calcext:value-type="string">
            <text:p>Do you all understand Cornish?</text:p>
          </table:table-cell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Gonn! Gonn!</text:p>
          </table:table-cell>
          <table:table-cell office:value-type="string" calcext:value-type="string">
            <text:p>I do! I do!</text:p>
          </table:table-cell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Sur, an eglos ma yw oer.</text:p>
          </table:table-cell>
          <table:table-cell office:value-type="string" calcext:value-type="string">
            <text:p>Certainly this church is very cold.</text:p>
          </table:table-cell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roder ha'n hwoer yw parow.</text:p>
          </table:table-cell>
          <table:table-cell table:style-name="ce4" office:value-type="string" calcext:value-type="string">
            <text:p>The brother and sister are equals.</text:p>
          </table:table-cell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vamm ha'n vyrgh parow.</text:p>
          </table:table-cell>
          <table:table-cell table:style-name="ce4" office:value-type="string" calcext:value-type="string">
            <text:p>The mother and daughter are not equals.</text:p>
          </table:table-cell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drep yw koth.</text:p>
          </table:table-cell>
          <table:table-cell table:style-name="ce4" office:value-type="string" calcext:value-type="string">
            <text:p>The aunt is old.</text:p>
          </table:table-cell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woes war an vamm-wynn.</text:p>
          </table:table-cell>
          <table:table-cell table:style-name="ce4" office:value-type="string" calcext:value-type="string">
            <text:p>The grandmother has a cold.</text:p>
          </table:table-cell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as, an ewnter ha'n mab oll yw gorow.</text:p>
          </table:table-cell>
          <table:table-cell table:style-name="ce4" office:value-type="string" calcext:value-type="string">
            <text:p>Father, uncle and son are all male.</text:p>
          </table:table-cell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amm, an vyrgh ha'n vodrep oll yw benow.</text:p>
          </table:table-cell>
          <table:table-cell table:style-name="ce4" office:value-type="string" calcext:value-type="string">
            <text:p>Mother, daughter and aunt are all female.</text:p>
          </table:table-cell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hweger lowen namoy?</text:p>
          </table:table-cell>
          <table:table-cell table:style-name="ce4" office:value-type="string" calcext:value-type="string">
            <text:p>Isn't mother-in-law happy any more?</text:p>
          </table:table-cell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wes yw yowynk.</text:p>
          </table:table-cell>
          <table:table-cell table:style-name="ce4" office:value-type="string" calcext:value-type="string">
            <text:p>The girl is young.</text:p>
          </table:table-cell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yskadoryon yw parys lemmyn.</text:p>
          </table:table-cell>
          <table:table-cell table:style-name="ce4" office:value-type="string" calcext:value-type="string">
            <text:p>The fishermen are ready now.</text:p>
          </table:table-cell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iogyon na yw feusik, dell dybav.</text:p>
          </table:table-cell>
          <table:table-cell table:style-name="ce4" office:value-type="string" calcext:value-type="string">
            <text:p>Those farmers are lucky, I think.</text:p>
          </table:table-cell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dioges yn le'ti lemmyn.</text:p>
          </table:table-cell>
          <table:table-cell table:style-name="ce4" office:value-type="string" calcext:value-type="string">
            <text:p>The farmwife is in the dairy now.</text:p>
          </table:table-cell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ke ryb an koes? Nag eus!</text:p>
          </table:table-cell>
          <table:table-cell table:style-name="ce4" office:value-type="string" calcext:value-type="string">
            <text:p>Isn't there a hedge by the wood? No!</text:p>
          </table:table-cell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jynn-skrifa na yw koth mes da.</text:p>
          </table:table-cell>
          <table:table-cell table:style-name="ce4" office:value-type="string" calcext:value-type="string">
            <text:p>That typewriter is old but good.</text:p>
          </table:table-cell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eppyth nowydh y'n dre lemmyn. Henn yw bryntin!</text:p>
          </table:table-cell>
          <table:table-cell table:style-name="ce4" office:value-type="string" calcext:value-type="string">
            <text:p>There's something new in the town now. That's splendid!</text:p>
          </table:table-cell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luvennow gesys namoy.</text:p>
          </table:table-cell>
          <table:table-cell table:style-name="ce4" office:value-type="string" calcext:value-type="string">
            <text:p>There are no pens left any more.</text:p>
          </table:table-cell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hemma?</text:p>
          </table:table-cell>
          <table:table-cell table:style-name="ce4" office:value-type="string" calcext:value-type="string">
            <text:p>Do you understand this?</text:p>
          </table:table-cell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.</text:p>
          </table:table-cell>
          <table:table-cell table:style-name="ce4" office:value-type="string" calcext:value-type="string">
            <text:p>I do not understand.</text:p>
          </table:table-cell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lemmyn?</text:p>
          </table:table-cell>
          <table:table-cell table:style-name="ce4" office:value-type="string" calcext:value-type="string">
            <text:p>What's the weather like now?</text:p>
          </table:table-cell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yb ha kommolek, dell hevel.</text:p>
          </table:table-cell>
          <table:table-cell table:style-name="ce4" office:value-type="string" calcext:value-type="string">
            <text:p>Wet and cloudy, it seems.</text:p>
          </table:table-cell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mowes yw Karol?</text:p>
          </table:table-cell>
          <table:table-cell table:style-name="ce4" office:value-type="string" calcext:value-type="string">
            <text:p>Which girl is Carol?</text:p>
          </table:table-cell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onna y'n gador-vregh.</text:p>
          </table:table-cell>
          <table:table-cell table:style-name="ce4" office:value-type="string" calcext:value-type="string">
            <text:p>That (one) in the armchair.</text:p>
          </table:table-cell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yver yw gesys?</text:p>
          </table:table-cell>
          <table:table-cell table:style-name="ce4" office:value-type="string" calcext:value-type="string">
            <text:p>What book is left?</text:p>
          </table:table-cell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, an dra ma, yn Kernewek?</text:p>
          </table:table-cell>
          <table:table-cell table:style-name="ce4" office:value-type="string" calcext:value-type="string">
            <text:p>What is this, this object, in Cornish?</text:p>
          </table:table-cell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Gweder' yw. A wodhesta konvedhes?</text:p>
          </table:table-cell>
          <table:table-cell table:style-name="ce4" office:value-type="string" calcext:value-type="string">
            <text:p>It's 'gweder'. Do you understand?</text:p>
          </table:table-cell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nn, meur ras.</text:p>
          </table:table-cell>
          <table:table-cell table:style-name="ce4" office:value-type="string" calcext:value-type="string">
            <text:p>Yes, thank you.</text:p>
          </table:table-cell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diwes. Gwin yw, dell dybav, ha yeyn. Bryntin!</text:p>
          </table:table-cell>
          <table:table-cell table:style-name="ce4" office:value-type="string" calcext:value-type="string">
            <text:p>Here's (some) drink. It's wine I think, and cold. Splendid!</text:p>
          </table:table-cell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pluvenn genes, mar pleg? Eus!</text:p>
          </table:table-cell>
          <table:table-cell table:style-name="ce4" office:value-type="string" calcext:value-type="string">
            <text:p>Have you a pen, please? Yes!</text:p>
          </table:table-cell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gin yw kul.</text:p>
          </table:table-cell>
          <table:table-cell table:style-name="ce4" office:value-type="string" calcext:value-type="string">
            <text:p>The kitchen is narrow.</text:p>
          </table:table-cell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v dhymm mes piw yw henna, mar pleg? Mr Grace yw henna</text:p>
          </table:table-cell>
          <table:table-cell table:style-name="ce4" office:value-type="string" calcext:value-type="string">
            <text:p>Excuse me but who is that, please? That's Mr Grace.</text:p>
          </table:table-cell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yw Mr Lock ytho? Ottena! An gour ena yw Mr Lock, an gour hir na.</text:p>
          </table:table-cell>
          <table:table-cell table:style-name="ce4" office:value-type="string" calcext:value-type="string">
            <text:p>Who is Mr Lock then? Look! that man there is Mr. Lock, that tall man.</text:p>
          </table:table-cell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aval hweg.</text:p>
          </table:table-cell>
          <table:table-cell table:style-name="ce4" office:value-type="string" calcext:value-type="string">
            <text:p>This is a sweet apple.</text:p>
          </table:table-cell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avon Tamer yw avon vras, down.</text:p>
          </table:table-cell>
          <table:table-cell table:style-name="ce4" office:value-type="string" calcext:value-type="string">
            <text:p>The River Tamar is a large, deep river</text:p>
          </table:table-cell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koes bras.</text:p>
          </table:table-cell>
          <table:table-cell table:style-name="ce4" office:value-type="string" calcext:value-type="string">
            <text:p>This is a big wood.</text:p>
          </table:table-cell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w teg yw Breten Vyghan.</text:p>
          </table:table-cell>
          <table:table-cell table:style-name="ce4" office:value-type="string" calcext:value-type="string">
            <text:p>A beautiful country is Brittany.</text:p>
          </table:table-cell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omma kador-vregh vyghan.</text:p>
          </table:table-cell>
          <table:table-cell table:style-name="ce4" office:value-type="string" calcext:value-type="string">
            <text:p>Here's a small armchair.</text:p>
          </table:table-cell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le gesys omma.</text:p>
          </table:table-cell>
          <table:table-cell table:style-name="ce4" office:value-type="string" calcext:value-type="string">
            <text:p>There's a place left here.</text:p>
          </table:table-cell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ador gesys ryb an voes vras.</text:p>
          </table:table-cell>
          <table:table-cell table:style-name="ce4" office:value-type="string" calcext:value-type="string">
            <text:p>There's a chair left beside the big table</text:p>
          </table:table-cell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l an Dre yw drehevyans teg.</text:p>
          </table:table-cell>
          <table:table-cell table:style-name="ce4" office:value-type="string" calcext:value-type="string">
            <text:p>The town hall is a fine building.</text:p>
          </table:table-cell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gour yw den da, dell dybav.</text:p>
          </table:table-cell>
          <table:table-cell table:style-name="ce4" office:value-type="string" calcext:value-type="string">
            <text:p>The husband is a good person, I think.</text:p>
          </table:table-cell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hemma gwin almaynek? Ny wonn!</text:p>
          </table:table-cell>
          <table:table-cell table:style-name="ce4" office:value-type="string" calcext:value-type="string">
            <text:p>Isn't this a German wine? I don't know!</text:p>
          </table:table-cell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eth dha yw Kernewek.</text:p>
          </table:table-cell>
          <table:table-cell table:style-name="ce4" office:value-type="string" calcext:value-type="string">
            <text:p>A good language is Cornish.</text:p>
          </table:table-cell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dha yns, sur.</text:p>
          </table:table-cell>
          <table:table-cell table:style-name="ce4" office:value-type="string" calcext:value-type="string">
            <text:p>Good people they are, certainly.</text:p>
          </table:table-cell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wer deg yw brav mes nyns yw an gewer teg lemmyn.</text:p>
          </table:table-cell>
          <table:table-cell table:style-name="ce4" office:value-type="string" calcext:value-type="string">
            <text:p>Fine weather is great but the weather isn't fine now.</text:p>
          </table:table-cell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ydhelek yw yeth keltek</text:p>
          </table:table-cell>
          <table:table-cell table:style-name="ce4" office:value-type="string" calcext:value-type="string">
            <text:p>Irish is a Celtic language.</text:p>
          </table:table-cell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es ma ha'n lestrier na yw mebyl koth, dell hevel.</text:p>
          </table:table-cell>
          <table:table-cell table:style-name="ce4" office:value-type="string" calcext:value-type="string">
            <text:p>This table and that dresser are old furniture, it seems.</text:p>
          </table:table-cell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yver berr yw lyver da, dell dybav.</text:p>
          </table:table-cell>
          <table:table-cell table:style-name="ce4" office:value-type="string" calcext:value-type="string">
            <text:p>A short book is a good book, I think.</text:p>
          </table:table-cell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enter vyghan berr ena genes, mar pleg?</text:p>
          </table:table-cell>
          <table:table-cell table:style-name="ce4" office:value-type="string" calcext:value-type="string">
            <text:p>Is there a small, short nail there with you, please?</text:p>
          </table:table-cell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keltek yns.</text:p>
          </table:table-cell>
          <table:table-cell table:style-name="ce4" office:value-type="string" calcext:value-type="string">
            <text:p>They are Celtic people.</text:p>
          </table:table-cell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 yw flogh da.</text:p>
          </table:table-cell>
          <table:table-cell table:style-name="ce4" office:value-type="string" calcext:value-type="string">
            <text:p>That's a good child.</text:p>
          </table:table-cell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na yw fleghes dha.</text:p>
          </table:table-cell>
          <table:table-cell table:style-name="ce4" office:value-type="string" calcext:value-type="string">
            <text:p>Those are good children.</text:p>
          </table:table-cell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atell yw an karrji ytho? Splann yw!</text:p>
          </table:table-cell>
          <table:table-cell table:style-name="ce4" office:value-type="string" calcext:value-type="string">
            <text:p>What's the garage like then? It's fine.</text:p>
          </table:table-cell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pluvenn yw honna?</text:p>
          </table:table-cell>
          <table:table-cell table:style-name="ce4" office:value-type="string" calcext:value-type="string">
            <text:p>What kind of pen is that?</text:p>
          </table:table-cell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uvenn-fenten yw.</text:p>
          </table:table-cell>
          <table:table-cell table:style-name="ce4" office:value-type="string" calcext:value-type="string">
            <text:p>It's a fountain pen.</text:p>
          </table:table-cell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honna? Honn yw Loveday.</text:p>
          </table:table-cell>
          <table:table-cell table:style-name="ce4" office:value-type="string" calcext:value-type="string">
            <text:p>Who is that? That's Loveday.</text:p>
          </table:table-cell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re na ena?</text:p>
          </table:table-cell>
          <table:table-cell table:style-name="ce4" office:value-type="string" calcext:value-type="string">
            <text:p>Who are those (people) there?</text:p>
          </table:table-cell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r ha Mrs Harrison yns.</text:p>
          </table:table-cell>
          <table:table-cell table:style-name="ce4" office:value-type="string" calcext:value-type="string">
            <text:p>Mr and Mrs Harrison they are.</text:p>
          </table:table-cell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venyn voen ena?</text:p>
          </table:table-cell>
          <table:table-cell table:style-name="ce4" office:value-type="string" calcext:value-type="string">
            <text:p>Who is that slim woman there?</text:p>
          </table:table-cell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iona yw. Tioges yw Fiona.</text:p>
          </table:table-cell>
          <table:table-cell table:style-name="ce4" office:value-type="string" calcext:value-type="string">
            <text:p>Fiona it is. A farmwife is Fiona.</text:p>
          </table:table-cell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benynes koth na? Ny wonn!</text:p>
          </table:table-cell>
          <table:table-cell table:style-name="ce4" office:value-type="string" calcext:value-type="string">
            <text:p>Who are those old women there? I don't know!</text:p>
          </table:table-cell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woes war an flogh na, sur.</text:p>
          </table:table-cell>
          <table:table-cell table:style-name="ce4" office:value-type="string" calcext:value-type="string">
            <text:p>That child certainly has a cold.</text:p>
          </table:table-cell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nebonan y'n le'ti ena?</text:p>
          </table:table-cell>
          <table:table-cell table:style-name="ce4" office:value-type="string" calcext:value-type="string">
            <text:p>Is there anyone in the dairy there?</text:p>
          </table:table-cell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an gorthugher ma?</text:p>
          </table:table-cell>
          <table:table-cell table:style-name="ce4" office:value-type="string" calcext:value-type="string">
            <text:p>How is the weather this evening?</text:p>
          </table:table-cell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plann ha sygh yw hi.</text:p>
          </table:table-cell>
          <table:table-cell table:style-name="ce4" office:value-type="string" calcext:value-type="string">
            <text:p>Fine and dry.</text:p>
          </table:table-cell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yeth keltek yn Kembra?</text:p>
          </table:table-cell>
          <table:table-cell table:style-name="ce4" office:value-type="string" calcext:value-type="string">
            <text:p>Isn't there a Celtic language in Wales?</text:p>
          </table:table-cell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von vras ha hir yn Almayn.</text:p>
          </table:table-cell>
          <table:table-cell table:style-name="ce4" office:value-type="string" calcext:value-type="string">
            <text:p>There is a large, long river in Germany.</text:p>
          </table:table-cell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von na yw an Rayn</text:p>
          </table:table-cell>
          <table:table-cell table:style-name="ce4" office:value-type="string" calcext:value-type="string">
            <text:p>That river is the Rhine.</text:p>
          </table:table-cell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ostel ma da, dell hevel.</text:p>
          </table:table-cell>
          <table:table-cell table:style-name="ce4" office:value-type="string" calcext:value-type="string">
            <text:p>This hotel is not good, it seems.</text:p>
          </table:table-cell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maw parys lemmyn?</text:p>
          </table:table-cell>
          <table:table-cell table:style-name="ce4" office:value-type="string" calcext:value-type="string">
            <text:p>Is the boy ready now?</text:p>
          </table:table-cell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bleujyow byw gesys war an fordh omma.</text:p>
          </table:table-cell>
          <table:table-cell table:style-name="ce4" office:value-type="string" calcext:value-type="string">
            <text:p>There are live flowers left on the road here.</text:p>
          </table:table-cell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chi a-ji dhe'n koes yw chi nowydh.</text:p>
          </table:table-cell>
          <table:table-cell table:style-name="ce4" office:value-type="string" calcext:value-type="string">
            <text:p>The house in the wood is a new house.</text:p>
          </table:table-cell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notenn verr gesys y'n gegin?</text:p>
          </table:table-cell>
          <table:table-cell table:style-name="ce4" office:value-type="string" calcext:value-type="string">
            <text:p>Isn't there a short note left in the kitchen?</text:p>
          </table:table-cell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weder byghan genes, mar pleg?</text:p>
          </table:table-cell>
          <table:table-cell table:style-name="ce4" office:value-type="string" calcext:value-type="string">
            <text:p>Have you got a small mirror with you, please?</text:p>
          </table:table-cell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avon yw homma?</text:p>
          </table:table-cell>
          <table:table-cell table:style-name="ce4" office:value-type="string" calcext:value-type="string">
            <text:p>What river is this?</text:p>
          </table:table-cell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von Tavi yw hi.</text:p>
          </table:table-cell>
          <table:table-cell table:style-name="ce4" office:value-type="string" calcext:value-type="string">
            <text:p>The river Tavy it is.</text:p>
          </table:table-cell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wra glaw lemmyn mes toemm yw hi.</text:p>
          </table:table-cell>
          <table:table-cell table:style-name="ce4" office:value-type="string" calcext:value-type="string">
            <text:p>It's raining now but it's warm.</text:p>
          </table:table-cell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ydh da, Charles. Fatla genes?</text:p>
          </table:table-cell>
          <table:table-cell table:style-name="ce4" office:value-type="string" calcext:value-type="string">
            <text:p>Hullo, Charles. How are you?</text:p>
          </table:table-cell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 poynt da, dell hevel.</text:p>
          </table:table-cell>
          <table:table-cell table:style-name="ce4" office:value-type="string" calcext:value-type="string">
            <text:p>Well, it seems.</text:p>
          </table:table-cell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ur, nyns yw an vyrgh feusik.</text:p>
          </table:table-cell>
          <table:table-cell table:style-name="ce4" office:value-type="string" calcext:value-type="string">
            <text:p>Certainly the daughter isn't lucky.</text:p>
          </table:table-cell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dra ma 'kador' yn kernewek?</text:p>
          </table:table-cell>
          <table:table-cell table:style-name="ce4" office:value-type="string" calcext:value-type="string">
            <text:p>Is this object 'kador' in Cornish?</text:p>
          </table:table-cell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, sur. Hemm yw 'kador' ha henn yw 'kador-vregh' yn kernewek.</text:p>
          </table:table-cell>
          <table:table-cell table:style-name="ce4" office:value-type="string" calcext:value-type="string">
            <text:p>Certainly. This is 'kador' and that is 'kador-vregh' in Cornish.</text:p>
          </table:table-cell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us fol yns.</text:p>
          </table:table-cell>
          <table:table-cell table:style-name="ce4" office:value-type="string" calcext:value-type="string">
            <text:p>They are foolish people.</text:p>
          </table:table-cell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yeth yw kewsys yn Kembra?</text:p>
          </table:table-cell>
          <table:table-cell table:style-name="ce4" office:value-type="string" calcext:value-type="string">
            <text:p>What language is spoken in Wales?</text:p>
          </table:table-cell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brek yw kewsys ena ryb Sowsnek.</text:p>
          </table:table-cell>
          <table:table-cell table:style-name="ce4" office:value-type="string" calcext:value-type="string">
            <text:p>Welsh is spoken there beside English.</text:p>
          </table:table-cell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ena tour an eglos.</text:p>
          </table:table-cell>
          <table:table-cell table:style-name="ce4" office:value-type="string" calcext:value-type="string">
            <text:p>See there the church tower.</text:p>
          </table:table-cell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mmer kres an lovan ma, mar pleg.</text:p>
          </table:table-cell>
          <table:table-cell table:style-name="ce4" office:value-type="string" calcext:value-type="string">
            <text:p>Take the middle of this rope, please.</text:p>
          </table:table-cell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oll alhwedh daras hel an dre.</text:p>
          </table:table-cell>
          <table:table-cell table:style-name="ce4" office:value-type="string" calcext:value-type="string">
            <text:p>The keyhole of the town hall door.</text:p>
          </table:table-cell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der tas Kevyn.</text:p>
          </table:table-cell>
          <table:table-cell table:style-name="ce4" office:value-type="string" calcext:value-type="string">
            <text:p>Kevin's father's brother.</text:p>
          </table:table-cell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orn shyndys an flogh.</text:p>
          </table:table-cell>
          <table:table-cell table:style-name="ce4" office:value-type="string" calcext:value-type="string">
            <text:p>The child's injured hand.</text:p>
          </table:table-cell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b Pol yw broder Simon</text:p>
          </table:table-cell>
          <table:table-cell table:style-name="ce4" office:value-type="string" calcext:value-type="string">
            <text:p>Paul's son is Simon's brother.</text:p>
          </table:table-cell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our an eglos ma yw gwann.</text:p>
          </table:table-cell>
          <table:table-cell table:style-name="ce4" office:value-type="string" calcext:value-type="string">
            <text:p>The tower of this church is weak.</text:p>
          </table:table-cell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oll an daras yw hir mes kul.</text:p>
          </table:table-cell>
          <table:table-cell table:style-name="ce4" office:value-type="string" calcext:value-type="string">
            <text:p>The door opening is high but narrow.</text:p>
          </table:table-cell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eg an gour ma yw Kernewes dha.</text:p>
          </table:table-cell>
          <table:table-cell table:style-name="ce4" office:value-type="string" calcext:value-type="string">
            <text:p>This man's wife is a good Cornishwoman.</text:p>
          </table:table-cell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 - daras an karr yw shyndys.</text:p>
          </table:table-cell>
          <table:table-cell table:style-name="ce4" office:value-type="string" calcext:value-type="string">
            <text:p>Look there! The door of the car is damaged.</text:p>
          </table:table-cell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 yw karr hwegron Jori.</text:p>
          </table:table-cell>
          <table:table-cell table:style-name="ce4" office:value-type="string" calcext:value-type="string">
            <text:p>That's George's father-in-law's car.</text:p>
          </table:table-cell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onn yw kares hweger Myrna.</text:p>
          </table:table-cell>
          <table:table-cell table:style-name="ce4" office:value-type="string" calcext:value-type="string">
            <text:p>That's a relation of Myrna's mother-in-law.</text:p>
          </table:table-cell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adell blos war voes an gegin.</text:p>
          </table:table-cell>
          <table:table-cell table:style-name="ce4" office:value-type="string" calcext:value-type="string">
            <text:p>There's a dirty pan on the kitchen table.</text:p>
          </table:table-cell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l an Dre yw bras.</text:p>
          </table:table-cell>
          <table:table-cell table:style-name="ce4" office:value-type="string" calcext:value-type="string">
            <text:p>The town hall is large.</text:p>
          </table:table-cell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dorn an maw, mar pleg.</text:p>
          </table:table-cell>
          <table:table-cell table:style-name="ce4" office:value-type="string" calcext:value-type="string">
            <text:p>Take the child's hand, please.</text:p>
          </table:table-cell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bras an avon ha down?</text:p>
          </table:table-cell>
          <table:table-cell table:style-name="ce4" office:value-type="string" calcext:value-type="string">
            <text:p>Isn't the river large and deep?</text:p>
          </table:table-cell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res an koes yw le kosel.</text:p>
          </table:table-cell>
          <table:table-cell table:style-name="ce4" office:value-type="string" calcext:value-type="string">
            <text:p>The middle of the wood is a quiet place.</text:p>
          </table:table-cell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penn lovan omma?</text:p>
          </table:table-cell>
          <table:table-cell table:style-name="ce4" office:value-type="string" calcext:value-type="string">
            <text:p>Isn't there a rope end here?</text:p>
          </table:table-cell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penn ma ytho!</text:p>
          </table:table-cell>
          <table:table-cell table:style-name="ce4" office:value-type="string" calcext:value-type="string">
            <text:p>Take this end then!</text:p>
          </table:table-cell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uvek an gador-vregh yw plos, dell hevel.</text:p>
          </table:table-cell>
          <table:table-cell table:style-name="ce4" office:value-type="string" calcext:value-type="string">
            <text:p>The armchair cushion is dirty, it seems.</text:p>
          </table:table-cell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st an ki ma yw berr, sur.</text:p>
          </table:table-cell>
          <table:table-cell table:style-name="ce4" office:value-type="string" calcext:value-type="string">
            <text:p>This dog's tail is short, certainly.</text:p>
          </table:table-cell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moes dherow yn kres an hel?</text:p>
          </table:table-cell>
          <table:table-cell table:style-name="ce4" office:value-type="string" calcext:value-type="string">
            <text:p>Is there an oak table in the centre of the hall?</text:p>
          </table:table-cell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thugher da, Jenefer. Kemmer an lyver ma, mar pleg!</text:p>
          </table:table-cell>
          <table:table-cell table:style-name="ce4" office:value-type="string" calcext:value-type="string">
            <text:p>Good evening, Jenefer. Take this book, please!</text:p>
          </table:table-cell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nwoes war Jori? Eus!</text:p>
          </table:table-cell>
          <table:table-cell table:style-name="ce4" office:value-type="string" calcext:value-type="string">
            <text:p>Has George got a cold. Yes!</text:p>
          </table:table-cell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Toms ha mab Mr. Rickard yw parow, dell hevel.</text:p>
          </table:table-cell>
          <table:table-cell table:style-name="ce4" office:value-type="string" calcext:value-type="string">
            <text:p>Mr Tom's nephew and Mr. Rickard's son are equals, it seems.</text:p>
          </table:table-cell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hwedhel yw gwir?</text:p>
          </table:table-cell>
          <table:table-cell table:style-name="ce4" office:value-type="string" calcext:value-type="string">
            <text:p>Which story is true?</text:p>
          </table:table-cell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notenn yw parys lemmyn</text:p>
          </table:table-cell>
          <table:table-cell table:style-name="ce4" office:value-type="string" calcext:value-type="string">
            <text:p>The note is ready now.</text:p>
          </table:table-cell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drehevyans yw hel an dre.</text:p>
          </table:table-cell>
          <table:table-cell table:style-name="ce4" office:value-type="string" calcext:value-type="string">
            <text:p>Which building is the town hall?</text:p>
          </table:table-cell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drehevyans bras.</text:p>
          </table:table-cell>
          <table:table-cell table:style-name="ce4" office:value-type="string" calcext:value-type="string">
            <text:p>There look! The big building.</text:p>
          </table:table-cell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maw yw shyndys mes salow yw.</text:p>
          </table:table-cell>
          <table:table-cell table:style-name="ce4" office:value-type="string" calcext:value-type="string">
            <text:p>The boy is hurt but he is safe.</text:p>
          </table:table-cell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, Roy! Nos dha, Tom!</text:p>
          </table:table-cell>
          <table:table-cell table:style-name="ce4" office:value-type="string" calcext:value-type="string">
            <text:p>Good night, Roy! Good night, Tom!</text:p>
          </table:table-cell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kenter vras y'n toll ma. Kenter goth yw homma sur.</text:p>
          </table:table-cell>
          <table:table-cell table:style-name="ce4" office:value-type="string" calcext:value-type="string">
            <text:p>There's a large nail in this hole. It's an old nail certainly.</text:p>
          </table:table-cell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our an eglos na yw nowydh</text:p>
          </table:table-cell>
          <table:table-cell table:style-name="ce4" office:value-type="string" calcext:value-type="string">
            <text:p>That church tower is new.</text:p>
          </table:table-cell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le gesys yn kres an dre lemmyn.</text:p>
          </table:table-cell>
          <table:table-cell table:style-name="ce4" office:value-type="string" calcext:value-type="string">
            <text:p>There isn't a place left in the town centre now.</text:p>
          </table:table-cell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ki ma yw gorow.</text:p>
          </table:table-cell>
          <table:table-cell table:style-name="ce4" office:value-type="string" calcext:value-type="string">
            <text:p>This dog is male.</text:p>
          </table:table-cell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oll down yn kres an fordh.</text:p>
          </table:table-cell>
          <table:table-cell table:style-name="ce4" office:value-type="string" calcext:value-type="string">
            <text:p>There is a deep hole in the centre of the road.</text:p>
          </table:table-cell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genes?</text:p>
          </table:table-cell>
          <table:table-cell table:style-name="ce4" office:value-type="string" calcext:value-type="string">
            <text:p>How is the weather with you?</text:p>
          </table:table-cell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yw kommolek omma.</text:p>
          </table:table-cell>
          <table:table-cell table:style-name="ce4" office:value-type="string" calcext:value-type="string">
            <text:p>It's cloudy here.</text:p>
          </table:table-cell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yeth kernewek dhe les? Yw, sur!</text:p>
          </table:table-cell>
          <table:table-cell table:style-name="ce4" office:value-type="string" calcext:value-type="string">
            <text:p>Is the Cornish language useful? It certainly is!</text:p>
          </table:table-cell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yeth Alban?</text:p>
          </table:table-cell>
          <table:table-cell table:style-name="ce4" office:value-type="string" calcext:value-type="string">
            <text:p>What is the language of Scotland?</text:p>
          </table:table-cell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lbanek yw kewsys ena ryb Sowsnek.</text:p>
          </table:table-cell>
          <table:table-cell table:style-name="ce4" office:value-type="string" calcext:value-type="string">
            <text:p>Gaelic is spoken there beside English.</text:p>
          </table:table-cell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yw lowen.</text:p>
          </table:table-cell>
          <table:table-cell table:style-name="ce4" office:value-type="string" calcext:value-type="string">
            <text:p>I am happy.</text:p>
          </table:table-cell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fur.</text:p>
          </table:table-cell>
          <table:table-cell table:style-name="ce4" office:value-type="string" calcext:value-type="string">
            <text:p>You are wise.</text:p>
          </table:table-cell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kloppek.</text:p>
          </table:table-cell>
          <table:table-cell table:style-name="ce4" office:value-type="string" calcext:value-type="string">
            <text:p>He is lame.</text:p>
          </table:table-cell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gwir.</text:p>
          </table:table-cell>
          <table:table-cell table:style-name="ce4" office:value-type="string" calcext:value-type="string">
            <text:p>It (a statement) is true.</text:p>
          </table:table-cell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teg.</text:p>
          </table:table-cell>
          <table:table-cell table:style-name="ce4" office:value-type="string" calcext:value-type="string">
            <text:p>She is pretty.</text:p>
          </table:table-cell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gwag.</text:p>
          </table:table-cell>
          <table:table-cell table:style-name="ce4" office:value-type="string" calcext:value-type="string">
            <text:p>It (a basket) is empty.</text:p>
          </table:table-cell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warbarth.</text:p>
          </table:table-cell>
          <table:table-cell table:style-name="ce4" office:value-type="string" calcext:value-type="string">
            <text:p>We are together.</text:p>
          </table:table-cell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i yw parys.</text:p>
          </table:table-cell>
          <table:table-cell table:style-name="ce4" office:value-type="string" calcext:value-type="string">
            <text:p>You are ready.</text:p>
          </table:table-cell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koth.</text:p>
          </table:table-cell>
          <table:table-cell table:style-name="ce4" office:value-type="string" calcext:value-type="string">
            <text:p>They are old.</text:p>
          </table:table-cell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derow, derow kernewek.</text:p>
          </table:table-cell>
          <table:table-cell table:style-name="ce4" office:value-type="string" calcext:value-type="string">
            <text:p>It is oak, Cornish oak.</text:p>
          </table:table-cell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Kelt.</text:p>
          </table:table-cell>
          <table:table-cell table:style-name="ce4" office:value-type="string" calcext:value-type="string">
            <text:p>You are a Celt.</text:p>
          </table:table-cell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gesys warbarth y'n hel.</text:p>
          </table:table-cell>
          <table:table-cell table:style-name="ce4" office:value-type="string" calcext:value-type="string">
            <text:p>They are left together in the hall.</text:p>
          </table:table-cell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tiek, dell dybav.</text:p>
          </table:table-cell>
          <table:table-cell table:style-name="ce4" office:value-type="string" calcext:value-type="string">
            <text:p>You are a farmer, I think.</text:p>
          </table:table-cell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ki fol.</text:p>
          </table:table-cell>
          <table:table-cell table:style-name="ce4" office:value-type="string" calcext:value-type="string">
            <text:p>He's a silly dog.</text:p>
          </table:table-cell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myrgh an teylu, mowes teg yw hi.</text:p>
          </table:table-cell>
          <table:table-cell table:style-name="ce4" office:value-type="string" calcext:value-type="string">
            <text:p>She's the daughter of the family, she's a pretty girl.</text:p>
          </table:table-cell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lowen lemmyn.</text:p>
          </table:table-cell>
          <table:table-cell table:style-name="ce4" office:value-type="string" calcext:value-type="string">
            <text:p>We are happy now.</text:p>
          </table:table-cell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dhe les.</text:p>
          </table:table-cell>
          <table:table-cell table:style-name="ce4" office:value-type="string" calcext:value-type="string">
            <text:p>They are useful.</text:p>
          </table:table-cell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 lemmyn hwi yw gour ha gwreg.</text:p>
          </table:table-cell>
          <table:table-cell table:style-name="ce4" office:value-type="string" calcext:value-type="string">
            <text:p>And now you are man and wife.</text:p>
          </table:table-cell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penn an hwedhel? Ny wonn.</text:p>
          </table:table-cell>
          <table:table-cell table:style-name="ce4" office:value-type="string" calcext:value-type="string">
            <text:p>What is the end of the story? I don't know.</text:p>
          </table:table-cell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tas lemmyn?</text:p>
          </table:table-cell>
          <table:table-cell table:style-name="ce4" office:value-type="string" calcext:value-type="string">
            <text:p>How is father now?</text:p>
          </table:table-cell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wann ha kloppek hwath yw ev.</text:p>
          </table:table-cell>
          <table:table-cell table:style-name="ce4" office:value-type="string" calcext:value-type="string">
            <text:p>Weak and lame he is still.</text:p>
          </table:table-cell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anwoes war Pam namoy.</text:p>
          </table:table-cell>
          <table:table-cell table:style-name="ce4" office:value-type="string" calcext:value-type="string">
            <text:p>Pam hasn't got a cold now.</text:p>
          </table:table-cell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kador gesys y'n hel.</text:p>
          </table:table-cell>
          <table:table-cell table:style-name="ce4" office:value-type="string" calcext:value-type="string">
            <text:p>There is a chair left in the hall.</text:p>
          </table:table-cell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fur, dell dybav.</text:p>
          </table:table-cell>
          <table:table-cell table:style-name="ce4" office:value-type="string" calcext:value-type="string">
            <text:p>This is wise, I think.</text:p>
          </table:table-cell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an ostel.</text:p>
          </table:table-cell>
          <table:table-cell table:style-name="ce4" office:value-type="string" calcext:value-type="string">
            <text:p>There's the hotel.</text:p>
          </table:table-cell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notenn, mar pleg!</text:p>
          </table:table-cell>
          <table:table-cell table:style-name="ce4" office:value-type="string" calcext:value-type="string">
            <text:p>Take the note, please!</text:p>
          </table:table-cell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prenn yw hemma?</text:p>
          </table:table-cell>
          <table:table-cell table:style-name="ce4" office:value-type="string" calcext:value-type="string">
            <text:p>What sort of wood is this?</text:p>
          </table:table-cell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renn ma yw derow.</text:p>
          </table:table-cell>
          <table:table-cell table:style-name="ce4" office:value-type="string" calcext:value-type="string">
            <text:p>This wood is oak.</text:p>
          </table:table-cell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Turner yw maw bras.</text:p>
          </table:table-cell>
          <table:table-cell table:style-name="ce4" office:value-type="string" calcext:value-type="string">
            <text:p>Mr Turner's nephew is a big boy.</text:p>
          </table:table-cell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, Maria, dha weles!</text:p>
          </table:table-cell>
          <table:table-cell table:style-name="ce4" office:value-type="string" calcext:value-type="string">
            <text:p>Good night, Mary, see you!</text:p>
          </table:table-cell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fordh dha a-rag an karrji?</text:p>
          </table:table-cell>
          <table:table-cell table:style-name="ce4" office:value-type="string" calcext:value-type="string">
            <text:p>Isn't there a good road in front of the garage?</text:p>
          </table:table-cell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hi hweger Yowann?</text:p>
          </table:table-cell>
          <table:table-cell table:style-name="ce4" office:value-type="string" calcext:value-type="string">
            <text:p>Is she John's mother-in-law?</text:p>
          </table:table-cell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dus ena lemmyn?</text:p>
          </table:table-cell>
          <table:table-cell table:style-name="ce4" office:value-type="string" calcext:value-type="string">
            <text:p>How are the people there now?</text:p>
          </table:table-cell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av yns hag yn poynt da, dell dybav.</text:p>
          </table:table-cell>
          <table:table-cell table:style-name="ce4" office:value-type="string" calcext:value-type="string">
            <text:p>They are fine and in good health, I think.</text:p>
          </table:table-cell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welek yw hi, sur.</text:p>
          </table:table-cell>
          <table:table-cell table:style-name="ce4" office:value-type="string" calcext:value-type="string">
            <text:p>It is certainly very windy.</text:p>
          </table:table-cell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warbarth lemmyn.</text:p>
          </table:table-cell>
          <table:table-cell table:style-name="ce4" office:value-type="string" calcext:value-type="string">
            <text:p>We are together now.</text:p>
          </table:table-cell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ma, i yw parow, dell hevel.</text:p>
          </table:table-cell>
          <table:table-cell table:style-name="ce4" office:value-type="string" calcext:value-type="string">
            <text:p>These, they are equal, it seems.</text:p>
          </table:table-cell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Chi koth ha yeyn yw ev.</text:p>
          </table:table-cell>
          <table:table-cell table:style-name="ce4" office:value-type="string" calcext:value-type="string">
            <text:p>An old, cold house it is.</text:p>
          </table:table-cell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hi pur lowen lemmyn.</text:p>
          </table:table-cell>
          <table:table-cell table:style-name="ce4" office:value-type="string" calcext:value-type="string">
            <text:p>She is not very happy now.</text:p>
          </table:table-cell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pur doemm.</text:p>
          </table:table-cell>
          <table:table-cell table:style-name="ce4" office:value-type="string" calcext:value-type="string">
            <text:p>We are very warm</text:p>
          </table:table-cell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fordh pur gul ryb an pras.</text:p>
          </table:table-cell>
          <table:table-cell table:style-name="ce4" office:value-type="string" calcext:value-type="string">
            <text:p>There is a very narrow road beside the field.</text:p>
          </table:table-cell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chambour ma pur deg?</text:p>
          </table:table-cell>
          <table:table-cell table:style-name="ce4" office:value-type="string" calcext:value-type="string">
            <text:p>Isn't this bedroom very nice?</text:p>
          </table:table-cell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lovan ma yw re verr.</text:p>
          </table:table-cell>
          <table:table-cell table:style-name="ce4" office:value-type="string" calcext:value-type="string">
            <text:p>This rope is too short.</text:p>
          </table:table-cell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re voen.</text:p>
          </table:table-cell>
          <table:table-cell table:style-name="ce4" office:value-type="string" calcext:value-type="string">
            <text:p>They are too thin.</text:p>
          </table:table-cell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ur Morwenna yw re dew, a nyns yw?</text:p>
          </table:table-cell>
          <table:table-cell table:style-name="ce4" office:value-type="string" calcext:value-type="string">
            <text:p>Morwenna's husband is too fat, isn't he?</text:p>
          </table:table-cell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gewer yw teg lowr.</text:p>
          </table:table-cell>
          <table:table-cell table:style-name="ce4" office:value-type="string" calcext:value-type="string">
            <text:p>The weather is fine enough.</text:p>
          </table:table-cell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gwin ma yeyn lowr?</text:p>
          </table:table-cell>
          <table:table-cell table:style-name="ce4" office:value-type="string" calcext:value-type="string">
            <text:p>Is this wine cold enough?</text:p>
          </table:table-cell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hweg lowr.</text:p>
          </table:table-cell>
          <table:table-cell table:style-name="ce4" office:value-type="string" calcext:value-type="string">
            <text:p>This is sweet enough.</text:p>
          </table:table-cell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karr salow lowr lemmyn?</text:p>
          </table:table-cell>
          <table:table-cell table:style-name="ce4" office:value-type="string" calcext:value-type="string">
            <text:p>Is the car safe enough now?</text:p>
          </table:table-cell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na yw lowr, meur ras.</text:p>
          </table:table-cell>
          <table:table-cell table:style-name="ce4" office:value-type="string" calcext:value-type="string">
            <text:p>Those are enough, thanks.</text:p>
          </table:table-cell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avalow lowr genes?</text:p>
          </table:table-cell>
          <table:table-cell table:style-name="ce4" office:value-type="string" calcext:value-type="string">
            <text:p>Have you got enough apples?</text:p>
          </table:table-cell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hemma mar pleg!</text:p>
          </table:table-cell>
          <table:table-cell table:style-name="ce4" office:value-type="string" calcext:value-type="string">
            <text:p>Take this please!</text:p>
          </table:table-cell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bara ma yw sygh, pur sygh.</text:p>
          </table:table-cell>
          <table:table-cell table:style-name="ce4" office:value-type="string" calcext:value-type="string">
            <text:p>This bread is dry, very dry.</text:p>
          </table:table-cell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Jori. Jori yw kenderow Mark, a nyns yw gwir, Jori?</text:p>
          </table:table-cell>
          <table:table-cell table:style-name="ce4" office:value-type="string" calcext:value-type="string">
            <text:p>Here's George. George is Mark's cousin, isn't it true, George?</text:p>
          </table:table-cell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lban yw bras, pur vras.</text:p>
          </table:table-cell>
          <table:table-cell table:style-name="ce4" office:value-type="string" calcext:value-type="string">
            <text:p>Scotland is large, very large.</text:p>
          </table:table-cell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bara gesys? Eus! Yma ev y'n gegin.</text:p>
          </table:table-cell>
          <table:table-cell table:style-name="ce4" office:value-type="string" calcext:value-type="string">
            <text:p>Is there any bread left? Yes! It's in the kitchen.</text:p>
          </table:table-cell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hyndys yw penn an ki ma mes byw yw ev hwath.</text:p>
          </table:table-cell>
          <table:table-cell table:style-name="ce4" office:value-type="string" calcext:value-type="string">
            <text:p>This dog's head is injured but it is alive still.</text:p>
          </table:table-cell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wl yw hi yn kres an koes.</text:p>
          </table:table-cell>
          <table:table-cell table:style-name="ce4" office:value-type="string" calcext:value-type="string">
            <text:p>It is dark in the centre of the wood.</text:p>
          </table:table-cell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onna da.</text:p>
          </table:table-cell>
          <table:table-cell table:style-name="ce4" office:value-type="string" calcext:value-type="string">
            <text:p>That is not good.</text:p>
          </table:table-cell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oll y'n bluvek ma.</text:p>
          </table:table-cell>
          <table:table-cell table:style-name="ce4" office:value-type="string" calcext:value-type="string">
            <text:p>There's a hole in this cushion.</text:p>
          </table:table-cell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chambour? Pur dha, meur ras.</text:p>
          </table:table-cell>
          <table:table-cell table:style-name="ce4" office:value-type="string" calcext:value-type="string">
            <text:p>How is the bedroom? Very good, thanks.</text:p>
          </table:table-cell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jynn-skrifa yw plos, dell hevel.</text:p>
          </table:table-cell>
          <table:table-cell table:style-name="ce4" office:value-type="string" calcext:value-type="string">
            <text:p>The typewriter is dirty, it seems.</text:p>
          </table:table-cell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ovan yw hir lowr?</text:p>
          </table:table-cell>
          <table:table-cell table:style-name="ce4" office:value-type="string" calcext:value-type="string">
            <text:p>Which rope is long enough?</text:p>
          </table:table-cell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ras an eglos yw koth.</text:p>
          </table:table-cell>
          <table:table-cell table:style-name="ce4" office:value-type="string" calcext:value-type="string">
            <text:p>The church door is old.</text:p>
          </table:table-cell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us a-rag hel an dre. Lost hir yw.</text:p>
          </table:table-cell>
          <table:table-cell table:style-name="ce4" office:value-type="string" calcext:value-type="string">
            <text:p>There are people in front of the town hall. It's a long queue.</text:p>
          </table:table-cell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, Lowena. Fatla genes lemmyn? Da lowr, meur ras.</text:p>
          </table:table-cell>
          <table:table-cell table:style-name="ce4" office:value-type="string" calcext:value-type="string">
            <text:p>Good afternoon, Lowena. How are you now? Well enough, thanks.</text:p>
          </table:table-cell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aw skav a wra hi.</text:p>
          </table:table-cell>
          <table:table-cell table:style-name="ce4" office:value-type="string" calcext:value-type="string">
            <text:p>It's raining lightly.</text:p>
          </table:table-cell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eth wir an den na yw Kernewek.</text:p>
          </table:table-cell>
          <table:table-cell table:style-name="ce4" office:value-type="string" calcext:value-type="string">
            <text:p>That person's true language is Cornish.</text:p>
          </table:table-cell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i yw parys lemmyn, dell hevel.</text:p>
          </table:table-cell>
          <table:table-cell table:style-name="ce4" office:value-type="string" calcext:value-type="string">
            <text:p>You are ready now, it seems.</text:p>
          </table:table-cell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? Lyver kembrek yw.</text:p>
          </table:table-cell>
          <table:table-cell table:style-name="ce4" office:value-type="string" calcext:value-type="string">
            <text:p>What's this? It's a Welsh book.</text:p>
          </table:table-cell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chiow y'n dre ma yw pur goth.</text:p>
          </table:table-cell>
          <table:table-cell table:style-name="ce4" office:value-type="string" calcext:value-type="string">
            <text:p>The houses in this town are very old.</text:p>
          </table:table-cell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noryon an eglos yw da. Gwir, kanoryon dha yns.</text:p>
          </table:table-cell>
          <table:table-cell table:style-name="ce4" office:value-type="string" calcext:value-type="string">
            <text:p>The church singers are good. True, good singers they are.</text:p>
          </table:table-cell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leuryow an chi salow lemmyn.</text:p>
          </table:table-cell>
          <table:table-cell table:style-name="ce4" office:value-type="string" calcext:value-type="string">
            <text:p>The floors of the house are not safe now.</text:p>
          </table:table-cell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el y'n koes yw sygh.</text:p>
          </table:table-cell>
          <table:table-cell table:style-name="ce4" office:value-type="string" calcext:value-type="string">
            <text:p>The leaves in the wood are dry.</text:p>
          </table:table-cell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lennow hir war an skorrenn verr na.</text:p>
          </table:table-cell>
          <table:table-cell table:style-name="ce4" office:value-type="string" calcext:value-type="string">
            <text:p>There are long leaves on that short branch.</text:p>
          </table:table-cell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ydh an koes ma yw koth.</text:p>
          </table:table-cell>
          <table:table-cell table:style-name="ce4" office:value-type="string" calcext:value-type="string">
            <text:p>The trees of this wood are old.</text:p>
          </table:table-cell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skorrennow bras war an wydhenn na.</text:p>
          </table:table-cell>
          <table:table-cell table:style-name="ce4" office:value-type="string" calcext:value-type="string">
            <text:p>There are big branches on that tree.</text:p>
          </table:table-cell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Chambours an ostel ma yw byghan.</text:p>
          </table:table-cell>
          <table:table-cell table:style-name="ce4" office:value-type="string" calcext:value-type="string">
            <text:p>The bedrooms of this hotel are small.</text:p>
          </table:table-cell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gervaow yn penn an lyver.</text:p>
          </table:table-cell>
          <table:table-cell table:style-name="ce4" office:value-type="string" calcext:value-type="string">
            <text:p>There are word lists at the end of the book.</text:p>
          </table:table-cell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leghes dha yns, sur.</text:p>
          </table:table-cell>
          <table:table-cell table:style-name="ce4" office:value-type="string" calcext:value-type="string">
            <text:p>They are good children certainly.</text:p>
          </table:table-cell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lyvrow yw gwerthys.</text:p>
          </table:table-cell>
          <table:table-cell table:style-name="ce4" office:value-type="string" calcext:value-type="string">
            <text:p>The books are sold.</text:p>
          </table:table-cell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rghes Tamsin yw teg, pur deg.</text:p>
          </table:table-cell>
          <table:table-cell table:style-name="ce4" office:value-type="string" calcext:value-type="string">
            <text:p>Tamsin's daughters are pretty, very pretty.</text:p>
          </table:table-cell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losow byw hwath?</text:p>
          </table:table-cell>
          <table:table-cell table:style-name="ce4" office:value-type="string" calcext:value-type="string">
            <text:p>Are the plants alive still?</text:p>
          </table:table-cell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da lowr, meur ras.</text:p>
          </table:table-cell>
          <table:table-cell table:style-name="ce4" office:value-type="string" calcext:value-type="string">
            <text:p>This is good enough, thanks.</text:p>
          </table:table-cell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neppyth gesys?</text:p>
          </table:table-cell>
          <table:table-cell table:style-name="ce4" office:value-type="string" calcext:value-type="string">
            <text:p>Isn’t there anything left?</text:p>
          </table:table-cell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emma dhe les lemmyn.</text:p>
          </table:table-cell>
          <table:table-cell table:style-name="ce4" office:value-type="string" calcext:value-type="string">
            <text:p>This is no use now.</text:p>
          </table:table-cell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adellow plos lowr y’n gegin!</text:p>
          </table:table-cell>
          <table:table-cell table:style-name="ce4" office:value-type="string" calcext:value-type="string">
            <text:p>There are enough dirty saucepans in the kitchen!</text:p>
          </table:table-cell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stamp genes mar pleg? Eus!</text:p>
          </table:table-cell>
          <table:table-cell table:style-name="ce4" office:value-type="string" calcext:value-type="string">
            <text:p>Have you a stamp, please? Yes!</text:p>
          </table:table-cell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stamp eus genes, ytho?</text:p>
          </table:table-cell>
          <table:table-cell table:style-name="ce4" office:value-type="string" calcext:value-type="string">
            <text:p>What sort of stamp do you have then?</text:p>
          </table:table-cell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w Frynk yw pow pur vras ha pur deg.</text:p>
          </table:table-cell>
          <table:table-cell table:style-name="ce4" office:value-type="string" calcext:value-type="string">
            <text:p>France is a very big and beautiful country.</text:p>
          </table:table-cell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traow yw gwerthys lemmyn?</text:p>
          </table:table-cell>
          <table:table-cell table:style-name="ce4" office:value-type="string" calcext:value-type="string">
            <text:p>What things are sold now?</text:p>
          </table:table-cell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owgh hwi oll konvedhes hemma?</text:p>
          </table:table-cell>
          <table:table-cell table:style-name="ce4" office:value-type="string" calcext:value-type="string">
            <text:p>Do you all understand this?</text:p>
          </table:table-cell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sallow lemmyn, dell dybav.</text:p>
          </table:table-cell>
          <table:table-cell table:style-name="ce4" office:value-type="string" calcext:value-type="string">
            <text:p>We are safe now, I think.</text:p>
          </table:table-cell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nebonan gesys yn hel an dre.</text:p>
          </table:table-cell>
          <table:table-cell table:style-name="ce4" office:value-type="string" calcext:value-type="string">
            <text:p>There is no-one left in the town hall.</text:p>
          </table:table-cell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bara na? brav yw, meur ras.</text:p>
          </table:table-cell>
          <table:table-cell table:style-name="ce4" office:value-type="string" calcext:value-type="string">
            <text:p>What is that bread like? It’s fine, thanks.</text:p>
          </table:table-cell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raow ma, an re byghan.</text:p>
          </table:table-cell>
          <table:table-cell table:style-name="ce4" office:value-type="string" calcext:value-type="string">
            <text:p>What are these things, the small ones?</text:p>
          </table:table-cell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ntrow yns, dell hevel.</text:p>
          </table:table-cell>
          <table:table-cell table:style-name="ce4" office:value-type="string" calcext:value-type="string">
            <text:p>They are nails, it seems.</text:p>
          </table:table-cell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vonyow Almayn yw hir.</text:p>
          </table:table-cell>
          <table:table-cell table:style-name="ce4" office:value-type="string" calcext:value-type="string">
            <text:p>The rivers of Germany are long.</text:p>
          </table:table-cell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eusik yns, a nyns yns i.</text:p>
          </table:table-cell>
          <table:table-cell table:style-name="ce4" office:value-type="string" calcext:value-type="string">
            <text:p>They are lucky, aren’t they.</text:p>
          </table:table-cell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evow Breten Vyghan yw teg, pur deg.</text:p>
          </table:table-cell>
          <table:table-cell table:style-name="ce4" office:value-type="string" calcext:value-type="string">
            <text:p>The towns of Britttany are beautiful, very beautiful.</text:p>
          </table:table-cell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an kesten yw gras</text:p>
          </table:table-cell>
          <table:table-cell table:style-name="ce4" office:value-type="string" calcext:value-type="string">
            <text:p>The leaves of the chestnut are large.</text:p>
          </table:table-cell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stenenn goth na yw bras.</text:p>
          </table:table-cell>
          <table:table-cell table:style-name="ce4" office:value-type="string" calcext:value-type="string">
            <text:p>That old chestnut is large.</text:p>
          </table:table-cell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 flogh yw byghan.</text:p>
          </table:table-cell>
          <table:table-cell table:style-name="ce4" office:value-type="string" calcext:value-type="string">
            <text:p>The hand of a child is small.</text:p>
          </table:table-cell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fysk war an plat na.</text:p>
          </table:table-cell>
          <table:table-cell table:style-name="ce4" office:value-type="string" calcext:value-type="string">
            <text:p>There are three fish on that plate.</text:p>
          </table:table-cell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nan yw brithel.</text:p>
          </table:table-cell>
          <table:table-cell table:style-name="ce4" office:value-type="string" calcext:value-type="string">
            <text:p>One is a mackerel.</text:p>
          </table:table-cell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eyr gwydhenn y'n lowarth.</text:p>
          </table:table-cell>
          <table:table-cell table:style-name="ce4" office:value-type="string" calcext:value-type="string">
            <text:p>There are three trees in the garden.</text:p>
          </table:table-cell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iw gestenenn ena.</text:p>
          </table:table-cell>
          <table:table-cell table:style-name="ce4" office:value-type="string" calcext:value-type="string">
            <text:p>There are two chestnut trees there.</text:p>
          </table:table-cell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arghans yw tanow lemmyn.</text:p>
          </table:table-cell>
          <table:table-cell table:style-name="ce4" office:value-type="string" calcext:value-type="string">
            <text:p>Money is scarce now.</text:p>
          </table:table-cell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arghans lowr rag boes.</text:p>
          </table:table-cell>
          <table:table-cell table:style-name="ce4" office:value-type="string" calcext:value-type="string">
            <text:p>There is not enough money for food.</text:p>
          </table:table-cell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hew wour na yw parow, dell hevel.</text:p>
          </table:table-cell>
          <table:table-cell table:style-name="ce4" office:value-type="string" calcext:value-type="string">
            <text:p>Those two men are equals, it seems.</text:p>
          </table:table-cell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es sur, nyns yw an dhiw venyn parow.</text:p>
          </table:table-cell>
          <table:table-cell table:style-name="ce4" office:value-type="string" calcext:value-type="string">
            <text:p>But certainly, the two women are not equals.</text:p>
          </table:table-cell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n mebyl yw diw voes koth ha peder kador.</text:p>
          </table:table-cell>
          <table:table-cell table:style-name="ce4" office:value-type="string" calcext:value-type="string">
            <text:p>All the furniture is two old tables and four chairs.</text:p>
          </table:table-cell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 karr a-rag an chi.</text:p>
          </table:table-cell>
          <table:table-cell table:style-name="ce4" office:value-type="string" calcext:value-type="string">
            <text:p>There is one car in front of the house.</text:p>
          </table:table-cell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ostel yn kres an dre?</text:p>
          </table:table-cell>
          <table:table-cell table:style-name="ce4" office:value-type="string" calcext:value-type="string">
            <text:p>Is there an hotel in the town centre?</text:p>
          </table:table-cell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 pymp ostel ena.</text:p>
          </table:table-cell>
          <table:table-cell table:style-name="ce4" office:value-type="string" calcext:value-type="string">
            <text:p>Yes! There are five hotels there.</text:p>
          </table:table-cell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teyr henter ytho!</text:p>
          </table:table-cell>
          <table:table-cell table:style-name="ce4" office:value-type="string" calcext:value-type="string">
            <text:p>Take three nails then!</text:p>
          </table:table-cell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ek mowes ha trydhek maw oll warbarth.</text:p>
          </table:table-cell>
          <table:table-cell table:style-name="ce4" office:value-type="string" calcext:value-type="string">
            <text:p>There are eleven girls and thirteen boys all together.</text:p>
          </table:table-cell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g hwegynn gesys, dell dybav.</text:p>
          </table:table-cell>
          <table:table-cell table:style-name="ce4" office:value-type="string" calcext:value-type="string">
            <text:p>There are ten sweets left, I think.</text:p>
          </table:table-cell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 garrek pur vras ena.</text:p>
          </table:table-cell>
          <table:table-cell table:style-name="ce4" office:value-type="string" calcext:value-type="string">
            <text:p>There is one very large rock there.</text:p>
          </table:table-cell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 teyr delenn rudh war an leur.</text:p>
          </table:table-cell>
          <table:table-cell table:style-name="ce4" office:value-type="string" calcext:value-type="string">
            <text:p>Look there are three red leaves on the ground.</text:p>
          </table:table-cell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eswar stamp gesys y'n lyver.</text:p>
          </table:table-cell>
          <table:table-cell table:style-name="ce4" office:value-type="string" calcext:value-type="string">
            <text:p>There are four stamps left in the book.</text:p>
          </table:table-cell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gens lyver yw gwerthys lemmyn.</text:p>
          </table:table-cell>
          <table:table-cell table:style-name="ce4" office:value-type="string" calcext:value-type="string">
            <text:p>Twenty books are sold now.</text:p>
          </table:table-cell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hwetek plat byghan war an lestrier?</text:p>
          </table:table-cell>
          <table:table-cell table:style-name="ce4" office:value-type="string" calcext:value-type="string">
            <text:p>Are there sixteen small plates on the dresser?</text:p>
          </table:table-cell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tri flogh fol.</text:p>
          </table:table-cell>
          <table:table-cell table:style-name="ce4" office:value-type="string" calcext:value-type="string">
            <text:p>They are three foolish children.</text:p>
          </table:table-cell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an gwydh ma yw tanow.</text:p>
          </table:table-cell>
          <table:table-cell table:style-name="ce4" office:value-type="string" calcext:value-type="string">
            <text:p>The leaves of these trees are thin.</text:p>
          </table:table-cell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boes lowr gesys rag an ki?</text:p>
          </table:table-cell>
          <table:table-cell table:style-name="ce4" office:value-type="string" calcext:value-type="string">
            <text:p>Is there enough food left for the dog?</text:p>
          </table:table-cell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! Yma boes war blat y'n gegin</text:p>
          </table:table-cell>
          <table:table-cell table:style-name="ce4" office:value-type="string" calcext:value-type="string">
            <text:p>Yes! There is food on a plate in the kitchen.</text:p>
          </table:table-cell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rva yw hir, re hir.</text:p>
          </table:table-cell>
          <table:table-cell table:style-name="ce4" office:value-type="string" calcext:value-type="string">
            <text:p>The word list is long, too long.</text:p>
          </table:table-cell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re na, an tri thra dhu na ena? Ny wonn!</text:p>
          </table:table-cell>
          <table:table-cell table:style-name="ce4" office:value-type="string" calcext:value-type="string">
            <text:p>What are those, those three black things there? I don't know.</text:p>
          </table:table-cell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, Maria. Fatla genes?</text:p>
          </table:table-cell>
          <table:table-cell table:style-name="ce4" office:value-type="string" calcext:value-type="string">
            <text:p>Good afternoon, Mary. How are you?</text:p>
          </table:table-cell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av, meur ras.</text:p>
          </table:table-cell>
          <table:table-cell table:style-name="ce4" office:value-type="string" calcext:value-type="string">
            <text:p>Fine, thanks.</text:p>
          </table:table-cell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seyth kaner oll warbarth.</text:p>
          </table:table-cell>
          <table:table-cell table:style-name="ce4" office:value-type="string" calcext:value-type="string">
            <text:p>We are seven singers altogether.</text:p>
          </table:table-cell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dhew garr?</text:p>
          </table:table-cell>
          <table:table-cell table:style-name="ce4" office:value-type="string" calcext:value-type="string">
            <text:p>What are the two cars like?</text:p>
          </table:table-cell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nan yw rudh hag onan yw du.</text:p>
          </table:table-cell>
          <table:table-cell table:style-name="ce4" office:value-type="string" calcext:value-type="string">
            <text:p>One is red and one is black.</text:p>
          </table:table-cell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ovan ma yw re verr. Eus onan hir genes?</text:p>
          </table:table-cell>
          <table:table-cell table:style-name="ce4" office:value-type="string" calcext:value-type="string">
            <text:p>This rope is too short. Have you a long one?</text:p>
          </table:table-cell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hiw gador ma yw an re poes.</text:p>
          </table:table-cell>
          <table:table-cell table:style-name="ce4" office:value-type="string" calcext:value-type="string">
            <text:p>These two chairs are the heavy ones.</text:p>
          </table:table-cell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an re na - an dus koth?</text:p>
          </table:table-cell>
          <table:table-cell table:style-name="ce4" office:value-type="string" calcext:value-type="string">
            <text:p>Who are those - the old people?</text:p>
          </table:table-cell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our yw tas-gwynn Lowena mes ny wonn piw yw an venyn.</text:p>
          </table:table-cell>
          <table:table-cell table:style-name="ce4" office:value-type="string" calcext:value-type="string">
            <text:p>The man is Lowena's grandfather but I don't know who the woman is.</text:p>
          </table:table-cell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del yw an re ma?</text:p>
          </table:table-cell>
          <table:table-cell table:style-name="ce4" office:value-type="string" calcext:value-type="string">
            <text:p>What sort of leaves are these?</text:p>
          </table:table-cell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derow yns, dell dybav.</text:p>
          </table:table-cell>
          <table:table-cell table:style-name="ce4" office:value-type="string" calcext:value-type="string">
            <text:p>Oak leaves, I think.</text:p>
          </table:table-cell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woes war ewnter Tamsin.</text:p>
          </table:table-cell>
          <table:table-cell table:style-name="ce4" office:value-type="string" calcext:value-type="string">
            <text:p>Tamsin's uncle has a cold.</text:p>
          </table:table-cell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omma da.</text:p>
          </table:table-cell>
          <table:table-cell table:style-name="ce4" office:value-type="string" calcext:value-type="string">
            <text:p>This is not good.</text:p>
          </table:table-cell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eur yw hi lemmyn?</text:p>
          </table:table-cell>
          <table:table-cell table:style-name="ce4" office:value-type="string" calcext:value-type="string">
            <text:p>What time is it now?</text:p>
          </table:table-cell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th eur marnas ugens mynysenn yw hi.</text:p>
          </table:table-cell>
          <table:table-cell table:style-name="ce4" office:value-type="string" calcext:value-type="string">
            <text:p>It's twenty to eight.</text:p>
          </table:table-cell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warter wosa deg eur yw hi.</text:p>
          </table:table-cell>
          <table:table-cell table:style-name="ce4" office:value-type="string" calcext:value-type="string">
            <text:p>It's a quarter past ten.</text:p>
          </table:table-cell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nnek eur poran yw hi.</text:p>
          </table:table-cell>
          <table:table-cell table:style-name="ce4" office:value-type="string" calcext:value-type="string">
            <text:p>It's exactly eleven o'clock.</text:p>
          </table:table-cell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eyr mynysenn warn ugens dhe hwegh eur yw hi.</text:p>
          </table:table-cell>
          <table:table-cell table:style-name="ce4" office:value-type="string" calcext:value-type="string">
            <text:p>It's twenty-three minutes to six.</text:p>
          </table:table-cell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mp eur hanter yw hi.</text:p>
          </table:table-cell>
          <table:table-cell table:style-name="ce4" office:value-type="string" calcext:value-type="string">
            <text:p>It's half past five.</text:p>
          </table:table-cell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dydh poran yw hi.</text:p>
          </table:table-cell>
          <table:table-cell table:style-name="ce4" office:value-type="string" calcext:value-type="string">
            <text:p>It's exactly midday.</text:p>
          </table:table-cell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dro dhe gwarter wosa naw eur yw hi.</text:p>
          </table:table-cell>
          <table:table-cell table:style-name="ce4" office:value-type="string" calcext:value-type="string">
            <text:p>It's about a quarter past nine.</text:p>
          </table:table-cell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kuntelles, mar pleg?</text:p>
          </table:table-cell>
          <table:table-cell table:style-name="ce4" office:value-type="string" calcext:value-type="string">
            <text:p>At what time is the meeting, please?</text:p>
          </table:table-cell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seyth eur hanter, dell dybav.</text:p>
          </table:table-cell>
          <table:table-cell table:style-name="ce4" office:value-type="string" calcext:value-type="string">
            <text:p>At half past seven, I think.</text:p>
          </table:table-cell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nessa kyttrin dhe Druru, mar pleg?</text:p>
          </table:table-cell>
          <table:table-cell table:style-name="ce4" office:value-type="string" calcext:value-type="string">
            <text:p>At what time is the next bus to Truro, please?</text:p>
          </table:table-cell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kyttrin dhe Druru kyns peder eur.</text:p>
          </table:table-cell>
          <table:table-cell table:style-name="ce4" office:value-type="string" calcext:value-type="string">
            <text:p>There is no bus to Truro before four o'clock.</text:p>
          </table:table-cell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nessa prys boes?</text:p>
          </table:table-cell>
          <table:table-cell table:style-name="ce4" office:value-type="string" calcext:value-type="string">
            <text:p>At what time is the next meal?</text:p>
          </table:table-cell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onn.</text:p>
          </table:table-cell>
          <table:table-cell table:style-name="ce4" office:value-type="string" calcext:value-type="string">
            <text:p>I don't know.</text:p>
          </table:table-cell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kerdh hir mes brav yw</text:p>
          </table:table-cell>
          <table:table-cell table:style-name="ce4" office:value-type="string" calcext:value-type="string">
            <text:p>This is a long walk but it's grand.</text:p>
          </table:table-cell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li parys?</text:p>
          </table:table-cell>
          <table:table-cell table:style-name="ce4" office:value-type="string" calcext:value-type="string">
            <text:p>Is lunch ready?</text:p>
          </table:table-cell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. Yma hi war an voes y'n gegin.</text:p>
          </table:table-cell>
          <table:table-cell table:style-name="ce4" office:value-type="string" calcext:value-type="string">
            <text:p>Yes. It's on the kitchen table.</text:p>
          </table:table-cell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diwes eus dhe brys koen?</text:p>
          </table:table-cell>
          <table:table-cell table:style-name="ce4" office:value-type="string" calcext:value-type="string">
            <text:p>What kind of drink is there at dinner?</text:p>
          </table:table-cell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o korev po gwin gans an goen.</text:p>
          </table:table-cell>
          <table:table-cell table:style-name="ce4" office:value-type="string" calcext:value-type="string">
            <text:p>There is beer or wine with the dinner.</text:p>
          </table:table-cell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uw genes Tom - dha weles wosa prys te.</text:p>
          </table:table-cell>
          <table:table-cell table:style-name="ce4" office:value-type="string" calcext:value-type="string">
            <text:p>Goodbye Tom - see you after tea.</text:p>
          </table:table-cell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karr Mrs Trewartha?</text:p>
          </table:table-cell>
          <table:table-cell table:style-name="ce4" office:value-type="string" calcext:value-type="string">
            <text:p>What is Mrs Trewartha's car like?</text:p>
          </table:table-cell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skav yw ev, dell hevel.</text:p>
          </table:table-cell>
          <table:table-cell table:style-name="ce4" office:value-type="string" calcext:value-type="string">
            <text:p>It's very fast, it seems.</text:p>
          </table:table-cell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olow lowr rag an redyans?</text:p>
          </table:table-cell>
          <table:table-cell table:style-name="ce4" office:value-type="string" calcext:value-type="string">
            <text:p>Is there enough light for the reading?</text:p>
          </table:table-cell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g eus. Re dewl yw hi.</text:p>
          </table:table-cell>
          <table:table-cell table:style-name="ce4" office:value-type="string" calcext:value-type="string">
            <text:p>No. It's too dark.</text:p>
          </table:table-cell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spas lowr y'n le na lemmyn.</text:p>
          </table:table-cell>
          <table:table-cell table:style-name="ce4" office:value-type="string" calcext:value-type="string">
            <text:p>There is enough room in that place now.</text:p>
          </table:table-cell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ur kloppek yw ev.</text:p>
          </table:table-cell>
          <table:table-cell table:style-name="ce4" office:value-type="string" calcext:value-type="string">
            <text:p>He is a lame man.</text:p>
          </table:table-cell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aper ma yw plos.</text:p>
          </table:table-cell>
          <table:table-cell table:style-name="ce4" office:value-type="string" calcext:value-type="string">
            <text:p>This paper is dirty.</text:p>
          </table:table-cell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korev yw da?</text:p>
          </table:table-cell>
          <table:table-cell table:style-name="ce4" office:value-type="string" calcext:value-type="string">
            <text:p>What kind of beer is good?</text:p>
          </table:table-cell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rev kernewek, sur.</text:p>
          </table:table-cell>
          <table:table-cell table:style-name="ce4" office:value-type="string" calcext:value-type="string">
            <text:p>Cornish beer, of course.</text:p>
          </table:table-cell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o an chi yw rudh.</text:p>
          </table:table-cell>
          <table:table-cell table:style-name="ce4" office:value-type="string" calcext:value-type="string">
            <text:p>The roof of the house is red.</text:p>
          </table:table-cell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rdh hir yw dhe'n eglos.</text:p>
          </table:table-cell>
          <table:table-cell table:style-name="ce4" office:value-type="string" calcext:value-type="string">
            <text:p>It's a long walk to the church.</text:p>
          </table:table-cell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Yowann?</text:p>
          </table:table-cell>
          <table:table-cell office:value-type="string" calcext:value-type="string">
            <text:p>Where is John?</text:p>
          </table:table-cell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lowarth (yma ev).</text:p>
          </table:table-cell>
          <table:table-cell office:value-type="string" calcext:value-type="string">
            <text:p>In the garden (he is).</text:p>
          </table:table-cell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Tamsin?</text:p>
          </table:table-cell>
          <table:table-cell office:value-type="string" calcext:value-type="string">
            <text:p>Where is Tamsin?</text:p>
          </table:table-cell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gegin (yma hi).</text:p>
          </table:table-cell>
          <table:table-cell office:value-type="string" calcext:value-type="string">
            <text:p>In the kitchen (she is).</text:p>
          </table:table-cell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an karr?</text:p>
          </table:table-cell>
          <table:table-cell office:value-type="string" calcext:value-type="string">
            <text:p>Where is the car?</text:p>
          </table:table-cell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karrji (yma ev).</text:p>
          </table:table-cell>
          <table:table-cell office:value-type="string" calcext:value-type="string">
            <text:p>In the garage (it is).</text:p>
          </table:table-cell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gweder bras?</text:p>
          </table:table-cell>
          <table:table-cell office:value-type="string" calcext:value-type="string">
            <text:p>Where is there a large mirror?</text:p>
          </table:table-cell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hel (yma onan).</text:p>
          </table:table-cell>
          <table:table-cell office:value-type="string" calcext:value-type="string">
            <text:p>In the hall (there is one).</text:p>
          </table:table-cell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'n skathow?</text:p>
          </table:table-cell>
          <table:table-cell office:value-type="string" calcext:value-type="string">
            <text:p>Where are the boats?</text:p>
          </table:table-cell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porth (ymons i).</text:p>
          </table:table-cell>
          <table:table-cell office:value-type="string" calcext:value-type="string">
            <text:p>In the harbour (they are).</text:p>
          </table:table-cell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spisti Mr Pennros?</text:p>
          </table:table-cell>
          <table:table-cell office:value-type="string" calcext:value-type="string">
            <text:p>Where is Mr Penrose's grocery shop?</text:p>
          </table:table-cell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kres an dre (yma ev).</text:p>
          </table:table-cell>
          <table:table-cell office:value-type="string" calcext:value-type="string">
            <text:p>In the town centre (it is).</text:p>
          </table:table-cell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an byskadoryon ytho?</text:p>
          </table:table-cell>
          <table:table-cell office:value-type="string" calcext:value-type="string">
            <text:p>Where are the fishermen then?</text:p>
          </table:table-cell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skath (ymons i).</text:p>
          </table:table-cell>
          <table:table-cell office:value-type="string" calcext:value-type="string">
            <text:p>On board the boat (they are).</text:p>
          </table:table-cell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ewnter Morwenna; gour da yw ev. </text:p>
          </table:table-cell>
          <table:table-cell table:style-name="ce4" office:value-type="string" calcext:value-type="string">
            <text:p>There's Morwenna's uncle; he's a good man.</text:p>
          </table:table-cell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nn yw gow, sur.</text:p>
          </table:table-cell>
          <table:table-cell table:style-name="ce4" office:value-type="string" calcext:value-type="string">
            <text:p>That's a lie, certainly.</text:p>
          </table:table-cell>
        </table:table-row>
        <table:table-row table:style-name="ro1">
          <table:table-cell table:formula="of:=ROW()-1"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fordh dre gres an dre.</text:p>
          </table:table-cell>
          <table:table-cell table:style-name="ce4" office:value-type="string" calcext:value-type="string">
            <text:p>There's a road through the town centre.</text:p>
          </table:table-cell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kanstell y'n gegin?</text:p>
          </table:table-cell>
          <table:table-cell table:style-name="ce4" office:value-type="string" calcext:value-type="string">
            <text:p>Isn't there a basket in the kitchen?</text:p>
          </table:table-cell>
        </table:table-row>
        <table:table-row table:style-name="ro1">
          <table:table-cell table:formula="of:=ROW()-1"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 wodhesta konvedhes hemma?</text:p>
          </table:table-cell>
          <table:table-cell table:style-name="ce4" office:value-type="string" calcext:value-type="string">
            <text:p>Don't you understand this?</text:p>
          </table:table-cell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nn, sur lowr.</text:p>
          </table:table-cell>
          <table:table-cell table:style-name="ce4" office:value-type="string" calcext:value-type="string">
            <text:p>I do, sure enough.</text:p>
          </table:table-cell>
        </table:table-row>
        <table:table-row table:style-name="ro1">
          <table:table-cell table:formula="of:=ROW()-1"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vyghan yw an spas ma, re gul.</text:p>
          </table:table-cell>
          <table:table-cell table:style-name="ce4" office:value-type="string" calcext:value-type="string">
            <text:p>This space is too small, too narrow.</text:p>
          </table:table-cell>
        </table:table-row>
        <table:table-row table:style-name="ro1">
          <table:table-cell table:formula="of:=ROW()-1"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re na omma dhe eth eur dell vydh usys</text:p>
          </table:table-cell>
          <table:table-cell table:style-name="ce4" office:value-type="string" calcext:value-type="string">
            <text:p>Those (people) are here at eight o'clock usually.</text:p>
          </table:table-cell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ibell yw pur vras, pur hir.</text:p>
          </table:table-cell>
          <table:table-cell table:style-name="ce4" office:value-type="string" calcext:value-type="string">
            <text:p>The bath is very large, very long.</text:p>
          </table:table-cell>
        </table:table-row>
        <table:table-row table:style-name="ro1">
          <table:table-cell table:formula="of:=ROW()-1"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resenn Gernewek yw le da ha dhe les yw hi rag tus Kernow.</text:p>
          </table:table-cell>
          <table:table-cell table:style-name="ce4" office:value-type="string" calcext:value-type="string">
            <text:p>The Cornish Centre is a good place and it is useful for the people of Cornwall.</text:p>
          </table:table-cell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lyvrow genowgh hwi oll?</text:p>
          </table:table-cell>
          <table:table-cell table:style-name="ce4" office:value-type="string" calcext:value-type="string">
            <text:p>Have you all got books?</text:p>
          </table:table-cell>
        </table:table-row>
        <table:table-row table:style-name="ro1">
          <table:table-cell table:formula="of:=ROW()-1"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iverow war an paper ma. Pyth yns i, a wodhesta?</text:p>
          </table:table-cell>
          <table:table-cell table:style-name="ce4" office:value-type="string" calcext:value-type="string">
            <text:p>There are numbers on this paper. What are they, do you know?</text:p>
          </table:table-cell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. Ny wonn pyth yns.</text:p>
          </table:table-cell>
          <table:table-cell table:style-name="ce4" office:value-type="string" calcext:value-type="string">
            <text:p>No, I don't know what they are.</text:p>
          </table:table-cell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odigow yw glann? An re ma?</text:p>
          </table:table-cell>
          <table:table-cell table:style-name="ce4" office:value-type="string" calcext:value-type="string">
            <text:p>Which pots are clean? These?</text:p>
          </table:table-cell>
        </table:table-row>
        <table:table-row table:style-name="ro1">
          <table:table-cell table:formula="of:=ROW()-1"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yw henna tarow y'n pras na? Yw, dell hevel.</text:p>
          </table:table-cell>
          <table:table-cell table:style-name="ce4" office:value-type="string" calcext:value-type="string">
            <text:p>Isn't that a bull in that field? Yes, it seems.</text:p>
          </table:table-cell>
        </table:table-row>
        <table:table-row table:style-name="ro1">
          <table:table-cell table:formula="of:=ROW()-1" office:value-type="float" office:value="514" calcext:value-type="float">
            <text:p>5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an lyver ma yw dhe les, dell dybav.</text:p>
          </table:table-cell>
          <table:table-cell table:style-name="ce4" office:value-type="string" calcext:value-type="string">
            <text:p>The abridgement of this book is useful, I think.</text:p>
          </table:table-cell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manenn war an bara? Eus!</text:p>
          </table:table-cell>
          <table:table-cell table:style-name="ce4" office:value-type="string" calcext:value-type="string">
            <text:p>Is there butter on the bread? Yes!</text:p>
          </table:table-cell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i flat yw terrys.</text:p>
          </table:table-cell>
          <table:table-cell table:style-name="ce4" office:value-type="string" calcext:value-type="string">
            <text:p>Three plates are broken.</text:p>
          </table:table-cell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yr mynysenn ha'n boes yw parys</text:p>
          </table:table-cell>
          <table:table-cell table:style-name="ce4" office:value-type="string" calcext:value-type="string">
            <text:p>Three minutes and the food is ready.</text:p>
          </table:table-cell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 lemmyn, mar pleg?</text:p>
          </table:table-cell>
          <table:table-cell table:style-name="ce4" office:value-type="string" calcext:value-type="string">
            <text:p>What time is it now, please?</text:p>
          </table:table-cell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g mynysenn dhe beder eur poran.</text:p>
          </table:table-cell>
          <table:table-cell table:style-name="ce4" office:value-type="string" calcext:value-type="string">
            <text:p>Ten minutes to four exactly.</text:p>
          </table:table-cell>
        </table:table-row>
        <table:table-row table:style-name="ro1">
          <table:table-cell table:formula="of:=ROW()-1"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den ha peswar ugens yn keur an chapel.</text:p>
          </table:table-cell>
          <table:table-cell table:style-name="ce4" office:value-type="string" calcext:value-type="string">
            <text:p>There are eighty- three people in the chapel choir</text:p>
          </table:table-cell>
        </table:table-row>
        <table:table-row table:style-name="ro1">
          <table:table-cell table:formula="of:=ROW()-1" office:value-type="float" office:value="521" calcext:value-type="float">
            <text:p>5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ymp tavern warn ugens y’n dre.</text:p>
          </table:table-cell>
          <table:table-cell table:style-name="ce4" office:value-type="string" calcext:value-type="string">
            <text:p>There are twenty-five inns in the town</text:p>
          </table:table-cell>
        </table:table-row>
        <table:table-row table:style-name="ro1">
          <table:table-cell table:formula="of:=ROW()-1" office:value-type="float" office:value="522" calcext:value-type="float">
            <text:p>5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g den warn ugens y’n teylu bras na.</text:p>
          </table:table-cell>
          <table:table-cell table:style-name="ce4" office:value-type="string" calcext:value-type="string">
            <text:p>There are thirty persons in that large family.</text:p>
          </table:table-cell>
        </table:table-row>
        <table:table-row table:style-name="ro1">
          <table:table-cell table:formula="of:=ROW()-1"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dro dhe gans lyver yw gwerthys lemmyn.</text:p>
          </table:table-cell>
          <table:table-cell table:style-name="ce4" office:value-type="string" calcext:value-type="string">
            <text:p>About a hundred books are sold now.</text:p>
          </table:table-cell>
        </table:table-row>
        <table:table-row table:style-name="ro1">
          <table:table-cell table:formula="of:=ROW()-1"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kans milder yw an fordh dhe Druru.</text:p>
          </table:table-cell>
          <table:table-cell table:style-name="ce4" office:value-type="string" calcext:value-type="string">
            <text:p>The road to Truro is fifty miles.</text:p>
          </table:table-cell>
        </table:table-row>
        <table:table-row table:style-name="ro1">
          <table:table-cell table:formula="of:=ROW()-1" office:value-type="float" office:value="525" calcext:value-type="float">
            <text:p>5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peswar warn ugens yw par dhe dhewdhek.</text:p>
          </table:table-cell>
          <table:table-cell table:style-name="ce4" office:value-type="string" calcext:value-type="string">
            <text:p>Half of twenty-four is equal to twelve.</text:p>
          </table:table-cell>
        </table:table-row>
        <table:table-row table:style-name="ro1">
          <table:table-cell table:formula="of:=ROW()-1" office:value-type="float" office:value="526" calcext:value-type="float">
            <text:p>5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wdhek flogh ha tri ugens y’n skol na. re vyghan yw hi martesen.</text:p>
          </table:table-cell>
          <table:table-cell table:style-name="ce4" office:value-type="string" calcext:value-type="string">
            <text:p>There are seventy-two children in that school. It is too small perhaps.</text:p>
          </table:table-cell>
        </table:table-row>
        <table:table-row table:style-name="ro1">
          <table:table-cell table:formula="of:=ROW()-1" office:value-type="float" office:value="527" calcext:value-type="float">
            <text:p>5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mp chi ha peswar ugens yw chiow nowydh.</text:p>
          </table:table-cell>
          <table:table-cell table:style-name="ce4" office:value-type="string" calcext:value-type="string">
            <text:p>Eighty-five houses are new houses.</text:p>
          </table:table-cell>
        </table:table-row>
        <table:table-row table:style-name="ro1">
          <table:table-cell table:formula="of:=ROW()-1"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w gi ha dew ugens a-ji dhe’n gresenn.</text:p>
          </table:table-cell>
          <table:table-cell table:style-name="ce4" office:value-type="string" calcext:value-type="string">
            <text:p>There are forty-two dogs in the centre.</text:p>
          </table:table-cell>
        </table:table-row>
        <table:table-row table:style-name="ro1">
          <table:table-cell table:formula="of:=ROW()-1" office:value-type="float" office:value="529" calcext:value-type="float">
            <text:p>5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eyr benyn warn ugens, peswar gour warn ugens hag unnek flogh yw etek den ha dew ugens warbarth.</text:p>
          </table:table-cell>
          <table:table-cell table:style-name="ce4" office:value-type="string" calcext:value-type="string">
            <text:p>Twenty-three women, twenty-four men and eleven children is fifty-eight people altogether.</text:p>
          </table:table-cell>
        </table:table-row>
        <table:table-row table:style-name="ro1">
          <table:table-cell table:formula="of:=ROW()-1"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nsyow bretonek ma yw brav.</text:p>
          </table:table-cell>
          <table:table-cell table:style-name="ce4" office:value-type="string" calcext:value-type="string">
            <text:p>Those Breton dances are grand.</text:p>
          </table:table-cell>
        </table:table-row>
        <table:table-row table:style-name="ro1">
          <table:table-cell table:formula="of:=ROW()-1" office:value-type="float" office:value="531" calcext:value-type="float">
            <text:p>5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‘Bro Goth’ yw kan an vro.</text:p>
          </table:table-cell>
          <table:table-cell table:style-name="ce4" office:value-type="string" calcext:value-type="string">
            <text:p>‘Bro goth’ is the song of the country.</text:p>
          </table:table-cell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pronter an chapel?</text:p>
          </table:table-cell>
          <table:table-cell table:style-name="ce4" office:value-type="string" calcext:value-type="string">
            <text:p>What is the chapel preacher like?</text:p>
          </table:table-cell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ev re dha, dell hevel</text:p>
          </table:table-cell>
          <table:table-cell table:style-name="ce4" office:value-type="string" calcext:value-type="string">
            <text:p>He isn’t too good, it seems.</text:p>
          </table:table-cell>
        </table:table-row>
        <table:table-row table:style-name="ro1">
          <table:table-cell table:formula="of:=ROW()-1"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egh den warn ugens y’n kuntelles a-ji dhe hel an dre.</text:p>
          </table:table-cell>
          <table:table-cell table:style-name="ce4" office:value-type="string" calcext:value-type="string">
            <text:p>There are twenty-six people in the meeting in the town hall.</text:p>
          </table:table-cell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ganstell, mar pleg!</text:p>
          </table:table-cell>
          <table:table-cell table:style-name="ce4" office:value-type="string" calcext:value-type="string">
            <text:p>Take the basket, please!</text:p>
          </table:table-cell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la genes lemmyn, Gari?</text:p>
          </table:table-cell>
          <table:table-cell table:style-name="ce4" office:value-type="string" calcext:value-type="string">
            <text:p>How are you now, Gary?</text:p>
          </table:table-cell>
        </table:table-row>
        <table:table-row table:style-name="ro1">
          <table:table-cell table:formula="of:=ROW()-1"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 lowr, meur ras, mes yma anwoes warnav, dell dybav.</text:p>
          </table:table-cell>
          <table:table-cell table:style-name="ce4" office:value-type="string" calcext:value-type="string">
            <text:p>Well enough, thanks, but I’ve got a cold, I think.</text:p>
          </table:table-cell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flogh yw mab Mrs Olver?</text:p>
          </table:table-cell>
          <table:table-cell table:style-name="ce4" office:value-type="string" calcext:value-type="string">
            <text:p>Which child is Mrs Olver’s son?</text:p>
          </table:table-cell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maw moen na ryb an daras.</text:p>
          </table:table-cell>
          <table:table-cell table:style-name="ce4" office:value-type="string" calcext:value-type="string">
            <text:p>There look! That thin boy next to the door.</text:p>
          </table:table-cell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rag koen?</text:p>
          </table:table-cell>
          <table:table-cell table:style-name="ce4" office:value-type="string" calcext:value-type="string">
            <text:p>What’s for supper?</text:p>
          </table:table-cell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hwath, pysk martesen.</text:p>
          </table:table-cell>
          <table:table-cell table:style-name="ce4" office:value-type="string" calcext:value-type="string">
            <text:p>I don’t know yet, fish perhaps.</text:p>
          </table:table-cell>
        </table:table-row>
        <table:table-row table:style-name="ro1">
          <table:table-cell table:formula="of:=ROW()-1"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y eur yw li y’n ostel ma?</text:p>
          </table:table-cell>
          <table:table-cell table:style-name="ce4" office:value-type="string" calcext:value-type="string">
            <text:p>At what time is lunch in this hotel?</text:p>
          </table:table-cell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hanter dydh poran.</text:p>
          </table:table-cell>
          <table:table-cell table:style-name="ce4" office:value-type="string" calcext:value-type="string">
            <text:p>At midday exactly.</text:p>
          </table:table-cell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aval yw hemma?</text:p>
          </table:table-cell>
          <table:table-cell table:style-name="ce4" office:value-type="string" calcext:value-type="string">
            <text:p>What kind of apple is this?</text:p>
          </table:table-cell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val ‘Mamm-wynn an Gov’ yw ev.</text:p>
          </table:table-cell>
          <table:table-cell table:style-name="ce4" office:value-type="string" calcext:value-type="string">
            <text:p>It’s a Granny Smith apple.</text:p>
          </table:table-cell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ves yw tanow war an voen.</text:p>
          </table:table-cell>
          <table:table-cell table:style-name="ce4" office:value-type="string" calcext:value-type="string">
            <text:p>Sheep are scarce on the down.</text:p>
          </table:table-cell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hemma?</text:p>
          </table:table-cell>
          <table:table-cell table:style-name="ce4" office:value-type="string" calcext:value-type="string">
            <text:p>Do you understand this?</text:p>
          </table:table-cell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! Arta mar pleg.</text:p>
          </table:table-cell>
          <table:table-cell table:style-name="ce4" office:value-type="string" calcext:value-type="string">
            <text:p>No! Again please.</text:p>
          </table:table-cell>
        </table:table-row>
        <table:table-row table:style-name="ro1">
          <table:table-cell table:formula="of:=ROW()-1"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bargen-tir ma pur vras.</text:p>
          </table:table-cell>
          <table:table-cell table:style-name="ce4" office:value-type="string" calcext:value-type="string">
            <text:p>This farm is not very big.</text:p>
          </table:table-cell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lemmyn?</text:p>
          </table:table-cell>
          <table:table-cell table:style-name="ce4" office:value-type="string" calcext:value-type="string">
            <text:p>What’s the weather like now?</text:p>
          </table:table-cell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er, niwlek ha tewl yw hi.</text:p>
          </table:table-cell>
          <table:table-cell table:style-name="ce4" office:value-type="string" calcext:value-type="string">
            <text:p>It’s very cold, misty and dark.</text:p>
          </table:table-cell>
        </table:table-row>
        <table:table-row table:style-name="ro1">
          <table:table-cell table:formula="of:=ROW()-1"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eder kador warn ugens gesys a-ji dhe hel an eglos.</text:p>
          </table:table-cell>
          <table:table-cell table:style-name="ce4" office:value-type="string" calcext:value-type="string">
            <text:p>There are twenty-four chairs left in the church hall.</text:p>
          </table:table-cell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yw pur feusik, dell dybav.</text:p>
          </table:table-cell>
          <table:table-cell table:style-name="ce4" office:value-type="string" calcext:value-type="string">
            <text:p>They are very lucky, I think.</text:p>
          </table:table-cell>
        </table:table-row>
        <table:table-row table:style-name="ro1">
          <table:table-cell table:formula="of:=ROW()-1"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yw kar Mona, a nyns yw henna gwir?</text:p>
          </table:table-cell>
          <table:table-cell table:style-name="ce4" office:value-type="string" calcext:value-type="string">
            <text:p>You are a relation of Mona, isn’t that true?</text:p>
          </table:table-cell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! My yw keniterow Mona.</text:p>
          </table:table-cell>
          <table:table-cell table:style-name="ce4" office:value-type="string" calcext:value-type="string">
            <text:p>Yes! I’m Mona’s cousin.</text:p>
          </table:table-cell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yb an amari</text:p>
          </table:table-cell>
          <table:table-cell table:style-name="ce4" office:value-type="string" calcext:value-type="string">
            <text:p>by the cupboard</text:p>
          </table:table-cell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rag an amari</text:p>
          </table:table-cell>
          <table:table-cell table:style-name="ce4" office:value-type="string" calcext:value-type="string">
            <text:p>in front of the cupboard</text:p>
          </table:table-cell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dryv an amari</text:p>
          </table:table-cell>
          <table:table-cell table:style-name="ce4" office:value-type="string" calcext:value-type="string">
            <text:p>behind the cupboard</text:p>
          </table:table-cell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ar an amari</text:p>
          </table:table-cell>
          <table:table-cell table:style-name="ce4" office:value-type="string" calcext:value-type="string">
            <text:p>on the cupboard</text:p>
          </table:table-cell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’n amari</text:p>
          </table:table-cell>
          <table:table-cell table:style-name="ce4" office:value-type="string" calcext:value-type="string">
            <text:p>in the cupboard</text:p>
          </table:table-cell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n-dann an voes</text:p>
          </table:table-cell>
          <table:table-cell table:style-name="ce4" office:value-type="string" calcext:value-type="string">
            <text:p>under the table</text:p>
          </table:table-cell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tan</text:p>
          </table:table-cell>
          <table:table-cell table:style-name="ce4" office:value-type="string" calcext:value-type="string">
            <text:p>at the fire</text:p>
          </table:table-cell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er an pras</text:p>
          </table:table-cell>
          <table:table-cell table:style-name="ce4" office:value-type="string" calcext:value-type="string">
            <text:p>through the meadow</text:p>
          </table:table-cell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an teylu</text:p>
          </table:table-cell>
          <table:table-cell table:style-name="ce4" office:value-type="string" calcext:value-type="string">
            <text:p>with the family</text:p>
          </table:table-cell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gath?</text:p>
          </table:table-cell>
          <table:table-cell table:style-name="ce4" office:value-type="string" calcext:value-type="string">
            <text:p>Where is the cat?</text:p>
          </table:table-cell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yb an fos (yma hi).</text:p>
          </table:table-cell>
          <table:table-cell table:style-name="ce4" office:value-type="string" calcext:value-type="string">
            <text:p>Beside the wall (it is).</text:p>
          </table:table-cell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Jori?</text:p>
          </table:table-cell>
          <table:table-cell table:style-name="ce4" office:value-type="string" calcext:value-type="string">
            <text:p>Where is George?</text:p>
          </table:table-cell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voes (yma ev).</text:p>
          </table:table-cell>
          <table:table-cell table:style-name="ce4" office:value-type="string" calcext:value-type="string">
            <text:p>At the table (he is).</text:p>
          </table:table-cell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hanafow?</text:p>
          </table:table-cell>
          <table:table-cell table:style-name="ce4" office:value-type="string" calcext:value-type="string">
            <text:p>Where are the cups?</text:p>
          </table:table-cell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'n gegin (ymons i).</text:p>
          </table:table-cell>
          <table:table-cell table:style-name="ce4" office:value-type="string" calcext:value-type="string">
            <text:p>In the kitchen (they are).</text:p>
          </table:table-cell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karr?</text:p>
          </table:table-cell>
          <table:table-cell table:style-name="ce4" office:value-type="string" calcext:value-type="string">
            <text:p>Where is the car?</text:p>
          </table:table-cell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rag an karrji (yma an karr).</text:p>
          </table:table-cell>
          <table:table-cell table:style-name="ce4" office:value-type="string" calcext:value-type="string">
            <text:p>In front of the garage (is the car).</text:p>
          </table:table-cell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eskisyow?</text:p>
          </table:table-cell>
          <table:table-cell table:style-name="ce4" office:value-type="string" calcext:value-type="string">
            <text:p>Where are the shoes?</text:p>
          </table:table-cell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n-dann an gweli (ymons i)</text:p>
          </table:table-cell>
          <table:table-cell table:style-name="ce4" office:value-type="string" calcext:value-type="string">
            <text:p>Under the bed (they are).</text:p>
          </table:table-cell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lowarth?</text:p>
          </table:table-cell>
          <table:table-cell table:style-name="ce4" office:value-type="string" calcext:value-type="string">
            <text:p>Where is the garden?</text:p>
          </table:table-cell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dryv an chi (yma ev).</text:p>
          </table:table-cell>
          <table:table-cell table:style-name="ce4" office:value-type="string" calcext:value-type="string">
            <text:p>Behind the house (it is).</text:p>
          </table:table-cell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Maria?</text:p>
          </table:table-cell>
          <table:table-cell table:style-name="ce4" office:value-type="string" calcext:value-type="string">
            <text:p>Where is Mary?</text:p>
          </table:table-cell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voes (yma hi).</text:p>
          </table:table-cell>
          <table:table-cell table:style-name="ce4" office:value-type="string" calcext:value-type="string">
            <text:p>At the table (she is).</text:p>
          </table:table-cell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ath y'n lowarth?</text:p>
          </table:table-cell>
          <table:table-cell table:style-name="ce4" office:value-type="string" calcext:value-type="string">
            <text:p>Is the cat in the garden?</text:p>
          </table:table-cell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! Yma hi ena.</text:p>
          </table:table-cell>
          <table:table-cell table:style-name="ce4" office:value-type="string" calcext:value-type="string">
            <text:p>Yes! She is there.</text:p>
          </table:table-cell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nyns usi an boes war an voes hwath?</text:p>
          </table:table-cell>
          <table:table-cell table:style-name="ce4" office:value-type="string" calcext:value-type="string">
            <text:p>Isn't the food on the table yet?</text:p>
          </table:table-cell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usi! Nyns usi ev ena hwath.</text:p>
          </table:table-cell>
          <table:table-cell table:style-name="ce4" office:value-type="string" calcext:value-type="string">
            <text:p>No! It's not there yet.</text:p>
          </table:table-cell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lyvrow omma?</text:p>
          </table:table-cell>
          <table:table-cell table:style-name="ce4" office:value-type="string" calcext:value-type="string">
            <text:p>Are the books here?</text:p>
          </table:table-cell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 i war an voes?</text:p>
          </table:table-cell>
          <table:table-cell table:style-name="ce4" office:value-type="string" calcext:value-type="string">
            <text:p>Are they on the table?</text:p>
          </table:table-cell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/Nag esons.</text:p>
          </table:table-cell>
          <table:table-cell table:style-name="ce4" office:value-type="string" calcext:value-type="string">
            <text:p>They are/They are not.</text:p>
          </table:table-cell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lyver melyn?</text:p>
          </table:table-cell>
          <table:table-cell table:style-name="ce4" office:value-type="string" calcext:value-type="string">
            <text:p>Where is the yellow book?</text:p>
          </table:table-cell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War an voes (yma) martesen.</text:p>
          </table:table-cell>
          <table:table-cell table:style-name="ce4" office:value-type="string" calcext:value-type="string">
            <text:p>On the table (it is) perhaps.</text:p>
          </table:table-cell>
        </table:table-row>
        <table:table-row table:style-name="ro1">
          <table:table-cell table:formula="of:=ROW()-1"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arghantti?</text:p>
          </table:table-cell>
          <table:table-cell table:style-name="ce4" office:value-type="string" calcext:value-type="string">
            <text:p>Where is the bank?</text:p>
          </table:table-cell>
        </table:table-row>
        <table:table-row table:style-name="ro1">
          <table:table-cell table:formula="of:=ROW()-1"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 kres an dre yma ev.</text:p>
          </table:table-cell>
          <table:table-cell table:style-name="ce4" office:value-type="string" calcext:value-type="string">
            <text:p>It's in the town centre.</text:p>
          </table:table-cell>
        </table:table-row>
        <table:table-row table:style-name="ro1">
          <table:table-cell table:formula="of:=ROW()-1"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gador lemmyn?</text:p>
          </table:table-cell>
          <table:table-cell table:style-name="ce4" office:value-type="string" calcext:value-type="string">
            <text:p>Where is the chair now?</text:p>
          </table:table-cell>
        </table:table-row>
        <table:table-row table:style-name="ro1">
          <table:table-cell table:formula="of:=ROW()-1"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rth an fos yma hi.</text:p>
          </table:table-cell>
          <table:table-cell table:style-name="ce4" office:value-type="string" calcext:value-type="string">
            <text:p>It's against the wall.</text:p>
          </table:table-cell>
        </table:table-row>
        <table:table-row table:style-name="ro1">
          <table:table-cell table:formula="of:=ROW()-1"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bollys, mar pleg?</text:p>
          </table:table-cell>
          <table:table-cell table:style-name="ce4" office:value-type="string" calcext:value-type="string">
            <text:p>Where are the bowls, please?</text:p>
          </table:table-cell>
        </table:table-row>
        <table:table-row table:style-name="ro1">
          <table:table-cell table:formula="of:=ROW()-1"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amari ymons, dell dybav.</text:p>
          </table:table-cell>
          <table:table-cell table:style-name="ce4" office:value-type="string" calcext:value-type="string">
            <text:p>They are in the cupboard, I think.</text:p>
          </table:table-cell>
        </table:table-row>
        <table:table-row table:style-name="ro1">
          <table:table-cell table:formula="of:=ROW()-1"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 hwoer Peder y'n skol na?</text:p>
          </table:table-cell>
          <table:table-cell table:style-name="ce4" office:value-type="string" calcext:value-type="string">
            <text:p>Is Peter's sister in that school?</text:p>
          </table:table-cell>
        </table:table-row>
        <table:table-row table:style-name="ro1">
          <table:table-cell table:formula="of:=ROW()-1"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Yma hi ena gans Peder.</text:p>
          </table:table-cell>
          <table:table-cell table:style-name="ce4" office:value-type="string" calcext:value-type="string">
            <text:p>Yes! She's there with Peter.</text:p>
          </table:table-cell>
        </table:table-row>
        <table:table-row table:style-name="ro1">
          <table:table-cell table:formula="of:=ROW()-1"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 an lost a-rag an hel?</text:p>
          </table:table-cell>
          <table:table-cell table:style-name="ce4" office:value-type="string" calcext:value-type="string">
            <text:p>Is the queue in front of the hall?</text:p>
          </table:table-cell>
        </table:table-row>
        <table:table-row table:style-name="ro1">
          <table:table-cell table:formula="of:=ROW()-1"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Hag yma lost hir ryb an hel ynwedh.</text:p>
          </table:table-cell>
          <table:table-cell table:style-name="ce4" office:value-type="string" calcext:value-type="string">
            <text:p>Yes! And there is a long queue beside the hall too.</text:p>
          </table:table-cell>
        </table:table-row>
        <table:table-row table:style-name="ro1">
          <table:table-cell table:formula="of:=ROW()-1"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lost rag an kyttrin?</text:p>
          </table:table-cell>
          <table:table-cell table:style-name="ce4" office:value-type="string" calcext:value-type="string">
            <text:p>Is there a queue for the bus?</text:p>
          </table:table-cell>
        </table:table-row>
        <table:table-row table:style-name="ro1">
          <table:table-cell table:formula="of:=ROW()-1"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us! Nyns eus nebonan ena.</text:p>
          </table:table-cell>
          <table:table-cell table:style-name="ce4" office:value-type="string" calcext:value-type="string">
            <text:p>No! There's no one there.</text:p>
          </table:table-cell>
        </table:table-row>
        <table:table-row table:style-name="ro1">
          <table:table-cell table:formula="of:=ROW()-1"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untelles omma lemmyn?</text:p>
          </table:table-cell>
          <table:table-cell table:style-name="ce4" office:value-type="string" calcext:value-type="string">
            <text:p>Is there a meeting here now?</text:p>
          </table:table-cell>
        </table:table-row>
        <table:table-row table:style-name="ro1">
          <table:table-cell table:formula="of:=ROW()-1"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, dell hevel.</text:p>
          </table:table-cell>
          <table:table-cell table:style-name="ce4" office:value-type="string" calcext:value-type="string">
            <text:p>Yes! There is, it seems.</text:p>
          </table:table-cell>
        </table:table-row>
        <table:table-row table:style-name="ro1">
          <table:table-cell table:formula="of:=ROW()-1"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lyver y'n argh-lyvrow na?</text:p>
          </table:table-cell>
          <table:table-cell table:style-name="ce4" office:value-type="string" calcext:value-type="string">
            <text:p>Isn't the book in that bookcase?</text:p>
          </table:table-cell>
        </table:table-row>
        <table:table-row table:style-name="ro1">
          <table:table-cell table:formula="of:=ROW()-1"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usi! Nyns usi ev ena.</text:p>
          </table:table-cell>
          <table:table-cell table:style-name="ce4" office:value-type="string" calcext:value-type="string">
            <text:p>No! It's not there.</text:p>
          </table:table-cell>
        </table:table-row>
        <table:table-row table:style-name="ro1">
          <table:table-cell table:formula="of:=ROW()-1"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bleujennow genes?</text:p>
          </table:table-cell>
          <table:table-cell table:style-name="ce4" office:value-type="string" calcext:value-type="string">
            <text:p>Haven't you got the flowers? (literally Aren't the flowers with you?)</text:p>
          </table:table-cell>
        </table:table-row>
        <table:table-row table:style-name="ro1">
          <table:table-cell table:formula="of:=ROW()-1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sons! Nyns esons.</text:p>
          </table:table-cell>
          <table:table-cell table:style-name="ce4" office:value-type="string" calcext:value-type="string">
            <text:p>No! They are not.</text:p>
          </table:table-cell>
        </table:table-row>
        <table:table-row table:style-name="ro1">
          <table:table-cell table:formula="of:=ROW()-1"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ons i gans an vamm.</text:p>
          </table:table-cell>
          <table:table-cell table:style-name="ce4" office:value-type="string" calcext:value-type="string">
            <text:p>Mother has them. (literally They are with the mother.)</text:p>
          </table:table-cell>
        </table:table-row>
        <table:table-row table:style-name="ro1">
          <table:table-cell table:formula="of:=ROW()-1"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ki? Usi ev y'n lowarth?</text:p>
          </table:table-cell>
          <table:table-cell table:style-name="ce4" office:value-type="string" calcext:value-type="string">
            <text:p>Where is the dog? Is he in the garden?</text:p>
          </table:table-cell>
        </table:table-row>
        <table:table-row table:style-name="ro1">
          <table:table-cell table:formula="of:=ROW()-1"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Hag yma an gath ena ynwedh.</text:p>
          </table:table-cell>
          <table:table-cell table:style-name="ce4" office:value-type="string" calcext:value-type="string">
            <text:p>Yes! And the cat is there also.</text:p>
          </table:table-cell>
        </table:table-row>
        <table:table-row table:style-name="ro1">
          <table:table-cell table:formula="of:=ROW()-1"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ons i ena warbarth ytho?</text:p>
          </table:table-cell>
          <table:table-cell table:style-name="ce4" office:value-type="string" calcext:value-type="string">
            <text:p>Are they there together then?</text:p>
          </table:table-cell>
        </table:table-row>
        <table:table-row table:style-name="ro1">
          <table:table-cell table:formula="of:=ROW()-1"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sons! Yma an ki war an leur mes yma an gath y'n wydhenn.</text:p>
          </table:table-cell>
          <table:table-cell table:style-name="ce4" office:value-type="string" calcext:value-type="string">
            <text:p>No! The dog is on the ground but the cat is in the tree.</text:p>
          </table:table-cell>
        </table:table-row>
        <table:table-row table:style-name="ro1">
          <table:table-cell table:formula="of:=ROW()-1"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res oy yw melyn.</text:p>
          </table:table-cell>
          <table:table-cell table:style-name="ce4" office:value-type="string" calcext:value-type="string">
            <text:p>The middle of an egg is yellow.</text:p>
          </table:table-cell>
        </table:table-row>
        <table:table-row table:style-name="ro1">
          <table:table-cell table:formula="of:=ROW()-1"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dornleow, mar pleg</text:p>
          </table:table-cell>
          <table:table-cell table:style-name="ce4" office:value-type="string" calcext:value-type="string">
            <text:p>Take the handles, please.</text:p>
          </table:table-cell>
        </table:table-row>
        <table:table-row table:style-name="ro1">
          <table:table-cell table:formula="of:=ROW()-1"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gerva verr.</text:p>
          </table:table-cell>
          <table:table-cell table:style-name="ce4" office:value-type="string" calcext:value-type="string">
            <text:p>Here's a short word list.</text:p>
          </table:table-cell>
        </table:table-row>
        <table:table-row table:style-name="ro1">
          <table:table-cell table:formula="of:=ROW()-1"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rva ma yw hir lowr, dell dybav.</text:p>
          </table:table-cell>
          <table:table-cell table:style-name="ce4" office:value-type="string" calcext:value-type="string">
            <text:p>This word list is long enough, I think</text:p>
          </table:table-cell>
        </table:table-row>
        <table:table-row table:style-name="ro1">
          <table:table-cell table:formula="of:=ROW()-1" office:value-type="float" office:value="615" calcext:value-type="float">
            <text:p>6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eskisyow ma ytho?</text:p>
          </table:table-cell>
          <table:table-cell table:style-name="ce4" office:value-type="string" calcext:value-type="string">
            <text:p>How are these shoes then?</text:p>
          </table:table-cell>
        </table:table-row>
        <table:table-row table:style-name="ro1">
          <table:table-cell table:formula="of:=ROW()-1"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vras yns.</text:p>
          </table:table-cell>
          <table:table-cell table:style-name="ce4" office:value-type="string" calcext:value-type="string">
            <text:p>They are too big.</text:p>
          </table:table-cell>
        </table:table-row>
        <table:table-row table:style-name="ro1">
          <table:table-cell table:formula="of:=ROW()-1"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ughel yw tour an eglos, a nyns yw ev?</text:p>
          </table:table-cell>
          <table:table-cell table:style-name="ce4" office:value-type="string" calcext:value-type="string">
            <text:p>The church tower is very high, isn't it?</text:p>
          </table:table-cell>
        </table:table-row>
        <table:table-row table:style-name="ro1">
          <table:table-cell table:formula="of:=ROW()-1"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klokk an eglos!</text:p>
          </table:table-cell>
          <table:table-cell table:style-name="ce4" office:value-type="string" calcext:value-type="string">
            <text:p>Look there, the church clock!</text:p>
          </table:table-cell>
        </table:table-row>
        <table:table-row table:style-name="ro1">
          <table:table-cell table:formula="of:=ROW()-1" office:value-type="float" office:value="619" calcext:value-type="float">
            <text:p>6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yr eur poran yw hi.</text:p>
          </table:table-cell>
          <table:table-cell table:style-name="ce4" office:value-type="string" calcext:value-type="string">
            <text:p>It's three o'clock exactly.</text:p>
          </table:table-cell>
        </table:table-row>
        <table:table-row table:style-name="ro1">
          <table:table-cell table:formula="of:=ROW()-1"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folenn yw nessa?</text:p>
          </table:table-cell>
          <table:table-cell table:style-name="ce4" office:value-type="string" calcext:value-type="string">
            <text:p>Which page is next?</text:p>
          </table:table-cell>
        </table:table-row>
        <table:table-row table:style-name="ro1">
          <table:table-cell table:formula="of:=ROW()-1" office:value-type="float" office:value="621" calcext:value-type="float">
            <text:p>6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olenn niver nownsek yw an nessa folenn.</text:p>
          </table:table-cell>
          <table:table-cell table:style-name="ce4" office:value-type="string" calcext:value-type="string">
            <text:p>Page number nineteen is the next page.</text:p>
          </table:table-cell>
        </table:table-row>
        <table:table-row table:style-name="ro1">
          <table:table-cell table:formula="of:=ROW()-1" office:value-type="float" office:value="622" calcext:value-type="float">
            <text:p>6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bleujennow ma?</text:p>
          </table:table-cell>
          <table:table-cell table:style-name="ce4" office:value-type="string" calcext:value-type="string">
            <text:p>What are these flowers?</text:p>
          </table:table-cell>
        </table:table-row>
        <table:table-row table:style-name="ro1">
          <table:table-cell table:formula="of:=ROW()-1"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ili yns.</text:p>
          </table:table-cell>
          <table:table-cell table:style-name="ce4" office:value-type="string" calcext:value-type="string">
            <text:p>They are lilies</text:p>
          </table:table-cell>
        </table:table-row>
        <table:table-row table:style-name="ro1">
          <table:table-cell table:formula="of:=ROW()-1" office:value-type="float" office:value="624" calcext:value-type="float">
            <text:p>6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keur yw parys lemmyn, dell hevel.</text:p>
          </table:table-cell>
          <table:table-cell table:style-name="ce4" office:value-type="string" calcext:value-type="string">
            <text:p>The choir is ready now, it seems.</text:p>
          </table:table-cell>
        </table:table-row>
        <table:table-row table:style-name="ro1">
          <table:table-cell table:formula="of:=ROW()-1"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w dhen ha dew ugens y'n kuntelles. Hemm yw niver da rag kuntelles a'n par ma.</text:p>
          </table:table-cell>
          <table:table-cell table:style-name="ce4" office:value-type="string" calcext:value-type="string">
            <text:p>There are forty-two people in the meeting. This is a good number for a meeting of this kind.</text:p>
          </table:table-cell>
        </table:table-row>
        <table:table-row table:style-name="ro1">
          <table:table-cell table:formula="of:=ROW()-1" office:value-type="float" office:value="626" calcext:value-type="float">
            <text:p>6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yow bryjys yw da rag hansel.</text:p>
          </table:table-cell>
          <table:table-cell table:style-name="ce4" office:value-type="string" calcext:value-type="string">
            <text:p>Boiled eggs are good for breakfast.</text:p>
          </table:table-cell>
        </table:table-row>
        <table:table-row table:style-name="ro1">
          <table:table-cell table:formula="of:=ROW()-1"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a win yw re.</text:p>
          </table:table-cell>
          <table:table-cell table:style-name="ce4" office:value-type="string" calcext:value-type="string">
            <text:p>Much wine is too much.</text:p>
          </table:table-cell>
        </table:table-row>
        <table:table-row table:style-name="ro1">
          <table:table-cell table:formula="of:=ROW()-1"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meur a voestiow da y'n dre.</text:p>
          </table:table-cell>
          <table:table-cell table:style-name="ce4" office:value-type="string" calcext:value-type="string">
            <text:p>There are many good restaurants in town.</text:p>
          </table:table-cell>
        </table:table-row>
        <table:table-row table:style-name="ro1">
          <table:table-cell table:formula="of:=ROW()-1"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yow pals yw boghosek.</text:p>
          </table:table-cell>
          <table:table-cell table:style-name="ce4" office:value-type="string" calcext:value-type="string">
            <text:p>Many countries are poor.</text:p>
          </table:table-cell>
        </table:table-row>
        <table:table-row table:style-name="ro1">
          <table:table-cell table:formula="of:=ROW()-1"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ies karr yw re skav, dell dybav.</text:p>
          </table:table-cell>
          <table:table-cell table:style-name="ce4" office:value-type="string" calcext:value-type="string">
            <text:p>Many cars are too fast, I think.</text:p>
          </table:table-cell>
        </table:table-row>
        <table:table-row table:style-name="ro1">
          <table:table-cell table:formula="of:=ROW()-1" office:value-type="float" office:value="631" calcext:value-type="float">
            <text:p>6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tus yw kevoethek.</text:p>
          </table:table-cell>
          <table:table-cell table:style-name="ce4" office:value-type="string" calcext:value-type="string">
            <text:p>Few people are rich.</text:p>
          </table:table-cell>
        </table:table-row>
        <table:table-row table:style-name="ro1">
          <table:table-cell table:formula="of:=ROW()-1"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omma nebes keus ragos!</text:p>
          </table:table-cell>
          <table:table-cell table:style-name="ce4" office:value-type="string" calcext:value-type="string">
            <text:p>Here is some cheese for you!</text:p>
          </table:table-cell>
        </table:table-row>
        <table:table-row table:style-name="ro1">
          <table:table-cell table:formula="of:=ROW()-1"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es fordhow y’n ynys yw ledan lowr mes meur a fordhow ena yw re gul.</text:p>
          </table:table-cell>
          <table:table-cell table:style-name="ce4" office:value-type="string" calcext:value-type="string">
            <text:p>Few roads on the island are wide enough but many roads there are too narrow.</text:p>
          </table:table-cell>
        </table:table-row>
        <table:table-row table:style-name="ro1">
          <table:table-cell table:formula="of:=ROW()-1"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meur a orses gell yn Amerika.</text:p>
          </table:table-cell>
          <table:table-cell table:style-name="ce4" office:value-type="string" calcext:value-type="string">
            <text:p>There are lots of brown bears in America.</text:p>
          </table:table-cell>
        </table:table-row>
        <table:table-row table:style-name="ro1">
          <table:table-cell table:formula="of:=ROW()-1"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meur a gommolennow lemmyn.</text:p>
          </table:table-cell>
          <table:table-cell table:style-name="ce4" office:value-type="string" calcext:value-type="string">
            <text:p>There are not many clouds now.</text:p>
          </table:table-cell>
        </table:table-row>
        <table:table-row table:style-name="ro1">
          <table:table-cell table:formula="of:=ROW()-1"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meur a wydhennw ha meur a vleujennow yn lowarth an chi bras na.</text:p>
          </table:table-cell>
          <table:table-cell table:style-name="ce4" office:value-type="string" calcext:value-type="string">
            <text:p>There are many trees and many flowers in the garden of that big house.</text:p>
          </table:table-cell>
        </table:table-row>
        <table:table-row table:style-name="ro1">
          <table:table-cell table:formula="of:=ROW()-1"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kadoryon bals y’n porth ma yw boghosek.</text:p>
          </table:table-cell>
          <table:table-cell table:style-name="ce4" office:value-type="string" calcext:value-type="string">
            <text:p>Many fishermen in this harbour are poor.</text:p>
          </table:table-cell>
        </table:table-row>
        <table:table-row table:style-name="ro1">
          <table:table-cell table:formula="of:=ROW()-1"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anoryon bals yn keur an chapel.</text:p>
          </table:table-cell>
          <table:table-cell table:style-name="ce4" office:value-type="string" calcext:value-type="string">
            <text:p>There are many singers in the chapel choir.</text:p>
          </table:table-cell>
        </table:table-row>
        <table:table-row table:style-name="ro1">
          <table:table-cell table:formula="of:=ROW()-1"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bals yw re dew.</text:p>
          </table:table-cell>
          <table:table-cell table:style-name="ce4" office:value-type="string" calcext:value-type="string">
            <text:p>Many people are too fat.</text:p>
          </table:table-cell>
        </table:table-row>
        <table:table-row table:style-name="ro1">
          <table:table-cell table:formula="of:=ROW()-1"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ies ostel yw gwag, dell hevel.</text:p>
          </table:table-cell>
          <table:table-cell table:style-name="ce4" office:value-type="string" calcext:value-type="string">
            <text:p>Many hotels are empty, it seems.</text:p>
          </table:table-cell>
        </table:table-row>
        <table:table-row table:style-name="ro1">
          <table:table-cell table:formula="of:=ROW()-1" office:value-type="float" office:value="641" calcext:value-type="float">
            <text:p>6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lies aval gesys?</text:p>
          </table:table-cell>
          <table:table-cell table:style-name="ce4" office:value-type="string" calcext:value-type="string">
            <text:p>Aren’t there lots of apples left?</text:p>
          </table:table-cell>
        </table:table-row>
        <table:table-row table:style-name="ro1">
          <table:table-cell table:formula="of:=ROW()-1"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ies gerva yw re hir, dell dybav.</text:p>
          </table:table-cell>
          <table:table-cell table:style-name="ce4" office:value-type="string" calcext:value-type="string">
            <text:p>Many word lists are too long, I think.</text:p>
          </table:table-cell>
        </table:table-row>
        <table:table-row table:style-name="ro1">
          <table:table-cell table:formula="of:=ROW()-1"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’ma an tri faper?</text:p>
          </table:table-cell>
          <table:table-cell table:style-name="ce4" office:value-type="string" calcext:value-type="string">
            <text:p>Where are the three papers?</text:p>
          </table:table-cell>
        </table:table-row>
        <table:table-row table:style-name="ro1">
          <table:table-cell table:formula="of:=ROW()-1"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an voes ymons.</text:p>
          </table:table-cell>
          <table:table-cell table:style-name="ce4" office:value-type="string" calcext:value-type="string">
            <text:p>They are on the table.</text:p>
          </table:table-cell>
        </table:table-row>
        <table:table-row table:style-name="ro1">
          <table:table-cell table:formula="of:=ROW()-1" office:value-type="float" office:value="645" calcext:value-type="float">
            <text:p>6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’ma an gever ytho?</text:p>
          </table:table-cell>
          <table:table-cell table:style-name="ce4" office:value-type="string" calcext:value-type="string">
            <text:p>Where are athe goats then?</text:p>
          </table:table-cell>
        </table:table-row>
        <table:table-row table:style-name="ro1">
          <table:table-cell table:formula="of:=ROW()-1"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’n pras a-dryv drehevyans a-dryv an bargen-tir ymons martesen.</text:p>
          </table:table-cell>
          <table:table-cell table:style-name="ce4" office:value-type="string" calcext:value-type="string">
            <text:p>They are in the field behind the farm building perhaps.</text:p>
          </table:table-cell>
        </table:table-row>
        <table:table-row table:style-name="ro1">
          <table:table-cell table:formula="of:=ROW()-1"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-wynn orth an fenester gans an tas-gwynn.</text:p>
          </table:table-cell>
          <table:table-cell table:style-name="ce4" office:value-type="string" calcext:value-type="string">
            <text:p>Grandmother is at the window with grandfather.</text:p>
          </table:table-cell>
        </table:table-row>
        <table:table-row table:style-name="ro1">
          <table:table-cell table:formula="of:=ROW()-1"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yow bryjys yw bryntin, meur ras.</text:p>
          </table:table-cell>
          <table:table-cell table:style-name="ce4" office:value-type="string" calcext:value-type="string">
            <text:p>Boiled eggs are fine, thanks.</text:p>
          </table:table-cell>
        </table:table-row>
        <table:table-row table:style-name="ro1">
          <table:table-cell table:formula="of:=ROW()-1"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wdhek lyver ha dew-ugens y’n argh-lyvrow.</text:p>
          </table:table-cell>
          <table:table-cell table:style-name="ce4" office:value-type="string" calcext:value-type="string">
            <text:p>There are fifty-two books in the bookcase.</text:p>
          </table:table-cell>
        </table:table-row>
        <table:table-row table:style-name="ro1">
          <table:table-cell table:formula="of:=ROW()-1"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ynysow ma?</text:p>
          </table:table-cell>
          <table:table-cell table:style-name="ce4" office:value-type="string" calcext:value-type="string">
            <text:p>What are these islands.</text:p>
          </table:table-cell>
        </table:table-row>
        <table:table-row table:style-name="ro1">
          <table:table-cell table:formula="of:=ROW()-1" office:value-type="float" office:value="651" calcext:value-type="float">
            <text:p>6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ysow Syllan yns.</text:p>
          </table:table-cell>
          <table:table-cell table:style-name="ce4" office:value-type="string" calcext:value-type="string">
            <text:p>They are the Isles of Scilly.</text:p>
          </table:table-cell>
        </table:table-row>
        <table:table-row table:style-name="ro1">
          <table:table-cell table:formula="of:=ROW()-1" office:value-type="float" office:value="652" calcext:value-type="float">
            <text:p>6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etek den ha peswar ugens y’n eglos warbarth gans an pronter.</text:p>
          </table:table-cell>
          <table:table-cell table:style-name="ce4" office:value-type="string" calcext:value-type="string">
            <text:p>There are ninety-six people in the church together with the parson.</text:p>
          </table:table-cell>
        </table:table-row>
        <table:table-row table:style-name="ro1">
          <table:table-cell table:formula="of:=ROW()-1" office:value-type="float" office:value="653" calcext:value-type="float">
            <text:p>6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hiw gador warn ugens yw parys a-ji dhe’n hel.</text:p>
          </table:table-cell>
          <table:table-cell table:style-name="ce4" office:value-type="string" calcext:value-type="string">
            <text:p>The twenty-two chairs are ready inside the hall.</text:p>
          </table:table-cell>
        </table:table-row>
        <table:table-row table:style-name="ro1">
          <table:table-cell table:formula="of:=ROW()-1"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 lemmyn, mar pleg?</text:p>
          </table:table-cell>
          <table:table-cell table:style-name="ce4" office:value-type="string" calcext:value-type="string">
            <text:p>What time is it now, please?</text:p>
          </table:table-cell>
        </table:table-row>
        <table:table-row table:style-name="ro1">
          <table:table-cell table:formula="of:=ROW()-1" office:value-type="float" office:value="655" calcext:value-type="float">
            <text:p>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ydhek mynysenn wosa diw eur poran yw hi.</text:p>
          </table:table-cell>
          <table:table-cell table:style-name="ce4" office:value-type="string" calcext:value-type="string">
            <text:p>It’s thirteen minutes past two o’clock exactly.</text:p>
          </table:table-cell>
        </table:table-row>
        <table:table-row table:style-name="ro1">
          <table:table-cell table:formula="of:=ROW()-1" office:value-type="float" office:value="656" calcext:value-type="float">
            <text:p>6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y eur yth yw an tren dhe Aberplymm?</text:p>
          </table:table-cell>
          <table:table-cell table:style-name="ce4" office:value-type="string" calcext:value-type="string">
            <text:p>At what time is the train to Plymouth?</text:p>
          </table:table-cell>
        </table:table-row>
        <table:table-row table:style-name="ro1">
          <table:table-cell table:formula="of:=ROW()-1" office:value-type="float" office:value="657" calcext:value-type="float">
            <text:p>6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eder eur marnas kwarter yw ev.</text:p>
          </table:table-cell>
          <table:table-cell table:style-name="ce4" office:value-type="string" calcext:value-type="string">
            <text:p>It’s at quarter to four.</text:p>
          </table:table-cell>
        </table:table-row>
        <table:table-row table:style-name="ro1">
          <table:table-cell table:formula="of:=ROW()-1"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-dro dhe unn eur yw hi lemmyn, dell dybav.</text:p>
          </table:table-cell>
          <table:table-cell table:style-name="ce4" office:value-type="string" calcext:value-type="string">
            <text:p>It’s about one o’clock now, I think.</text:p>
          </table:table-cell>
        </table:table-row>
        <table:table-row table:style-name="ro1">
          <table:table-cell table:formula="of:=ROW()-1" office:value-type="float" office:value="659" calcext:value-type="float">
            <text:p>6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plasenn y’n amari byghan.</text:p>
          </table:table-cell>
          <table:table-cell table:style-name="ce4" office:value-type="string" calcext:value-type="string">
            <text:p>The records are in the small cupboard.</text:p>
          </table:table-cell>
        </table:table-row>
        <table:table-row table:style-name="ro1">
          <table:table-cell table:formula="of:=ROW()-1" office:value-type="float" office:value="660" calcext:value-type="float">
            <text:p>6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leow an darasow yw plos.</text:p>
          </table:table-cell>
          <table:table-cell table:style-name="ce4" office:value-type="string" calcext:value-type="string">
            <text:p>The door handles are dirty.</text:p>
          </table:table-cell>
        </table:table-row>
        <table:table-row table:style-name="ro1">
          <table:table-cell table:formula="of:=ROW()-1" office:value-type="float" office:value="661" calcext:value-type="float">
            <text:p>6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avrek an maw nay w re hir ha re ledan.</text:p>
          </table:table-cell>
          <table:table-cell table:style-name="ce4" office:value-type="string" calcext:value-type="string">
            <text:p>The boy’s trousers are too long and too wide.</text:p>
          </table:table-cell>
        </table:table-row>
        <table:table-row table:style-name="ro1">
          <table:table-cell table:formula="of:=ROW()-1" office:value-type="float" office:value="662" calcext:value-type="float">
            <text:p>6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goth yw an tavern ma.</text:p>
          </table:table-cell>
          <table:table-cell table:style-name="ce4" office:value-type="string" calcext:value-type="string">
            <text:p>This inn is very old.</text:p>
          </table:table-cell>
        </table:table-row>
        <table:table-row table:style-name="ro1">
          <table:table-cell table:formula="of:=ROW()-1"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yw moen lowr, sur.</text:p>
          </table:table-cell>
          <table:table-cell table:style-name="ce4" office:value-type="string" calcext:value-type="string">
            <text:p>He is thin enough, certainly.</text:p>
          </table:table-cell>
        </table:table-row>
        <table:table-row table:style-name="ro1">
          <table:table-cell table:formula="of:=ROW()-1" office:value-type="float" office:value="664" calcext:value-type="float">
            <text:p>6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latow lowr.</text:p>
          </table:table-cell>
          <table:table-cell table:style-name="ce4" office:value-type="string" calcext:value-type="string">
            <text:p>There aren’t enough plates.</text:p>
          </table:table-cell>
        </table:table-row>
        <table:table-row table:style-name="ro1">
          <table:table-cell table:formula="of:=ROW()-1"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i yw pur lowen, dell vydh usys.</text:p>
          </table:table-cell>
          <table:table-cell table:style-name="ce4" office:value-type="string" calcext:value-type="string">
            <text:p>You are very happy, as usual.</text:p>
          </table:table-cell>
        </table:table-row>
        <table:table-row table:style-name="ro1">
          <table:table-cell table:formula="of:=ROW()-1" office:value-type="float" office:value="666" calcext:value-type="float">
            <text:p>6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pur doemm, sur!</text:p>
          </table:table-cell>
          <table:table-cell table:style-name="ce4" office:value-type="string" calcext:value-type="string">
            <text:p>We are very hot, sure!</text:p>
          </table:table-cell>
        </table:table-row>
        <table:table-row table:style-name="ro1">
          <table:table-cell table:formula="of:=ROW()-1"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korr an gwydh yw terrys, a nyns yns i?</text:p>
          </table:table-cell>
          <table:table-cell table:style-name="ce4" office:value-type="string" calcext:value-type="string">
            <text:p>The branches of the trees are broken, aren’t they?</text:p>
          </table:table-cell>
        </table:table-row>
        <table:table-row table:style-name="ro1">
          <table:table-cell table:formula="of:=ROW()-1" office:value-type="float" office:value="668" calcext:value-type="float">
            <text:p>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 ytho!</text:p>
          </table:table-cell>
          <table:table-cell table:style-name="ce4" office:value-type="string" calcext:value-type="string">
            <text:p>Good night then!</text:p>
          </table:table-cell>
        </table:table-row>
        <table:table-row table:style-name="ro1">
          <table:table-cell table:formula="of:=ROW()-1" office:value-type="float" office:value="669" calcext:value-type="float">
            <text:p>6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yeth frynkek yw kewsys y’n pow ma, a nyns yw hi?</text:p>
          </table:table-cell>
          <table:table-cell table:style-name="ce4" office:value-type="string" calcext:value-type="string">
            <text:p>The French language is spoken in this country, isn’t it?</text:p>
          </table:table-cell>
        </table:table-row>
        <table:table-row table:style-name="ro1">
          <table:table-cell table:formula="of:=ROW()-1" office:value-type="float" office:value="670" calcext:value-type="float">
            <text:p>6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honna, an venyn voen na orth an voes?</text:p>
          </table:table-cell>
          <table:table-cell table:style-name="ce4" office:value-type="string" calcext:value-type="string">
            <text:p>Who is that, that slim woman at the table?</text:p>
          </table:table-cell>
        </table:table-row>
        <table:table-row table:style-name="ro1">
          <table:table-cell table:formula="of:=ROW()-1"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msin yw hi, myrgh Mr ha Mres Angell.</text:p>
          </table:table-cell>
          <table:table-cell table:style-name="ce4" office:value-type="string" calcext:value-type="string">
            <text:p>She’s Tamsin, Mr ans Mrs Angell’s daughter.</text:p>
          </table:table-cell>
        </table:table-row>
        <table:table-row table:style-name="ro1">
          <table:table-cell table:formula="of:=ROW()-1" office:value-type="float" office:value="672" calcext:value-type="float">
            <text:p>6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chambour yw an nessa dhe’n lowarth a-rag?</text:p>
          </table:table-cell>
          <table:table-cell table:style-name="ce4" office:value-type="string" calcext:value-type="string">
            <text:p>Which bedroom is nearest to the front garden?</text:p>
          </table:table-cell>
        </table:table-row>
        <table:table-row table:style-name="ro1">
          <table:table-cell table:formula="of:=ROW()-1" office:value-type="float" office:value="673" calcext:value-type="float">
            <text:p>6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ns i, mar pleg, an puskes ma?</text:p>
          </table:table-cell>
          <table:table-cell table:style-name="ce4" office:value-type="string" calcext:value-type="string">
            <text:p>What are they, please, these fish?</text:p>
          </table:table-cell>
        </table:table-row>
        <table:table-row table:style-name="ro1">
          <table:table-cell table:formula="of:=ROW()-1" office:value-type="float" office:value="674" calcext:value-type="float">
            <text:p>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ithyli yns.</text:p>
          </table:table-cell>
          <table:table-cell table:style-name="ce4" office:value-type="string" calcext:value-type="string">
            <text:p>They are mackerel.</text:p>
          </table:table-cell>
        </table:table-row>
        <table:table-row table:style-name="ro1">
          <table:table-cell table:formula="of:=ROW()-1"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mmer an lyver ma, mar pleg!</text:p>
          </table:table-cell>
          <table:table-cell table:style-name="ce4" office:value-type="string" calcext:value-type="string">
            <text:p>Take this book, please!</text:p>
          </table:table-cell>
        </table:table-row>
        <table:table-row table:style-name="ro1">
          <table:table-cell table:formula="of:=ROW()-1"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Igor e! folenn ugens.</text:p>
          </table:table-cell>
          <table:table-cell table:style-name="ce4" office:value-type="string" calcext:value-type="string">
            <text:p>Open it! Page twenty.</text:p>
          </table:table-cell>
        </table:table-row>
        <table:table-row table:style-name="ro1">
          <table:table-cell table:formula="of:=ROW()-1"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. Dege e lemmyn!</text:p>
          </table:table-cell>
          <table:table-cell table:style-name="ce4" office:value-type="string" calcext:value-type="string">
            <text:p>Thank you. Shut it now!</text:p>
          </table:table-cell>
        </table:table-row>
        <table:table-row table:style-name="ro1">
          <table:table-cell table:formula="of:=ROW()-1"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o an lyver dhe Sou, mar pleg!</text:p>
          </table:table-cell>
          <table:table-cell table:style-name="ce4" office:value-type="string" calcext:value-type="string">
            <text:p>Give the book to Sue, please!</text:p>
          </table:table-cell>
        </table:table-row>
        <table:table-row table:style-name="ro1">
          <table:table-cell table:formula="of:=ROW()-1"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 e, po hi, a igeri an lyver dhe folenn ugens ha lenn an kynsa linenn!</text:p>
          </table:table-cell>
          <table:table-cell table:style-name="ce4" office:value-type="string" calcext:value-type="string">
            <text:p>Ask him, or her, to open the book at page twenty and read the first line!</text:p>
          </table:table-cell>
        </table:table-row>
        <table:table-row table:style-name="ro1">
          <table:table-cell table:formula="of:=ROW()-1"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wra an keth tra gans nebonan arall!</text:p>
          </table:table-cell>
          <table:table-cell table:style-name="ce4" office:value-type="string" calcext:value-type="string">
            <text:p>Do the same thing with someone else!</text:p>
          </table:table-cell>
        </table:table-row>
        <table:table-row table:style-name="ro1">
          <table:table-cell table:formula="of:=ROW()-1"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avar dhymm! </text:p>
          </table:table-cell>
          <table:table-cell table:style-name="ce4" office:value-type="string" calcext:value-type="string">
            <text:p>Tell me!</text:p>
          </table:table-cell>
        </table:table-row>
        <table:table-row table:style-name="ro1">
          <table:table-cell table:formula="of:=ROW()-1"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o dhymm!</text:p>
          </table:table-cell>
          <table:table-cell table:style-name="ce4" office:value-type="string" calcext:value-type="string">
            <text:p>Give me!</text:p>
          </table:table-cell>
        </table:table-row>
        <table:table-row table:style-name="ro1">
          <table:table-cell table:formula="of:=ROW()-1"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i neppyth dhiworth nebonan.</text:p>
          </table:table-cell>
          <table:table-cell table:style-name="ce4" office:value-type="string" calcext:value-type="string">
            <text:p>Ask someone for something.</text:p>
          </table:table-cell>
        </table:table-row>
        <table:table-row table:style-name="ro1">
          <table:table-cell table:formula="of:=ROW()-1"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i nebonan a wul neppyth.</text:p>
          </table:table-cell>
          <table:table-cell table:style-name="ce4" office:value-type="string" calcext:value-type="string">
            <text:p>Ask someone to do something.</text:p>
          </table:table-cell>
        </table:table-row>
        <table:table-row table:style-name="ro1">
          <table:table-cell table:formula="of:=ROW()-1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ge an daras, mar pleg, yeyn yw hi!</text:p>
          </table:table-cell>
          <table:table-cell table:style-name="ce4" office:value-type="string" calcext:value-type="string">
            <text:p>Shut the door, please, it’s cold!</text:p>
          </table:table-cell>
        </table:table-row>
        <table:table-row table:style-name="ro1">
          <table:table-cell table:formula="of:=ROW()-1"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a e lemmyn!</text:p>
          </table:table-cell>
          <table:table-cell table:style-name="ce4" office:value-type="string" calcext:value-type="string">
            <text:p>Do it now!</text:p>
          </table:table-cell>
        </table:table-row>
        <table:table-row table:style-name="ro1">
          <table:table-cell table:formula="of:=ROW()-1"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nn an lavarow!</text:p>
          </table:table-cell>
          <table:table-cell table:style-name="ce4" office:value-type="string" calcext:value-type="string">
            <text:p>Read out the phrases!</text:p>
          </table:table-cell>
        </table:table-row>
        <table:table-row table:style-name="ro1">
          <table:table-cell table:formula="of:=ROW()-1"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an arghans dhe Beder!</text:p>
          </table:table-cell>
          <table:table-cell table:style-name="ce4" office:value-type="string" calcext:value-type="string">
            <text:p>Give the money to Peter!</text:p>
          </table:table-cell>
        </table:table-row>
        <table:table-row table:style-name="ro1">
          <table:table-cell table:formula="of:=ROW()-1" office:value-type="float" office:value="689" calcext:value-type="float">
            <text:p>6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ewgh an re ma!</text:p>
          </table:table-cell>
          <table:table-cell table:style-name="ce4" office:value-type="string" calcext:value-type="string">
            <text:p>Take these!</text:p>
          </table:table-cell>
        </table:table-row>
        <table:table-row table:style-name="ro1">
          <table:table-cell table:formula="of:=ROW()-1" office:value-type="float" office:value="690" calcext:value-type="float">
            <text:p>6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Skrifewgh hanow an lyver war gynsa linen an folenn!</text:p>
          </table:table-cell>
          <table:table-cell table:style-name="ce4" office:value-type="string" calcext:value-type="string">
            <text:p>Write the name of the book on the first line of the page!</text:p>
          </table:table-cell>
        </table:table-row>
        <table:table-row table:style-name="ro1">
          <table:table-cell table:formula="of:=ROW()-1"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 e diworth Margh!</text:p>
          </table:table-cell>
          <table:table-cell table:style-name="ce4" office:value-type="string" calcext:value-type="string">
            <text:p>Ask Mark for it!</text:p>
          </table:table-cell>
        </table:table-row>
        <table:table-row table:style-name="ro1">
          <table:table-cell table:formula="of:=ROW()-1" office:value-type="float" office:value="692" calcext:value-type="float">
            <text:p>6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 Helen a ri e dhe Margh!</text:p>
          </table:table-cell>
          <table:table-cell table:style-name="ce4" office:value-type="string" calcext:value-type="string">
            <text:p>Ask Helen to give it to Mark!</text:p>
          </table:table-cell>
        </table:table-row>
        <table:table-row table:style-name="ro1">
          <table:table-cell table:formula="of:=ROW()-1"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avar dhymm, pyth yw hemma!</text:p>
          </table:table-cell>
          <table:table-cell table:style-name="ce4" office:value-type="string" calcext:value-type="string">
            <text:p>Tell me, what is this!</text:p>
          </table:table-cell>
        </table:table-row>
        <table:table-row table:style-name="ro1">
          <table:table-cell table:formula="of:=ROW()-1"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ewgh e warbarth!</text:p>
          </table:table-cell>
          <table:table-cell table:style-name="ce4" office:value-type="string" calcext:value-type="string">
            <text:p>Do it together!</text:p>
          </table:table-cell>
        </table:table-row>
        <table:table-row table:style-name="ro1">
          <table:table-cell table:formula="of:=ROW()-1"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gor an fenester po dege an daras! Re wynsek yw hi!</text:p>
          </table:table-cell>
          <table:table-cell table:style-name="ce4" office:value-type="string" calcext:value-type="string">
            <text:p>Open the window or close the door! It’s too windy!</text:p>
          </table:table-cell>
        </table:table-row>
        <table:table-row table:style-name="ro1">
          <table:table-cell table:formula="of:=ROW()-1"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nnewgh an lavar warbarth!</text:p>
          </table:table-cell>
          <table:table-cell table:style-name="ce4" office:value-type="string" calcext:value-type="string">
            <text:p>Read the sentence together!</text:p>
          </table:table-cell>
        </table:table-row>
        <table:table-row table:style-name="ro1">
          <table:table-cell table:formula="of:=ROW()-1" office:value-type="float" office:value="697" calcext:value-type="float">
            <text:p>6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 dhe’n fenester, mar pleg!</text:p>
          </table:table-cell>
          <table:table-cell table:style-name="ce4" office:value-type="string" calcext:value-type="string">
            <text:p>Go to the window, please!</text:p>
          </table:table-cell>
        </table:table-row>
        <table:table-row table:style-name="ro1">
          <table:table-cell table:formula="of:=ROW()-1"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wgh orth an tan! Oer yw hi!</text:p>
          </table:table-cell>
          <table:table-cell table:style-name="ce4" office:value-type="string" calcext:value-type="string">
            <text:p>Come to the fire it’s very cold!</text:p>
          </table:table-cell>
        </table:table-row>
        <table:table-row table:style-name="ro1">
          <table:table-cell table:formula="of:=ROW()-1"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ewgh oll dorn nebonan!</text:p>
          </table:table-cell>
          <table:table-cell table:style-name="ce4" office:value-type="string" calcext:value-type="string">
            <text:p>Everyone take someone’s hand!</text:p>
          </table:table-cell>
        </table:table-row>
        <table:table-row table:style-name="ro1">
          <table:table-cell table:formula="of:=ROW()-1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res trey yw le bysi, dell vydh usys, mes kres an dre ma yw gwag.</text:p>
          </table:table-cell>
          <table:table-cell table:style-name="ce4" office:value-type="string" calcext:value-type="string">
            <text:p>A town centre is usually a busy place, but this town centre is empty.</text:p>
          </table:table-cell>
        </table:table-row>
        <table:table-row table:style-name="ro1">
          <table:table-cell table:formula="of:=ROW()-1"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ar dhe’n gour ma, dell dybav.</text:p>
          </table:table-cell>
          <table:table-cell table:style-name="ce4" office:value-type="string" calcext:value-type="string">
            <text:p>This man has no equal, I think.</text:p>
          </table:table-cell>
        </table:table-row>
        <table:table-row table:style-name="ro1">
          <table:table-cell table:formula="of:=ROW()-1" office:value-type="float" office:value="702" calcext:value-type="float">
            <text:p>7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iogyon gernewek yw an kynsa a-ji dhe’n varghas.</text:p>
          </table:table-cell>
          <table:table-cell table:style-name="ce4" office:value-type="string" calcext:value-type="string">
            <text:p>The Cornish farmers are the first inside the market.</text:p>
          </table:table-cell>
        </table:table-row>
        <table:table-row table:style-name="ro1">
          <table:table-cell table:formula="of:=ROW()-1" office:value-type="float" office:value="703" calcext:value-type="float">
            <text:p>7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avarow lowr yw lowr.</text:p>
          </table:table-cell>
          <table:table-cell table:style-name="ce4" office:value-type="string" calcext:value-type="string">
            <text:p>Enough words are enough.</text:p>
          </table:table-cell>
        </table:table-row>
        <table:table-row table:style-name="ro1">
          <table:table-cell table:formula="of:=ROW()-1"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eur a lavarow yw flows.</text:p>
          </table:table-cell>
          <table:table-cell table:style-name="ce4" office:value-type="string" calcext:value-type="string">
            <text:p>Much speech is nonsense.</text:p>
          </table:table-cell>
        </table:table-row>
        <table:table-row table:style-name="ro1">
          <table:table-cell table:formula="of:=ROW()-1"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genes, Tom?</text:p>
          </table:table-cell>
          <table:table-cell table:style-name="ce4" office:value-type="string" calcext:value-type="string">
            <text:p>Have you enough money, Tom?</text:p>
          </table:table-cell>
        </table:table-row>
        <table:table-row table:style-name="ro1">
          <table:table-cell table:formula="of:=ROW()-1" office:value-type="float" office:value="706" calcext:value-type="float">
            <text:p>7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, Maria, ro dhymm nebes peunsow, mar pleg!</text:p>
          </table:table-cell>
          <table:table-cell table:style-name="ce4" office:value-type="string" calcext:value-type="string">
            <text:p>No, Mary, give me a few pounds please!</text:p>
          </table:table-cell>
        </table:table-row>
        <table:table-row table:style-name="ro1">
          <table:table-cell table:formula="of:=ROW()-1" office:value-type="float" office:value="707" calcext:value-type="float">
            <text:p>7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ttin da, Yowann. Fatla genes?</text:p>
          </table:table-cell>
          <table:table-cell table:style-name="ce4" office:value-type="string" calcext:value-type="string">
            <text:p>Good morning, John. How are you?</text:p>
          </table:table-cell>
        </table:table-row>
        <table:table-row table:style-name="ro1">
          <table:table-cell table:formula="of:=ROW()-1"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 lowr, meur ras, mes yma anwoes poes warnav.</text:p>
          </table:table-cell>
          <table:table-cell table:style-name="ce4" office:value-type="string" calcext:value-type="string">
            <text:p>Well enough, thanks, but I have a heavy cold.</text:p>
          </table:table-cell>
        </table:table-row>
        <table:table-row table:style-name="ro1">
          <table:table-cell table:formula="of:=ROW()-1" office:value-type="float" office:value="709" calcext:value-type="float">
            <text:p>7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blasenn ma? Piw yw an kaner?</text:p>
          </table:table-cell>
          <table:table-cell table:style-name="ce4" office:value-type="string" calcext:value-type="string">
            <text:p>What is that record? Who is the singer?</text:p>
          </table:table-cell>
        </table:table-row>
        <table:table-row table:style-name="ro1">
          <table:table-cell table:formula="of:=ROW()-1" office:value-type="float" office:value="710" calcext:value-type="float">
            <text:p>7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la an ganstell ma yw terrys.</text:p>
          </table:table-cell>
          <table:table-cell table:style-name="ce4" office:value-type="string" calcext:value-type="string">
            <text:p>The handle of this basket is broken.</text:p>
          </table:table-cell>
        </table:table-row>
        <table:table-row table:style-name="ro1">
          <table:table-cell table:formula="of:=ROW()-1" office:value-type="float" office:value="711" calcext:value-type="float">
            <text:p>7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an lavar ma?</text:p>
          </table:table-cell>
          <table:table-cell table:style-name="ce4" office:value-type="string" calcext:value-type="string">
            <text:p>Do you understand this expression?</text:p>
          </table:table-cell>
        </table:table-row>
        <table:table-row table:style-name="ro1">
          <table:table-cell table:formula="of:=ROW()-1" office:value-type="float" office:value="712" calcext:value-type="float">
            <text:p>7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! Arta, mar pleg!</text:p>
          </table:table-cell>
          <table:table-cell table:style-name="ce4" office:value-type="string" calcext:value-type="string">
            <text:p>No! Again, please!</text:p>
          </table:table-cell>
        </table:table-row>
        <table:table-row table:style-name="ro1">
          <table:table-cell table:formula="of:=ROW()-1"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pronter an eglos ma?</text:p>
          </table:table-cell>
          <table:table-cell table:style-name="ce4" office:value-type="string" calcext:value-type="string">
            <text:p>Who is the vicar of this church?</text:p>
          </table:table-cell>
        </table:table-row>
        <table:table-row table:style-name="ro1">
          <table:table-cell table:formula="of:=ROW()-1" office:value-type="float" office:value="714" calcext:value-type="float">
            <text:p>7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r Le’ti yw an pronter omma.</text:p>
          </table:table-cell>
          <table:table-cell table:style-name="ce4" office:value-type="string" calcext:value-type="string">
            <text:p>Mr Laity is the vicar here.</text:p>
          </table:table-cell>
        </table:table-row>
        <table:table-row table:style-name="ro1">
          <table:table-cell table:formula="of:=ROW()-1"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ehevyans an skol ma yw koth.</text:p>
          </table:table-cell>
          <table:table-cell table:style-name="ce4" office:value-type="string" calcext:value-type="string">
            <text:p>This school building is old.</text:p>
          </table:table-cell>
        </table:table-row>
        <table:table-row table:style-name="ro1">
          <table:table-cell table:formula="of:=ROW()-1"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v koth na nyns ov yowynk.</text:p>
          </table:table-cell>
          <table:table-cell table:style-name="ce4" office:value-type="string" calcext:value-type="string">
            <text:p>I am not old nor am I young.</text:p>
          </table:table-cell>
        </table:table-row>
        <table:table-row table:style-name="ro1">
          <table:table-cell table:formula="of:=ROW()-1"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wethes Maria os, dell dybav.</text:p>
          </table:table-cell>
          <table:table-cell table:style-name="ce4" office:value-type="string" calcext:value-type="string">
            <text:p>You are a friend of Mary’s, I think.</text:p>
          </table:table-cell>
        </table:table-row>
        <table:table-row table:style-name="ro1">
          <table:table-cell table:formula="of:=ROW()-1"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boesti ma onan da.</text:p>
          </table:table-cell>
          <table:table-cell table:style-name="ce4" office:value-type="string" calcext:value-type="string">
            <text:p>This restaurant is not a good one.</text:p>
          </table:table-cell>
        </table:table-row>
        <table:table-row table:style-name="ro1">
          <table:table-cell table:formula="of:=ROW()-1"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n ni parys lemmyn?</text:p>
          </table:table-cell>
          <table:table-cell table:style-name="ce4" office:value-type="string" calcext:value-type="string">
            <text:p>Are we ready now?</text:p>
          </table:table-cell>
        </table:table-row>
        <table:table-row table:style-name="ro1">
          <table:table-cell table:formula="of:=ROW()-1"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lies owgh hwi oll warbarth?</text:p>
          </table:table-cell>
          <table:table-cell table:style-name="ce4" office:value-type="string" calcext:value-type="string">
            <text:p>How many are you altogether?</text:p>
          </table:table-cell>
        </table:table-row>
        <table:table-row table:style-name="ro1">
          <table:table-cell table:formula="of:=ROW()-1"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s i ensamplow da?</text:p>
          </table:table-cell>
          <table:table-cell table:style-name="ce4" office:value-type="string" calcext:value-type="string">
            <text:p>Are they good examples?</text:p>
          </table:table-cell>
        </table:table-row>
        <table:table-row table:style-name="ro1">
          <table:table-cell table:formula="of:=ROW()-1"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ns i kernewek?</text:p>
          </table:table-cell>
          <table:table-cell table:style-name="ce4" office:value-type="string" calcext:value-type="string">
            <text:p>Aren’t they Cornish?</text:p>
          </table:table-cell>
        </table:table-row>
        <table:table-row table:style-name="ro1">
          <table:table-cell table:formula="of:=ROW()-1"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mebyl y’n chi na?</text:p>
          </table:table-cell>
          <table:table-cell table:style-name="ce4" office:value-type="string" calcext:value-type="string">
            <text:p>What’s the furniture like in that house?</text:p>
          </table:table-cell>
        </table:table-row>
        <table:table-row table:style-name="ro1">
          <table:table-cell table:formula="of:=ROW()-1"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arghantti yw an nessa?</text:p>
          </table:table-cell>
          <table:table-cell table:style-name="ce4" office:value-type="string" calcext:value-type="string">
            <text:p>Which bank is the nearest?</text:p>
          </table:table-cell>
        </table:table-row>
        <table:table-row table:style-name="ro1">
          <table:table-cell table:formula="of:=ROW()-1"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eusik on ni, sur.</text:p>
          </table:table-cell>
          <table:table-cell table:style-name="ce4" office:value-type="string" calcext:value-type="string">
            <text:p>We are lucky, certainly.</text:p>
          </table:table-cell>
        </table:table-row>
        <table:table-row table:style-name="ro1">
          <table:table-cell table:formula="of:=ROW()-1" office:value-type="float" office:value="726" calcext:value-type="float">
            <text:p>7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unn chi a-dryv an sinema; chi Mr Pollglas yw ev.</text:p>
          </table:table-cell>
          <table:table-cell table:style-name="ce4" office:value-type="string" calcext:value-type="string">
            <text:p>There is a certain house behind the cinema; it’s Mr Pollglas’s house.</text:p>
          </table:table-cell>
        </table:table-row>
        <table:table-row table:style-name="ro1">
          <table:table-cell table:formula="of:=ROW()-1" office:value-type="float" office:value="727" calcext:value-type="float">
            <text:p>7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tri hwegynn!</text:p>
          </table:table-cell>
          <table:table-cell table:style-name="ce4" office:value-type="string" calcext:value-type="string">
            <text:p>Take three sweets!</text:p>
          </table:table-cell>
        </table:table-row>
        <table:table-row table:style-name="ro1">
          <table:table-cell table:formula="of:=ROW()-1"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an gwettha flogh?</text:p>
          </table:table-cell>
          <table:table-cell table:style-name="ce4" office:value-type="string" calcext:value-type="string">
            <text:p>Who is the worst child?</text:p>
          </table:table-cell>
        </table:table-row>
        <table:table-row table:style-name="ro1">
          <table:table-cell table:formula="of:=ROW()-1" office:value-type="float" office:value="729" calcext:value-type="float">
            <text:p>7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gh yw, deell dybav.</text:p>
          </table:table-cell>
          <table:table-cell table:style-name="ce4" office:value-type="string" calcext:value-type="string">
            <text:p>Mark is, I think.</text:p>
          </table:table-cell>
        </table:table-row>
        <table:table-row table:style-name="ro1">
          <table:table-cell table:formula="of:=ROW()-1" office:value-type="float" office:value="730" calcext:value-type="float">
            <text:p>7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, mar pleg?</text:p>
          </table:table-cell>
          <table:table-cell table:style-name="ce4" office:value-type="string" calcext:value-type="string">
            <text:p>What time is it, please?</text:p>
          </table:table-cell>
        </table:table-row>
        <table:table-row table:style-name="ro1">
          <table:table-cell table:formula="of:=ROW()-1" office:value-type="float" office:value="731" calcext:value-type="float">
            <text:p>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th eur poran yw hi.</text:p>
          </table:table-cell>
          <table:table-cell table:style-name="ce4" office:value-type="string" calcext:value-type="string">
            <text:p>It’s exactly eight o’clock.</text:p>
          </table:table-cell>
        </table:table-row>
        <table:table-row table:style-name="ro1">
          <table:table-cell table:formula="of:=ROW()-1" office:value-type="float" office:value="732" calcext:value-type="float">
            <text:p>7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la genes an myttin ma?</text:p>
          </table:table-cell>
          <table:table-cell table:style-name="ce4" office:value-type="string" calcext:value-type="string">
            <text:p>How are you this morning?</text:p>
          </table:table-cell>
        </table:table-row>
        <table:table-row table:style-name="ro1">
          <table:table-cell table:formula="of:=ROW()-1" office:value-type="float" office:value="733" calcext:value-type="float">
            <text:p>7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ov yn poynt da. Yma anwoes poes warnav.</text:p>
          </table:table-cell>
          <table:table-cell table:style-name="ce4" office:value-type="string" calcext:value-type="string">
            <text:p>I’m not well. I have a heavy cold.</text:p>
          </table:table-cell>
        </table:table-row>
        <table:table-row table:style-name="ro1">
          <table:table-cell table:formula="of:=ROW()-1" office:value-type="float" office:value="734" calcext:value-type="float">
            <text:p>7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gewgh, mar pleg!</text:p>
          </table:table-cell>
          <table:table-cell table:style-name="ce4" office:value-type="string" calcext:value-type="string">
            <text:p>Don’t go, please!</text:p>
          </table:table-cell>
        </table:table-row>
        <table:table-row table:style-name="ro1">
          <table:table-cell table:formula="of:=ROW()-1" office:value-type="float" office:value="735" calcext:value-type="float">
            <text:p>7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na yw boghosek. Tiogyon gernewek yns.</text:p>
          </table:table-cell>
          <table:table-cell table:style-name="ce4" office:value-type="string" calcext:value-type="string">
            <text:p>Those (people) are poor. They are Cornish farmers.</text:p>
          </table:table-cell>
        </table:table-row>
        <table:table-row table:style-name="ro1">
          <table:table-cell table:formula="of:=ROW()-1" office:value-type="float" office:value="736" calcext:value-type="float">
            <text:p>7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lyver yw dhe les.</text:p>
          </table:table-cell>
          <table:table-cell table:style-name="ce4" office:value-type="string" calcext:value-type="string">
            <text:p>The abridgement of a book is useful.</text:p>
          </table:table-cell>
        </table:table-row>
        <table:table-row table:style-name="ro1">
          <table:table-cell table:formula="of:=ROW()-1" office:value-type="float" office:value="737" calcext:value-type="float">
            <text:p>7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pluvenn rudh genes, mar pleg?</text:p>
          </table:table-cell>
          <table:table-cell table:style-name="ce4" office:value-type="string" calcext:value-type="string">
            <text:p>Have you a red pen, please?</text:p>
          </table:table-cell>
        </table:table-row>
        <table:table-row table:style-name="ro1">
          <table:table-cell table:formula="of:=ROW()-1" office:value-type="float" office:value="738" calcext:value-type="float">
            <text:p>7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plat!</text:p>
          </table:table-cell>
          <table:table-cell table:style-name="ce4" office:value-type="string" calcext:value-type="string">
            <text:p>Give me a plate!</text:p>
          </table:table-cell>
        </table:table-row>
        <table:table-row table:style-name="ro1">
          <table:table-cell table:formula="of:=ROW()-1"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rta mar pleg!</text:p>
          </table:table-cell>
          <table:table-cell table:style-name="ce4" office:value-type="string" calcext:value-type="string">
            <text:p>Again, please!</text:p>
          </table:table-cell>
        </table:table-row>
        <table:table-row table:style-name="ro1">
          <table:table-cell table:formula="of:=ROW()-1"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at, onan bras!</text:p>
          </table:table-cell>
          <table:table-cell table:style-name="ce4" office:value-type="string" calcext:value-type="string">
            <text:p>A plate, a big one!</text:p>
          </table:table-cell>
        </table:table-row>
        <table:table-row table:style-name="ro1">
          <table:table-cell table:formula="of:=ROW()-1" office:value-type="float" office:value="741" calcext:value-type="float">
            <text:p>7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nna – an dra dhu ma?</text:p>
          </table:table-cell>
          <table:table-cell table:style-name="ce4" office:value-type="string" calcext:value-type="string">
            <text:p>What’s that – that black thing?</text:p>
          </table:table-cell>
        </table:table-row>
        <table:table-row table:style-name="ro1">
          <table:table-cell table:formula="of:=ROW()-1" office:value-type="float" office:value="742" calcext:value-type="float">
            <text:p>7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kerdh re hir.</text:p>
          </table:table-cell>
          <table:table-cell table:style-name="ce4" office:value-type="string" calcext:value-type="string">
            <text:p>The walk isn’t too long.</text:p>
          </table:table-cell>
        </table:table-row>
        <table:table-row table:style-name="ro1">
          <table:table-cell table:formula="of:=ROW()-1"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s i hwerydh, an dhiw vowes na?</text:p>
          </table:table-cell>
          <table:table-cell table:style-name="ce4" office:value-type="string" calcext:value-type="string">
            <text:p>Are they sisters, those two girls?</text:p>
          </table:table-cell>
        </table:table-row>
        <table:table-row table:style-name="ro1">
          <table:table-cell table:formula="of:=ROW()-1"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g stamp gesys y’n lyver-stamp ma.</text:p>
          </table:table-cell>
          <table:table-cell table:style-name="ce4" office:value-type="string" calcext:value-type="string">
            <text:p>There are ten stamps left in this stamp book.</text:p>
          </table:table-cell>
        </table:table-row>
        <table:table-row table:style-name="ro1">
          <table:table-cell table:formula="of:=ROW()-1" office:value-type="float" office:value="745" calcext:value-type="float">
            <text:p>7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lavar ger! A wodhesta konvedhes?</text:p>
          </table:table-cell>
          <table:table-cell table:style-name="ce4" office:value-type="string" calcext:value-type="string">
            <text:p>Don’t say a word! Do you understand?</text:p>
          </table:table-cell>
        </table:table-row>
        <table:table-row table:style-name="ro1">
          <table:table-cell table:formula="of:=ROW()-1" office:value-type="float" office:value="746" calcext:value-type="float">
            <text:p>7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oder Androw yw pronter yn unn eglos.</text:p>
          </table:table-cell>
          <table:table-cell table:style-name="ce4" office:value-type="string" calcext:value-type="string">
            <text:p>Andrew’s brother is a vicar in a certain church.</text:p>
          </table:table-cell>
        </table:table-row>
        <table:table-row table:style-name="ro1">
          <table:table-cell table:formula="of:=ROW()-1" office:value-type="float" office:value="747" calcext:value-type="float">
            <text:p>7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n draow ma yw parys.</text:p>
          </table:table-cell>
          <table:table-cell table:style-name="ce4" office:value-type="string" calcext:value-type="string">
            <text:p>All these things are ready.</text:p>
          </table:table-cell>
        </table:table-row>
        <table:table-row table:style-name="ro1">
          <table:table-cell table:formula="of:=ROW()-1" office:value-type="float" office:value="748" calcext:value-type="float">
            <text:p>7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bargen-tir yw henna?</text:p>
          </table:table-cell>
          <table:table-cell table:style-name="ce4" office:value-type="string" calcext:value-type="string">
            <text:p>What kind of farm is that?</text:p>
          </table:table-cell>
        </table:table-row>
        <table:table-row table:style-name="ro1">
          <table:table-cell table:formula="of:=ROW()-1" office:value-type="float" office:value="749" calcext:value-type="float">
            <text:p>7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argen-tir deves yw ev.</text:p>
          </table:table-cell>
          <table:table-cell table:style-name="ce4" office:value-type="string" calcext:value-type="string">
            <text:p>It’s a sheep farm.</text:p>
          </table:table-cell>
        </table:table-row>
        <table:table-row table:style-name="ro1">
          <table:table-cell table:formula="of:=ROW()-1" office:value-type="float" office:value="750" calcext:value-type="float">
            <text:p>7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gor daras an gegin, mar pleg!</text:p>
          </table:table-cell>
          <table:table-cell table:style-name="ce4" office:value-type="string" calcext:value-type="string">
            <text:p>Open the kitchen door, please!</text:p>
          </table:table-cell>
        </table:table-row>
        <table:table-row table:style-name="ro1">
          <table:table-cell table:formula="of:=ROW()-1" office:value-type="float" office:value="751" calcext:value-type="float">
            <text:p>7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dus a-ji dhe’n hel.</text:p>
          </table:table-cell>
          <table:table-cell table:style-name="ce4" office:value-type="string" calcext:value-type="string">
            <text:p>There are lots of people inside the hall.</text:p>
          </table:table-cell>
        </table:table-row>
        <table:table-row table:style-name="ro1">
          <table:table-cell table:formula="of:=ROW()-1" office:value-type="float" office:value="752" calcext:value-type="float">
            <text:p>7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boeth yw hi dhe hanter-dydh.</text:p>
          </table:table-cell>
          <table:table-cell table:style-name="ce4" office:value-type="string" calcext:value-type="string">
            <text:p>It’s too hot at mid-day.</text:p>
          </table:table-cell>
        </table:table-row>
        <table:table-row table:style-name="ro1">
          <table:table-cell table:formula="of:=ROW()-1" office:value-type="float" office:value="753" calcext:value-type="float">
            <text:p>7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geryow yw lowr.</text:p>
          </table:table-cell>
          <table:table-cell table:style-name="ce4" office:value-type="string" calcext:value-type="string">
            <text:p>A few words are enough.</text:p>
          </table:table-cell>
        </table:table-row>
        <table:table-row table:style-name="ro1">
          <table:table-cell table:formula="of:=ROW()-1" office:value-type="float" office:value="754" calcext:value-type="float">
            <text:p>7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sygh yw an lowarth.</text:p>
          </table:table-cell>
          <table:table-cell table:style-name="ce4" office:value-type="string" calcext:value-type="string">
            <text:p>The garden is very dry.</text:p>
          </table:table-cell>
        </table:table-row>
        <table:table-row table:style-name="ro1">
          <table:table-cell table:formula="of:=ROW()-1" office:value-type="float" office:value="755" calcext:value-type="float">
            <text:p>7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 dhis, Me. Kewer deg, a nyns yw hi?</text:p>
          </table:table-cell>
          <table:table-cell table:style-name="ce4" office:value-type="string" calcext:value-type="string">
            <text:p>Good afternoon to you, May. Nice weather, isn’t it?</text:p>
          </table:table-cell>
        </table:table-row>
        <table:table-row table:style-name="ro1">
          <table:table-cell table:formula="of:=ROW()-1" office:value-type="float" office:value="756" calcext:value-type="float">
            <text:p>7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ydhek den ha dew-ugens a-ji dhe’n kyttrin yw re, dell hevel.</text:p>
          </table:table-cell>
          <table:table-cell table:style-name="ce4" office:value-type="string" calcext:value-type="string">
            <text:p>Fifty-three people in the bus are too many, it seems.</text:p>
          </table:table-cell>
        </table:table-row>
        <table:table-row table:style-name="ro1">
          <table:table-cell table:formula="of:=ROW()-1" office:value-type="float" office:value="757" calcext:value-type="float">
            <text:p>7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 orth an daras. Igor e ytho!</text:p>
          </table:table-cell>
          <table:table-cell table:style-name="ce4" office:value-type="string" calcext:value-type="string">
            <text:p>Mother is at the door. Open it then!</text:p>
          </table:table-cell>
        </table:table-row>
        <table:table-row table:style-name="ro1">
          <table:table-cell table:formula="of:=ROW()-1"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eneval ma yw haval orth margh.</text:p>
          </table:table-cell>
          <table:table-cell table:style-name="ce4" office:value-type="string" calcext:value-type="string">
            <text:p>This animal is similar to a horse.</text:p>
          </table:table-cell>
        </table:table-row>
        <table:table-row table:style-name="ro1">
          <table:table-cell table:formula="of:=ROW()-1"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hemma an keth plat ha’n huni kyns?</text:p>
          </table:table-cell>
          <table:table-cell table:style-name="ce4" office:value-type="string" calcext:value-type="string">
            <text:p>Is this the same plate as the one before?</text:p>
          </table:table-cell>
        </table:table-row>
        <table:table-row table:style-name="ro1">
          <table:table-cell table:formula="of:=ROW()-1"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plat ma yw plos, ro dhymm onan arall, mar pleg!</text:p>
          </table:table-cell>
          <table:table-cell table:style-name="ce4" office:value-type="string" calcext:value-type="string">
            <text:p>This plate is dirty, bring me another one, please!</text:p>
          </table:table-cell>
        </table:table-row>
        <table:table-row table:style-name="ro1">
          <table:table-cell table:formula="of:=ROW()-1"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ensamplow erell war folenn 72.</text:p>
          </table:table-cell>
          <table:table-cell table:style-name="ce4" office:value-type="string" calcext:value-type="string">
            <text:p>There are other examples on page 72.</text:p>
          </table:table-cell>
        </table:table-row>
        <table:table-row table:style-name="ro1">
          <table:table-cell table:formula="of:=ROW()-1"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ies den arall yw kamm war an dra ma.</text:p>
          </table:table-cell>
          <table:table-cell table:style-name="ce4" office:value-type="string" calcext:value-type="string">
            <text:p>Many other people are wrong on this matter.</text:p>
          </table:table-cell>
        </table:table-row>
        <table:table-row table:style-name="ro1">
          <table:table-cell table:formula="of:=ROW()-1"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omma ken euryor.</text:p>
          </table:table-cell>
          <table:table-cell table:style-name="ce4" office:value-type="string" calcext:value-type="string">
            <text:p>Here’s another (kind of) watch.</text:p>
          </table:table-cell>
        </table:table-row>
        <table:table-row table:style-name="ro1">
          <table:table-cell table:formula="of:=ROW()-1" office:value-type="float" office:value="764" calcext:value-type="float">
            <text:p>7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ewer hedhyw yw dihaval diworth an gewer de.</text:p>
          </table:table-cell>
          <table:table-cell table:style-name="ce4" office:value-type="string" calcext:value-type="string">
            <text:p>The weather today is different from the weather yesterday.</text:p>
          </table:table-cell>
        </table:table-row>
        <table:table-row table:style-name="ro1">
          <table:table-cell table:formula="of:=ROW()-1" office:value-type="float" office:value="765" calcext:value-type="float">
            <text:p>7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urlenn an chambour yw haval orth huni an hel; melyn ha gwyrdh yns i.</text:p>
          </table:table-cell>
          <table:table-cell table:style-name="ce4" office:value-type="string" calcext:value-type="string">
            <text:p>The bedroom carpet is like the one in the hall; they are yellow and green.</text:p>
          </table:table-cell>
        </table:table-row>
        <table:table-row table:style-name="ro1">
          <table:table-cell table:formula="of:=ROW()-1" office:value-type="float" office:value="766" calcext:value-type="float">
            <text:p>7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enyval na yw haval orth davas mes nyns yw ev davas.</text:p>
          </table:table-cell>
          <table:table-cell table:style-name="ce4" office:value-type="string" calcext:value-type="string">
            <text:p>That animal is like a sheep but it isn’t a sheep.</text:p>
          </table:table-cell>
        </table:table-row>
        <table:table-row table:style-name="ro1">
          <table:table-cell table:formula="of:=ROW()-1"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 lavar an keth tra arta.</text:p>
          </table:table-cell>
          <table:table-cell table:style-name="ce4" office:value-type="string" calcext:value-type="string">
            <text:p>Don’t say the same thing again.</text:p>
          </table:table-cell>
        </table:table-row>
        <table:table-row table:style-name="ro1">
          <table:table-cell table:formula="of:=ROW()-1"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hemma an keth lyver ha huni Yowann.</text:p>
          </table:table-cell>
          <table:table-cell table:style-name="ce4" office:value-type="string" calcext:value-type="string">
            <text:p>This isn’t the same book as John’s.</text:p>
          </table:table-cell>
        </table:table-row>
        <table:table-row table:style-name="ro1">
          <table:table-cell table:formula="of:=ROW()-1" office:value-type="float" office:value="769" calcext:value-type="float">
            <text:p>7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 yn kettermyn ha Maria!</text:p>
          </table:table-cell>
          <table:table-cell table:style-name="ce4" office:value-type="string" calcext:value-type="string">
            <text:p>Go at the same time as Mary!</text:p>
          </table:table-cell>
        </table:table-row>
        <table:table-row table:style-name="ro1">
          <table:table-cell table:formula="of:=ROW()-1"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ganstell arall yn-dann an voes ena. Kemmer hi!</text:p>
          </table:table-cell>
          <table:table-cell table:style-name="ce4" office:value-type="string" calcext:value-type="string">
            <text:p>The other basket is under the table there. Take it!</text:p>
          </table:table-cell>
        </table:table-row>
        <table:table-row table:style-name="ro1">
          <table:table-cell table:formula="of:=ROW()-1" office:value-type="float" office:value="771" calcext:value-type="float">
            <text:p>7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tavern nowydh ogas dhe’n huni arall?</text:p>
          </table:table-cell>
          <table:table-cell table:style-name="ce4" office:value-type="string" calcext:value-type="string">
            <text:p>Isn’t the new pub near the other one?</text:p>
          </table:table-cell>
        </table:table-row>
        <table:table-row table:style-name="ro1">
          <table:table-cell table:formula="of:=ROW()-1" office:value-type="float" office:value="772" calcext:value-type="float">
            <text:p>7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traow ma pur haval orth an re erell, yns i?</text:p>
          </table:table-cell>
          <table:table-cell table:style-name="ce4" office:value-type="string" calcext:value-type="string">
            <text:p>These are not very similar to the others, are they?</text:p>
          </table:table-cell>
        </table:table-row>
        <table:table-row table:style-name="ro1">
          <table:table-cell table:formula="of:=ROW()-1"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ma’n benynes erell lemmyn?</text:p>
          </table:table-cell>
          <table:table-cell table:style-name="ce4" office:value-type="string" calcext:value-type="string">
            <text:p>Where are the other women now?</text:p>
          </table:table-cell>
        </table:table-row>
        <table:table-row table:style-name="ro1">
          <table:table-cell table:formula="of:=ROW()-1" office:value-type="float" office:value="774" calcext:value-type="float">
            <text:p>7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 stevell arall ymons.</text:p>
          </table:table-cell>
          <table:table-cell table:style-name="ce4" office:value-type="string" calcext:value-type="string">
            <text:p>They are in the other room.</text:p>
          </table:table-cell>
        </table:table-row>
        <table:table-row table:style-name="ro1">
          <table:table-cell table:formula="of:=ROW()-1" office:value-type="float" office:value="775" calcext:value-type="float">
            <text:p>7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n termyn, ken hwedhel!</text:p>
          </table:table-cell>
          <table:table-cell table:style-name="ce4" office:value-type="string" calcext:value-type="string">
            <text:p>Another time, another story!</text:p>
          </table:table-cell>
        </table:table-row>
        <table:table-row table:style-name="ro1">
          <table:table-cell table:formula="of:=ROW()-1" office:value-type="float" office:value="776" calcext:value-type="float">
            <text:p>7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ken hwegynn ytho!</text:p>
          </table:table-cell>
          <table:table-cell table:style-name="ce4" office:value-type="string" calcext:value-type="string">
            <text:p>Take another (kind of) sweet then!</text:p>
          </table:table-cell>
        </table:table-row>
        <table:table-row table:style-name="ro1">
          <table:table-cell table:formula="of:=ROW()-1" office:value-type="float" office:value="777" calcext:value-type="float">
            <text:p>7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kamm. An lavar ma yw dihaval diworth an lavar arall.</text:p>
          </table:table-cell>
          <table:table-cell table:style-name="ce4" office:value-type="string" calcext:value-type="string">
            <text:p>This is wrong. This sentence is different from the other sentence.</text:p>
          </table:table-cell>
        </table:table-row>
        <table:table-row table:style-name="ro1">
          <table:table-cell table:formula="of:=ROW()-1" office:value-type="float" office:value="778" calcext:value-type="float">
            <text:p>7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Broyow erell yw gwell, dell hevel.</text:p>
          </table:table-cell>
          <table:table-cell table:style-name="ce4" office:value-type="string" calcext:value-type="string">
            <text:p>Other countries are better, it seems.</text:p>
          </table:table-cell>
        </table:table-row>
        <table:table-row table:style-name="ro1">
          <table:table-cell table:formula="of:=ROW()-1" office:value-type="float" office:value="779" calcext:value-type="float">
            <text:p>7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ommol y’n ebron ha dihaval yns diworth an re erell.</text:p>
          </table:table-cell>
          <table:table-cell table:style-name="ce4" office:value-type="string" calcext:value-type="string">
            <text:p>There are clouds in the sky and they are different from the others.</text:p>
          </table:table-cell>
        </table:table-row>
        <table:table-row table:style-name="ro1">
          <table:table-cell table:formula="of:=ROW()-1"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wydh o glas.</text:p>
          </table:table-cell>
          <table:table-cell table:style-name="ce4" office:value-type="string" calcext:value-type="string">
            <text:p>The trees were green.</text:p>
          </table:table-cell>
        </table:table-row>
        <table:table-row table:style-name="ro1">
          <table:table-cell table:formula="of:=ROW()-1"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ugh o byghan.</text:p>
          </table:table-cell>
          <table:table-cell table:style-name="ce4" office:value-type="string" calcext:value-type="string">
            <text:p>The cow was small.</text:p>
          </table:table-cell>
        </table:table-row>
        <table:table-row table:style-name="ro1">
          <table:table-cell table:formula="of:=ROW()-1"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emm o pur dha.</text:p>
          </table:table-cell>
          <table:table-cell table:style-name="ce4" office:value-type="string" calcext:value-type="string">
            <text:p>That was very good.</text:p>
          </table:table-cell>
        </table:table-row>
        <table:table-row table:style-name="ro1">
          <table:table-cell table:formula="of:=ROW()-1"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enn o gwir.</text:p>
          </table:table-cell>
          <table:table-cell table:style-name="ce4" office:value-type="string" calcext:value-type="string">
            <text:p>That was true.</text:p>
          </table:table-cell>
        </table:table-row>
        <table:table-row table:style-name="ro1">
          <table:table-cell table:formula="of:=ROW()-1"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n vy diek?</text:p>
          </table:table-cell>
          <table:table-cell table:style-name="ce4" office:value-type="string" calcext:value-type="string">
            <text:p>Was I lazy?</text:p>
          </table:table-cell>
        </table:table-row>
        <table:table-row table:style-name="ro1">
          <table:table-cell table:formula="of:=ROW()-1"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ta klav?</text:p>
          </table:table-cell>
          <table:table-cell table:style-name="ce4" office:value-type="string" calcext:value-type="string">
            <text:p>Were you ill?</text:p>
          </table:table-cell>
        </table:table-row>
        <table:table-row table:style-name="ro1">
          <table:table-cell table:formula="of:=ROW()-1"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 hi kowethes?</text:p>
          </table:table-cell>
          <table:table-cell table:style-name="ce4" office:value-type="string" calcext:value-type="string">
            <text:p>Was she a friend?</text:p>
          </table:table-cell>
        </table:table-row>
        <table:table-row table:style-name="ro1">
          <table:table-cell table:formula="of:=ROW()-1" office:value-type="float" office:value="787" calcext:value-type="float">
            <text:p>7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n ni toemm.</text:p>
          </table:table-cell>
          <table:table-cell table:style-name="ce4" office:value-type="string" calcext:value-type="string">
            <text:p>We were not warm.</text:p>
          </table:table-cell>
        </table:table-row>
        <table:table-row table:style-name="ro1">
          <table:table-cell table:formula="of:=ROW()-1"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wgh hwi drog pes?</text:p>
          </table:table-cell>
          <table:table-cell table:style-name="ce4" office:value-type="string" calcext:value-type="string">
            <text:p>Were you displeased?</text:p>
          </table:table-cell>
        </table:table-row>
        <table:table-row table:style-name="ro1">
          <table:table-cell table:formula="of:=ROW()-1"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ns i hwerydh.</text:p>
          </table:table-cell>
          <table:table-cell table:style-name="ce4" office:value-type="string" calcext:value-type="string">
            <text:p>They were not sisters.</text:p>
          </table:table-cell>
        </table:table-row>
        <table:table-row table:style-name="ro1">
          <table:table-cell table:formula="of:=ROW()-1"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Fol en vy.</text:p>
          </table:table-cell>
          <table:table-cell table:style-name="ce4" office:value-type="string" calcext:value-type="string">
            <text:p>I was foolish.</text:p>
          </table:table-cell>
        </table:table-row>
        <table:table-row table:style-name="ro1">
          <table:table-cell table:formula="of:=ROW()-1"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yn chi Karol.</text:p>
          </table:table-cell>
          <table:table-cell table:style-name="ce4" office:value-type="string" calcext:value-type="string">
            <text:p>I am in Carol's house.</text:p>
          </table:table-cell>
        </table:table-row>
        <table:table-row table:style-name="ro1">
          <table:table-cell table:formula="of:=ROW()-1"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genes, sur.</text:p>
          </table:table-cell>
          <table:table-cell table:style-name="ce4" office:value-type="string" calcext:value-type="string">
            <text:p>They are not with you, certainly.</text:p>
          </table:table-cell>
        </table:table-row>
        <table:table-row table:style-name="ro1">
          <table:table-cell table:formula="of:=ROW()-1"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sta war an treth?</text:p>
          </table:table-cell>
          <table:table-cell table:style-name="ce4" office:value-type="string" calcext:value-type="string">
            <text:p>Were you on the beach?</text:p>
          </table:table-cell>
        </table:table-row>
        <table:table-row table:style-name="ro1">
          <table:table-cell table:formula="of:=ROW()-1"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vy yn gorsav an hyns-horn.</text:p>
          </table:table-cell>
          <table:table-cell table:style-name="ce4" office:value-type="string" calcext:value-type="string">
            <text:p>I was in the railway station.</text:p>
          </table:table-cell>
        </table:table-row>
        <table:table-row table:style-name="ro1">
          <table:table-cell table:formula="of:=ROW()-1" office:value-type="float" office:value="795" calcext:value-type="float">
            <text:p>7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sta ganso.</text:p>
          </table:table-cell>
          <table:table-cell table:style-name="ce4" office:value-type="string" calcext:value-type="string">
            <text:p>You weren't with him.</text:p>
          </table:table-cell>
        </table:table-row>
        <table:table-row table:style-name="ro1">
          <table:table-cell table:formula="of:=ROW()-1"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a an bel ena.</text:p>
          </table:table-cell>
          <table:table-cell table:style-name="ce4" office:value-type="string" calcext:value-type="string">
            <text:p>The ball was not there.</text:p>
          </table:table-cell>
        </table:table-row>
        <table:table-row table:style-name="ro1">
          <table:table-cell table:formula="of:=ROW()-1"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n y'n lowarth.</text:p>
          </table:table-cell>
          <table:table-cell table:style-name="ce4" office:value-type="string" calcext:value-type="string">
            <text:p>We are in the garden.</text:p>
          </table:table-cell>
        </table:table-row>
        <table:table-row table:style-name="ro1">
          <table:table-cell table:formula="of:=ROW()-1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wgh hwi orth an voes?</text:p>
          </table:table-cell>
          <table:table-cell table:style-name="ce4" office:value-type="string" calcext:value-type="string">
            <text:p>Are you at the table?</text:p>
          </table:table-cell>
        </table:table-row>
        <table:table-row table:style-name="ro1">
          <table:table-cell table:formula="of:=ROW()-1"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ni y'n dre.</text:p>
          </table:table-cell>
          <table:table-cell table:style-name="ce4" office:value-type="string" calcext:value-type="string">
            <text:p>We were in town.</text:p>
          </table:table-cell>
        </table:table-row>
        <table:table-row table:style-name="ro1">
          <table:table-cell table:formula="of:=ROW()-1"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wgh hwi war an treth?</text:p>
          </table:table-cell>
          <table:table-cell table:style-name="ce4" office:value-type="string" calcext:value-type="string">
            <text:p>Were you on the beach?</text:p>
          </table:table-cell>
        </table:table-row>
        <table:table-row table:style-name="ro1">
          <table:table-cell table:formula="of:=ROW()-1"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(No) We were not!</text:p>
          </table:table-cell>
        </table:table-row>
        <table:table-row table:style-name="ro1">
          <table:table-cell table:formula="of:=ROW()-1" office:value-type="float" office:value="802" calcext:value-type="float">
            <text:p>8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s i yn-dann an lawlenn yn mysk an traow erell.</text:p>
          </table:table-cell>
          <table:table-cell table:style-name="ce4" office:value-type="string" calcext:value-type="string">
            <text:p>They were under the umbrella amongst the other things.</text:p>
          </table:table-cell>
        </table:table-row>
        <table:table-row table:style-name="ro1">
          <table:table-cell table:formula="of:=ROW()-1" office:value-type="float" office:value="803" calcext:value-type="float">
            <text:p>8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o lowen ena mes nyns o Morwenna lowen martesen.</text:p>
          </table:table-cell>
          <table:table-cell table:style-name="ce4" office:value-type="string" calcext:value-type="string">
            <text:p>I was happy there but Morwenna was not happy perhaps.</text:p>
          </table:table-cell>
        </table:table-row>
        <table:table-row table:style-name="ro1">
          <table:table-cell table:formula="of:=ROW()-1" office:value-type="float" office:value="804" calcext:value-type="float">
            <text:p>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n vy y'n karr Jori.</text:p>
          </table:table-cell>
          <table:table-cell table:style-name="ce4" office:value-type="string" calcext:value-type="string">
            <text:p>I was in George's car.</text:p>
          </table:table-cell>
        </table:table-row>
        <table:table-row table:style-name="ro1">
          <table:table-cell table:formula="of:=ROW()-1" office:value-type="float" office:value="805" calcext:value-type="float">
            <text:p>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ugh o gwynn ha gell.</text:p>
          </table:table-cell>
          <table:table-cell table:style-name="ce4" office:value-type="string" calcext:value-type="string">
            <text:p>The cow was white and brown.</text:p>
          </table:table-cell>
        </table:table-row>
        <table:table-row table:style-name="ro1">
          <table:table-cell table:formula="of:=ROW()-1"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a an vugh y'n pras gans an re erell.</text:p>
          </table:table-cell>
          <table:table-cell table:style-name="ce4" office:value-type="string" calcext:value-type="string">
            <text:p>The cow was in the meadow with the others.</text:p>
          </table:table-cell>
        </table:table-row>
        <table:table-row table:style-name="ro1">
          <table:table-cell table:formula="of:=ROW()-1" office:value-type="float" office:value="807" calcext:value-type="float">
            <text:p>8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ens y'n pras bras.</text:p>
          </table:table-cell>
          <table:table-cell table:style-name="ce4" office:value-type="string" calcext:value-type="string">
            <text:p>They weren't in the big meadow.</text:p>
          </table:table-cell>
        </table:table-row>
        <table:table-row table:style-name="ro1">
          <table:table-cell table:formula="of:=ROW()-1" office:value-type="float" office:value="808" calcext:value-type="float">
            <text:p>8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 ev pes da gans hemma? Nag o!</text:p>
          </table:table-cell>
          <table:table-cell table:style-name="ce4" office:value-type="string" calcext:value-type="string">
            <text:p>Was he pleased with this? No!</text:p>
          </table:table-cell>
        </table:table-row>
        <table:table-row table:style-name="ro1">
          <table:table-cell table:formula="of:=ROW()-1" office:value-type="float" office:value="809" calcext:value-type="float">
            <text:p>8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ev y'n lowarth ytho?</text:p>
          </table:table-cell>
          <table:table-cell table:style-name="ce4" office:value-type="string" calcext:value-type="string">
            <text:p>Was he in the garden then?</text:p>
          </table:table-cell>
        </table:table-row>
        <table:table-row table:style-name="ro1">
          <table:table-cell table:formula="of:=ROW()-1"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wgh parys, dell dybav.</text:p>
          </table:table-cell>
          <table:table-cell table:style-name="ce4" office:value-type="string" calcext:value-type="string">
            <text:p>You were not ready, I think.</text:p>
          </table:table-cell>
        </table:table-row>
        <table:table-row table:style-name="ro1">
          <table:table-cell table:formula="of:=ROW()-1" office:value-type="float" office:value="811" calcext:value-type="float">
            <text:p>8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ewgh a-ji dhe'n drehevyans.</text:p>
          </table:table-cell>
          <table:table-cell table:style-name="ce4" office:value-type="string" calcext:value-type="string">
            <text:p>You were not inside the building.</text:p>
          </table:table-cell>
        </table:table-row>
        <table:table-row table:style-name="ro1">
          <table:table-cell table:formula="of:=ROW()-1" office:value-type="float" office:value="812" calcext:value-type="float">
            <text:p>8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ns i pes da gans henna?</text:p>
          </table:table-cell>
          <table:table-cell table:style-name="ce4" office:value-type="string" calcext:value-type="string">
            <text:p>Weren't they pleased with that?</text:p>
          </table:table-cell>
        </table:table-row>
        <table:table-row table:style-name="ro1">
          <table:table-cell table:formula="of:=ROW()-1"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ens i yn gorsav an kyttrin?</text:p>
          </table:table-cell>
          <table:table-cell table:style-name="ce4" office:value-type="string" calcext:value-type="string">
            <text:p>Weren't they in the bus station?</text:p>
          </table:table-cell>
        </table:table-row>
        <table:table-row table:style-name="ro1">
          <table:table-cell table:formula="of:=ROW()-1" office:value-type="float" office:value="814" calcext:value-type="float">
            <text:p>8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ta skwith gans an oberennow?</text:p>
          </table:table-cell>
          <table:table-cell table:style-name="ce4" office:value-type="string" calcext:value-type="string">
            <text:p>Were you tired with the exercises?</text:p>
          </table:table-cell>
        </table:table-row>
        <table:table-row table:style-name="ro1">
          <table:table-cell table:formula="of:=ROW()-1" office:value-type="float" office:value="815" calcext:value-type="float">
            <text:p>8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sta y'n Gresenn Gernewek?</text:p>
          </table:table-cell>
          <table:table-cell table:style-name="ce4" office:value-type="string" calcext:value-type="string">
            <text:p>Were you in the Cornish Centre?</text:p>
          </table:table-cell>
        </table:table-row>
        <table:table-row table:style-name="ro1">
          <table:table-cell table:formula="of:=ROW()-1"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las o an del y'n koes.</text:p>
          </table:table-cell>
          <table:table-cell table:style-name="ce4" office:value-type="string" calcext:value-type="string">
            <text:p>The leaves in the wood were green.</text:p>
          </table:table-cell>
        </table:table-row>
        <table:table-row table:style-name="ro1">
          <table:table-cell table:formula="of:=ROW()-1" office:value-type="float" office:value="817" calcext:value-type="float">
            <text:p>8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koes yth esa del gell war an leur.</text:p>
          </table:table-cell>
          <table:table-cell table:style-name="ce4" office:value-type="string" calcext:value-type="string">
            <text:p>In the wood there were brown leaves on the ground.</text:p>
          </table:table-cell>
        </table:table-row>
        <table:table-row table:style-name="ro1">
          <table:table-cell table:formula="of:=ROW()-1" office:value-type="float" office:value="818" calcext:value-type="float">
            <text:p>8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mm en ni.</text:p>
          </table:table-cell>
          <table:table-cell table:style-name="ce4" office:value-type="string" calcext:value-type="string">
            <text:p>We were wrong.</text:p>
          </table:table-cell>
        </table:table-row>
        <table:table-row table:style-name="ro1">
          <table:table-cell table:formula="of:=ROW()-1" office:value-type="float" office:value="819" calcext:value-type="float">
            <text:p>8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n ni yn skath vras Mr Tommas.</text:p>
          </table:table-cell>
          <table:table-cell table:style-name="ce4" office:value-type="string" calcext:value-type="string">
            <text:p>We were in Mr Thomas's big boat.</text:p>
          </table:table-cell>
        </table:table-row>
        <table:table-row table:style-name="ro1">
          <table:table-cell table:formula="of:=ROW()-1"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a an fleghes warbarth yn gorsav an hyns-horn?</text:p>
          </table:table-cell>
          <table:table-cell table:style-name="ce4" office:value-type="string" calcext:value-type="string">
            <text:p>Weren't the children together in the railway station?</text:p>
          </table:table-cell>
        </table:table-row>
        <table:table-row table:style-name="ro1">
          <table:table-cell table:formula="of:=ROW()-1"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ns, sur.</text:p>
          </table:table-cell>
          <table:table-cell table:style-name="ce4" office:value-type="string" calcext:value-type="string">
            <text:p>They were, certainly.</text:p>
          </table:table-cell>
        </table:table-row>
        <table:table-row table:style-name="ro1">
          <table:table-cell table:formula="of:=ROW()-1" office:value-type="float" office:value="822" calcext:value-type="float">
            <text:p>8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i o drog pes y'n prys na.</text:p>
          </table:table-cell>
          <table:table-cell table:style-name="ce4" office:value-type="string" calcext:value-type="string">
            <text:p>You were displeased on that occasion.</text:p>
          </table:table-cell>
        </table:table-row>
        <table:table-row table:style-name="ro1">
          <table:table-cell table:formula="of:=ROW()-1" office:value-type="float" office:value="823" calcext:value-type="float">
            <text:p>8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wgh yn Truru y'n prys na.</text:p>
          </table:table-cell>
          <table:table-cell table:style-name="ce4" office:value-type="string" calcext:value-type="string">
            <text:p>You were in Truro on that occasion.</text:p>
          </table:table-cell>
        </table:table-row>
        <table:table-row table:style-name="ro1">
          <table:table-cell table:formula="of:=ROW()-1" office:value-type="float" office:value="824" calcext:value-type="float">
            <text:p>8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diw venyn warn ugens y'n kuntelles.</text:p>
          </table:table-cell>
          <table:table-cell table:style-name="ce4" office:value-type="string" calcext:value-type="string">
            <text:p>There were twenty-two people in the meeting.</text:p>
          </table:table-cell>
        </table:table-row>
        <table:table-row table:style-name="ro1">
          <table:table-cell table:formula="of:=ROW()-1" office:value-type="float" office:value="825" calcext:value-type="float">
            <text:p>8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nsyow kernewek yw da, a nyns yns i?</text:p>
          </table:table-cell>
          <table:table-cell table:style-name="ce4" office:value-type="string" calcext:value-type="string">
            <text:p>The Cornish dances are good, aren't they?</text:p>
          </table:table-cell>
        </table:table-row>
        <table:table-row table:style-name="ro1">
          <table:table-cell table:formula="of:=ROW()-1" office:value-type="float" office:value="826" calcext:value-type="float">
            <text:p>8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s glawlenn diworth an vodrep!</text:p>
          </table:table-cell>
          <table:table-cell table:style-name="ce4" office:value-type="string" calcext:value-type="string">
            <text:p>Ask Auntie for an umbrella!</text:p>
          </table:table-cell>
        </table:table-row>
        <table:table-row table:style-name="ro1">
          <table:table-cell table:formula="of:=ROW()-1"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gewgh gans tus kemmyn!</text:p>
          </table:table-cell>
          <table:table-cell table:style-name="ce4" office:value-type="string" calcext:value-type="string">
            <text:p>Don't go with common people!</text:p>
          </table:table-cell>
        </table:table-row>
        <table:table-row table:style-name="ro1">
          <table:table-cell table:formula="of:=ROW()-1" office:value-type="float" office:value="828" calcext:value-type="float">
            <text:p>8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weder o terrys.</text:p>
          </table:table-cell>
          <table:table-cell table:style-name="ce4" office:value-type="string" calcext:value-type="string">
            <text:p>The mirror was broken.</text:p>
          </table:table-cell>
        </table:table-row>
        <table:table-row table:style-name="ro1">
          <table:table-cell table:formula="of:=ROW()-1" office:value-type="float" office:value="829" calcext:value-type="float">
            <text:p>8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ostel yw an gwella yn Manow?</text:p>
          </table:table-cell>
          <table:table-cell table:style-name="ce4" office:value-type="string" calcext:value-type="string">
            <text:p>Which hotel is best in the Isle of Man?</text:p>
          </table:table-cell>
        </table:table-row>
        <table:table-row table:style-name="ro1">
          <table:table-cell table:formula="of:=ROW()-1" office:value-type="float" office:value="830" calcext:value-type="float">
            <text:p>8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ytho?</text:p>
          </table:table-cell>
          <table:table-cell table:style-name="ce4" office:value-type="string" calcext:value-type="string">
            <text:p>How was the weather then?</text:p>
          </table:table-cell>
        </table:table-row>
        <table:table-row table:style-name="ro1">
          <table:table-cell table:formula="of:=ROW()-1" office:value-type="float" office:value="831" calcext:value-type="float">
            <text:p>8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sel o ha toemm, pur deg o hi.</text:p>
          </table:table-cell>
          <table:table-cell table:style-name="ce4" office:value-type="string" calcext:value-type="string">
            <text:p>Calm and warm, it was very fine.</text:p>
          </table:table-cell>
        </table:table-row>
        <table:table-row table:style-name="ro1">
          <table:table-cell table:formula="of:=ROW()-1"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meur a vebyl nowydh y'n chi.</text:p>
          </table:table-cell>
          <table:table-cell table:style-name="ce4" office:value-type="string" calcext:value-type="string">
            <text:p>There wasn't much new furniture in the house.</text:p>
          </table:table-cell>
        </table:table-row>
        <table:table-row table:style-name="ro1">
          <table:table-cell table:formula="of:=ROW()-1" office:value-type="float" office:value="833" calcext:value-type="float">
            <text:p>8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fleghes o gokki.</text:p>
          </table:table-cell>
          <table:table-cell table:style-name="ce4" office:value-type="string" calcext:value-type="string">
            <text:p>A few children were silly.</text:p>
          </table:table-cell>
        </table:table-row>
        <table:table-row table:style-name="ro1">
          <table:table-cell table:formula="of:=ROW()-1" office:value-type="float" office:value="834" calcext:value-type="float">
            <text:p>8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yllys o meur a arghans ha nyns o devedhys arghans lowr.</text:p>
          </table:table-cell>
          <table:table-cell table:style-name="ce4" office:value-type="string" calcext:value-type="string">
            <text:p>A lot of money had (was) gone and not enough money had (was) come.</text:p>
          </table:table-cell>
        </table:table-row>
        <table:table-row table:style-name="ro1">
          <table:table-cell table:formula="of:=ROW()-1" office:value-type="float" office:value="835" calcext:value-type="float">
            <text:p>8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hi fur ytho?</text:p>
          </table:table-cell>
          <table:table-cell table:style-name="ce4" office:value-type="string" calcext:value-type="string">
            <text:p>Is she wise then?</text:p>
          </table:table-cell>
        </table:table-row>
        <table:table-row table:style-name="ro1">
          <table:table-cell table:formula="of:=ROW()-1" office:value-type="float" office:value="836" calcext:value-type="float">
            <text:p>8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g yw, dell leverir.</text:p>
          </table:table-cell>
          <table:table-cell table:style-name="ce4" office:value-type="string" calcext:value-type="string">
            <text:p>She is not, as they say.</text:p>
          </table:table-cell>
        </table:table-row>
        <table:table-row table:style-name="ro1">
          <table:table-cell table:formula="of:=ROW()-1"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bara hag amanenn, dell vydh usys, mar pleg!</text:p>
          </table:table-cell>
          <table:table-cell table:style-name="ce4" office:value-type="string" calcext:value-type="string">
            <text:p>Give me bread and butter as usual, please!</text:p>
          </table:table-cell>
        </table:table-row>
        <table:table-row table:style-name="ro1">
          <table:table-cell table:formula="of:=ROW()-1"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kommolenn y'n ebrenn.</text:p>
          </table:table-cell>
          <table:table-cell table:style-name="ce4" office:value-type="string" calcext:value-type="string">
            <text:p>There wasn't a (single) cloud in the sky.</text:p>
          </table:table-cell>
        </table:table-row>
        <table:table-row table:style-name="ro1">
          <table:table-cell table:formula="of:=ROW()-1" office:value-type="float" office:value="839" calcext:value-type="float">
            <text:p>8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oyl lowr yn jynn an karr?</text:p>
          </table:table-cell>
          <table:table-cell table:style-name="ce4" office:value-type="string" calcext:value-type="string">
            <text:p>Is there enough oil in the engine of the car?</text:p>
          </table:table-cell>
        </table:table-row>
        <table:table-row table:style-name="ro1">
          <table:table-cell table:formula="of:=ROW()-1"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w hi yw kloppek.</text:p>
          </table:table-cell>
          <table:table-cell table:style-name="ce4" office:value-type="string" calcext:value-type="string">
            <text:p>My dog is lame.</text:p>
          </table:table-cell>
        </table:table-row>
        <table:table-row table:style-name="ro1">
          <table:table-cell table:formula="of:=ROW()-1" office:value-type="float" office:value="841" calcext:value-type="float">
            <text:p>8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a gota yw plos, dell dybav.</text:p>
          </table:table-cell>
          <table:table-cell table:style-name="ce4" office:value-type="string" calcext:value-type="string">
            <text:p>Your coat is dirty, I think.</text:p>
          </table:table-cell>
        </table:table-row>
        <table:table-row table:style-name="ro1">
          <table:table-cell table:formula="of:=ROW()-1" office:value-type="float" office:value="842" calcext:value-type="float">
            <text:p>8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nowydh y ji.</text:p>
          </table:table-cell>
          <table:table-cell table:style-name="ce4" office:value-type="string" calcext:value-type="string">
            <text:p>His house is not new.</text:p>
          </table:table-cell>
        </table:table-row>
        <table:table-row table:style-name="ro1">
          <table:table-cell table:formula="of:=ROW()-1" office:value-type="float" office:value="843" calcext:value-type="float">
            <text:p>8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ev y ji nowydh.</text:p>
          </table:table-cell>
          <table:table-cell table:style-name="ce4" office:value-type="string" calcext:value-type="string">
            <text:p>It is not his new house.</text:p>
          </table:table-cell>
        </table:table-row>
        <table:table-row table:style-name="ro1">
          <table:table-cell table:formula="of:=ROW()-1" office:value-type="float" office:value="844" calcext:value-type="float">
            <text:p>8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hy howethas Myrna ytho?</text:p>
          </table:table-cell>
          <table:table-cell table:style-name="ce4" office:value-type="string" calcext:value-type="string">
            <text:p>Is her friend Myrna then?</text:p>
          </table:table-cell>
        </table:table-row>
        <table:table-row table:style-name="ro1">
          <table:table-cell table:formula="of:=ROW()-1" office:value-type="float" office:value="845" calcext:value-type="float">
            <text:p>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n stevell y'n ostel o re vyghan.</text:p>
          </table:table-cell>
          <table:table-cell table:style-name="ce4" office:value-type="string" calcext:value-type="string">
            <text:p>Our room in the hotel was too small.</text:p>
          </table:table-cell>
        </table:table-row>
        <table:table-row table:style-name="ro1">
          <table:table-cell table:formula="of:=ROW()-1" office:value-type="float" office:value="846" calcext:value-type="float">
            <text:p>8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s tas yw ow howeth.</text:p>
          </table:table-cell>
          <table:table-cell table:style-name="ce4" office:value-type="string" calcext:value-type="string">
            <text:p>Your father is my friend.</text:p>
          </table:table-cell>
        </table:table-row>
        <table:table-row table:style-name="ro1">
          <table:table-cell table:formula="of:=ROW()-1" office:value-type="float" office:value="847" calcext:value-type="float">
            <text:p>8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 fleghes yw klav, dell glewav.</text:p>
          </table:table-cell>
          <table:table-cell table:style-name="ce4" office:value-type="string" calcext:value-type="string">
            <text:p>Their children are ill, I hear.</text:p>
          </table:table-cell>
        </table:table-row>
        <table:table-row table:style-name="ro1">
          <table:table-cell table:formula="of:=ROW()-1" office:value-type="float" office:value="848" calcext:value-type="float">
            <text:p>8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n kesva yw onan dha.</text:p>
          </table:table-cell>
          <table:table-cell table:style-name="ce4" office:value-type="string" calcext:value-type="string">
            <text:p>Our association is a good one.</text:p>
          </table:table-cell>
        </table:table-row>
        <table:table-row table:style-name="ro1">
          <table:table-cell table:formula="of:=ROW()-1" office:value-type="float" office:value="849" calcext:value-type="float">
            <text:p>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 ow boes parys.</text:p>
          </table:table-cell>
          <table:table-cell table:style-name="ce4" office:value-type="string" calcext:value-type="string">
            <text:p>My food was not ready.</text:p>
          </table:table-cell>
        </table:table-row>
        <table:table-row table:style-name="ro1">
          <table:table-cell table:formula="of:=ROW()-1" office:value-type="float" office:value="850" calcext:value-type="float">
            <text:p>8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a gyttrin yw gyllys lemmyn.</text:p>
          </table:table-cell>
          <table:table-cell table:style-name="ce4" office:value-type="string" calcext:value-type="string">
            <text:p>Your bus is gone now.</text:p>
          </table:table-cell>
        </table:table-row>
        <table:table-row table:style-name="ro1">
          <table:table-cell table:formula="of:=ROW()-1" office:value-type="float" office:value="851" calcext:value-type="float">
            <text:p>8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wydhenn ma yw marow. Hy del yw gell.</text:p>
          </table:table-cell>
          <table:table-cell table:style-name="ce4" office:value-type="string" calcext:value-type="string">
            <text:p>This tree is dead. Its leaves are brown.</text:p>
          </table:table-cell>
        </table:table-row>
        <table:table-row table:style-name="ro1">
          <table:table-cell table:formula="of:=ROW()-1" office:value-type="float" office:value="852" calcext:value-type="float">
            <text:p>8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a delenn las gesys? Nag esa!</text:p>
          </table:table-cell>
          <table:table-cell table:style-name="ce4" office:value-type="string" calcext:value-type="string">
            <text:p>Wasn't there a single green leaf left? No!</text:p>
          </table:table-cell>
        </table:table-row>
        <table:table-row table:style-name="ro1">
          <table:table-cell table:formula="of:=ROW()-1" office:value-type="float" office:value="853" calcext:value-type="float">
            <text:p>8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en maw, ow theylu o boghesek, sur.</text:p>
          </table:table-cell>
          <table:table-cell table:style-name="ce4" office:value-type="string" calcext:value-type="string">
            <text:p>When I was a boy. my family was poor, certainly.</text:p>
          </table:table-cell>
        </table:table-row>
        <table:table-row table:style-name="ro1">
          <table:table-cell table:formula="of:=ROW()-1" office:value-type="float" office:value="854" calcext:value-type="float">
            <text:p>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esa drehevyans ena nyns esa golow lowr yn agan chi.</text:p>
          </table:table-cell>
          <table:table-cell table:style-name="ce4" office:value-type="string" calcext:value-type="string">
            <text:p>When there was a building there, there wasn't enough light.</text:p>
          </table:table-cell>
        </table:table-row>
        <table:table-row table:style-name="ro1">
          <table:table-cell table:formula="of:=ROW()-1" office:value-type="float" office:value="855" calcext:value-type="float">
            <text:p>8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nag o kevoethek, lowen o ev.</text:p>
          </table:table-cell>
          <table:table-cell table:style-name="ce4" office:value-type="string" calcext:value-type="string">
            <text:p>When he was not rich, he was happy.</text:p>
          </table:table-cell>
        </table:table-row>
        <table:table-row table:style-name="ro1">
          <table:table-cell table:formula="of:=ROW()-1"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erthas an karr koth.</text:p>
          </table:table-cell>
          <table:table-cell table:style-name="ce4" office:value-type="string" calcext:value-type="string">
            <text:p>I sold the old car.</text:p>
          </table:table-cell>
        </table:table-row>
        <table:table-row table:style-name="ro1">
          <table:table-cell table:formula="of:=ROW()-1"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tas a wolghas an ki</text:p>
          </table:table-cell>
          <table:table-cell table:style-name="ce4" office:value-type="string" calcext:value-type="string">
            <text:p>Father washed the dog.</text:p>
          </table:table-cell>
        </table:table-row>
        <table:table-row table:style-name="ro1">
          <table:table-cell table:formula="of:=ROW()-1"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a esedhas ena.</text:p>
          </table:table-cell>
          <table:table-cell table:style-name="ce4" office:value-type="string" calcext:value-type="string">
            <text:p>We sat there.</text:p>
          </table:table-cell>
        </table:table-row>
        <table:table-row table:style-name="ro1">
          <table:table-cell table:formula="of:=ROW()-1"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.</text:p>
          </table:table-cell>
          <table:table-cell table:style-name="ce4" office:value-type="string" calcext:value-type="string">
            <text:p>The choir sang.</text:p>
          </table:table-cell>
        </table:table-row>
        <table:table-row table:style-name="ro1">
          <table:table-cell table:formula="of:=ROW()-1"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re werthas an karr koth.</text:p>
          </table:table-cell>
          <table:table-cell table:style-name="ce4" office:value-type="string" calcext:value-type="string">
            <text:p>I have sold the old car.</text:p>
          </table:table-cell>
        </table:table-row>
        <table:table-row table:style-name="ro1">
          <table:table-cell table:formula="of:=ROW()-1" office:value-type="float" office:value="861" calcext:value-type="float">
            <text:p>8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tas re wolghas an ki</text:p>
          </table:table-cell>
          <table:table-cell table:style-name="ce4" office:value-type="string" calcext:value-type="string">
            <text:p>Father has washed the dog.</text:p>
          </table:table-cell>
        </table:table-row>
        <table:table-row table:style-name="ro1">
          <table:table-cell table:formula="of:=ROW()-1"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re esedhas ena</text:p>
          </table:table-cell>
          <table:table-cell table:style-name="ce4" office:value-type="string" calcext:value-type="string">
            <text:p>We have sat there.</text:p>
          </table:table-cell>
        </table:table-row>
        <table:table-row table:style-name="ro1">
          <table:table-cell table:formula="of:=ROW()-1"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"Ha lemmyn ni yw parys," yn-medh Tamsyn.</text:p>
          </table:table-cell>
          <table:table-cell table:style-name="ce4" office:value-type="string" calcext:value-type="string">
            <text:p>"And now we are ready," said Tamsyn.</text:p>
          </table:table-cell>
        </table:table-row>
        <table:table-row table:style-name="ro1">
          <table:table-cell table:formula="of:=ROW()-1"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"Deus omma!" yn-medhav.</text:p>
          </table:table-cell>
          <table:table-cell table:style-name="ce4" office:value-type="string" calcext:value-type="string">
            <text:p>"Come here!" I said.</text:p>
          </table:table-cell>
        </table:table-row>
        <table:table-row table:style-name="ro1">
          <table:table-cell table:formula="of:=ROW()-1" office:value-type="float" office:value="865" calcext:value-type="float">
            <text:p>8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brenas jynn-amontya.</text:p>
          </table:table-cell>
          <table:table-cell table:style-name="ce4" office:value-type="string" calcext:value-type="string">
            <text:p>I bought a computer.</text:p>
          </table:table-cell>
        </table:table-row>
        <table:table-row table:style-name="ro1">
          <table:table-cell table:formula="of:=ROW()-1" office:value-type="float" office:value="866" calcext:value-type="float">
            <text:p>8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 prenas an tas jynn-amontya.</text:p>
          </table:table-cell>
          <table:table-cell table:style-name="ce4" office:value-type="string" calcext:value-type="string">
            <text:p>Father bought a computer.</text:p>
          </table:table-cell>
        </table:table-row>
        <table:table-row table:style-name="ro1">
          <table:table-cell table:formula="of:=ROW()-1"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brensys jy an radyo na?</text:p>
          </table:table-cell>
          <table:table-cell table:style-name="ce4" office:value-type="string" calcext:value-type="string">
            <text:p>Did you buy that radio?</text:p>
          </table:table-cell>
        </table:table-row>
        <table:table-row table:style-name="ro1">
          <table:table-cell table:formula="of:=ROW()-1"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brensyn an boes y'n eur na.</text:p>
          </table:table-cell>
          <table:table-cell table:style-name="ce4" office:value-type="string" calcext:value-type="string">
            <text:p>We didn't buy the food then.</text:p>
          </table:table-cell>
        </table:table-row>
        <table:table-row table:style-name="ro1">
          <table:table-cell table:formula="of:=ROW()-1"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olghsys jy an hanafow an myttin ma?</text:p>
          </table:table-cell>
          <table:table-cell table:style-name="ce4" office:value-type="string" calcext:value-type="string">
            <text:p>Did you wash the cups this morning?</text:p>
          </table:table-cell>
        </table:table-row>
        <table:table-row table:style-name="ro1">
          <table:table-cell table:formula="of:=ROW()-1"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lghis, sur!</text:p>
          </table:table-cell>
          <table:table-cell table:style-name="ce4" office:value-type="string" calcext:value-type="string">
            <text:p>Yes, certainly!</text:p>
          </table:table-cell>
        </table:table-row>
        <table:table-row table:style-name="ro1">
          <table:table-cell table:formula="of:=ROW()-1"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o ny wolghsys hemma.</text:p>
          </table:table-cell>
          <table:table-cell table:style-name="ce4" office:value-type="string" calcext:value-type="string">
            <text:p>Well you didn't wash this one.</text:p>
          </table:table-cell>
        </table:table-row>
        <table:table-row table:style-name="ro1">
          <table:table-cell table:formula="of:=ROW()-1"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ia a wolghas henna, dell dybav.</text:p>
          </table:table-cell>
          <table:table-cell table:style-name="ce4" office:value-type="string" calcext:value-type="string">
            <text:p>Mary washed that one, I think.</text:p>
          </table:table-cell>
        </table:table-row>
        <table:table-row table:style-name="ro1">
          <table:table-cell table:formula="of:=ROW()-1"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lgh e arta, mar pleg!</text:p>
          </table:table-cell>
          <table:table-cell table:style-name="ce4" office:value-type="string" calcext:value-type="string">
            <text:p>Wash it again, please!</text:p>
          </table:table-cell>
        </table:table-row>
        <table:table-row table:style-name="ro1">
          <table:table-cell table:formula="of:=ROW()-1"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Sadorn y prenas Wella ki.</text:p>
          </table:table-cell>
          <table:table-cell table:style-name="ce4" office:value-type="string" calcext:value-type="string">
            <text:p>(On) Saturday Wella bought a dog.</text:p>
          </table:table-cell>
        </table:table-row>
        <table:table-row table:style-name="ro1">
          <table:table-cell table:formula="of:=ROW()-1"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re brenas keun kyns.</text:p>
          </table:table-cell>
          <table:table-cell table:style-name="ce4" office:value-type="string" calcext:value-type="string">
            <text:p>He has bought dogs before.</text:p>
          </table:table-cell>
        </table:table-row>
        <table:table-row table:style-name="ro1">
          <table:table-cell table:formula="of:=ROW()-1"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leveris henna?</text:p>
          </table:table-cell>
          <table:table-cell table:style-name="ce4" office:value-type="string" calcext:value-type="string">
            <text:p>Who said that?</text:p>
          </table:table-cell>
        </table:table-row>
        <table:table-row table:style-name="ro1">
          <table:table-cell table:formula="of:=ROW()-1"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boensys jy pub dydh?</text:p>
          </table:table-cell>
          <table:table-cell table:style-name="ce4" office:value-type="string" calcext:value-type="string">
            <text:p>Did you run every day?</text:p>
          </table:table-cell>
        </table:table-row>
        <table:table-row table:style-name="ro1">
          <table:table-cell table:formula="of:=ROW()-1" office:value-type="float" office:value="878" calcext:value-type="float">
            <text:p>8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en lemmyn ytho!</text:p>
          </table:table-cell>
          <table:table-cell table:style-name="ce4" office:value-type="string" calcext:value-type="string">
            <text:p>Run now then!</text:p>
          </table:table-cell>
        </table:table-row>
        <table:table-row table:style-name="ro1">
          <table:table-cell table:formula="of:=ROW()-1" office:value-type="float" office:value="879" calcext:value-type="float">
            <text:p>8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keur a ganas kan gernewek mes ny gensyn gans an keur.</text:p>
          </table:table-cell>
          <table:table-cell table:style-name="ce4" office:value-type="string" calcext:value-type="string">
            <text:p>The choir sang a Cornish song but we did not sing with the choir.</text:p>
          </table:table-cell>
        </table:table-row>
        <table:table-row table:style-name="ro1">
          <table:table-cell table:formula="of:=ROW()-1" office:value-type="float" office:value="880" calcext:value-type="float">
            <text:p>8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amm re worras an kinyow war an voes lemmyn. Kynsa yma kowl onyon.</text:p>
          </table:table-cell>
          <table:table-cell table:style-name="ce4" office:value-type="string" calcext:value-type="string">
            <text:p>Mother has put the dinner on the table now. First there is onion soup.</text:p>
          </table:table-cell>
        </table:table-row>
        <table:table-row table:style-name="ro1">
          <table:table-cell table:formula="of:=ROW()-1" office:value-type="float" office:value="881" calcext:value-type="float">
            <text:p>8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eur na y hwiskas hi pows las.</text:p>
          </table:table-cell>
          <table:table-cell table:style-name="ce4" office:value-type="string" calcext:value-type="string">
            <text:p>At that time she wore a blue dress.</text:p>
          </table:table-cell>
        </table:table-row>
        <table:table-row table:style-name="ro1">
          <table:table-cell table:formula="of:=ROW()-1" office:value-type="float" office:value="882" calcext:value-type="float">
            <text:p>8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tyn eth dhe'n treth mes nyns eth dhe neuvya.</text:p>
          </table:table-cell>
          <table:table-cell table:style-name="ce4" office:value-type="string" calcext:value-type="string">
            <text:p>Martin went to the beach but he didn't go to swim.</text:p>
          </table:table-cell>
        </table:table-row>
        <table:table-row table:style-name="ro1">
          <table:table-cell table:formula="of:=ROW()-1" office:value-type="float" office:value="883" calcext:value-type="float">
            <text:p>8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eur na yth eth ev dhe skol an eglos.</text:p>
          </table:table-cell>
          <table:table-cell table:style-name="ce4" office:value-type="string" calcext:value-type="string">
            <text:p>He then went to the church school.</text:p>
          </table:table-cell>
        </table:table-row>
        <table:table-row table:style-name="ro1">
          <table:table-cell table:formula="of:=ROW()-1"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flogh a bren hwegynnow.</text:p>
          </table:table-cell>
          <table:table-cell table:style-name="ce4" office:value-type="string" calcext:value-type="string">
            <text:p>The child buys sweets.</text:p>
          </table:table-cell>
        </table:table-row>
        <table:table-row table:style-name="ro1">
          <table:table-cell table:formula="of:=ROW()-1"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benynes a esedh orth an fenester.</text:p>
          </table:table-cell>
          <table:table-cell table:style-name="ce4" office:value-type="string" calcext:value-type="string">
            <text:p>The women sit at the window.</text:p>
          </table:table-cell>
        </table:table-row>
        <table:table-row table:style-name="ro1">
          <table:table-cell table:formula="of:=ROW()-1"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a neuv y'n mor.</text:p>
          </table:table-cell>
          <table:table-cell table:style-name="ce4" office:value-type="string" calcext:value-type="string">
            <text:p>We swim in the sea.</text:p>
          </table:table-cell>
        </table:table-row>
        <table:table-row table:style-name="ro1">
          <table:table-cell table:formula="of:=ROW()-1"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bren an flogh hwegynnow.</text:p>
          </table:table-cell>
          <table:table-cell table:style-name="ce4" office:value-type="string" calcext:value-type="string">
            <text:p>The child does not buy sweets.</text:p>
          </table:table-cell>
        </table:table-row>
        <table:table-row table:style-name="ro1">
          <table:table-cell table:formula="of:=ROW()-1"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bren an flogh hwegynnow?</text:p>
          </table:table-cell>
          <table:table-cell table:style-name="ce4" office:value-type="string" calcext:value-type="string">
            <text:p>Does the child buy sweets?</text:p>
          </table:table-cell>
        </table:table-row>
        <table:table-row table:style-name="ro1">
          <table:table-cell table:formula="of:=ROW()-1"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y arghans y pren an flogh hwegynnow.</text:p>
          </table:table-cell>
          <table:table-cell table:style-name="ce4" office:value-type="string" calcext:value-type="string">
            <text:p>With his money the child buys sweets.</text:p>
          </table:table-cell>
        </table:table-row>
        <table:table-row table:style-name="ro1">
          <table:table-cell table:formula="of:=ROW()-1"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aga arghans y pren an fleghes hwegynnow.</text:p>
          </table:table-cell>
          <table:table-cell table:style-name="ce4" office:value-type="string" calcext:value-type="string">
            <text:p>With their money the children buy sweets.</text:p>
          </table:table-cell>
        </table:table-row>
        <table:table-row table:style-name="ro1">
          <table:table-cell table:formula="of:=ROW()-1"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'n gwerthji na y prenons aga hwegynnow.</text:p>
          </table:table-cell>
          <table:table-cell table:style-name="ce4" office:value-type="string" calcext:value-type="string">
            <text:p>In that shop they buy their sweets.</text:p>
          </table:table-cell>
        </table:table-row>
        <table:table-row table:style-name="ro1">
          <table:table-cell table:formula="of:=ROW()-1"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weresav y'n lowarth.</text:p>
          </table:table-cell>
          <table:table-cell table:style-name="ce4" office:value-type="string" calcext:value-type="string">
            <text:p>I don't help in the garden.</text:p>
          </table:table-cell>
        </table:table-row>
        <table:table-row table:style-name="ro1">
          <table:table-cell table:formula="of:=ROW()-1"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elydh jy an eglos?</text:p>
          </table:table-cell>
          <table:table-cell table:style-name="ce4" office:value-type="string" calcext:value-type="string">
            <text:p>Do you see the church?</text:p>
          </table:table-cell>
        </table:table-row>
        <table:table-row table:style-name="ro1">
          <table:table-cell table:formula="of:=ROW()-1"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na y tiskwedhyn an skeusennow.</text:p>
          </table:table-cell>
          <table:table-cell table:style-name="ce4" office:value-type="string" calcext:value-type="string">
            <text:p>Then we show the photographs.</text:p>
          </table:table-cell>
        </table:table-row>
        <table:table-row table:style-name="ro1">
          <table:table-cell table:formula="of:=ROW()-1"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ar an voes y hworrons i an boes.</text:p>
          </table:table-cell>
          <table:table-cell table:style-name="ce4" office:value-type="string" calcext:value-type="string">
            <text:p>On the table they put the food.</text:p>
          </table:table-cell>
        </table:table-row>
        <table:table-row table:style-name="ro1">
          <table:table-cell table:formula="of:=ROW()-1"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ren a as an gorsav dhe eth eur hanter poran.</text:p>
          </table:table-cell>
          <table:table-cell table:style-name="ce4" office:value-type="string" calcext:value-type="string">
            <text:p>The train leaves the station at half past eight exactly.</text:p>
          </table:table-cell>
        </table:table-row>
        <table:table-row table:style-name="ro1">
          <table:table-cell table:formula="of:=ROW()-1"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olgh an lestri gans dowr poeth.</text:p>
          </table:table-cell>
          <table:table-cell table:style-name="ce4" office:value-type="string" calcext:value-type="string">
            <text:p>I wash the dishes with very hot water.</text:p>
          </table:table-cell>
        </table:table-row>
        <table:table-row table:style-name="ro1">
          <table:table-cell table:formula="of:=ROW()-1"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yv ev korev mes gwin hepken.</text:p>
          </table:table-cell>
          <table:table-cell table:style-name="ce4" office:value-type="string" calcext:value-type="string">
            <text:p>He does not drink beer but only wine.</text:p>
          </table:table-cell>
        </table:table-row>
        <table:table-row table:style-name="ro1">
          <table:table-cell table:formula="of:=ROW()-1"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esedhons i orth an tan pub gorthugher?</text:p>
          </table:table-cell>
          <table:table-cell table:style-name="ce4" office:value-type="string" calcext:value-type="string">
            <text:p>Do they sit at the fire every evening?</text:p>
          </table:table-cell>
        </table:table-row>
        <table:table-row table:style-name="ro1">
          <table:table-cell table:formula="of:=ROW()-1"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na y hworrav ow hota war an gador.</text:p>
          </table:table-cell>
          <table:table-cell table:style-name="ce4" office:value-type="string" calcext:value-type="string">
            <text:p>Then I put my coat on the chair.</text:p>
          </table:table-cell>
        </table:table-row>
        <table:table-row table:style-name="ro1">
          <table:table-cell table:formula="of:=ROW()-1"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 weresydh jy dha vamm y'n gegin?</text:p>
          </table:table-cell>
          <table:table-cell table:style-name="ce4" office:value-type="string" calcext:value-type="string">
            <text:p>Don't you help your mother in the kitchen?</text:p>
          </table:table-cell>
        </table:table-row>
        <table:table-row table:style-name="ro1">
          <table:table-cell table:formula="of:=ROW()-1"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lan a vir orth an lyver heb redya unn ger.</text:p>
          </table:table-cell>
          <table:table-cell table:style-name="ce4" office:value-type="string" calcext:value-type="string">
            <text:p>Colin looks at the book without reading one word.</text:p>
          </table:table-cell>
        </table:table-row>
        <table:table-row table:style-name="ro1">
          <table:table-cell table:formula="of:=ROW()-1"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li an gowethas a esedh yn chi an pronter.</text:p>
          </table:table-cell>
          <table:table-cell table:style-name="ce4" office:value-type="string" calcext:value-type="string">
            <text:p>The members of the society sit in the parson's house.</text:p>
          </table:table-cell>
        </table:table-row>
        <table:table-row table:style-name="ro1">
          <table:table-cell table:formula="of:=ROW()-1"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a vet orth Pol rag li.</text:p>
          </table:table-cell>
          <table:table-cell table:style-name="ce4" office:value-type="string" calcext:value-type="string">
            <text:p>She meets Paul for lunch.</text:p>
          </table:table-cell>
        </table:table-row>
        <table:table-row table:style-name="ro1">
          <table:table-cell table:formula="of:=ROW()-1"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bal Mighal yn y lowarth lemmyn? Na bal ev!</text:p>
          </table:table-cell>
          <table:table-cell table:style-name="ce4" office:value-type="string" calcext:value-type="string">
            <text:p>Does Michael dig in his garden now? No! (He does not dig).</text:p>
          </table:table-cell>
        </table:table-row>
        <table:table-row table:style-name="ro1">
          <table:table-cell table:formula="of:=ROW()-1"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glew an glaw orth fenester an chambour.</text:p>
          </table:table-cell>
          <table:table-cell table:style-name="ce4" office:value-type="string" calcext:value-type="string">
            <text:p>We hear the rain against the window of the bedroom.</text:p>
          </table:table-cell>
        </table:table-row>
        <table:table-row table:style-name="ro1">
          <table:table-cell table:formula="of:=ROW()-1"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dhysk kernewek y'n dre ma?</text:p>
          </table:table-cell>
          <table:table-cell table:style-name="ce4" office:value-type="string" calcext:value-type="string">
            <text:p>Who learns Cornish in this town?</text:p>
          </table:table-cell>
        </table:table-row>
        <table:table-row table:style-name="ro1">
          <table:table-cell table:formula="of:=ROW()-1"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ri po peswar den, dell dybav.</text:p>
          </table:table-cell>
          <table:table-cell table:style-name="ce4" office:value-type="string" calcext:value-type="string">
            <text:p>Three or four people, I think.</text:p>
          </table:table-cell>
        </table:table-row>
        <table:table-row table:style-name="ro1">
          <table:table-cell table:formula="of:=ROW()-1"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a dheu dhe weles an eglos koth.</text:p>
          </table:table-cell>
          <table:table-cell table:style-name="ce4" office:value-type="string" calcext:value-type="string">
            <text:p>People come to see the old church.</text:p>
          </table:table-cell>
        </table:table-row>
        <table:table-row table:style-name="ro1">
          <table:table-cell table:formula="of:=ROW()-1"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ago a wisk y gota nowydh, my a wel.</text:p>
          </table:table-cell>
          <table:table-cell table:style-name="ce4" office:value-type="string" calcext:value-type="string">
            <text:p>James wears his new coat, I see.</text:p>
          </table:table-cell>
        </table:table-row>
        <table:table-row table:style-name="ro1">
          <table:table-cell table:formula="of:=ROW()-1"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gan boes dhe'n prys ma yw bewin.</text:p>
          </table:table-cell>
          <table:table-cell table:style-name="ce4" office:value-type="string" calcext:value-type="string">
            <text:p>Our food for this meal is beef.</text:p>
          </table:table-cell>
        </table:table-row>
        <table:table-row table:style-name="ro1">
          <table:table-cell table:formula="of:=ROW()-1"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rog yw genev, dha wedrenn yw gwag. Kemmer an wedrennas a win ma!</text:p>
          </table:table-cell>
          <table:table-cell table:style-name="ce4" office:value-type="string" calcext:value-type="string">
            <text:p>I'm sorry, your glass is empty. Take this glassful of wine!</text:p>
          </table:table-cell>
        </table:table-row>
        <table:table-row table:style-name="ro1">
          <table:table-cell table:formula="of:=ROW()-1" office:value-type="float" office:value="913" calcext:value-type="float">
            <text:p>9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vern, mes meur ras!</text:p>
          </table:table-cell>
          <table:table-cell table:style-name="ce4" office:value-type="string" calcext:value-type="string">
            <text:p>It doesn't matter, but thanks!</text:p>
          </table:table-cell>
        </table:table-row>
        <table:table-row table:style-name="ro1">
          <table:table-cell table:formula="of:=ROW()-1" office:value-type="float" office:value="914" calcext:value-type="float">
            <text:p>9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a worta Tamsin orth daras an eglos.</text:p>
          </table:table-cell>
          <table:table-cell table:style-name="ce4" office:value-type="string" calcext:value-type="string">
            <text:p>I wait for Tamsin at the door of the church.</text:p>
          </table:table-cell>
        </table:table-row>
        <table:table-row table:style-name="ro1">
          <table:table-cell table:formula="of:=ROW()-1"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affar ma?</text:p>
          </table:table-cell>
          <table:table-cell table:style-name="ce4" office:value-type="string" calcext:value-type="string">
            <text:p>What is this gear?</text:p>
          </table:table-cell>
        </table:table-row>
        <table:table-row table:style-name="ro1">
          <table:table-cell table:formula="of:=ROW()-1" office:value-type="float" office:value="916" calcext:value-type="float">
            <text:p>9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? Eus howlsplann?</text:p>
          </table:table-cell>
          <table:table-cell table:style-name="ce4" office:value-type="string" calcext:value-type="string">
            <text:p>How is the weather? Is there (any) sunshine?</text:p>
          </table:table-cell>
        </table:table-row>
        <table:table-row table:style-name="ro1">
          <table:table-cell table:formula="of:=ROW()-1" office:value-type="float" office:value="917" calcext:value-type="float">
            <text:p>9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'n hwedhel na puptra o koynt.</text:p>
          </table:table-cell>
          <table:table-cell table:style-name="ce4" office:value-type="string" calcext:value-type="string">
            <text:p>In that story everything was strange.</text:p>
          </table:table-cell>
        </table:table-row>
        <table:table-row table:style-name="ro1">
          <table:table-cell table:formula="of:=ROW()-1" office:value-type="float" office:value="918" calcext:value-type="float">
            <text:p>9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"Nyns en vy feusik," yn-medh Hykka.</text:p>
          </table:table-cell>
          <table:table-cell table:style-name="ce4" office:value-type="string" calcext:value-type="string">
            <text:p>"I wasn't lucky," said Richard.</text:p>
          </table:table-cell>
        </table:table-row>
        <table:table-row table:style-name="ro1">
          <table:table-cell table:formula="of:=ROW()-1" office:value-type="float" office:value="919" calcext:value-type="float">
            <text:p>9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ow fluvenn, mammik?</text:p>
          </table:table-cell>
          <table:table-cell table:style-name="ce4" office:value-type="string" calcext:value-type="string">
            <text:p>Where's my pen, mummy?</text:p>
          </table:table-cell>
        </table:table-row>
        <table:table-row table:style-name="ro1">
          <table:table-cell table:formula="of:=ROW()-1"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an leur yn-dann dha weli yn dha jambour, dell vydh usys!</text:p>
          </table:table-cell>
          <table:table-cell table:style-name="ce4" office:value-type="string" calcext:value-type="string">
            <text:p>On the floor under your bed in <text:s/>your bedroom, as usual!</text:p>
          </table:table-cell>
        </table:table-row>
        <table:table-row table:style-name="ro1">
          <table:table-cell table:formula="of:=ROW()-1"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lenna hwedhel dhe'n fleghes pub gorthugher.</text:p>
          </table:table-cell>
          <table:table-cell table:style-name="ce4" office:value-type="string" calcext:value-type="string">
            <text:p>I read to the children every evening.</text:p>
          </table:table-cell>
        </table:table-row>
        <table:table-row table:style-name="ro1">
          <table:table-cell table:formula="of:=ROW()-1" office:value-type="float" office:value="922" calcext:value-type="float">
            <text:p>9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i a vynnas mos gans Morwenna.</text:p>
          </table:table-cell>
          <table:table-cell table:style-name="ce4" office:value-type="string" calcext:value-type="string">
            <text:p>She wished to go with Morwenna.</text:p>
          </table:table-cell>
        </table:table-row>
        <table:table-row table:style-name="ro1">
          <table:table-cell table:formula="of:=ROW()-1"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oni a yll esedha ryb Richard.</text:p>
          </table:table-cell>
          <table:table-cell table:style-name="ce4" office:value-type="string" calcext:value-type="string">
            <text:p>Tony can sit beside Richard.</text:p>
          </table:table-cell>
        </table:table-row>
        <table:table-row table:style-name="ro1">
          <table:table-cell table:formula="of:=ROW()-1"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gweres y'n chi.</text:p>
          </table:table-cell>
          <table:table-cell table:style-name="ce4" office:value-type="string" calcext:value-type="string">
            <text:p>I do help in the house.</text:p>
          </table:table-cell>
        </table:table-row>
        <table:table-row table:style-name="ro1">
          <table:table-cell table:formula="of:=ROW()-1"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aria a wrug kewsel.</text:p>
          </table:table-cell>
          <table:table-cell table:style-name="ce4" office:value-type="string" calcext:value-type="string">
            <text:p>Mary did speak.</text:p>
          </table:table-cell>
        </table:table-row>
        <table:table-row table:style-name="ro1">
          <table:table-cell table:formula="of:=ROW()-1" office:value-type="float" office:value="926" calcext:value-type="float">
            <text:p>9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4" office:value-type="string" calcext:value-type="string">
            <text:p>Hi a wra glaw a-vorow.</text:p>
          </table:table-cell>
        </table:table-row>
        <table:table-row table:style-name="ro1">
          <table:table-cell table:formula="of:=ROW()-1"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re'ta klewes an gan?</text:p>
          </table:table-cell>
          <table:table-cell table:style-name="ce4" office:value-type="string" calcext:value-type="string">
            <text:p>Do you hear the song?</text:p>
          </table:table-cell>
        </table:table-row>
        <table:table-row table:style-name="ro1">
          <table:table-cell table:formula="of:=ROW()-1"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4" office:value-type="string" calcext:value-type="string">
            <text:p>A wruss'ta esedha gans Mighal?</text:p>
          </table:table-cell>
        </table:table-row>
        <table:table-row table:style-name="ro1">
          <table:table-cell table:formula="of:=ROW()-1"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kemmeres an bluvenn ma?</text:p>
          </table:table-cell>
          <table:table-cell table:style-name="ce4" office:value-type="string" calcext:value-type="string">
            <text:p>Will you have this pen?</text:p>
          </table:table-cell>
        </table:table-row>
        <table:table-row table:style-name="ro1">
          <table:table-cell table:formula="of:=ROW()-1"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nnav! Ro hi dhymm, mar pleg.</text:p>
          </table:table-cell>
          <table:table-cell table:style-name="ce4" office:value-type="string" calcext:value-type="string">
            <text:p>I will! Give it to me, please.</text:p>
          </table:table-cell>
        </table:table-row>
        <table:table-row table:style-name="ro1">
          <table:table-cell table:formula="of:=ROW()-1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skrifa dha hanow, mar pleg?</text:p>
          </table:table-cell>
          <table:table-cell table:style-name="ce4" office:value-type="string" calcext:value-type="string">
            <text:p>Will you write your name, please?</text:p>
          </table:table-cell>
        </table:table-row>
        <table:table-row table:style-name="ro1">
          <table:table-cell table:formula="of:=ROW()-1"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vynnav! Drog yw genev.</text:p>
          </table:table-cell>
          <table:table-cell table:style-name="ce4" office:value-type="string" calcext:value-type="string">
            <text:p>I will not! I'm sorry.</text:p>
          </table:table-cell>
        </table:table-row>
        <table:table-row table:style-name="ro1">
          <table:table-cell table:formula="of:=ROW()-1" office:value-type="float" office:value="933" calcext:value-type="float">
            <text:p>9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leverel dhymm an acheson?</text:p>
          </table:table-cell>
          <table:table-cell table:style-name="ce4" office:value-type="string" calcext:value-type="string">
            <text:p>Will you tell me the reason?</text:p>
          </table:table-cell>
        </table:table-row>
        <table:table-row table:style-name="ro1">
          <table:table-cell table:formula="of:=ROW()-1"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nnav! An bluvenn ma yw gwag.</text:p>
          </table:table-cell>
          <table:table-cell table:style-name="ce4" office:value-type="string" calcext:value-type="string">
            <text:p>I will. This pen is empty.</text:p>
          </table:table-cell>
        </table:table-row>
        <table:table-row table:style-name="ro1">
          <table:table-cell table:formula="of:=ROW()-1"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odhesta neuvya?</text:p>
          </table:table-cell>
          <table:table-cell table:style-name="ce4" office:value-type="string" calcext:value-type="string">
            <text:p>Can you swim? (Do you know how to swim?)</text:p>
          </table:table-cell>
        </table:table-row>
        <table:table-row table:style-name="ro1">
          <table:table-cell table:formula="of:=ROW()-1"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onn.</text:p>
          </table:table-cell>
          <table:table-cell table:style-name="ce4" office:value-type="string" calcext:value-type="string">
            <text:p>Yes, I know how to.</text:p>
          </table:table-cell>
        </table:table-row>
        <table:table-row table:style-name="ro1">
          <table:table-cell table:formula="of:=ROW()-1" office:value-type="float" office:value="937" calcext:value-type="float">
            <text:p>9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wonn.</text:p>
          </table:table-cell>
          <table:table-cell table:style-name="ce4" office:value-type="string" calcext:value-type="string">
            <text:p>No, I don't know how to.</text:p>
          </table:table-cell>
        </table:table-row>
        <table:table-row table:style-name="ro1">
          <table:table-cell table:formula="of:=ROW()-1"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yll'ta kuntell an lyvrow?</text:p>
          </table:table-cell>
          <table:table-cell table:style-name="ce4" office:value-type="string" calcext:value-type="string">
            <text:p>Can you collect the books? (Have you the time/opportunity to?)</text:p>
          </table:table-cell>
        </table:table-row>
        <table:table-row table:style-name="ro1">
          <table:table-cell table:formula="of:=ROW()-1"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llav, sur.</text:p>
          </table:table-cell>
          <table:table-cell table:style-name="ce4" office:value-type="string" calcext:value-type="string">
            <text:p>I can, certainly.</text:p>
          </table:table-cell>
        </table:table-row>
        <table:table-row table:style-name="ro1">
          <table:table-cell table:formula="of:=ROW()-1" office:value-type="float" office:value="940" calcext:value-type="float">
            <text:p>9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allav.</text:p>
          </table:table-cell>
          <table:table-cell table:style-name="ce4" office:value-type="string" calcext:value-type="string">
            <text:p>No I can't.</text:p>
          </table:table-cell>
        </table:table-row>
        <table:table-row table:style-name="ro1">
          <table:table-cell table:formula="of:=ROW()-1"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dowr a yn nans dhe'n mor.</text:p>
          </table:table-cell>
          <table:table-cell table:style-name="ce4" office:value-type="string" calcext:value-type="string">
            <text:p>The water goes down to the sea.</text:p>
          </table:table-cell>
        </table:table-row>
        <table:table-row table:style-name="ro1">
          <table:table-cell table:formula="of:=ROW()-1"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onan arall eth yn le Karl.</text:p>
          </table:table-cell>
          <table:table-cell table:style-name="ce4" office:value-type="string" calcext:value-type="string">
            <text:p>Someone else went in place of Charles.</text:p>
          </table:table-cell>
        </table:table-row>
        <table:table-row table:style-name="ro1">
          <table:table-cell table:formula="of:=ROW()-1" office:value-type="float" office:value="943" calcext:value-type="float">
            <text:p>9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wyns a dheu a'n mor.</text:p>
          </table:table-cell>
          <table:table-cell table:style-name="ce4" office:value-type="string" calcext:value-type="string">
            <text:p>The wind comes from the sea.</text:p>
          </table:table-cell>
        </table:table-row>
        <table:table-row table:style-name="ro1">
          <table:table-cell table:formula="of:=ROW()-1" office:value-type="float" office:value="944" calcext:value-type="float">
            <text:p>9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Jenefer a dheuth gans hy gour.</text:p>
          </table:table-cell>
          <table:table-cell table:style-name="ce4" office:value-type="string" calcext:value-type="string">
            <text:p>Jenifer came with her husband.</text:p>
          </table:table-cell>
        </table:table-row>
        <table:table-row table:style-name="ro1">
          <table:table-cell table:formula="of:=ROW()-1" office:value-type="float" office:value="945" calcext:value-type="float">
            <text:p>9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wes a wra hy ober omma.</text:p>
          </table:table-cell>
          <table:table-cell table:style-name="ce4" office:value-type="string" calcext:value-type="string">
            <text:p>The girl does her work here.</text:p>
          </table:table-cell>
        </table:table-row>
        <table:table-row table:style-name="ro1">
          <table:table-cell table:formula="of:=ROW()-1" office:value-type="float" office:value="946" calcext:value-type="float">
            <text:p>9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vynn esedha yn y le.</text:p>
          </table:table-cell>
          <table:table-cell table:style-name="ce4" office:value-type="string" calcext:value-type="string">
            <text:p>I will sit in his place.</text:p>
          </table:table-cell>
        </table:table-row>
        <table:table-row table:style-name="ro1">
          <table:table-cell table:formula="of:=ROW()-1" office:value-type="float" office:value="947" calcext:value-type="float">
            <text:p>9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a yll gorra y draow ena.</text:p>
          </table:table-cell>
          <table:table-cell table:style-name="ce4" office:value-type="string" calcext:value-type="string">
            <text:p>He can put his things there.</text:p>
          </table:table-cell>
        </table:table-row>
        <table:table-row table:style-name="ro1">
          <table:table-cell table:formula="of:=ROW()-1"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dhe Druru gans ow thas.</text:p>
          </table:table-cell>
          <table:table-cell table:style-name="ce4" office:value-type="string" calcext:value-type="string">
            <text:p>We go to Truro with my father.</text:p>
          </table:table-cell>
        </table:table-row>
        <table:table-row table:style-name="ro1">
          <table:table-cell table:formula="of:=ROW()-1" office:value-type="float" office:value="949" calcext:value-type="float">
            <text:p>9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ia a wrug henna, dell glewav.</text:p>
          </table:table-cell>
          <table:table-cell table:style-name="ce4" office:value-type="string" calcext:value-type="string">
            <text:p>Mary did that, I hear.</text:p>
          </table:table-cell>
        </table:table-row>
        <table:table-row table:style-name="ro1">
          <table:table-cell table:formula="of:=ROW()-1"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onan a allas gweres.</text:p>
          </table:table-cell>
          <table:table-cell table:style-name="ce4" office:value-type="string" calcext:value-type="string">
            <text:p>Someone was able to help.</text:p>
          </table:table-cell>
        </table:table-row>
        <table:table-row table:style-name="ro1">
          <table:table-cell table:formula="of:=ROW()-1" office:value-type="float" office:value="951" calcext:value-type="float">
            <text:p>9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eub a dheuth gans arghans lowr.</text:p>
          </table:table-cell>
          <table:table-cell table:style-name="ce4" office:value-type="string" calcext:value-type="string">
            <text:p>Everyone came with enough money.</text:p>
          </table:table-cell>
        </table:table-row>
        <table:table-row table:style-name="ro1">
          <table:table-cell table:formula="of:=ROW()-1" office:value-type="float" office:value="952" calcext:value-type="float">
            <text:p>9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a o.</text:p>
          </table:table-cell>
          <table:table-cell table:style-name="ce4" office:value-type="string" calcext:value-type="string">
            <text:p>It was good.</text:p>
          </table:table-cell>
        </table:table-row>
        <table:table-row table:style-name="ro1">
          <table:table-cell table:formula="of:=ROW()-1" office:value-type="float" office:value="953" calcext:value-type="float">
            <text:p>9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vynnas Lowena mones gans hy hwoer.</text:p>
          </table:table-cell>
          <table:table-cell table:style-name="ce4" office:value-type="string" calcext:value-type="string">
            <text:p>Lowena did not wish to go with her sister.</text:p>
          </table:table-cell>
        </table:table-row>
        <table:table-row table:style-name="ro1">
          <table:table-cell table:formula="of:=ROW()-1" office:value-type="float" office:value="954" calcext:value-type="float">
            <text:p>9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 allas an venyn gwiska hy hota?</text:p>
          </table:table-cell>
          <table:table-cell table:style-name="ce4" office:value-type="string" calcext:value-type="string">
            <text:p>Could the woman not wear her coat?</text:p>
          </table:table-cell>
        </table:table-row>
        <table:table-row table:style-name="ro1">
          <table:table-cell table:formula="of:=ROW()-1" office:value-type="float" office:value="955" calcext:value-type="float">
            <text:p>9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yll an fleghes neuvya omma?</text:p>
          </table:table-cell>
          <table:table-cell table:style-name="ce4" office:value-type="string" calcext:value-type="string">
            <text:p>Can the children swim here?</text:p>
          </table:table-cell>
        </table:table-row>
        <table:table-row table:style-name="ro1">
          <table:table-cell table:formula="of:=ROW()-1" office:value-type="float" office:value="956" calcext:value-type="float">
            <text:p>9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yn Itali?</text:p>
          </table:table-cell>
          <table:table-cell table:style-name="ce4" office:value-type="string" calcext:value-type="string">
            <text:p>How was the weather in Italy?</text:p>
          </table:table-cell>
        </table:table-row>
        <table:table-row table:style-name="ro1">
          <table:table-cell table:formula="of:=ROW()-1" office:value-type="float" office:value="957" calcext:value-type="float">
            <text:p>9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eth o, sur, pur boeth.</text:p>
          </table:table-cell>
          <table:table-cell table:style-name="ce4" office:value-type="string" calcext:value-type="string">
            <text:p>It was hot, certainly, very hot.</text:p>
          </table:table-cell>
        </table:table-row>
        <table:table-row table:style-name="ro1">
          <table:table-cell table:formula="of:=ROW()-1" office:value-type="float" office:value="958" calcext:value-type="float">
            <text:p>9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gwerther yw Jago?</text:p>
          </table:table-cell>
          <table:table-cell table:style-name="ce4" office:value-type="string" calcext:value-type="string">
            <text:p>What sort of salesman is James?</text:p>
          </table:table-cell>
        </table:table-row>
        <table:table-row table:style-name="ro1">
          <table:table-cell table:formula="of:=ROW()-1" office:value-type="float" office:value="959" calcext:value-type="float">
            <text:p>9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gour yw dha hwegron?</text:p>
          </table:table-cell>
          <table:table-cell table:style-name="ce4" office:value-type="string" calcext:value-type="string">
            <text:p>Which man is your father-in-law?</text:p>
          </table:table-cell>
        </table:table-row>
        <table:table-row table:style-name="ro1">
          <table:table-cell table:formula="of:=ROW()-1"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den berr, tew.</text:p>
          </table:table-cell>
          <table:table-cell table:style-name="ce4" office:value-type="string" calcext:value-type="string">
            <text:p>See over there! The short, fat person.</text:p>
          </table:table-cell>
        </table:table-row>
        <table:table-row table:style-name="ro1">
          <table:table-cell table:formula="of:=ROW()-1" office:value-type="float" office:value="961" calcext:value-type="float">
            <text:p>9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o hy howethes wir?</text:p>
          </table:table-cell>
          <table:table-cell table:style-name="ce4" office:value-type="string" calcext:value-type="string">
            <text:p>Who was her true friend?</text:p>
          </table:table-cell>
        </table:table-row>
        <table:table-row table:style-name="ro1">
          <table:table-cell table:formula="of:=ROW()-1" office:value-type="float" office:value="962" calcext:value-type="float">
            <text:p>9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oll warbarth eth yn-nans dhe'n treth rag neuvya.</text:p>
          </table:table-cell>
          <table:table-cell table:style-name="ce4" office:value-type="string" calcext:value-type="string">
            <text:p>We all went down to the beach together in order to swim.</text:p>
          </table:table-cell>
        </table:table-row>
        <table:table-row table:style-name="ro1">
          <table:table-cell table:formula="of:=ROW()-1" office:value-type="float" office:value="963" calcext:value-type="float">
            <text:p>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 a-dryv an amari?</text:p>
          </table:table-cell>
          <table:table-cell table:style-name="ce4" office:value-type="string" calcext:value-type="string">
            <text:p>What is that behind the cupboard?</text:p>
          </table:table-cell>
        </table:table-row>
        <table:table-row table:style-name="ro1">
          <table:table-cell table:formula="of:=ROW()-1" office:value-type="float" office:value="964" calcext:value-type="float">
            <text:p>9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per-nowodhow koth yw, sur.</text:p>
          </table:table-cell>
          <table:table-cell table:style-name="ce4" office:value-type="string" calcext:value-type="string">
            <text:p>It's surely an old newspaper.</text:p>
          </table:table-cell>
        </table:table-row>
        <table:table-row table:style-name="ro1">
          <table:table-cell table:formula="of:=ROW()-1" office:value-type="float" office:value="965" calcext:value-type="float">
            <text:p>9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an lyver o re verr, dell dybav.</text:p>
          </table:table-cell>
          <table:table-cell table:style-name="ce4" office:value-type="string" calcext:value-type="string">
            <text:p>The abridgement of the book was too short, I think.</text:p>
          </table:table-cell>
        </table:table-row>
        <table:table-row table:style-name="ro1">
          <table:table-cell table:formula="of:=ROW()-1" office:value-type="float" office:value="966" calcext:value-type="float">
            <text:p>9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a brenas dewdhek oy nowydh y'n bargen-tir.</text:p>
          </table:table-cell>
          <table:table-cell table:style-name="ce4" office:value-type="string" calcext:value-type="string">
            <text:p>I bought twelve new eggs at the farm.</text:p>
          </table:table-cell>
        </table:table-row>
        <table:table-row table:style-name="ro1">
          <table:table-cell table:formula="of:=ROW()-1"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o pan dheuth hi tre arta?</text:p>
          </table:table-cell>
          <table:table-cell table:style-name="ce4" office:value-type="string" calcext:value-type="string">
            <text:p>What time was it when she came home again?</text:p>
          </table:table-cell>
        </table:table-row>
        <table:table-row table:style-name="ro1">
          <table:table-cell table:formula="of:=ROW()-1" office:value-type="float" office:value="968" calcext:value-type="float">
            <text:p>9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geryow yw an gwella.</text:p>
          </table:table-cell>
          <table:table-cell table:style-name="ce4" office:value-type="string" calcext:value-type="string">
            <text:p>A few words are the best.</text:p>
          </table:table-cell>
        </table:table-row>
        <table:table-row table:style-name="ro1">
          <table:table-cell table:formula="of:=ROW()-1"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meur a win gesys rag kinyow.</text:p>
          </table:table-cell>
          <table:table-cell table:style-name="ce4" office:value-type="string" calcext:value-type="string">
            <text:p>There was not much wine left for dinner</text:p>
          </table:table-cell>
        </table:table-row>
        <table:table-row table:style-name="ro1">
          <table:table-cell table:formula="of:=ROW()-1" office:value-type="float" office:value="970" calcext:value-type="float">
            <text:p>9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hwans dhymm a vones.</text:p>
          </table:table-cell>
          <table:table-cell table:style-name="ce4" office:value-type="string" calcext:value-type="string">
            <text:p>I wanted to go.</text:p>
          </table:table-cell>
        </table:table-row>
        <table:table-row table:style-name="ro1">
          <table:table-cell table:formula="of:=ROW()-1"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ter an garrek ha'n mor yth esen vy.</text:p>
          </table:table-cell>
          <table:table-cell table:style-name="ce4" office:value-type="string" calcext:value-type="string">
            <text:p>I was between the rock and the sea.</text:p>
          </table:table-cell>
        </table:table-row>
        <table:table-row table:style-name="ro1">
          <table:table-cell table:formula="of:=ROW()-1" office:value-type="float" office:value="972" calcext:value-type="float">
            <text:p>9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owgh hwi yeyn orth an daras ena?</text:p>
          </table:table-cell>
          <table:table-cell table:style-name="ce4" office:value-type="string" calcext:value-type="string">
            <text:p>Aren't you cold by the door there?</text:p>
          </table:table-cell>
        </table:table-row>
        <table:table-row table:style-name="ro1">
          <table:table-cell table:formula="of:=ROW()-1"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oyl a-ji dhe'n jynn; gwag yw, dell hevel.</text:p>
          </table:table-cell>
          <table:table-cell table:style-name="ce4" office:value-type="string" calcext:value-type="string">
            <text:p>Put some oil in the engine; it's empty it seems.</text:p>
          </table:table-cell>
        </table:table-row>
        <table:table-row table:style-name="ro1">
          <table:table-cell table:formula="of:=ROW()-1"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hwedhel 'Mil Nos ha Nos' unn hwedhel mes lies hwedhel yn unn lyver.</text:p>
          </table:table-cell>
          <table:table-cell table:style-name="ce4" office:value-type="string" calcext:value-type="string">
            <text:p>The story 'A Thousand and One Nights' is not one story but many stories in one book.</text:p>
          </table:table-cell>
        </table:table-row>
        <table:table-row table:style-name="ro1">
          <table:table-cell table:formula="of:=ROW()-1" office:value-type="float" office:value="975" calcext:value-type="float">
            <text:p>9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y'n eur na? Oer o, pur oer.</text:p>
          </table:table-cell>
          <table:table-cell table:style-name="ce4" office:value-type="string" calcext:value-type="string">
            <text:p>How was the weather at that time? It was cold, very cold.</text:p>
          </table:table-cell>
        </table:table-row>
        <table:table-row table:style-name="ro1">
          <table:table-cell table:formula="of:=ROW()-1"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toll yn to hy chi ha ledan o an keth toll na.</text:p>
          </table:table-cell>
          <table:table-cell table:style-name="ce4" office:value-type="string" calcext:value-type="string">
            <text:p>There was a hole in the roof of her house and that same hole was wide.</text:p>
          </table:table-cell>
        </table:table-row>
        <table:table-row table:style-name="ro1">
          <table:table-cell table:formula="of:=ROW()-1" office:value-type="float" office:value="977" calcext:value-type="float">
            <text:p>9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law a dheuth a-ji der an toll.</text:p>
          </table:table-cell>
          <table:table-cell table:style-name="ce4" office:value-type="string" calcext:value-type="string">
            <text:p>The rain came in through the hole.</text:p>
          </table:table-cell>
        </table:table-row>
        <table:table-row table:style-name="ro1">
          <table:table-cell table:formula="of:=ROW()-1" office:value-type="float" office:value="978" calcext:value-type="float">
            <text:p>9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boesti yw an gwella y'n dre ha py boesti yw an gwettha?</text:p>
          </table:table-cell>
          <table:table-cell table:style-name="ce4" office:value-type="string" calcext:value-type="string">
            <text:p>Which restaurant is the best in the town and which restaurant is the worst?</text:p>
          </table:table-cell>
        </table:table-row>
        <table:table-row table:style-name="ro1">
          <table:table-cell table:formula="of:=ROW()-1" office:value-type="float" office:value="979" calcext:value-type="float">
            <text:p>9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oesti an tavern 'An Margh Wynn' yw an gwella, dell dybav, ha'n boesti a-ji dhe'n varghas yw an gwettha, dell glewav.</text:p>
          </table:table-cell>
          <table:table-cell table:style-name="ce4" office:value-type="string" calcext:value-type="string">
            <text:p>The restaurant of 'The White Horse' is the best, I think, and the restaurant in the market is the worst, I hear.</text:p>
          </table:table-cell>
        </table:table-row>
        <table:table-row table:style-name="ro1">
          <table:table-cell table:formula="of:=ROW()-1" office:value-type="float" office:value="980" calcext:value-type="float">
            <text:p>9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Yma y wreg ganso lemmyn.</text:p>
          </table:table-cell>
          <table:table-cell table:style-name="ce4" office:value-type="string" calcext:value-type="string">
            <text:p>Look! There's his wife with him now.</text:p>
          </table:table-cell>
        </table:table-row>
        <table:table-row table:style-name="ro1">
          <table:table-cell table:formula="of:=ROW()-1" office:value-type="float" office:value="981" calcext:value-type="float">
            <text:p>9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el, ena hanafas a goffi yw brav.</text:p>
          </table:table-cell>
          <table:table-cell table:style-name="ce4" office:value-type="string" calcext:value-type="string">
            <text:p>Work, then a cup of coffee is fine.</text:p>
          </table:table-cell>
        </table:table-row>
        <table:table-row table:style-name="ro1">
          <table:table-cell table:formula="of:=ROW()-1" office:value-type="float" office:value="982" calcext:value-type="float">
            <text:p>9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 dhe'n fleghes.</text:p>
          </table:table-cell>
          <table:table-cell table:style-name="ce4" office:value-type="string" calcext:value-type="string">
            <text:p>The choir sang to the children.</text:p>
          </table:table-cell>
        </table:table-row>
        <table:table-row table:style-name="ro1">
          <table:table-cell table:formula="of:=ROW()-1" office:value-type="float" office:value="983" calcext:value-type="float">
            <text:p>9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 dhedha.</text:p>
          </table:table-cell>
          <table:table-cell table:style-name="ce4" office:value-type="string" calcext:value-type="string">
            <text:p>The choir sang to them.</text:p>
          </table:table-cell>
        </table:table-row>
        <table:table-row table:style-name="ro1">
          <table:table-cell table:formula="of:=ROW()-1" office:value-type="float" office:value="984" calcext:value-type="float">
            <text:p>9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vowes ganso eev.</text:p>
          </table:table-cell>
          <table:table-cell table:style-name="ce4" office:value-type="string" calcext:value-type="string">
            <text:p>The girl is with him (emphatic).</text:p>
          </table:table-cell>
        </table:table-row>
        <table:table-row table:style-name="ro1">
          <table:table-cell table:formula="of:=ROW()-1" office:value-type="float" office:value="985" calcext:value-type="float">
            <text:p>9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vynn esedha gansa ynsi.</text:p>
          </table:table-cell>
          <table:table-cell table:style-name="ce4" office:value-type="string" calcext:value-type="string">
            <text:p>I will sit with them (emphatic).</text:p>
          </table:table-cell>
        </table:table-row>
        <table:table-row table:style-name="ro1">
          <table:table-cell table:formula="of:=ROW()-1" office:value-type="float" office:value="986" calcext:value-type="float">
            <text:p>9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a a dhiskwedhas an folenn dhedha.</text:p>
          </table:table-cell>
          <table:table-cell table:style-name="ce4" office:value-type="string" calcext:value-type="string">
            <text:p>That person showed the paper to them.</text:p>
          </table:table-cell>
        </table:table-row>
        <table:table-row table:style-name="ro1">
          <table:table-cell table:formula="of:=ROW()-1" office:value-type="float" office:value="987" calcext:value-type="float">
            <text:p>9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orrsons i aga hanstell warnedhi (an voes).</text:p>
          </table:table-cell>
          <table:table-cell table:style-name="ce4" office:value-type="string" calcext:value-type="string">
            <text:p>They did not put their basket on it (the table).</text:p>
          </table:table-cell>
        </table:table-row>
        <table:table-row table:style-name="ro1">
          <table:table-cell table:formula="of:=ROW()-1" office:value-type="float" office:value="988" calcext:value-type="float">
            <text:p>9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ganas Margh genowgh?</text:p>
          </table:table-cell>
          <table:table-cell table:style-name="ce4" office:value-type="string" calcext:value-type="string">
            <text:p>Did Mark sing with you?</text:p>
          </table:table-cell>
        </table:table-row>
        <table:table-row table:style-name="ro1">
          <table:table-cell table:formula="of:=ROW()-1" office:value-type="float" office:value="989" calcext:value-type="float">
            <text:p>9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elas tarow y'n pras.</text:p>
          </table:table-cell>
          <table:table-cell table:style-name="ce4" office:value-type="string" calcext:value-type="string">
            <text:p>I saw a bull in the field.</text:p>
          </table:table-cell>
        </table:table-row>
        <table:table-row table:style-name="ro1">
          <table:table-cell table:formula="of:=ROW()-1"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a bughes ynno ynwedh.</text:p>
          </table:table-cell>
          <table:table-cell table:style-name="ce4" office:value-type="string" calcext:value-type="string">
            <text:p>There were cows in it too.</text:p>
          </table:table-cell>
        </table:table-row>
        <table:table-row table:style-name="ro1">
          <table:table-cell table:formula="of:=ROW()-1" office:value-type="float" office:value="991" calcext:value-type="float">
            <text:p>9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kowl ma, yma bollas ragos.</text:p>
          </table:table-cell>
          <table:table-cell table:style-name="ce4" office:value-type="string" calcext:value-type="string">
            <text:p>Take this soup, there is a bowlful for you.</text:p>
          </table:table-cell>
        </table:table-row>
        <table:table-row table:style-name="ro1">
          <table:table-cell table:formula="of:=ROW()-1" office:value-type="float" office:value="992" calcext:value-type="float">
            <text:p>9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bdhi nyns ov lowen.</text:p>
          </table:table-cell>
          <table:table-cell table:style-name="ce4" office:value-type="string" calcext:value-type="string">
            <text:p>Without her I am not happy.</text:p>
          </table:table-cell>
        </table:table-row>
        <table:table-row table:style-name="ro1">
          <table:table-cell table:formula="of:=ROW()-1" office:value-type="float" office:value="993" calcext:value-type="float">
            <text:p>9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th Morwenna hebov.</text:p>
          </table:table-cell>
          <table:table-cell table:style-name="ce4" office:value-type="string" calcext:value-type="string">
            <text:p>Morwenna did not go without me.</text:p>
          </table:table-cell>
        </table:table-row>
        <table:table-row table:style-name="ro1">
          <table:table-cell table:formula="of:=ROW()-1" office:value-type="float" office:value="994" calcext:value-type="float">
            <text:p>9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leversys jy hemma ragon?</text:p>
          </table:table-cell>
          <table:table-cell table:style-name="ce4" office:value-type="string" calcext:value-type="string">
            <text:p>Did you say that for us?</text:p>
          </table:table-cell>
        </table:table-row>
        <table:table-row table:style-name="ro1">
          <table:table-cell table:formula="of:=ROW()-1" office:value-type="float" office:value="995" calcext:value-type="float">
            <text:p>9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ygdhi y hwrug ev an dra.</text:p>
          </table:table-cell>
          <table:table-cell table:style-name="ce4" office:value-type="string" calcext:value-type="string">
            <text:p>For her he did the thing.</text:p>
          </table:table-cell>
        </table:table-row>
        <table:table-row table:style-name="ro1">
          <table:table-cell table:formula="of:=ROW()-1" office:value-type="float" office:value="996" calcext:value-type="float">
            <text:p>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a an hwel gansa!</text:p>
          </table:table-cell>
          <table:table-cell table:style-name="ce4" office:value-type="string" calcext:value-type="string">
            <text:p>Do the work with them!</text:p>
          </table:table-cell>
        </table:table-row>
        <table:table-row table:style-name="ro1">
          <table:table-cell table:formula="of:=ROW()-1" office:value-type="float" office:value="997" calcext:value-type="float">
            <text:p>9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e dhymmo vy, mar pleg!</text:p>
          </table:table-cell>
          <table:table-cell table:style-name="ce4" office:value-type="string" calcext:value-type="string">
            <text:p>Give it to me, please!</text:p>
          </table:table-cell>
        </table:table-row>
        <table:table-row table:style-name="ro1">
          <table:table-cell table:formula="of:=ROW()-1" office:value-type="float" office:value="998" calcext:value-type="float">
            <text:p>9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dhiskwedhsyn an golow dhedha.</text:p>
          </table:table-cell>
          <table:table-cell table:style-name="ce4" office:value-type="string" calcext:value-type="string">
            <text:p>We did not show them the light.</text:p>
          </table:table-cell>
        </table:table-row>
        <table:table-row table:style-name="ro1">
          <table:table-cell table:formula="of:=ROW()-1"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avar dhymm piw yw an re ma!</text:p>
          </table:table-cell>
          <table:table-cell table:style-name="ce4" office:value-type="string" calcext:value-type="string">
            <text:p>Tell me who those people are!</text:p>
          </table:table-cell>
        </table:table-row>
        <table:table-row table:style-name="ro1">
          <table:table-cell table:formula="of:=ROW()-1"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 dhywgh hwi oll, nos dha!</text:p>
          </table:table-cell>
          <table:table-cell table:style-name="ce4" office:value-type="string" calcext:value-type="string">
            <text:p>Good night to you all, good night!</text:p>
          </table:table-cell>
        </table:table-row>
        <table:table-row table:style-name="ro1">
          <table:table-cell table:formula="of:=ROW()-1" office:value-type="float" office:value="1001" calcext:value-type="float">
            <text:p>1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nebes koffi gesys ragov? Nag eus. Yma te hepken.</text:p>
          </table:table-cell>
          <table:table-cell table:style-name="ce4" office:value-type="string" calcext:value-type="string">
            <text:p>Is there a little coffee left for me? No. There is tea only.</text:p>
          </table:table-cell>
        </table:table-row>
        <table:table-row table:style-name="ro1">
          <table:table-cell table:formula="of:=ROW()-1"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saghasow a avalow a-ji dhe'n karrji? Esons!</text:p>
          </table:table-cell>
          <table:table-cell table:style-name="ce4" office:value-type="string" calcext:value-type="string">
            <text:p>Are the bags of apples inside the garage? They are!</text:p>
          </table:table-cell>
        </table:table-row>
        <table:table-row table:style-name="ro1">
          <table:table-cell table:formula="of:=ROW()-1"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ra ma yn Kernewek? Glawlenn yw.</text:p>
          </table:table-cell>
          <table:table-cell table:style-name="ce4" office:value-type="string" calcext:value-type="string">
            <text:p>What is this object in Cornish? It's 'glawlenn' (umbrella).</text:p>
          </table:table-cell>
        </table:table-row>
        <table:table-row table:style-name="ro1">
          <table:table-cell table:formula="of:=ROW()-1" office:value-type="float" office:value="1004" calcext:value-type="float">
            <text:p>1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hwel eus dhodho?</text:p>
          </table:table-cell>
          <table:table-cell table:style-name="ce4" office:value-type="string" calcext:value-type="string">
            <text:p>What work has he got?</text:p>
          </table:table-cell>
        </table:table-row>
        <table:table-row table:style-name="ro1">
          <table:table-cell table:formula="of:=ROW()-1" office:value-type="float" office:value="1005" calcext:value-type="float">
            <text:p>1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yskador yw, dell glewav.</text:p>
          </table:table-cell>
          <table:table-cell table:style-name="ce4" office:value-type="string" calcext:value-type="string">
            <text:p>He is a teacher, I hear.</text:p>
          </table:table-cell>
        </table:table-row>
        <table:table-row table:style-name="ro1">
          <table:table-cell table:formula="of:=ROW()-1" office:value-type="float" office:value="1006" calcext:value-type="float">
            <text:p>1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ns aga hota ynsi, sur.</text:p>
          </table:table-cell>
          <table:table-cell table:style-name="ce4" office:value-type="string" calcext:value-type="string">
            <text:p>They are not their coats, certainly.</text:p>
          </table:table-cell>
        </table:table-row>
        <table:table-row table:style-name="ro1">
          <table:table-cell table:formula="of:=ROW()-1"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kovedhes. Arta mar pleg, ha lenta.</text:p>
          </table:table-cell>
          <table:table-cell table:style-name="ce4" office:value-type="string" calcext:value-type="string">
            <text:p>I don't understand. Again please, and slower.</text:p>
          </table:table-cell>
        </table:table-row>
        <table:table-row table:style-name="ro1">
          <table:table-cell table:formula="of:=ROW()-1" office:value-type="float" office:value="1008" calcext:value-type="float">
            <text:p>1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y thas-gwynn o pronter yn Eglos Pow Sows.</text:p>
          </table:table-cell>
          <table:table-cell table:style-name="ce4" office:value-type="string" calcext:value-type="string">
            <text:p>Her grandfather was a parson in the Church of England.</text:p>
          </table:table-cell>
        </table:table-row>
        <table:table-row table:style-name="ro1">
          <table:table-cell table:formula="of:=ROW()-1" office:value-type="float" office:value="1009" calcext:value-type="float">
            <text:p>1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! Chymbla an chi na yw gyllys gans an gwyns krev.</text:p>
          </table:table-cell>
          <table:table-cell table:style-name="ce4" office:value-type="string" calcext:value-type="string">
            <text:p>Look! The chimney of that house has gone with the strong wind.</text:p>
          </table:table-cell>
        </table:table-row>
        <table:table-row table:style-name="ro1">
          <table:table-cell table:formula="of:=ROW()-1" office:value-type="float" office:value="1010" calcext:value-type="float">
            <text:p>1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sik, tasik! Ple'ma agan ki?</text:p>
          </table:table-cell>
          <table:table-cell table:style-name="ce4" office:value-type="string" calcext:value-type="string">
            <text:p>Daddy, daddy! Where is our dog?</text:p>
          </table:table-cell>
        </table:table-row>
        <table:table-row table:style-name="ro1">
          <table:table-cell table:formula="of:=ROW()-1" office:value-type="float" office:value="1011" calcext:value-type="float">
            <text:p>1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ns i, an re na a-rag gwerthji an horner?</text:p>
          </table:table-cell>
          <table:table-cell table:style-name="ce4" office:value-type="string" calcext:value-type="string">
            <text:p>Who are they, those (people) in front of the ironmonger's shop?</text:p>
          </table:table-cell>
        </table:table-row>
        <table:table-row table:style-name="ro1">
          <table:table-cell table:formula="of:=ROW()-1" office:value-type="float" office:value="1012" calcext:value-type="float">
            <text:p>1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. Mes na gews dhedha! Tus kemmyn yns, dell hevel, ha nyns yns agan parow, sur.</text:p>
          </table:table-cell>
          <table:table-cell table:style-name="ce4" office:value-type="string" calcext:value-type="string">
            <text:p>I don't know. But don't speak to them! They are common people, it seems and they are not our equals for sure.</text:p>
          </table:table-cell>
        </table:table-row>
        <table:table-row table:style-name="ro1">
          <table:table-cell table:formula="of:=ROW()-1" office:value-type="float" office:value="1013" calcext:value-type="float">
            <text:p>1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b avon omma yw keltek ha pub menydh ynwedh.</text:p>
          </table:table-cell>
          <table:table-cell table:style-name="ce4" office:value-type="string" calcext:value-type="string">
            <text:p>Every river here is Celtic and every mountain too.</text:p>
          </table:table-cell>
        </table:table-row>
        <table:table-row table:style-name="ro1">
          <table:table-cell table:formula="of:=ROW()-1"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egh an gador ma yw terrys.</text:p>
          </table:table-cell>
          <table:table-cell table:style-name="ce4" office:value-type="string" calcext:value-type="string">
            <text:p>The arm of this chair is broken.</text:p>
          </table:table-cell>
        </table:table-row>
        <table:table-row table:style-name="ro1">
          <table:table-cell table:formula="of:=ROW()-1" office:value-type="float" office:value="1015" calcext:value-type="float">
            <text:p>1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n ni diwedhes? On, dell dybav.</text:p>
          </table:table-cell>
          <table:table-cell table:style-name="ce4" office:value-type="string" calcext:value-type="string">
            <text:p>Are we late? We are, I think.</text:p>
          </table:table-cell>
        </table:table-row>
        <table:table-row table:style-name="ro1">
          <table:table-cell table:formula="of:=ROW()-1" office:value-type="float" office:value="1016" calcext:value-type="float">
            <text:p>1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bownder verr ha kul ynter an dhew bras vras.</text:p>
          </table:table-cell>
          <table:table-cell table:style-name="ce4" office:value-type="string" calcext:value-type="string">
            <text:p>There is a short, narrow lane between the two big fields.</text:p>
          </table:table-cell>
        </table:table-row>
        <table:table-row table:style-name="ro1">
          <table:table-cell table:formula="of:=ROW()-1" office:value-type="float" office:value="1017" calcext:value-type="float">
            <text:p>1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tra naw den ev yw an lyha oll.</text:p>
          </table:table-cell>
          <table:table-cell table:style-name="ce4" office:value-type="string" calcext:value-type="string">
            <text:p>Among nine people he is the least of all.</text:p>
          </table:table-cell>
        </table:table-row>
        <table:table-row table:style-name="ro1">
          <table:table-cell table:formula="of:=ROW()-1"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dhiwedhes os, ow howeth, ha nyns eus hanafas a goffi ragos.</text:p>
          </table:table-cell>
          <table:table-cell table:style-name="ce4" office:value-type="string" calcext:value-type="string">
            <text:p>You are too late, my friend, and there is no cup of coffee for you.</text:p>
          </table:table-cell>
        </table:table-row>
        <table:table-row table:style-name="ro1">
          <table:table-cell table:formula="of:=ROW()-1" office:value-type="float" office:value="1019" calcext:value-type="float">
            <text:p>1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Jerri ow koska lemmyn.</text:p>
          </table:table-cell>
          <table:table-cell table:style-name="ce4" office:value-type="string" calcext:value-type="string">
            <text:p>Jerry is sleeping now.</text:p>
          </table:table-cell>
        </table:table-row>
        <table:table-row table:style-name="ro1">
          <table:table-cell table:formula="of:=ROW()-1" office:value-type="float" office:value="1020" calcext:value-type="float">
            <text:p>1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ow tybri ow hoen.</text:p>
          </table:table-cell>
          <table:table-cell table:style-name="ce4" office:value-type="string" calcext:value-type="string">
            <text:p>I am eating my supper.</text:p>
          </table:table-cell>
        </table:table-row>
        <table:table-row table:style-name="ro1">
          <table:table-cell table:formula="of:=ROW()-1" office:value-type="float" office:value="1021" calcext:value-type="float">
            <text:p>1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 ow megi.</text:p>
          </table:table-cell>
          <table:table-cell table:style-name="ce4" office:value-type="string" calcext:value-type="string">
            <text:p>We are not smoking.</text:p>
          </table:table-cell>
        </table:table-row>
        <table:table-row table:style-name="ro1">
          <table:table-cell table:formula="of:=ROW()-1" office:value-type="float" office:value="1022" calcext:value-type="float">
            <text:p>10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yw skwith.</text:p>
          </table:table-cell>
          <table:table-cell table:style-name="ce4" office:value-type="string" calcext:value-type="string">
            <text:p>I am tired.</text:p>
          </table:table-cell>
        </table:table-row>
        <table:table-row table:style-name="ro1">
          <table:table-cell table:formula="of:=ROW()-1"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ow tybri.</text:p>
          </table:table-cell>
          <table:table-cell table:style-name="ce4" office:value-type="string" calcext:value-type="string">
            <text:p>I was eating.</text:p>
          </table:table-cell>
        </table:table-row>
        <table:table-row table:style-name="ro1">
          <table:table-cell table:formula="of:=ROW()-1"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avon ow resek yn krev.</text:p>
          </table:table-cell>
          <table:table-cell table:style-name="ce4" office:value-type="string" calcext:value-type="string">
            <text:p>The river is running strongly.</text:p>
          </table:table-cell>
        </table:table-row>
        <table:table-row table:style-name="ro1">
          <table:table-cell table:formula="of:=ROW()-1" office:value-type="float" office:value="1025" calcext:value-type="float">
            <text:p>10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rys ow kregi war benn an gweli.</text:p>
          </table:table-cell>
          <table:table-cell table:style-name="ce4" office:value-type="string" calcext:value-type="string">
            <text:p>There is a shirt hanging on the end of the bed.</text:p>
          </table:table-cell>
        </table:table-row>
        <table:table-row table:style-name="ro1">
          <table:table-cell table:formula="of:=ROW()-1" office:value-type="float" office:value="1026" calcext:value-type="float">
            <text:p>10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fleghes ow tyski Kembrek.</text:p>
          </table:table-cell>
          <table:table-cell table:style-name="ce4" office:value-type="string" calcext:value-type="string">
            <text:p>The children are learning Welsh.</text:p>
          </table:table-cell>
        </table:table-row>
        <table:table-row table:style-name="ro1">
          <table:table-cell table:formula="of:=ROW()-1" office:value-type="float" office:value="1027" calcext:value-type="float">
            <text:p>10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gowethas owth omguntell.</text:p>
          </table:table-cell>
          <table:table-cell table:style-name="ce4" office:value-type="string" calcext:value-type="string">
            <text:p>The society is meeting.</text:p>
          </table:table-cell>
        </table:table-row>
        <table:table-row table:style-name="ro1">
          <table:table-cell table:formula="of:=ROW()-1" office:value-type="float" office:value="1028" calcext:value-type="float">
            <text:p>10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i owth hartha a-ves.</text:p>
          </table:table-cell>
          <table:table-cell table:style-name="ce4" office:value-type="string" calcext:value-type="string">
            <text:p>There is a dog barking outside.</text:p>
          </table:table-cell>
        </table:table-row>
        <table:table-row table:style-name="ro1">
          <table:table-cell table:formula="of:=ROW()-1" office:value-type="float" office:value="1029" calcext:value-type="float">
            <text:p>10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an flogh ow koska lemmyn.</text:p>
          </table:table-cell>
          <table:table-cell table:style-name="ce4" office:value-type="string" calcext:value-type="string">
            <text:p>The child is not sleeping now.</text:p>
          </table:table-cell>
        </table:table-row>
        <table:table-row table:style-name="ro1">
          <table:table-cell table:formula="of:=ROW()-1" office:value-type="float" office:value="1030" calcext:value-type="float">
            <text:p>10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karr ow tos.</text:p>
          </table:table-cell>
          <table:table-cell table:style-name="ce4" office:value-type="string" calcext:value-type="string">
            <text:p>There is no car coming.</text:p>
          </table:table-cell>
        </table:table-row>
        <table:table-row table:style-name="ro1">
          <table:table-cell table:formula="of:=ROW()-1" office:value-type="float" office:value="1031" calcext:value-type="float">
            <text:p>10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hy harr ow tos.</text:p>
          </table:table-cell>
          <table:table-cell table:style-name="ce4" office:value-type="string" calcext:value-type="string">
            <text:p>Her car is not coming.</text:p>
          </table:table-cell>
        </table:table-row>
        <table:table-row table:style-name="ro1">
          <table:table-cell table:formula="of:=ROW()-1" office:value-type="float" office:value="1032" calcext:value-type="float">
            <text:p>10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gwyns ow hwytha?</text:p>
          </table:table-cell>
          <table:table-cell table:style-name="ce4" office:value-type="string" calcext:value-type="string">
            <text:p>Is there a wind blowing?</text:p>
          </table:table-cell>
        </table:table-row>
        <table:table-row table:style-name="ro1">
          <table:table-cell table:formula="of:=ROW()-1" office:value-type="float" office:value="1033" calcext:value-type="float">
            <text:p>10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keur ow kana?</text:p>
          </table:table-cell>
          <table:table-cell table:style-name="ce4" office:value-type="string" calcext:value-type="string">
            <text:p>Is the choir singing?</text:p>
          </table:table-cell>
        </table:table-row>
        <table:table-row table:style-name="ro1">
          <table:table-cell table:formula="of:=ROW()-1" office:value-type="float" office:value="1034" calcext:value-type="float">
            <text:p>10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wgh hwi ow redya warbarth?</text:p>
          </table:table-cell>
          <table:table-cell table:style-name="ce4" office:value-type="string" calcext:value-type="string">
            <text:p>Are you reading together?</text:p>
          </table:table-cell>
        </table:table-row>
        <table:table-row table:style-name="ro1">
          <table:table-cell table:formula="of:=ROW()-1" office:value-type="float" office:value="1035" calcext:value-type="float">
            <text:p>10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nyns esen ni ow kweres?</text:p>
          </table:table-cell>
          <table:table-cell table:style-name="ce4" office:value-type="string" calcext:value-type="string">
            <text:p>Weren't we helping?</text:p>
          </table:table-cell>
        </table:table-row>
        <table:table-row table:style-name="ro1">
          <table:table-cell table:formula="of:=ROW()-1" office:value-type="float" office:value="1036" calcext:value-type="float">
            <text:p>10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ow kwari yn ta.</text:p>
          </table:table-cell>
          <table:table-cell table:style-name="ce4" office:value-type="string" calcext:value-type="string">
            <text:p>They are not playing well.</text:p>
          </table:table-cell>
        </table:table-row>
        <table:table-row table:style-name="ro1">
          <table:table-cell table:formula="of:=ROW()-1" office:value-type="float" office:value="1037" calcext:value-type="float">
            <text:p>10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s jy ow kasa lemmyn?</text:p>
          </table:table-cell>
          <table:table-cell table:style-name="ce4" office:value-type="string" calcext:value-type="string">
            <text:p>Are you leaving now?</text:p>
          </table:table-cell>
        </table:table-row>
        <table:table-row table:style-name="ro1">
          <table:table-cell table:formula="of:=ROW()-1" office:value-type="float" office:value="1038" calcext:value-type="float">
            <text:p>10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wgh ow mires orthiv.</text:p>
          </table:table-cell>
          <table:table-cell table:style-name="ce4" office:value-type="string" calcext:value-type="string">
            <text:p>You are not looking at me.</text:p>
          </table:table-cell>
        </table:table-row>
        <table:table-row table:style-name="ro1">
          <table:table-cell table:formula="of:=ROW()-1" office:value-type="float" office:value="1039" calcext:value-type="float">
            <text:p>10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ow powes y'n lowarth.</text:p>
          </table:table-cell>
          <table:table-cell table:style-name="ce4" office:value-type="string" calcext:value-type="string">
            <text:p>I am resting in the garden.</text:p>
          </table:table-cell>
        </table:table-row>
        <table:table-row table:style-name="ro1">
          <table:table-cell table:formula="of:=ROW()-1" office:value-type="float" office:value="1040" calcext:value-type="float">
            <text:p>10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s ow synsi an lovan.</text:p>
          </table:table-cell>
          <table:table-cell table:style-name="ce4" office:value-type="string" calcext:value-type="string">
            <text:p>You are holding the rope.</text:p>
          </table:table-cell>
        </table:table-row>
        <table:table-row table:style-name="ro1">
          <table:table-cell table:formula="of:=ROW()-1" office:value-type="float" office:value="1041" calcext:value-type="float">
            <text:p>10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ev ow palas gans an bal derrys.</text:p>
          </table:table-cell>
          <table:table-cell table:style-name="ce4" office:value-type="string" calcext:value-type="string">
            <text:p>He is digging with the broken spade.</text:p>
          </table:table-cell>
        </table:table-row>
        <table:table-row table:style-name="ro1">
          <table:table-cell table:formula="of:=ROW()-1" office:value-type="float" office:value="1042" calcext:value-type="float">
            <text:p>10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n ow terri bleujennow.</text:p>
          </table:table-cell>
          <table:table-cell table:style-name="ce4" office:value-type="string" calcext:value-type="string">
            <text:p>We are picking flowers.</text:p>
          </table:table-cell>
        </table:table-row>
        <table:table-row table:style-name="ro1">
          <table:table-cell table:formula="of:=ROW()-1" office:value-type="float" office:value="1043" calcext:value-type="float">
            <text:p>10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wgh hwi ow nesa an gresenn.</text:p>
          </table:table-cell>
          <table:table-cell table:style-name="ce4" office:value-type="string" calcext:value-type="string">
            <text:p>You are approaching the centre.</text:p>
          </table:table-cell>
        </table:table-row>
        <table:table-row table:style-name="ro1">
          <table:table-cell table:formula="of:=ROW()-1" office:value-type="float" office:value="1044" calcext:value-type="float">
            <text:p>10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ons owth oberi gans aga thas.</text:p>
          </table:table-cell>
          <table:table-cell table:style-name="ce4" office:value-type="string" calcext:value-type="string">
            <text:p>They are working with their father.</text:p>
          </table:table-cell>
        </table:table-row>
        <table:table-row table:style-name="ro1">
          <table:table-cell table:formula="of:=ROW()-1" office:value-type="float" office:value="1045" calcext:value-type="float">
            <text:p>10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s ow kolghi an lestri plos.</text:p>
          </table:table-cell>
          <table:table-cell table:style-name="ce4" office:value-type="string" calcext:value-type="string">
            <text:p>They were washing the dirty dishes.</text:p>
          </table:table-cell>
        </table:table-row>
        <table:table-row table:style-name="ro1">
          <table:table-cell table:formula="of:=ROW()-1" office:value-type="float" office:value="1046" calcext:value-type="float">
            <text:p>10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a an maw ow megi.</text:p>
          </table:table-cell>
          <table:table-cell table:style-name="ce4" office:value-type="string" calcext:value-type="string">
            <text:p>The boy was smoking.</text:p>
          </table:table-cell>
        </table:table-row>
        <table:table-row table:style-name="ro1">
          <table:table-cell table:formula="of:=ROW()-1" office:value-type="float" office:value="1047" calcext:value-type="float">
            <text:p>10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v ow skrifa travydh.</text:p>
          </table:table-cell>
          <table:table-cell table:style-name="ce4" office:value-type="string" calcext:value-type="string">
            <text:p>I am not writing anything.</text:p>
          </table:table-cell>
        </table:table-row>
        <table:table-row table:style-name="ro1">
          <table:table-cell table:formula="of:=ROW()-1" office:value-type="float" office:value="1048" calcext:value-type="float">
            <text:p>10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s jy ow serri, esos jy?</text:p>
          </table:table-cell>
          <table:table-cell table:style-name="ce4" office:value-type="string" calcext:value-type="string">
            <text:p>You are not getting angry, are you?</text:p>
          </table:table-cell>
        </table:table-row>
        <table:table-row table:style-name="ro1">
          <table:table-cell table:formula="of:=ROW()-1" office:value-type="float" office:value="1049" calcext:value-type="float">
            <text:p>10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n ni ow redya.</text:p>
          </table:table-cell>
          <table:table-cell table:style-name="ce4" office:value-type="string" calcext:value-type="string">
            <text:p>We were not reading.</text:p>
          </table:table-cell>
        </table:table-row>
        <table:table-row table:style-name="ro1">
          <table:table-cell table:formula="of:=ROW()-1" office:value-type="float" office:value="1050" calcext:value-type="float">
            <text:p>10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an yeynell owth oberi.</text:p>
          </table:table-cell>
          <table:table-cell table:style-name="ce4" office:value-type="string" calcext:value-type="string">
            <text:p>The refrigerator is not working.</text:p>
          </table:table-cell>
        </table:table-row>
        <table:table-row table:style-name="ro1">
          <table:table-cell table:formula="of:=ROW()-1" office:value-type="float" office:value="1051" calcext:value-type="float">
            <text:p>10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nebonan ow kelwel.</text:p>
          </table:table-cell>
          <table:table-cell table:style-name="ce4" office:value-type="string" calcext:value-type="string">
            <text:p>There is no one calling.</text:p>
          </table:table-cell>
        </table:table-row>
        <table:table-row table:style-name="ro1">
          <table:table-cell table:formula="of:=ROW()-1" office:value-type="float" office:value="1052" calcext:value-type="float">
            <text:p>10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 ni ow megi.</text:p>
          </table:table-cell>
          <table:table-cell table:style-name="ce4" office:value-type="string" calcext:value-type="string">
            <text:p>We are not smoking.</text:p>
          </table:table-cell>
        </table:table-row>
        <table:table-row table:style-name="ro1">
          <table:table-cell table:formula="of:=ROW()-1" office:value-type="float" office:value="1053" calcext:value-type="float">
            <text:p>10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wgh ow sevel hwath.</text:p>
          </table:table-cell>
          <table:table-cell table:style-name="ce4" office:value-type="string" calcext:value-type="string">
            <text:p>You are not standing yet.</text:p>
          </table:table-cell>
        </table:table-row>
        <table:table-row table:style-name="ro1">
          <table:table-cell table:formula="of:=ROW()-1" office:value-type="float" office:value="1054" calcext:value-type="float">
            <text:p>1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ow tos.</text:p>
          </table:table-cell>
          <table:table-cell table:style-name="ce4" office:value-type="string" calcext:value-type="string">
            <text:p>They are not coming.</text:p>
          </table:table-cell>
        </table:table-row>
        <table:table-row table:style-name="ro1">
          <table:table-cell table:formula="of:=ROW()-1" office:value-type="float" office:value="1055" calcext:value-type="float">
            <text:p>10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n vy ow kana.</text:p>
          </table:table-cell>
          <table:table-cell table:style-name="ce4" office:value-type="string" calcext:value-type="string">
            <text:p>I was not singing.</text:p>
          </table:table-cell>
        </table:table-row>
        <table:table-row table:style-name="ro1">
          <table:table-cell table:formula="of:=ROW()-1" office:value-type="float" office:value="1056" calcext:value-type="float">
            <text:p>10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s jy ow koslowes?</text:p>
          </table:table-cell>
          <table:table-cell table:style-name="ce4" office:value-type="string" calcext:value-type="string">
            <text:p>Are you listening?</text:p>
          </table:table-cell>
        </table:table-row>
        <table:table-row table:style-name="ro1">
          <table:table-cell table:formula="of:=ROW()-1" office:value-type="float" office:value="1057" calcext:value-type="float">
            <text:p>10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oel ow lenwel?</text:p>
          </table:table-cell>
          <table:table-cell table:style-name="ce4" office:value-type="string" calcext:value-type="string">
            <text:p>Is the sail filling?</text:p>
          </table:table-cell>
        </table:table-row>
        <table:table-row table:style-name="ro1">
          <table:table-cell table:formula="of:=ROW()-1" office:value-type="float" office:value="1058" calcext:value-type="float">
            <text:p>10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ow kewsel?</text:p>
          </table:table-cell>
          <table:table-cell table:style-name="ce4" office:value-type="string" calcext:value-type="string">
            <text:p>Is there a child speaking?</text:p>
          </table:table-cell>
        </table:table-row>
        <table:table-row table:style-name="ro1">
          <table:table-cell table:formula="of:=ROW()-1" office:value-type="float" office:value="1059" calcext:value-type="float">
            <text:p>10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 i ow kerdhes gensi?</text:p>
          </table:table-cell>
          <table:table-cell table:style-name="ce4" office:value-type="string" calcext:value-type="string">
            <text:p>Are they walking with her?</text:p>
          </table:table-cell>
        </table:table-row>
        <table:table-row table:style-name="ro1">
          <table:table-cell table:formula="of:=ROW()-1" office:value-type="float" office:value="1060" calcext:value-type="float">
            <text:p>10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erens ow keskewsel?</text:p>
          </table:table-cell>
          <table:table-cell table:style-name="ce4" office:value-type="string" calcext:value-type="string">
            <text:p>Are the parents talking together?</text:p>
          </table:table-cell>
        </table:table-row>
        <table:table-row table:style-name="ro1">
          <table:table-cell table:formula="of:=ROW()-1" office:value-type="float" office:value="1061" calcext:value-type="float">
            <text:p>10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wgh hwi ow kewsel orti?</text:p>
          </table:table-cell>
          <table:table-cell table:style-name="ce4" office:value-type="string" calcext:value-type="string">
            <text:p>Were you speaking to her?</text:p>
          </table:table-cell>
        </table:table-row>
        <table:table-row table:style-name="ro1">
          <table:table-cell table:formula="of:=ROW()-1" office:value-type="float" office:value="1062" calcext:value-type="float">
            <text:p>10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v!</text:p>
          </table:table-cell>
          <table:table-cell table:style-name="ce4" office:value-type="string" calcext:value-type="string">
            <text:p>I am! </text:p>
          </table:table-cell>
        </table:table-row>
        <table:table-row table:style-name="ro1">
          <table:table-cell table:formula="of:=ROW()-1" office:value-type="float" office:value="1063" calcext:value-type="float">
            <text:p>10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!</text:p>
          </table:table-cell>
          <table:table-cell table:style-name="ce4" office:value-type="string" calcext:value-type="string">
            <text:p>It is!</text:p>
          </table:table-cell>
        </table:table-row>
        <table:table-row table:style-name="ro1">
          <table:table-cell table:formula="of:=ROW()-1" office:value-type="float" office:value="1064" calcext:value-type="float">
            <text:p>10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</text:p>
          </table:table-cell>
          <table:table-cell table:style-name="ce4" office:value-type="string" calcext:value-type="string">
            <text:p>There is!</text:p>
          </table:table-cell>
        </table:table-row>
        <table:table-row table:style-name="ro1">
          <table:table-cell table:formula="of:=ROW()-1" office:value-type="float" office:value="1065" calcext:value-type="float">
            <text:p>10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!</text:p>
          </table:table-cell>
          <table:table-cell table:style-name="ce4" office:value-type="string" calcext:value-type="string">
            <text:p>They are!</text:p>
          </table:table-cell>
        </table:table-row>
        <table:table-row table:style-name="ro1">
          <table:table-cell table:formula="of:=ROW()-1" office:value-type="float" office:value="1066" calcext:value-type="float">
            <text:p>10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s!</text:p>
          </table:table-cell>
          <table:table-cell table:style-name="ce4" office:value-type="string" calcext:value-type="string">
            <text:p>They were!</text:p>
          </table:table-cell>
        </table:table-row>
        <table:table-row table:style-name="ro1">
          <table:table-cell table:formula="of:=ROW()-1" office:value-type="float" office:value="1067" calcext:value-type="float">
            <text:p>10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!</text:p>
          </table:table-cell>
          <table:table-cell table:style-name="ce4" office:value-type="string" calcext:value-type="string">
            <text:p>I was!</text:p>
          </table:table-cell>
        </table:table-row>
        <table:table-row table:style-name="ro1">
          <table:table-cell table:formula="of:=ROW()-1" office:value-type="float" office:value="1068" calcext:value-type="float">
            <text:p>10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!</text:p>
          </table:table-cell>
          <table:table-cell table:style-name="ce4" office:value-type="string" calcext:value-type="string">
            <text:p>We were!</text:p>
          </table:table-cell>
        </table:table-row>
        <table:table-row table:style-name="ro1">
          <table:table-cell table:formula="of:=ROW()-1" office:value-type="float" office:value="1069" calcext:value-type="float">
            <text:p>10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ov!</text:p>
          </table:table-cell>
          <table:table-cell table:style-name="ce4" office:value-type="string" calcext:value-type="string">
            <text:p>I am not!</text:p>
          </table:table-cell>
        </table:table-row>
        <table:table-row table:style-name="ro1">
          <table:table-cell table:formula="of:=ROW()-1"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usi!</text:p>
          </table:table-cell>
          <table:table-cell table:style-name="ce4" office:value-type="string" calcext:value-type="string">
            <text:p>It is not!</text:p>
          </table:table-cell>
        </table:table-row>
        <table:table-row table:style-name="ro1">
          <table:table-cell table:formula="of:=ROW()-1" office:value-type="float" office:value="1071" calcext:value-type="float">
            <text:p>10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us!</text:p>
          </table:table-cell>
          <table:table-cell table:style-name="ce4" office:value-type="string" calcext:value-type="string">
            <text:p>There is not!</text:p>
          </table:table-cell>
        </table:table-row>
        <table:table-row table:style-name="ro1">
          <table:table-cell table:formula="of:=ROW()-1" office:value-type="float" office:value="1072" calcext:value-type="float">
            <text:p>10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ons!</text:p>
          </table:table-cell>
          <table:table-cell table:style-name="ce4" office:value-type="string" calcext:value-type="string">
            <text:p>They are not!</text:p>
          </table:table-cell>
        </table:table-row>
        <table:table-row table:style-name="ro1">
          <table:table-cell table:formula="of:=ROW()-1" office:value-type="float" office:value="1073" calcext:value-type="float">
            <text:p>10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s!</text:p>
          </table:table-cell>
          <table:table-cell table:style-name="ce4" office:value-type="string" calcext:value-type="string">
            <text:p>They were not!</text:p>
          </table:table-cell>
        </table:table-row>
        <table:table-row table:style-name="ro1">
          <table:table-cell table:formula="of:=ROW()-1" office:value-type="float" office:value="1074" calcext:value-type="float">
            <text:p>10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I was not!</text:p>
          </table:table-cell>
        </table:table-row>
        <table:table-row table:style-name="ro1">
          <table:table-cell table:formula="of:=ROW()-1" office:value-type="float" office:value="1075" calcext:value-type="float">
            <text:p>10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We were not!</text:p>
          </table:table-cell>
        </table:table-row>
        <table:table-row table:style-name="ro1">
          <table:table-cell table:formula="of:=ROW()-1" office:value-type="float" office:value="1076" calcext:value-type="float">
            <text:p>10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amm-wynn a gar esedha.</text:p>
          </table:table-cell>
          <table:table-cell table:style-name="ce4" office:value-type="string" calcext:value-type="string">
            <text:p>Grandmother likes sitting.</text:p>
          </table:table-cell>
        </table:table-row>
        <table:table-row table:style-name="ro1">
          <table:table-cell table:formula="of:=ROW()-1" office:value-type="float" office:value="1077" calcext:value-type="float">
            <text:p>10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vamm-wynn owth esedha.</text:p>
          </table:table-cell>
          <table:table-cell table:style-name="ce4" office:value-type="string" calcext:value-type="string">
            <text:p>Grandmother is sitting.</text:p>
          </table:table-cell>
        </table:table-row>
        <table:table-row table:style-name="ro1">
          <table:table-cell table:formula="of:=ROW()-1"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gar dybri dyenn kernewek.</text:p>
          </table:table-cell>
          <table:table-cell table:style-name="ce4" office:value-type="string" calcext:value-type="string">
            <text:p>I love eating Cornish cream.</text:p>
          </table:table-cell>
        </table:table-row>
        <table:table-row table:style-name="ro1">
          <table:table-cell table:formula="of:=ROW()-1" office:value-type="float" office:value="1079" calcext:value-type="float">
            <text:p>10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ov ow tybri li y'n gegin.</text:p>
          </table:table-cell>
          <table:table-cell table:style-name="ce4" office:value-type="string" calcext:value-type="string">
            <text:p>I am eating lunch in the kitchen.</text:p>
          </table:table-cell>
        </table:table-row>
        <table:table-row table:style-name="ro1">
          <table:table-cell table:formula="of:=ROW()-1" office:value-type="float" office:value="1080" calcext:value-type="float">
            <text:p>10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oy a vynn skrifa dhodho.</text:p>
          </table:table-cell>
          <table:table-cell table:style-name="ce4" office:value-type="string" calcext:value-type="string">
            <text:p>Joy will write to him.</text:p>
          </table:table-cell>
        </table:table-row>
        <table:table-row table:style-name="ro1">
          <table:table-cell table:formula="of:=ROW()-1" office:value-type="float" office:value="1081" calcext:value-type="float">
            <text:p>10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hi ow skrifa dhodho y'n chi.</text:p>
          </table:table-cell>
          <table:table-cell table:style-name="ce4" office:value-type="string" calcext:value-type="string">
            <text:p>She is writing to him in the house.</text:p>
          </table:table-cell>
        </table:table-row>
        <table:table-row table:style-name="ro1">
          <table:table-cell table:formula="of:=ROW()-1" office:value-type="float" office:value="1082" calcext:value-type="float">
            <text:p>10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oy re skrifas dhodho mes nyns eus gorthyp hwath.</text:p>
          </table:table-cell>
          <table:table-cell table:style-name="ce4" office:value-type="string" calcext:value-type="string">
            <text:p>Joy has written to him but there is no reply yet.</text:p>
          </table:table-cell>
        </table:table-row>
        <table:table-row table:style-name="ro1">
          <table:table-cell table:formula="of:=ROW()-1" office:value-type="float" office:value="1083" calcext:value-type="float">
            <text:p>10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baner owth yskynna.</text:p>
          </table:table-cell>
          <table:table-cell table:style-name="ce4" office:value-type="string" calcext:value-type="string">
            <text:p>The flag is going up.</text:p>
          </table:table-cell>
        </table:table-row>
        <table:table-row table:style-name="ro1">
          <table:table-cell table:formula="of:=ROW()-1" office:value-type="float" office:value="1084" calcext:value-type="float">
            <text:p>10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allas yskynna an vre heb gweres.</text:p>
          </table:table-cell>
          <table:table-cell table:style-name="ce4" office:value-type="string" calcext:value-type="string">
            <text:p>I was able to ascend the hill without help.</text:p>
          </table:table-cell>
        </table:table-row>
        <table:table-row table:style-name="ro1">
          <table:table-cell table:formula="of:=ROW()-1" office:value-type="float" office:value="1085" calcext:value-type="float">
            <text:p>10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ev ow kuntell an tokynyow.</text:p>
          </table:table-cell>
          <table:table-cell table:style-name="ce4" office:value-type="string" calcext:value-type="string">
            <text:p>He is collecting the tickets.</text:p>
          </table:table-cell>
        </table:table-row>
        <table:table-row table:style-name="ro1">
          <table:table-cell table:formula="of:=ROW()-1" office:value-type="float" office:value="1086" calcext:value-type="float">
            <text:p>10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 ober yw kuntell an tokynyow.</text:p>
          </table:table-cell>
          <table:table-cell table:style-name="ce4" office:value-type="string" calcext:value-type="string">
            <text:p>His work is collecting the tickets</text:p>
          </table:table-cell>
        </table:table-row>
        <table:table-row table:style-name="ro1">
          <table:table-cell table:formula="of:=ROW()-1" office:value-type="float" office:value="1087" calcext:value-type="float">
            <text:p>10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wena a gar gwiska hy hota du.</text:p>
          </table:table-cell>
          <table:table-cell table:style-name="ce4" office:value-type="string" calcext:value-type="string">
            <text:p>Lowena likes wearing her black coat.</text:p>
          </table:table-cell>
        </table:table-row>
        <table:table-row table:style-name="ro1">
          <table:table-cell table:formula="of:=ROW()-1"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usi hi ow kwiska hy hota du.</text:p>
          </table:table-cell>
          <table:table-cell table:style-name="ce4" office:value-type="string" calcext:value-type="string">
            <text:p>She is not wearing her black coat.</text:p>
          </table:table-cell>
        </table:table-row>
        <table:table-row table:style-name="ro1">
          <table:table-cell table:formula="of:=ROW()-1" office:value-type="float" office:value="1089" calcext:value-type="float">
            <text:p>10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an kellylli war an voes!</text:p>
          </table:table-cell>
          <table:table-cell table:style-name="ce4" office:value-type="string" calcext:value-type="string">
            <text:p>Put the knives on the table!</text:p>
          </table:table-cell>
        </table:table-row>
        <table:table-row table:style-name="ro1">
          <table:table-cell table:formula="of:=ROW()-1" office:value-type="float" office:value="1090" calcext:value-type="float">
            <text:p>10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orwenna yw lowen. Hy fenn-bloedh yw hedhyw.</text:p>
          </table:table-cell>
          <table:table-cell table:style-name="ce4" office:value-type="string" calcext:value-type="string">
            <text:p>Morwenna is happy. Her birthday is today.</text:p>
          </table:table-cell>
        </table:table-row>
        <table:table-row table:style-name="ro1">
          <table:table-cell table:formula="of:=ROW()-1" office:value-type="float" office:value="1091" calcext:value-type="float">
            <text:p>10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mappa yw an gwella ragon?</text:p>
          </table:table-cell>
          <table:table-cell table:style-name="ce4" office:value-type="string" calcext:value-type="string">
            <text:p>What map is the best for us?</text:p>
          </table:table-cell>
        </table:table-row>
        <table:table-row table:style-name="ro1">
          <table:table-cell table:formula="of:=ROW()-1" office:value-type="float" office:value="1092" calcext:value-type="float">
            <text:p>10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gorthyp yw henna?</text:p>
          </table:table-cell>
          <table:table-cell table:style-name="ce4" office:value-type="string" calcext:value-type="string">
            <text:p>What sort of answer is that?</text:p>
          </table:table-cell>
        </table:table-row>
        <table:table-row table:style-name="ro1">
          <table:table-cell table:formula="of:=ROW()-1" office:value-type="float" office:value="1093" calcext:value-type="float">
            <text:p>10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ragowgh y'n Alban?</text:p>
          </table:table-cell>
          <table:table-cell table:style-name="ce4" office:value-type="string" calcext:value-type="string">
            <text:p>How was the weather for you in Scotland?</text:p>
          </table:table-cell>
        </table:table-row>
        <table:table-row table:style-name="ro1">
          <table:table-cell table:formula="of:=ROW()-1" office:value-type="float" office:value="1094" calcext:value-type="float">
            <text:p>10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sedh y'n trysa desk!</text:p>
          </table:table-cell>
          <table:table-cell table:style-name="ce4" office:value-type="string" calcext:value-type="string">
            <text:p>Sit in the third desk.</text:p>
          </table:table-cell>
        </table:table-row>
        <table:table-row table:style-name="ro1">
          <table:table-cell table:formula="of:=ROW()-1" office:value-type="float" office:value="1095" calcext:value-type="float">
            <text:p>10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'n seythves dydh an dra o dien.</text:p>
          </table:table-cell>
          <table:table-cell table:style-name="ce4" office:value-type="string" calcext:value-type="string">
            <text:p>On the seventh day the matter was complete.</text:p>
          </table:table-cell>
        </table:table-row>
        <table:table-row table:style-name="ro1">
          <table:table-cell table:formula="of:=ROW()-1" office:value-type="float" office:value="1096" calcext:value-type="float">
            <text:p>10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an an kynsa salm warn ugens!</text:p>
          </table:table-cell>
          <table:table-cell table:style-name="ce4" office:value-type="string" calcext:value-type="string">
            <text:p>Sing the twenty-first psalm!</text:p>
          </table:table-cell>
        </table:table-row>
        <table:table-row table:style-name="ro1">
          <table:table-cell table:formula="of:=ROW()-1" office:value-type="float" office:value="1097" calcext:value-type="float">
            <text:p>10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ikti Mr Bates yw an peswara gwerthji yn Stret an Eglos.</text:p>
          </table:table-cell>
          <table:table-cell table:style-name="ce4" office:value-type="string" calcext:value-type="string">
            <text:p>Mr Bates' butcher's shop is the fourth shop in Church Street.</text:p>
          </table:table-cell>
        </table:table-row>
        <table:table-row table:style-name="ro1">
          <table:table-cell table:formula="of:=ROW()-1" office:value-type="float" office:value="1098" calcext:value-type="float">
            <text:p>10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lennas an nawves dyskans.</text:p>
          </table:table-cell>
          <table:table-cell table:style-name="ce4" office:value-type="string" calcext:value-type="string">
            <text:p>She read the ninth lesson.</text:p>
          </table:table-cell>
        </table:table-row>
        <table:table-row table:style-name="ro1">
          <table:table-cell table:formula="of:=ROW()-1" office:value-type="float" office:value="1099" calcext:value-type="float">
            <text:p>10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hajydh ma ymons i ow metya orth aga howetha.</text:p>
          </table:table-cell>
          <table:table-cell table:style-name="ce4" office:value-type="string" calcext:value-type="string">
            <text:p>This afternoon they are meeting their friends.</text:p>
          </table:table-cell>
        </table:table-row>
        <table:table-row table:style-name="ro1">
          <table:table-cell table:formula="of:=ROW()-1" office:value-type="float" office:value="1100" calcext:value-type="float">
            <text:p>1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sens i ow synsi an dornleow?</text:p>
          </table:table-cell>
          <table:table-cell table:style-name="ce4" office:value-type="string" calcext:value-type="string">
            <text:p>Weren't they holding the handles?</text:p>
          </table:table-cell>
        </table:table-row>
        <table:table-row table:style-name="ro1">
          <table:table-cell table:formula="of:=ROW()-1" office:value-type="float" office:value="1101" calcext:value-type="float">
            <text:p>1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'ta dybri an aval ma? Na vynnav, meur ras!</text:p>
          </table:table-cell>
          <table:table-cell table:style-name="ce4" office:value-type="string" calcext:value-type="string">
            <text:p>Will you eat this apple? No thanks!</text:p>
          </table:table-cell>
        </table:table-row>
        <table:table-row table:style-name="ro1">
          <table:table-cell table:formula="of:=ROW()-1"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yll'ta gweles an mor hwath? Gallav!</text:p>
          </table:table-cell>
          <table:table-cell table:style-name="ce4" office:value-type="string" calcext:value-type="string">
            <text:p>Can you see the sea yet? I can (= yes).</text:p>
          </table:table-cell>
        </table:table-row>
        <table:table-row table:style-name="ro1">
          <table:table-cell table:formula="of:=ROW()-1" office:value-type="float" office:value="1103" calcext:value-type="float">
            <text:p>11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an ganstell mes nyns eus travydh ynni.</text:p>
          </table:table-cell>
          <table:table-cell table:style-name="ce4" office:value-type="string" calcext:value-type="string">
            <text:p>Look here's the basket but there's nothing in it.</text:p>
          </table:table-cell>
        </table:table-row>
        <table:table-row table:style-name="ro1">
          <table:table-cell table:formula="of:=ROW()-1" office:value-type="float" office:value="1104" calcext:value-type="float">
            <text:p>11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an kok mes nyns eus den ynno.</text:p>
          </table:table-cell>
          <table:table-cell table:style-name="ce4" office:value-type="string" calcext:value-type="string">
            <text:p>There is the fishing boat but there's no one in it.</text:p>
          </table:table-cell>
        </table:table-row>
        <table:table-row table:style-name="ro1">
          <table:table-cell table:formula="of:=ROW()-1" office:value-type="float" office:value="1105" calcext:value-type="float">
            <text:p>11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emmyn y prenyn brithylli y'n varghas.</text:p>
          </table:table-cell>
          <table:table-cell table:style-name="ce4" office:value-type="string" calcext:value-type="string">
            <text:p>Now we buy mackerel in the market.</text:p>
          </table:table-cell>
        </table:table-row>
        <table:table-row table:style-name="ro1">
          <table:table-cell table:formula="of:=ROW()-1" office:value-type="float" office:value="1106" calcext:value-type="float">
            <text:p>11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owgh hwi mones genen dhe'n dons?</text:p>
          </table:table-cell>
          <table:table-cell table:style-name="ce4" office:value-type="string" calcext:value-type="string">
            <text:p>Will you go with us to the dance?</text:p>
          </table:table-cell>
        </table:table-row>
        <table:table-row table:style-name="ro1">
          <table:table-cell table:formula="of:=ROW()-1" office:value-type="float" office:value="1107" calcext:value-type="float">
            <text:p>11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a wrug lestrier a brenn derow.</text:p>
          </table:table-cell>
          <table:table-cell table:style-name="ce4" office:value-type="string" calcext:value-type="string">
            <text:p>He made a dresser of oak wood.</text:p>
          </table:table-cell>
        </table:table-row>
        <table:table-row table:style-name="ro1">
          <table:table-cell table:formula="of:=ROW()-1" office:value-type="float" office:value="1108" calcext:value-type="float">
            <text:p>11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re werthas an sinema koth.</text:p>
          </table:table-cell>
          <table:table-cell table:style-name="ce4" office:value-type="string" calcext:value-type="string">
            <text:p>They have sold the old cinema.</text:p>
          </table:table-cell>
        </table:table-row>
        <table:table-row table:style-name="ro1">
          <table:table-cell table:formula="of:=ROW()-1" office:value-type="float" office:value="1109" calcext:value-type="float">
            <text:p>11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osow yw byw hwath.</text:p>
          </table:table-cell>
          <table:table-cell table:style-name="ce4" office:value-type="string" calcext:value-type="string">
            <text:p>The plants are alive still.</text:p>
          </table:table-cell>
        </table:table-row>
        <table:table-row table:style-name="ro1">
          <table:table-cell table:formula="of:=ROW()-1" office:value-type="float" office:value="1110" calcext:value-type="float">
            <text:p>11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ilynn vyghan a welas sim y'n wydhenn.</text:p>
          </table:table-cell>
          <table:table-cell table:style-name="ce4" office:value-type="string" calcext:value-type="string">
            <text:p>Little Marilyn saw a monkey in the tree.</text:p>
          </table:table-cell>
        </table:table-row>
        <table:table-row table:style-name="ro1">
          <table:table-cell table:formula="of:=ROW()-1" office:value-type="float" office:value="1111" calcext:value-type="float">
            <text:p>11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diwes ma ragos.</text:p>
          </table:table-cell>
          <table:table-cell table:style-name="ce4" office:value-type="string" calcext:value-type="string">
            <text:p>Take this drink for you (= yourself).</text:p>
          </table:table-cell>
        </table:table-row>
        <table:table-row table:style-name="ro1">
          <table:table-cell table:formula="of:=ROW()-1" office:value-type="float" office:value="1112" calcext:value-type="float">
            <text:p>1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garav an venyn na namoy.</text:p>
          </table:table-cell>
          <table:table-cell table:style-name="ce4" office:value-type="string" calcext:value-type="string">
            <text:p>I don't like that woman any more.</text:p>
          </table:table-cell>
        </table:table-row>
        <table:table-row table:style-name="ro1">
          <table:table-cell table:formula="of:=ROW()-1" office:value-type="float" office:value="1113" calcext:value-type="float">
            <text:p>11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brenn o loes gans kommol ha hi a wrug glaw.</text:p>
          </table:table-cell>
          <table:table-cell table:style-name="ce4" office:value-type="string" calcext:value-type="string">
            <text:p>The sky was grey with clouds and it rained.</text:p>
          </table:table-cell>
        </table:table-row>
        <table:table-row table:style-name="ro1">
          <table:table-cell table:formula="of:=ROW()-1" office:value-type="float" office:value="1114" calcext:value-type="float">
            <text:p>11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a yll lenwel an hanaf a dhowr. Yv hanafas anodho!</text:p>
          </table:table-cell>
          <table:table-cell table:style-name="ce4" office:value-type="string" calcext:value-type="string">
            <text:p>You can fill the cup with water. Drink a cupful of it!</text:p>
          </table:table-cell>
        </table:table-row>
        <table:table-row table:style-name="ro1">
          <table:table-cell table:formula="of:=ROW()-1" office:value-type="float" office:value="1115" calcext:value-type="float">
            <text:p>1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Jori a asas y gi yn-mes a'n chi.</text:p>
          </table:table-cell>
          <table:table-cell table:style-name="ce4" office:value-type="string" calcext:value-type="string">
            <text:p>George left his dog outside the house.</text:p>
          </table:table-cell>
        </table:table-row>
        <table:table-row table:style-name="ro1">
          <table:table-cell table:formula="of:=ROW()-1" office:value-type="float" office:value="1116" calcext:value-type="float">
            <text:p>1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ydh jy esedha war an glesin. Re lyb yw ev.</text:p>
          </table:table-cell>
          <table:table-cell table:style-name="ce4" office:value-type="string" calcext:value-type="string">
            <text:p>You can't sit on the lawn. It's too wet.</text:p>
          </table:table-cell>
        </table:table-row>
        <table:table-row table:style-name="ro1">
          <table:table-cell table:formula="of:=ROW()-1" office:value-type="float" office:value="1117" calcext:value-type="float">
            <text:p>1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uw genes! Dha weles skon.</text:p>
          </table:table-cell>
          <table:table-cell table:style-name="ce4" office:value-type="string" calcext:value-type="string">
            <text:p>Goodbye! See you soon.</text:p>
          </table:table-cell>
        </table:table-row>
        <table:table-row table:style-name="ro1">
          <table:table-cell table:formula="of:=ROW()-1" office:value-type="float" office:value="1118" calcext:value-type="float">
            <text:p>1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ow harr gwerthys hwath.</text:p>
          </table:table-cell>
          <table:table-cell table:style-name="ce4" office:value-type="string" calcext:value-type="string">
            <text:p>My car is not sold yet.</text:p>
          </table:table-cell>
        </table:table-row>
        <table:table-row table:style-name="ro1">
          <table:table-cell table:formula="of:=ROW()-1" office:value-type="float" office:value="1119" calcext:value-type="float">
            <text:p>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y fows wyrdh yw nowydh.</text:p>
          </table:table-cell>
          <table:table-cell table:style-name="ce4" office:value-type="string" calcext:value-type="string">
            <text:p>Her green dress is new.</text:p>
          </table:table-cell>
        </table:table-row>
        <table:table-row table:style-name="ro1">
          <table:table-cell table:formula="of:=ROW()-1" office:value-type="float" office:value="1120" calcext:value-type="float">
            <text:p>1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na a glapp flows.</text:p>
          </table:table-cell>
          <table:table-cell table:style-name="ce4" office:value-type="string" calcext:value-type="string">
            <text:p>Those (people) talk nonsense.</text:p>
          </table:table-cell>
        </table:table-row>
        <table:table-row table:style-name="ro1">
          <table:table-cell table:formula="of:=ROW()-1" office:value-type="float" office:value="1121" calcext:value-type="float">
            <text:p>11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aswonnav an gour na.</text:p>
          </table:table-cell>
          <table:table-cell table:style-name="ce4" office:value-type="string" calcext:value-type="string">
            <text:p>I don't know that man.</text:p>
          </table:table-cell>
        </table:table-row>
        <table:table-row table:style-name="ro1">
          <table:table-cell table:formula="of:=ROW()-1" office:value-type="float" office:value="1122" calcext:value-type="float">
            <text:p>11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kestenenn hir yn kres an glesin.</text:p>
          </table:table-cell>
          <table:table-cell table:style-name="ce4" office:value-type="string" calcext:value-type="string">
            <text:p>There was a tall chestnut tree in the middle of the lawn.</text:p>
          </table:table-cell>
        </table:table-row>
        <table:table-row table:style-name="ro1">
          <table:table-cell table:formula="of:=ROW()-1" office:value-type="float" office:value="1123" calcext:value-type="float">
            <text:p>11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hy hweger ytho?</text:p>
          </table:table-cell>
          <table:table-cell table:style-name="ce4" office:value-type="string" calcext:value-type="string">
            <text:p>Who is her mother-in-law, then?</text:p>
          </table:table-cell>
        </table:table-row>
        <table:table-row table:style-name="ro1">
          <table:table-cell table:formula="of:=ROW()-1" office:value-type="float" office:value="1124" calcext:value-type="float">
            <text:p>11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bluvek blos na!</text:p>
          </table:table-cell>
          <table:table-cell table:style-name="ce4" office:value-type="string" calcext:value-type="string">
            <text:p>Look at that dirty cushion!</text:p>
          </table:table-cell>
        </table:table-row>
        <table:table-row table:style-name="ro1">
          <table:table-cell table:formula="of:=ROW()-1" office:value-type="float" office:value="1125" calcext:value-type="float">
            <text:p>1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ta diw vynysenn, mar pleg!</text:p>
          </table:table-cell>
          <table:table-cell table:style-name="ce4" office:value-type="string" calcext:value-type="string">
            <text:p>Wait two minutes, please!</text:p>
          </table:table-cell>
        </table:table-row>
        <table:table-row table:style-name="ro1">
          <table:table-cell table:formula="of:=ROW()-1" office:value-type="float" office:value="1126" calcext:value-type="float">
            <text:p>1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is a'n te.</text:p>
          </table:table-cell>
          <table:table-cell table:style-name="ce4" office:value-type="string" calcext:value-type="string">
            <text:p>Thank you for the tea.</text:p>
          </table:table-cell>
        </table:table-row>
        <table:table-row table:style-name="ro1">
          <table:table-cell table:formula="of:=ROW()-1" office:value-type="float" office:value="1127" calcext:value-type="float">
            <text:p>11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is ow tos.</text:p>
          </table:table-cell>
          <table:table-cell table:style-name="ce4" office:value-type="string" calcext:value-type="string">
            <text:p>Thank you for coming.</text:p>
          </table:table-cell>
        </table:table-row>
        <table:table-row table:style-name="ro1">
          <table:table-cell table:formula="of:=ROW()-1" office:value-type="float" office:value="1128" calcext:value-type="float">
            <text:p>1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ywgh hwi ow kweres gans an hwel.</text:p>
          </table:table-cell>
          <table:table-cell table:style-name="ce4" office:value-type="string" calcext:value-type="string">
            <text:p>Thank you for helping with the work.</text:p>
          </table:table-cell>
        </table:table-row>
        <table:table-row table:style-name="ro1">
          <table:table-cell table:formula="of:=ROW()-1" office:value-type="float" office:value="1129" calcext:value-type="float">
            <text:p>11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wonnav gras dhis a'n boes.</text:p>
          </table:table-cell>
          <table:table-cell table:style-name="ce4" office:value-type="string" calcext:value-type="string">
            <text:p>Thank you for the food.</text:p>
          </table:table-cell>
        </table:table-row>
        <table:table-row table:style-name="ro1">
          <table:table-cell table:formula="of:=ROW()-1" office:value-type="float" office:value="1130" calcext:value-type="float">
            <text:p>1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Synsys meur ov dhis a'n gweres.</text:p>
          </table:table-cell>
          <table:table-cell table:style-name="ce4" office:value-type="string" calcext:value-type="string">
            <text:p>I am much obliged to you for the help.</text:p>
          </table:table-cell>
        </table:table-row>
        <table:table-row table:style-name="ro1">
          <table:table-cell table:formula="of:=ROW()-1" office:value-type="float" office:value="1131" calcext:value-type="float">
            <text:p>11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wre'ta Sadornweyth?</text:p>
          </table:table-cell>
          <table:table-cell table:style-name="ce4" office:value-type="string" calcext:value-type="string">
            <text:p>What do you do on Saturdays?</text:p>
          </table:table-cell>
        </table:table-row>
        <table:table-row table:style-name="ro1">
          <table:table-cell table:formula="of:=ROW()-1" office:value-type="float" office:value="1132" calcext:value-type="float">
            <text:p>1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dhybris Peder y’n boesti chenek na?</text:p>
          </table:table-cell>
          <table:table-cell table:style-name="ce4" office:value-type="string" calcext:value-type="string">
            <text:p>What did Peter eat in that Chinese restaurant?</text:p>
          </table:table-cell>
        </table:table-row>
        <table:table-row table:style-name="ro1">
          <table:table-cell table:formula="of:=ROW()-1" office:value-type="float" office:value="1133" calcext:value-type="float">
            <text:p>1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redyas an flogh?</text:p>
          </table:table-cell>
          <table:table-cell table:style-name="ce4" office:value-type="string" calcext:value-type="string">
            <text:p>What did the child read?</text:p>
          </table:table-cell>
        </table:table-row>
        <table:table-row table:style-name="ro1">
          <table:table-cell table:formula="of:=ROW()-1" office:value-type="float" office:value="1134" calcext:value-type="float">
            <text:p>1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a! A nyns eus arghans gesys?</text:p>
          </table:table-cell>
          <table:table-cell table:style-name="ce4" office:value-type="string" calcext:value-type="string">
            <text:p>What! Isn't there any money left?</text:p>
          </table:table-cell>
        </table:table-row>
        <table:table-row table:style-name="ro1">
          <table:table-cell table:formula="of:=ROW()-1" office:value-type="float" office:value="1135" calcext:value-type="float">
            <text:p>11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yw da an boes ma!</text:p>
          </table:table-cell>
          <table:table-cell table:style-name="ce4" office:value-type="string" calcext:value-type="string">
            <text:p>How good this food is!</text:p>
          </table:table-cell>
        </table:table-row>
        <table:table-row table:style-name="ro1">
          <table:table-cell table:formula="of:=ROW()-1" office:value-type="float" office:value="1136" calcext:value-type="float">
            <text:p>11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o kamm y lavar!</text:p>
          </table:table-cell>
          <table:table-cell table:style-name="ce4" office:value-type="string" calcext:value-type="string">
            <text:p>How wrong his words were!</text:p>
          </table:table-cell>
        </table:table-row>
        <table:table-row table:style-name="ro1">
          <table:table-cell table:formula="of:=ROW()-1" office:value-type="float" office:value="1137" calcext:value-type="float">
            <text:p>11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wrons i kana!</text:p>
          </table:table-cell>
          <table:table-cell table:style-name="ce4" office:value-type="string" calcext:value-type="string">
            <text:p>How they do sing!</text:p>
          </table:table-cell>
        </table:table-row>
        <table:table-row table:style-name="ro1">
          <table:table-cell table:formula="of:=ROW()-1"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eur ras dhis a'n gweres.</text:p>
          </table:table-cell>
          <table:table-cell table:style-name="ce4" office:value-type="string" calcext:value-type="string">
            <text:p>Thank you for the help.</text:p>
          </table:table-cell>
        </table:table-row>
        <table:table-row table:style-name="ro1">
          <table:table-cell table:formula="of:=ROW()-1" office:value-type="float" office:value="1139" calcext:value-type="float">
            <text:p>11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wrug hi gans an paper-nowodhow?</text:p>
          </table:table-cell>
          <table:table-cell table:style-name="ce4" office:value-type="string" calcext:value-type="string">
            <text:p>What did she do with the newspaper?</text:p>
          </table:table-cell>
        </table:table-row>
        <table:table-row table:style-name="ro1">
          <table:table-cell table:formula="of:=ROW()-1"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rav ow oberenn uskis.</text:p>
          </table:table-cell>
          <table:table-cell table:style-name="ce4" office:value-type="string" calcext:value-type="string">
            <text:p>I do not do my exercises quickly.</text:p>
          </table:table-cell>
        </table:table-row>
        <table:table-row table:style-name="ro1">
          <table:table-cell table:formula="of:=ROW()-1" office:value-type="float" office:value="1141" calcext:value-type="float">
            <text:p>11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s yw ewnter Ralf feusik!</text:p>
          </table:table-cell>
          <table:table-cell table:style-name="ce4" office:value-type="string" calcext:value-type="string">
            <text:p>How lucky uncle Ralph is!</text:p>
          </table:table-cell>
        </table:table-row>
        <table:table-row table:style-name="ro1">
          <table:table-cell table:formula="of:=ROW()-1" office:value-type="float" office:value="1142" calcext:value-type="float">
            <text:p>1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hwans dhymm a weles an eglos vryntin na.</text:p>
          </table:table-cell>
          <table:table-cell table:style-name="ce4" office:value-type="string" calcext:value-type="string">
            <text:p>I want to see that fine church.</text:p>
          </table:table-cell>
        </table:table-row>
        <table:table-row table:style-name="ro1">
          <table:table-cell table:formula="of:=ROW()-1" office:value-type="float" office:value="1143" calcext:value-type="float">
            <text:p>11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atell o an gewer yn Sen Ostell?</text:p>
          </table:table-cell>
          <table:table-cell table:style-name="ce4" office:value-type="string" calcext:value-type="string">
            <text:p>How was the weather in St. Austell?</text:p>
          </table:table-cell>
        </table:table-row>
        <table:table-row table:style-name="ro1">
          <table:table-cell table:formula="of:=ROW()-1" office:value-type="float" office:value="1144" calcext:value-type="float">
            <text:p>1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welek o, pur awelek, heb mar.</text:p>
          </table:table-cell>
          <table:table-cell table:style-name="ce4" office:value-type="string" calcext:value-type="string">
            <text:p>It was windy, very windy, without a doubt.</text:p>
          </table:table-cell>
        </table:table-row>
        <table:table-row table:style-name="ro1">
          <table:table-cell table:formula="of:=ROW()-1" office:value-type="float" office:value="1145" calcext:value-type="float">
            <text:p>11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ra henna arta.</text:p>
          </table:table-cell>
          <table:table-cell table:style-name="ce4" office:value-type="string" calcext:value-type="string">
            <text:p>I shall do that again.</text:p>
          </table:table-cell>
        </table:table-row>
        <table:table-row table:style-name="ro1">
          <table:table-cell table:formula="of:=ROW()-1" office:value-type="float" office:value="1146" calcext:value-type="float">
            <text:p>11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yeth yw honna?</text:p>
          </table:table-cell>
          <table:table-cell table:style-name="ce4" office:value-type="string" calcext:value-type="string">
            <text:p>What kind of language is that?</text:p>
          </table:table-cell>
        </table:table-row>
        <table:table-row table:style-name="ro1">
          <table:table-cell table:formula="of:=ROW()-1" office:value-type="float" office:value="1147" calcext:value-type="float">
            <text:p>11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s os gokki, Kernewek yw hi.</text:p>
          </table:table-cell>
          <table:table-cell table:style-name="ce4" office:value-type="string" calcext:value-type="string">
            <text:p>How silly you are, it's Cornish.</text:p>
          </table:table-cell>
        </table:table-row>
        <table:table-row table:style-name="ro1">
          <table:table-cell table:formula="of:=ROW()-1" office:value-type="float" office:value="1148" calcext:value-type="float">
            <text:p>1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wredh jy gans an toll yn to an karrji?</text:p>
          </table:table-cell>
          <table:table-cell table:style-name="ce4" office:value-type="string" calcext:value-type="string">
            <text:p>What shall you do with the hole in the roof of the garage?</text:p>
          </table:table-cell>
        </table:table-row>
        <table:table-row table:style-name="ro1">
          <table:table-cell table:formula="of:=ROW()-1" office:value-type="float" office:value="1149" calcext:value-type="float">
            <text:p>11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wonnav gras dhywgh hwi ow kuntell an arghans ragon.</text:p>
          </table:table-cell>
          <table:table-cell table:style-name="ce4" office:value-type="string" calcext:value-type="string">
            <text:p>I thank you for collecting the money for us..</text:p>
          </table:table-cell>
        </table:table-row>
        <table:table-row table:style-name="ro1">
          <table:table-cell table:formula="of:=ROW()-1"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a! A nyns yw henna noy Mr Peters?</text:p>
          </table:table-cell>
          <table:table-cell table:style-name="ce4" office:value-type="string" calcext:value-type="string">
            <text:p>What! Isn't that Mr Peters' nephew?</text:p>
          </table:table-cell>
        </table:table-row>
        <table:table-row table:style-name="ro1">
          <table:table-cell table:formula="of:=ROW()-1" office:value-type="float" office:value="1151" calcext:value-type="float">
            <text:p>11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evons i? Gwin rudh?</text:p>
          </table:table-cell>
          <table:table-cell table:style-name="ce4" office:value-type="string" calcext:value-type="string">
            <text:p>What do they drink? Red wine?</text:p>
          </table:table-cell>
        </table:table-row>
        <table:table-row table:style-name="ro1">
          <table:table-cell table:formula="of:=ROW()-1"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dhymm gwedrennas anodho, mar pleg!</text:p>
          </table:table-cell>
          <table:table-cell table:style-name="ce4" office:value-type="string" calcext:value-type="string">
            <text:p>Give me a glassful of it, please!</text:p>
          </table:table-cell>
        </table:table-row>
        <table:table-row table:style-name="ro1">
          <table:table-cell table:formula="of:=ROW()-1" office:value-type="float" office:value="1153" calcext:value-type="float">
            <text:p>1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ren ni kewsel dhedha.</text:p>
          </table:table-cell>
          <table:table-cell table:style-name="ce4" office:value-type="string" calcext:value-type="string">
            <text:p>We don't speak to them.</text:p>
          </table:table-cell>
        </table:table-row>
        <table:table-row table:style-name="ro1">
          <table:table-cell table:formula="of:=ROW()-1" office:value-type="float" office:value="1154" calcext:value-type="float">
            <text:p>1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ewgh hwi dannvon lytherow heb stampow?</text:p>
          </table:table-cell>
          <table:table-cell table:style-name="ce4" office:value-type="string" calcext:value-type="string">
            <text:p>Do you send letters without stamps?</text:p>
          </table:table-cell>
        </table:table-row>
        <table:table-row table:style-name="ro1">
          <table:table-cell table:formula="of:=ROW()-1" office:value-type="float" office:value="1155" calcext:value-type="float">
            <text:p>11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wra hi ergh, yeyn yw an gewer.</text:p>
          </table:table-cell>
          <table:table-cell table:style-name="ce4" office:value-type="string" calcext:value-type="string">
            <text:p>When it snows, the weather is cold.</text:p>
          </table:table-cell>
        </table:table-row>
        <table:table-row table:style-name="ro1">
          <table:table-cell table:formula="of:=ROW()-1" office:value-type="float" office:value="1156" calcext:value-type="float">
            <text:p>1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yll bos salow?</text:p>
          </table:table-cell>
          <table:table-cell table:style-name="ce4" office:value-type="string" calcext:value-type="string">
            <text:p>Who can be safe?</text:p>
          </table:table-cell>
        </table:table-row>
        <table:table-row table:style-name="ro1">
          <table:table-cell table:formula="of:=ROW()-1" office:value-type="float" office:value="1157" calcext:value-type="float">
            <text:p>1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leujennow an eythin yw melyn ha rudh.</text:p>
          </table:table-cell>
          <table:table-cell table:style-name="ce4" office:value-type="string" calcext:value-type="string">
            <text:p>The flowers of the gorse are yellow and red.</text:p>
          </table:table-cell>
        </table:table-row>
        <table:table-row table:style-name="ro1">
          <table:table-cell table:formula="of:=ROW()-1" office:value-type="float" office:value="1158" calcext:value-type="float">
            <text:p>1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dhybri oyow bryjys rag hansel.</text:p>
          </table:table-cell>
          <table:table-cell table:style-name="ce4" office:value-type="string" calcext:value-type="string">
            <text:p>I want to eat boiled eggs for breakfast.</text:p>
          </table:table-cell>
        </table:table-row>
        <table:table-row table:style-name="ro1">
          <table:table-cell table:formula="of:=ROW()-1" office:value-type="float" office:value="1159" calcext:value-type="float">
            <text:p>1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gens mildir yw dhe Lannstefan.</text:p>
          </table:table-cell>
          <table:table-cell table:style-name="ce4" office:value-type="string" calcext:value-type="string">
            <text:p>It is twenty miles to Launceston.</text:p>
          </table:table-cell>
        </table:table-row>
        <table:table-row table:style-name="ro1">
          <table:table-cell table:formula="of:=ROW()-1" office:value-type="float" office:value="1160" calcext:value-type="float">
            <text:p>1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fenestri y'n drehevyans na.</text:p>
          </table:table-cell>
          <table:table-cell table:style-name="ce4" office:value-type="string" calcext:value-type="string">
            <text:p>There are lots of windows in that building.</text:p>
          </table:table-cell>
        </table:table-row>
        <table:table-row table:style-name="ro1">
          <table:table-cell table:formula="of:=ROW()-1" office:value-type="float" office:value="1161" calcext:value-type="float">
            <text:p>11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dha dhaffar y'n garth!</text:p>
          </table:table-cell>
          <table:table-cell table:style-name="ce4" office:value-type="string" calcext:value-type="string">
            <text:p>Put your gear in the yard!</text:p>
          </table:table-cell>
        </table:table-row>
        <table:table-row table:style-name="ro1">
          <table:table-cell table:formula="of:=ROW()-1" office:value-type="float" office:value="1162" calcext:value-type="float">
            <text:p>1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re viras orth y vregh. Shyndys yw, dell hevel.</text:p>
          </table:table-cell>
          <table:table-cell table:style-name="ce4" office:value-type="string" calcext:value-type="string">
            <text:p>I have looked at his arm. It is injured, it seems.</text:p>
          </table:table-cell>
        </table:table-row>
        <table:table-row table:style-name="ro1">
          <table:table-cell table:formula="of:=ROW()-1" office:value-type="float" office:value="1163" calcext:value-type="float">
            <text:p>11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re dhrehedhas hy hansves penn-bloedh.</text:p>
          </table:table-cell>
          <table:table-cell table:style-name="ce4" office:value-type="string" calcext:value-type="string">
            <text:p>She has reached her hundredth birthday.</text:p>
          </table:table-cell>
        </table:table-row>
        <table:table-row table:style-name="ro1">
          <table:table-cell table:formula="of:=ROW()-1" office:value-type="float" office:value="1164" calcext:value-type="float">
            <text:p>11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dhiwedhis vy an trysa lyver hwath.</text:p>
          </table:table-cell>
          <table:table-cell table:style-name="ce4" office:value-type="string" calcext:value-type="string">
            <text:p>I have not finished the third book yet.</text:p>
          </table:table-cell>
        </table:table-row>
        <table:table-row table:style-name="ro1">
          <table:table-cell table:formula="of:=ROW()-1" office:value-type="float" office:value="1165" calcext:value-type="float">
            <text:p>11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egves ger y'n ugensves linenn yw 'kath'.</text:p>
          </table:table-cell>
          <table:table-cell table:style-name="ce4" office:value-type="string" calcext:value-type="string">
            <text:p>The tenth word in the twentieth line is 'kath' (cat).</text:p>
          </table:table-cell>
        </table:table-row>
        <table:table-row table:style-name="ro1">
          <table:table-cell table:formula="of:=ROW()-1" office:value-type="float" office:value="1166" calcext:value-type="float">
            <text:p>11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a redyas y hanow y'n peswara koloven war an pympes folenn a'n paper-nowodhow.</text:p>
          </table:table-cell>
          <table:table-cell table:style-name="ce4" office:value-type="string" calcext:value-type="string">
            <text:p>He read his name in the fourth column on the fifth page of the newspaper.</text:p>
          </table:table-cell>
        </table:table-row>
        <table:table-row table:style-name="ro1">
          <table:table-cell table:formula="of:=ROW()-1" office:value-type="float" office:value="1167" calcext:value-type="float">
            <text:p>11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kansves penn-bloedh diwedh Nessa Bresel an Norvys o ha seytegves pennbloedh ha tri ugens diwedh Kynsa Bresel an Norvys.</text:p>
          </table:table-cell>
          <table:table-cell table:style-name="ce4" office:value-type="string" calcext:value-type="string">
            <text:p>It was the fiftieth anniversary of the end of the Second World War and the seventy-seventh anniversary of the end of the First World War.</text:p>
          </table:table-cell>
        </table:table-row>
        <table:table-row table:style-name="ro1">
          <table:table-cell table:formula="of:=ROW()-1" office:value-type="float" office:value="1168" calcext:value-type="float">
            <text:p>11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! kommol loes a-ugh an koes.</text:p>
          </table:table-cell>
          <table:table-cell table:style-name="ce4" office:value-type="string" calcext:value-type="string">
            <text:p>Look! Grey clouds above the wood.</text:p>
          </table:table-cell>
        </table:table-row>
        <table:table-row table:style-name="ro1">
          <table:table-cell table:formula="of:=ROW()-1" office:value-type="float" office:value="1169" calcext:value-type="float">
            <text:p>11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Breten Vyghan dres an mor.</text:p>
          </table:table-cell>
          <table:table-cell table:style-name="ce4" office:value-type="string" calcext:value-type="string">
            <text:p>Brittany is over the sea.</text:p>
          </table:table-cell>
        </table:table-row>
        <table:table-row table:style-name="ro1">
          <table:table-cell table:formula="of:=ROW()-1" office:value-type="float" office:value="1170" calcext:value-type="float">
            <text:p>11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re welas ydhyn pals y'n lowarth haneth.</text:p>
          </table:table-cell>
          <table:table-cell table:style-name="ce4" office:value-type="string" calcext:value-type="string">
            <text:p>I have seen many birds in the garden this evening.</text:p>
          </table:table-cell>
        </table:table-row>
        <table:table-row table:style-name="ro1">
          <table:table-cell table:formula="of:=ROW()-1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est da o an boes y'n ostel na.</text:p>
          </table:table-cell>
          <table:table-cell table:style-name="ce4" office:value-type="string" calcext:value-type="string">
            <text:p>The food in that hotel was very good.</text:p>
          </table:table-cell>
        </table:table-row>
        <table:table-row table:style-name="ro1">
          <table:table-cell table:formula="of:=ROW()-1" office:value-type="float" office:value="1172" calcext:value-type="float">
            <text:p>11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bellgewsis orthis haneth?</text:p>
          </table:table-cell>
          <table:table-cell table:style-name="ce4" office:value-type="string" calcext:value-type="string">
            <text:p>Who telephoned you this evening?</text:p>
          </table:table-cell>
        </table:table-row>
        <table:table-row table:style-name="ro1">
          <table:table-cell table:formula="of:=ROW()-1" office:value-type="float" office:value="1173" calcext:value-type="float">
            <text:p>11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dr'a synsis ev yn y dhorn?</text:p>
          </table:table-cell>
          <table:table-cell table:style-name="ce4" office:value-type="string" calcext:value-type="string">
            <text:p>What did he hold in his hand?</text:p>
          </table:table-cell>
        </table:table-row>
        <table:table-row table:style-name="ro1">
          <table:table-cell table:formula="of:=ROW()-1" office:value-type="float" office:value="1174" calcext:value-type="float">
            <text:p>11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iskwedh e dhymm, mar pleg!</text:p>
          </table:table-cell>
          <table:table-cell table:style-name="ce4" office:value-type="string" calcext:value-type="string">
            <text:p>Show it to me, please!</text:p>
          </table:table-cell>
        </table:table-row>
        <table:table-row table:style-name="ro1">
          <table:table-cell table:formula="of:=ROW()-1" office:value-type="float" office:value="1175" calcext:value-type="float">
            <text:p>11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ever y'n gwel? Eus!</text:p>
          </table:table-cell>
          <table:table-cell table:style-name="ce4" office:value-type="string" calcext:value-type="string">
            <text:p>Are there any goats in the field? Yes!</text:p>
          </table:table-cell>
        </table:table-row>
        <table:table-row table:style-name="ro1">
          <table:table-cell table:formula="of:=ROW()-1" office:value-type="float" office:value="1176" calcext:value-type="float">
            <text:p>11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es? Peder gaver.</text:p>
          </table:table-cell>
          <table:table-cell table:style-name="ce4" office:value-type="string" calcext:value-type="string">
            <text:p>How many? Four goats.</text:p>
          </table:table-cell>
        </table:table-row>
        <table:table-row table:style-name="ro1">
          <table:table-cell table:formula="of:=ROW()-1" office:value-type="float" office:value="1177" calcext:value-type="float">
            <text:p>11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o hi pan dheuth hi tre?</text:p>
          </table:table-cell>
          <table:table-cell table:style-name="ce4" office:value-type="string" calcext:value-type="string">
            <text:p>What time was it when she came home?</text:p>
          </table:table-cell>
        </table:table-row>
        <table:table-row table:style-name="ro1">
          <table:table-cell table:formula="of:=ROW()-1" office:value-type="float" office:value="1178" calcext:value-type="float">
            <text:p>1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g mynysenn wosa hwegh eur.</text:p>
          </table:table-cell>
          <table:table-cell table:style-name="ce4" office:value-type="string" calcext:value-type="string">
            <text:p>Ten minutes after six.</text:p>
          </table:table-cell>
        </table:table-row>
        <table:table-row table:style-name="ro1">
          <table:table-cell table:formula="of:=ROW()-1" office:value-type="float" office:value="1179" calcext:value-type="float">
            <text:p>11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glow war an tan. Oer yw hi.</text:p>
          </table:table-cell>
          <table:table-cell table:style-name="ce4" office:value-type="string" calcext:value-type="string">
            <text:p>Put coal on the fire. It's cold.</text:p>
          </table:table-cell>
        </table:table-row>
        <table:table-row table:style-name="ro1">
          <table:table-cell table:formula="of:=ROW()-1" office:value-type="float" office:value="1180" calcext:value-type="float">
            <text:p>11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arghans dhodho.</text:p>
          </table:table-cell>
          <table:table-cell table:style-name="ce4" office:value-type="string" calcext:value-type="string">
            <text:p>He has much money.</text:p>
          </table:table-cell>
        </table:table-row>
        <table:table-row table:style-name="ro1">
          <table:table-cell table:formula="of:=ROW()-1" office:value-type="float" office:value="1181" calcext:value-type="float">
            <text:p>11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voethek yw ev.</text:p>
          </table:table-cell>
          <table:table-cell table:style-name="ce4" office:value-type="string" calcext:value-type="string">
            <text:p>He's rich.</text:p>
          </table:table-cell>
        </table:table-row>
        <table:table-row table:style-name="ro1">
          <table:table-cell table:formula="of:=ROW()-1" office:value-type="float" office:value="1182" calcext:value-type="float">
            <text:p>11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emma an keth sagh ha'n kynsa huni.</text:p>
          </table:table-cell>
          <table:table-cell table:style-name="ce4" office:value-type="string" calcext:value-type="string">
            <text:p>This is not the same bag as the first one.</text:p>
          </table:table-cell>
        </table:table-row>
        <table:table-row table:style-name="ro1">
          <table:table-cell table:formula="of:=ROW()-1" office:value-type="float" office:value="1183" calcext:value-type="float">
            <text:p>11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yskynna an vre ughel na.</text:p>
          </table:table-cell>
          <table:table-cell table:style-name="ce4" office:value-type="string" calcext:value-type="string">
            <text:p>I want to ascend that high hill.</text:p>
          </table:table-cell>
        </table:table-row>
        <table:table-row table:style-name="ro1">
          <table:table-cell table:formula="of:=ROW()-1" office:value-type="float" office:value="1184" calcext:value-type="float">
            <text:p>11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ov gwerther da.</text:p>
          </table:table-cell>
          <table:table-cell table:style-name="ce4" office:value-type="string" calcext:value-type="string">
            <text:p>I am not a good salesman.</text:p>
          </table:table-cell>
        </table:table-row>
        <table:table-row table:style-name="ro1">
          <table:table-cell table:formula="of:=ROW()-1" office:value-type="float" office:value="1185" calcext:value-type="float">
            <text:p>11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a vynnas mos y'n eur na pan nag ens pes da gans ow hows.</text:p>
          </table:table-cell>
          <table:table-cell table:style-name="ce4" office:value-type="string" calcext:value-type="string">
            <text:p>They wished to go then when they were not pleased with what I said.</text:p>
          </table:table-cell>
        </table:table-row>
        <table:table-row table:style-name="ro1">
          <table:table-cell table:formula="of:=ROW()-1" office:value-type="float" office:value="1186" calcext:value-type="float">
            <text:p>11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owgh gwari peldroes y'n pras na.</text:p>
          </table:table-cell>
          <table:table-cell table:style-name="ce4" office:value-type="string" calcext:value-type="string">
            <text:p>You cannot play football in that field.</text:p>
          </table:table-cell>
        </table:table-row>
        <table:table-row table:style-name="ro1">
          <table:table-cell table:formula="of:=ROW()-1" office:value-type="float" office:value="1187" calcext:value-type="float">
            <text:p>11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a gar hwedhel didhanus.</text:p>
          </table:table-cell>
          <table:table-cell table:style-name="ce4" office:value-type="string" calcext:value-type="string">
            <text:p>We love an amusing story.</text:p>
          </table:table-cell>
        </table:table-row>
        <table:table-row table:style-name="ro1">
          <table:table-cell table:formula="of:=ROW()-1" office:value-type="float" office:value="1188" calcext:value-type="float">
            <text:p>11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w yw an sethow na? Melyn yns.</text:p>
          </table:table-cell>
          <table:table-cell table:style-name="ce4" office:value-type="string" calcext:value-type="string">
            <text:p>What colour are those jars? They are yellow.</text:p>
          </table:table-cell>
        </table:table-row>
        <table:table-row table:style-name="ro1">
          <table:table-cell table:formula="of:=ROW()-1" office:value-type="float" office:value="1189" calcext:value-type="float">
            <text:p>11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elyn an baner kernewek a-ugh tour an eglos y'n dre ma.</text:p>
          </table:table-cell>
          <table:table-cell table:style-name="ce4" office:value-type="string" calcext:value-type="string">
            <text:p>We do not see the Cornish flag above the church tower in this town.</text:p>
          </table:table-cell>
        </table:table-row>
        <table:table-row table:style-name="ro1">
          <table:table-cell table:formula="of:=ROW()-1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lydhen yw mil, naw kans, pymthek ha peswar ugens.</text:p>
          </table:table-cell>
          <table:table-cell table:style-name="ce4" office:value-type="string" calcext:value-type="string">
            <text:p>The year is one thousand, nine hundred and ninety-five.</text:p>
          </table:table-cell>
        </table:table-row>
        <table:table-row table:style-name="ro1">
          <table:table-cell table:formula="of:=ROW()-1" office:value-type="float" office:value="1191" calcext:value-type="float">
            <text:p>1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is Genver yw oer, mis Est yw poeth, dell vydh usys.</text:p>
          </table:table-cell>
          <table:table-cell table:style-name="ce4" office:value-type="string" calcext:value-type="string">
            <text:p>January is cold, August is hot, usually.</text:p>
          </table:table-cell>
        </table:table-row>
        <table:table-row table:style-name="ro1">
          <table:table-cell table:formula="of:=ROW()-1" office:value-type="float" office:value="1192" calcext:value-type="float">
            <text:p>1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g dydh warn ugens yn mis-Metheven hag unnek dydh warn ugens yn mis-Gortheren.</text:p>
          </table:table-cell>
          <table:table-cell table:style-name="ce4" office:value-type="string" calcext:value-type="string">
            <text:p>There are thirty days in June and thirty-one days in July.</text:p>
          </table:table-cell>
        </table:table-row>
        <table:table-row table:style-name="ro1">
          <table:table-cell table:formula="of:=ROW()-1" office:value-type="float" office:value="1193" calcext:value-type="float">
            <text:p>11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unn jydh ha tri ugens warbarth.</text:p>
          </table:table-cell>
          <table:table-cell table:style-name="ce4" office:value-type="string" calcext:value-type="string">
            <text:p>That is sixty-one days altogether.</text:p>
          </table:table-cell>
        </table:table-row>
        <table:table-row table:style-name="ro1">
          <table:table-cell table:formula="of:=ROW()-1" office:value-type="float" office:value="1194" calcext:value-type="float">
            <text:p>11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mis yn Gwenton.</text:p>
          </table:table-cell>
          <table:table-cell table:style-name="ce4" office:value-type="string" calcext:value-type="string">
            <text:p>There are three months in Spring.</text:p>
          </table:table-cell>
        </table:table-row>
        <table:table-row table:style-name="ro1">
          <table:table-cell table:formula="of:=ROW()-1" office:value-type="float" office:value="1195" calcext:value-type="float">
            <text:p>11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dydh yw an pympes warn ugens a vis Kevardhu?</text:p>
          </table:table-cell>
          <table:table-cell table:style-name="ce4" office:value-type="string" calcext:value-type="string">
            <text:p>What day is the twenty-fifth of December?</text:p>
          </table:table-cell>
        </table:table-row>
        <table:table-row table:style-name="ro1">
          <table:table-cell table:formula="of:=ROW()-1" office:value-type="float" office:value="1196" calcext:value-type="float">
            <text:p>1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Mergher yw an degves, dell dybav.</text:p>
          </table:table-cell>
          <table:table-cell table:style-name="ce4" office:value-type="string" calcext:value-type="string">
            <text:p>Wednesday is the tenth, I think.</text:p>
          </table:table-cell>
        </table:table-row>
        <table:table-row table:style-name="ro1">
          <table:table-cell table:formula="of:=ROW()-1" office:value-type="float" office:value="1197" calcext:value-type="float">
            <text:p>11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vlydhen mil, naw kans ha pymp ha dew ugens Nessa Bresel an Norvys a dhiwedhas.</text:p>
          </table:table-cell>
          <table:table-cell table:style-name="ce4" office:value-type="string" calcext:value-type="string">
            <text:p>In the year nineteen hundred and forty-five the Second World War ended.</text:p>
          </table:table-cell>
        </table:table-row>
        <table:table-row table:style-name="ro1">
          <table:table-cell table:formula="of:=ROW()-1" office:value-type="float" office:value="1198" calcext:value-type="float">
            <text:p>11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dydh yw ev hedhyw?</text:p>
          </table:table-cell>
          <table:table-cell table:style-name="ce4" office:value-type="string" calcext:value-type="string">
            <text:p>What day is it today?</text:p>
          </table:table-cell>
        </table:table-row>
        <table:table-row table:style-name="ro1">
          <table:table-cell table:formula="of:=ROW()-1" office:value-type="float" office:value="1199" calcext:value-type="float">
            <text:p>11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Gwener an nownsegves a vis-Genver y'n vlydhen mil, naw kans, pymthek ha peswar ugens yw.</text:p>
          </table:table-cell>
          <table:table-cell table:style-name="ce4" office:value-type="string" calcext:value-type="string">
            <text:p>It is Friday the nineteenth of January in the year one thousand, nine hundred and ninety-five.</text:p>
          </table:table-cell>
        </table:table-row>
        <table:table-row table:style-name="ro1">
          <table:table-cell table:formula="of:=ROW()-1"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w hwegron a oberas y'n karrji war y garr koth.</text:p>
          </table:table-cell>
          <table:table-cell table:style-name="ce4" office:value-type="string" calcext:value-type="string">
            <text:p>My father-in-law worked in the garage on his old car.</text:p>
          </table:table-cell>
        </table:table-row>
        <table:table-row table:style-name="ro1">
          <table:table-cell table:formula="of:=ROW()-1" office:value-type="float" office:value="1201" calcext:value-type="float">
            <text:p>12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 nith, Hylda, a glewas Bretonek kewsys yn Montroules.</text:p>
          </table:table-cell>
          <table:table-cell table:style-name="ce4" office:value-type="string" calcext:value-type="string">
            <text:p>His niece, Hilda, heard Breton spoken in Morlaix.</text:p>
          </table:table-cell>
        </table:table-row>
        <table:table-row table:style-name="ro1">
          <table:table-cell table:formula="of:=ROW()-1" office:value-type="float" office:value="1202" calcext:value-type="float">
            <text:p>1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 dhywgh hwi oll.</text:p>
          </table:table-cell>
          <table:table-cell table:style-name="ce4" office:value-type="string" calcext:value-type="string">
            <text:p>Good afternoon to you all.</text:p>
          </table:table-cell>
        </table:table-row>
        <table:table-row table:style-name="ro1">
          <table:table-cell table:formula="of:=ROW()-1" office:value-type="float" office:value="1203" calcext:value-type="float">
            <text:p>12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owgh hwi kewsel kernewek genen?</text:p>
          </table:table-cell>
          <table:table-cell table:style-name="ce4" office:value-type="string" calcext:value-type="string">
            <text:p>Will you speak Cornish with us?</text:p>
          </table:table-cell>
        </table:table-row>
        <table:table-row table:style-name="ro1">
          <table:table-cell table:formula="of:=ROW()-1" office:value-type="float" office:value="1204" calcext:value-type="float">
            <text:p>1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maw a dennas an lovan mes re wann o ev.</text:p>
          </table:table-cell>
          <table:table-cell table:style-name="ce4" office:value-type="string" calcext:value-type="string">
            <text:p>The boy pulled the rope but he was too weak.</text:p>
          </table:table-cell>
        </table:table-row>
        <table:table-row table:style-name="ro1">
          <table:table-cell table:formula="of:=ROW()-1" office:value-type="float" office:value="1205" calcext:value-type="float">
            <text:p>12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 ev gul an ober na namoy.</text:p>
          </table:table-cell>
          <table:table-cell table:style-name="ce4" office:value-type="string" calcext:value-type="string">
            <text:p>He cannot do that work any more.</text:p>
          </table:table-cell>
        </table:table-row>
        <table:table-row table:style-name="ro1">
          <table:table-cell table:formula="of:=ROW()-1" office:value-type="float" office:value="1206" calcext:value-type="float">
            <text:p>1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ow fluvennow, an huni dhu ha'n huni rudh?</text:p>
          </table:table-cell>
          <table:table-cell table:style-name="ce4" office:value-type="string" calcext:value-type="string">
            <text:p>Where are my pens, the black one and the red one?</text:p>
          </table:table-cell>
        </table:table-row>
        <table:table-row table:style-name="ro1">
          <table:table-cell table:formula="of:=ROW()-1" office:value-type="float" office:value="1207" calcext:value-type="float">
            <text:p>12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brena brithili.</text:p>
          </table:table-cell>
          <table:table-cell table:style-name="ce4" office:value-type="string" calcext:value-type="string">
            <text:p>I wish to buy mackerel.</text:p>
          </table:table-cell>
        </table:table-row>
        <table:table-row table:style-name="ro1">
          <table:table-cell table:formula="of:=ROW()-1" office:value-type="float" office:value="1208" calcext:value-type="float">
            <text:p>1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on ow nesa dhe gres an dre.</text:p>
          </table:table-cell>
          <table:table-cell table:style-name="ce4" office:value-type="string" calcext:value-type="string">
            <text:p>We are approaching the town centre.</text:p>
          </table:table-cell>
        </table:table-row>
        <table:table-row table:style-name="ro1">
          <table:table-cell table:formula="of:=ROW()-1" office:value-type="float" office:value="1209" calcext:value-type="float">
            <text:p>12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v redya.</text:p>
          </table:table-cell>
          <table:table-cell table:style-name="ce4" office:value-type="string" calcext:value-type="string">
            <text:p>I like to read.</text:p>
          </table:table-cell>
        </table:table-row>
        <table:table-row table:style-name="ro1">
          <table:table-cell table:formula="of:=ROW()-1" office:value-type="float" office:value="1210" calcext:value-type="float">
            <text:p>12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ans Loveday kana.</text:p>
          </table:table-cell>
          <table:table-cell table:style-name="ce4" office:value-type="string" calcext:value-type="string">
            <text:p>Loveday likes to sing.</text:p>
          </table:table-cell>
        </table:table-row>
        <table:table-row table:style-name="ro1">
          <table:table-cell table:formula="of:=ROW()-1" office:value-type="float" office:value="1211" calcext:value-type="float">
            <text:p>12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s mires orth an bellwolok.</text:p>
          </table:table-cell>
          <table:table-cell table:style-name="ce4" office:value-type="string" calcext:value-type="string">
            <text:p>You like to watch the television.</text:p>
          </table:table-cell>
        </table:table-row>
        <table:table-row table:style-name="ro1">
          <table:table-cell table:formula="of:=ROW()-1" office:value-type="float" office:value="1212" calcext:value-type="float">
            <text:p>12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o eva gwin.</text:p>
          </table:table-cell>
          <table:table-cell table:style-name="ce4" office:value-type="string" calcext:value-type="string">
            <text:p>He doesn't like to drink wine.</text:p>
          </table:table-cell>
        </table:table-row>
        <table:table-row table:style-name="ro1">
          <table:table-cell table:formula="of:=ROW()-1" office:value-type="float" office:value="1213" calcext:value-type="float">
            <text:p>12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si dybri boes da.</text:p>
          </table:table-cell>
          <table:table-cell table:style-name="ce4" office:value-type="string" calcext:value-type="string">
            <text:p>She likes to eat good food.</text:p>
          </table:table-cell>
        </table:table-row>
        <table:table-row table:style-name="ro1">
          <table:table-cell table:formula="of:=ROW()-1" office:value-type="float" office:value="1214" calcext:value-type="float">
            <text:p>12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n kerdhes.</text:p>
          </table:table-cell>
          <table:table-cell table:style-name="ce4" office:value-type="string" calcext:value-type="string">
            <text:p>We like to walk.</text:p>
          </table:table-cell>
        </table:table-row>
        <table:table-row table:style-name="ro1">
          <table:table-cell table:formula="of:=ROW()-1" office:value-type="float" office:value="1215" calcext:value-type="float">
            <text:p>12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owgh donsya.</text:p>
          </table:table-cell>
          <table:table-cell table:style-name="ce4" office:value-type="string" calcext:value-type="string">
            <text:p>You like to dance.</text:p>
          </table:table-cell>
        </table:table-row>
        <table:table-row table:style-name="ro1">
          <table:table-cell table:formula="of:=ROW()-1" office:value-type="float" office:value="1216" calcext:value-type="float">
            <text:p>12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a oberi y'n lowarth.</text:p>
          </table:table-cell>
          <table:table-cell table:style-name="ce4" office:value-type="string" calcext:value-type="string">
            <text:p>They do not like to work in the garden.</text:p>
          </table:table-cell>
        </table:table-row>
        <table:table-row table:style-name="ro1">
          <table:table-cell table:formula="of:=ROW()-1" office:value-type="float" office:value="1217" calcext:value-type="float">
            <text:p>12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v neuvya.</text:p>
          </table:table-cell>
          <table:table-cell table:style-name="ce4" office:value-type="string" calcext:value-type="string">
            <text:p>I like swimming.</text:p>
          </table:table-cell>
        </table:table-row>
        <table:table-row table:style-name="ro1">
          <table:table-cell table:formula="of:=ROW()-1" office:value-type="float" office:value="1218" calcext:value-type="float">
            <text:p>12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ans an fleghes gwari.</text:p>
          </table:table-cell>
          <table:table-cell table:style-name="ce4" office:value-type="string" calcext:value-type="string">
            <text:p>The children like to play.</text:p>
          </table:table-cell>
        </table:table-row>
        <table:table-row table:style-name="ro1">
          <table:table-cell table:formula="of:=ROW()-1" office:value-type="float" office:value="1219" calcext:value-type="float">
            <text:p>12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enev bos a-ves nosweyth.</text:p>
          </table:table-cell>
          <table:table-cell table:style-name="ce4" office:value-type="string" calcext:value-type="string">
            <text:p>I don't like being out at night.</text:p>
          </table:table-cell>
        </table:table-row>
        <table:table-row table:style-name="ro1">
          <table:table-cell table:formula="of:=ROW()-1" office:value-type="float" office:value="1220" calcext:value-type="float">
            <text:p>12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 Loveday dybri boes frynkek.</text:p>
          </table:table-cell>
          <table:table-cell table:style-name="ce4" office:value-type="string" calcext:value-type="string">
            <text:p>Loveday doesn't like eating French food.</text:p>
          </table:table-cell>
        </table:table-row>
        <table:table-row table:style-name="ro1">
          <table:table-cell table:formula="of:=ROW()-1" office:value-type="float" office:value="1221" calcext:value-type="float">
            <text:p>12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 da ganso gortos re bell.</text:p>
          </table:table-cell>
          <table:table-cell table:style-name="ce4" office:value-type="string" calcext:value-type="string">
            <text:p>He didn't like waiting too long.</text:p>
          </table:table-cell>
        </table:table-row>
        <table:table-row table:style-name="ro1">
          <table:table-cell table:formula="of:=ROW()-1" office:value-type="float" office:value="1222" calcext:value-type="float">
            <text:p>12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o ganso gortos re bell.</text:p>
          </table:table-cell>
          <table:table-cell table:style-name="ce4" office:value-type="string" calcext:value-type="string">
            <text:p>He disliked waiting too long.</text:p>
          </table:table-cell>
        </table:table-row>
        <table:table-row table:style-name="ro1">
          <table:table-cell table:formula="of:=ROW()-1" office:value-type="float" office:value="1223" calcext:value-type="float">
            <text:p>12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well yw gans Jori kewsel Kernewek.</text:p>
          </table:table-cell>
          <table:table-cell table:style-name="ce4" office:value-type="string" calcext:value-type="string">
            <text:p>George prefers to speak Cornish.</text:p>
          </table:table-cell>
        </table:table-row>
        <table:table-row table:style-name="ro1">
          <table:table-cell table:formula="of:=ROW()-1" office:value-type="float" office:value="1224" calcext:value-type="float">
            <text:p>12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as yw gans pubonan esedha re hir.</text:p>
          </table:table-cell>
          <table:table-cell table:style-name="ce4" office:value-type="string" calcext:value-type="string">
            <text:p>Everyone hates sitting too long.</text:p>
          </table:table-cell>
        </table:table-row>
        <table:table-row table:style-name="ro1">
          <table:table-cell table:formula="of:=ROW()-1" office:value-type="float" office:value="1225" calcext:value-type="float">
            <text:p>12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oes o gansa bos unnver gensi.</text:p>
          </table:table-cell>
          <table:table-cell table:style-name="ce4" office:value-type="string" calcext:value-type="string">
            <text:p>They were reluctant to agree with her.</text:p>
          </table:table-cell>
        </table:table-row>
        <table:table-row table:style-name="ro1">
          <table:table-cell table:formula="of:=ROW()-1" office:value-type="float" office:value="1226" calcext:value-type="float">
            <text:p>12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gwell genes jy kavoes dha dokyn lemmyn?</text:p>
          </table:table-cell>
          <table:table-cell table:style-name="ce4" office:value-type="string" calcext:value-type="string">
            <text:p>Do you prefer to have your ticket now?</text:p>
          </table:table-cell>
        </table:table-row>
        <table:table-row table:style-name="ro1">
          <table:table-cell table:formula="of:=ROW()-1" office:value-type="float" office:value="1227" calcext:value-type="float">
            <text:p>12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 re boes gansa esedha rag aga the, dell hevel.</text:p>
          </table:table-cell>
          <table:table-cell table:style-name="ce4" office:value-type="string" calcext:value-type="string">
            <text:p>They weren't too reluctant to sit down for their tea, it seems.</text:p>
          </table:table-cell>
        </table:table-row>
        <table:table-row table:style-name="ro1">
          <table:table-cell table:formula="of:=ROW()-1" office:value-type="float" office:value="1228" calcext:value-type="float">
            <text:p>12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a yw gans Maria gwari gensi, herwydh usadow.</text:p>
          </table:table-cell>
          <table:table-cell table:style-name="ce4" office:value-type="string" calcext:value-type="string">
            <text:p>Mary likes playing with her, usually.</text:p>
          </table:table-cell>
        </table:table-row>
        <table:table-row table:style-name="ro1">
          <table:table-cell table:formula="of:=ROW()-1" office:value-type="float" office:value="1229" calcext:value-type="float">
            <text:p>12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s yw genev kerdhes tre hebos.</text:p>
          </table:table-cell>
          <table:table-cell table:style-name="ce4" office:value-type="string" calcext:value-type="string">
            <text:p>I hate walking home without you.</text:p>
          </table:table-cell>
        </table:table-row>
        <table:table-row table:style-name="ro1">
          <table:table-cell table:formula="of:=ROW()-1" office:value-type="float" office:value="1230" calcext:value-type="float">
            <text:p>12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ell o genen bos unnver ganso.</text:p>
          </table:table-cell>
          <table:table-cell table:style-name="ce4" office:value-type="string" calcext:value-type="string">
            <text:p>We prefered agreeing with him.</text:p>
          </table:table-cell>
        </table:table-row>
        <table:table-row table:style-name="ro1">
          <table:table-cell table:formula="of:=ROW()-1" office:value-type="float" office:value="1231" calcext:value-type="float">
            <text:p>12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og yw genen triga yn mes a'n dre.</text:p>
          </table:table-cell>
          <table:table-cell table:style-name="ce4" office:value-type="string" calcext:value-type="string">
            <text:p>We don't like living out of town.</text:p>
          </table:table-cell>
        </table:table-row>
        <table:table-row table:style-name="ro1">
          <table:table-cell table:formula="of:=ROW()-1" office:value-type="float" office:value="1232" calcext:value-type="float">
            <text:p>12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es yw gansa poenya re bell.</text:p>
          </table:table-cell>
          <table:table-cell table:style-name="ce4" office:value-type="string" calcext:value-type="string">
            <text:p>They are reluctant to run too far.</text:p>
          </table:table-cell>
        </table:table-row>
        <table:table-row table:style-name="ro1">
          <table:table-cell table:formula="of:=ROW()-1" office:value-type="float" office:value="1233" calcext:value-type="float">
            <text:p>12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stynn dha dhorn dhymm, da yw genev synsi dha dhorn.</text:p>
          </table:table-cell>
          <table:table-cell table:style-name="ce4" office:value-type="string" calcext:value-type="string">
            <text:p>Hold out your hand to me, I like to hold your hand.</text:p>
          </table:table-cell>
        </table:table-row>
        <table:table-row table:style-name="ro1">
          <table:table-cell table:formula="of:=ROW()-1" office:value-type="float" office:value="1234" calcext:value-type="float">
            <text:p>12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es o gans an fleghes gwari a-ves pan wrug hi glaw mes da o gansa gul henna pan wra hi ergh.</text:p>
          </table:table-cell>
          <table:table-cell table:style-name="ce4" office:value-type="string" calcext:value-type="string">
            <text:p>The children were reluctant to play outside when it rained but they like to do that when it snows.</text:p>
          </table:table-cell>
        </table:table-row>
        <table:table-row table:style-name="ro1">
          <table:table-cell table:formula="of:=ROW()-1" office:value-type="float" office:value="1235" calcext:value-type="float">
            <text:p>12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a ystynnas an pellgowser dhymm.</text:p>
          </table:table-cell>
          <table:table-cell table:style-name="ce4" office:value-type="string" calcext:value-type="string">
            <text:p>He handed me the telephone.</text:p>
          </table:table-cell>
        </table:table-row>
        <table:table-row table:style-name="ro1">
          <table:table-cell table:formula="of:=ROW()-1" office:value-type="float" office:value="1236" calcext:value-type="float">
            <text:p>12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an taklow yn stevell arall, mar pleg!</text:p>
          </table:table-cell>
          <table:table-cell table:style-name="ce4" office:value-type="string" calcext:value-type="string">
            <text:p>Put the gear in another room, please!</text:p>
          </table:table-cell>
        </table:table-row>
        <table:table-row table:style-name="ro1">
          <table:table-cell table:formula="of:=ROW()-1" office:value-type="float" office:value="1237" calcext:value-type="float">
            <text:p>12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ympes stevell war an tu na yw agan chambour nyni.</text:p>
          </table:table-cell>
          <table:table-cell table:style-name="ce4" office:value-type="string" calcext:value-type="string">
            <text:p>The fifth room on that side is our bedroom.</text:p>
          </table:table-cell>
        </table:table-row>
        <table:table-row table:style-name="ro1">
          <table:table-cell table:formula="of:=ROW()-1" office:value-type="float" office:value="1238" calcext:value-type="float">
            <text:p>12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ystynnyans yw berrheans an lyver dien, dell hevel dhymm.</text:p>
          </table:table-cell>
          <table:table-cell table:style-name="ce4" office:value-type="string" calcext:value-type="string">
            <text:p>The supplement is an abridgement of the whole book, it seems to me.</text:p>
          </table:table-cell>
        </table:table-row>
        <table:table-row table:style-name="ro1">
          <table:table-cell table:formula="of:=ROW()-1" office:value-type="float" office:value="1239" calcext:value-type="float">
            <text:p>12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ss yw honna drog! Yet an lowarth, daras an chi ha'n fenestri yw rudhvelyn aga liw.</text:p>
          </table:table-cell>
          <table:table-cell table:style-name="ce4" office:value-type="string" calcext:value-type="string">
            <text:p>How bad that is! The garden gate, the house door and the windows are orange in colour.</text:p>
          </table:table-cell>
        </table:table-row>
        <table:table-row table:style-name="ro1">
          <table:table-cell table:formula="of:=ROW()-1" office:value-type="float" office:value="1240" calcext:value-type="float">
            <text:p>12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bonan a warias y'n stret y'n eur na. Ny warisons y'n lowarth.</text:p>
          </table:table-cell>
          <table:table-cell table:style-name="ce4" office:value-type="string" calcext:value-type="string">
            <text:p>Everyone played in the street then. They did not play in the garden.</text:p>
          </table:table-cell>
        </table:table-row>
        <table:table-row table:style-name="ro1">
          <table:table-cell table:formula="of:=ROW()-1" office:value-type="float" office:value="1241" calcext:value-type="float">
            <text:p>12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woes warnowgh oll, dell glewav.</text:p>
          </table:table-cell>
          <table:table-cell table:style-name="ce4" office:value-type="string" calcext:value-type="string">
            <text:p>You all have a cold, I hear.</text:p>
          </table:table-cell>
        </table:table-row>
        <table:table-row table:style-name="ro1">
          <table:table-cell table:formula="of:=ROW()-1" office:value-type="float" office:value="1242" calcext:value-type="float">
            <text:p>12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Chiow bras ha tus kevoethek a drig ynna.</text:p>
          </table:table-cell>
          <table:table-cell table:style-name="ce4" office:value-type="string" calcext:value-type="string">
            <text:p>Big houses and rich people live in them.</text:p>
          </table:table-cell>
        </table:table-row>
        <table:table-row table:style-name="ro1">
          <table:table-cell table:formula="of:=ROW()-1" office:value-type="float" office:value="1243" calcext:value-type="float">
            <text:p>12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s e a wortos a-ves!</text:p>
          </table:table-cell>
          <table:table-cell table:style-name="ce4" office:value-type="string" calcext:value-type="string">
            <text:p>Ask him to wait outside.</text:p>
          </table:table-cell>
        </table:table-row>
        <table:table-row table:style-name="ro1">
          <table:table-cell table:formula="of:=ROW()-1" office:value-type="float" office:value="1244" calcext:value-type="float">
            <text:p>12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ath vyghan a warias yn-dann an gweli.</text:p>
          </table:table-cell>
          <table:table-cell table:style-name="ce4" office:value-type="string" calcext:value-type="string">
            <text:p>The little cat played under the bed.</text:p>
          </table:table-cell>
        </table:table-row>
        <table:table-row table:style-name="ro1">
          <table:table-cell table:formula="of:=ROW()-1" office:value-type="float" office:value="1245" calcext:value-type="float">
            <text:p>12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splann an loergann war an arvor a-dreus an mor kosel, assyw hi teg!</text:p>
          </table:table-cell>
          <table:table-cell table:style-name="ce4" office:value-type="string" calcext:value-type="string">
            <text:p>When the full moon shines on the shore across the calm sea, how beautiful it is!</text:p>
          </table:table-cell>
        </table:table-row>
        <table:table-row table:style-name="ro1">
          <table:table-cell table:formula="of:=ROW()-1" office:value-type="float" office:value="1246" calcext:value-type="float">
            <text:p>12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bellwolok! Yndella ty a yll dyski meur.</text:p>
          </table:table-cell>
          <table:table-cell table:style-name="ce4" office:value-type="string" calcext:value-type="string">
            <text:p>Watch the television! In that way you can learn much.</text:p>
          </table:table-cell>
        </table:table-row>
        <table:table-row table:style-name="ro1">
          <table:table-cell table:formula="of:=ROW()-1" office:value-type="float" office:value="1247" calcext:value-type="float">
            <text:p>12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lan a veu genys Dy' Yow an nessa warn ugens a vis Hedra y'n vlydhen mil, naw kans ha seytek. Seytek bloedh ha tri ugens o ev yn mil naw kans pymthek ha peswar ugens. Ev yw yagh hwath.</text:p>
          </table:table-cell>
          <table:table-cell table:style-name="ce4" office:value-type="string" calcext:value-type="string">
            <text:p>Talan was born on Thursday the twenty-second of October, nineteen hundred and seventeen. He was seventy-seven years old in nineteen hundred and ninety-five. He is still fit.</text:p>
          </table:table-cell>
        </table:table-row>
        <table:table-row table:style-name="ro1">
          <table:table-cell table:formula="of:=ROW()-1" office:value-type="float" office:value="1248" calcext:value-type="float">
            <text:p>12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arr dhis?</text:p>
          </table:table-cell>
          <table:table-cell table:style-name="ce4" office:value-type="string" calcext:value-type="string">
            <text:p>Have you a car?</text:p>
          </table:table-cell>
        </table:table-row>
        <table:table-row table:style-name="ro1">
          <table:table-cell table:formula="of:=ROW()-1" office:value-type="float" office:value="1249" calcext:value-type="float">
            <text:p>12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chi dhis?</text:p>
          </table:table-cell>
          <table:table-cell table:style-name="ce4" office:value-type="string" calcext:value-type="string">
            <text:p>Have you a house?</text:p>
          </table:table-cell>
        </table:table-row>
        <table:table-row table:style-name="ro1">
          <table:table-cell table:formula="of:=ROW()-1" office:value-type="float" office:value="1250" calcext:value-type="float">
            <text:p>1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i dhis?</text:p>
          </table:table-cell>
          <table:table-cell table:style-name="ce4" office:value-type="string" calcext:value-type="string">
            <text:p>Have you a dog?</text:p>
          </table:table-cell>
        </table:table-row>
        <table:table-row table:style-name="ro1">
          <table:table-cell table:formula="of:=ROW()-1" office:value-type="float" office:value="1251" calcext:value-type="float">
            <text:p>12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arr dhymm.</text:p>
          </table:table-cell>
          <table:table-cell table:style-name="ce4" office:value-type="string" calcext:value-type="string">
            <text:p>I have a car.</text:p>
          </table:table-cell>
        </table:table-row>
        <table:table-row table:style-name="ro1">
          <table:table-cell table:formula="of:=ROW()-1" office:value-type="float" office:value="1252" calcext:value-type="float">
            <text:p>1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gerlyver dhis?</text:p>
          </table:table-cell>
          <table:table-cell table:style-name="ce4" office:value-type="string" calcext:value-type="string">
            <text:p>Have you a dictionary?</text:p>
          </table:table-cell>
        </table:table-row>
        <table:table-row table:style-name="ro1">
          <table:table-cell table:formula="of:=ROW()-1" office:value-type="float" office:value="1253" calcext:value-type="float">
            <text:p>12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gerlyver dhymm.</text:p>
          </table:table-cell>
          <table:table-cell table:style-name="ce4" office:value-type="string" calcext:value-type="string">
            <text:p>Yes! I have a dictionary.</text:p>
          </table:table-cell>
        </table:table-row>
        <table:table-row table:style-name="ro1">
          <table:table-cell table:formula="of:=ROW()-1" office:value-type="float" office:value="1254" calcext:value-type="float">
            <text:p>1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arr dhis?</text:p>
          </table:table-cell>
          <table:table-cell table:style-name="ce4" office:value-type="string" calcext:value-type="string">
            <text:p>Did you have a car?</text:p>
          </table:table-cell>
        </table:table-row>
        <table:table-row table:style-name="ro1">
          <table:table-cell table:formula="of:=ROW()-1" office:value-type="float" office:value="1255" calcext:value-type="float">
            <text:p>12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a karr dhymm.</text:p>
          </table:table-cell>
          <table:table-cell table:style-name="ce4" office:value-type="string" calcext:value-type="string">
            <text:p>I did have a car.</text:p>
          </table:table-cell>
        </table:table-row>
        <table:table-row table:style-name="ro1">
          <table:table-cell table:formula="of:=ROW()-1" office:value-type="float" office:value="1256" calcext:value-type="float">
            <text:p>12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sagh dhis?</text:p>
          </table:table-cell>
          <table:table-cell table:style-name="ce4" office:value-type="string" calcext:value-type="string">
            <text:p>Did you have a bag?</text:p>
          </table:table-cell>
        </table:table-row>
        <table:table-row table:style-name="ro1">
          <table:table-cell table:formula="of:=ROW()-1" office:value-type="float" office:value="1257" calcext:value-type="float">
            <text:p>12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sagh dhymm</text:p>
          </table:table-cell>
          <table:table-cell table:style-name="ce4" office:value-type="string" calcext:value-type="string">
            <text:p>Yes! I did have a bag.</text:p>
          </table:table-cell>
        </table:table-row>
        <table:table-row table:style-name="ro1">
          <table:table-cell table:formula="of:=ROW()-1" office:value-type="float" office:value="1258" calcext:value-type="float">
            <text:p>1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dhedhi?</text:p>
          </table:table-cell>
          <table:table-cell table:style-name="ce4" office:value-type="string" calcext:value-type="string">
            <text:p>Has she a child?</text:p>
          </table:table-cell>
        </table:table-row>
        <table:table-row table:style-name="ro1">
          <table:table-cell table:formula="of:=ROW()-1" office:value-type="float" office:value="1259" calcext:value-type="float">
            <text:p>12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flogh dhedhi.</text:p>
          </table:table-cell>
          <table:table-cell table:style-name="ce4" office:value-type="string" calcext:value-type="string">
            <text:p>Yes! She has a child.</text:p>
          </table:table-cell>
        </table:table-row>
        <table:table-row table:style-name="ro1">
          <table:table-cell table:formula="of:=ROW()-1" office:value-type="float" office:value="1260" calcext:value-type="float">
            <text:p>1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ath dhedha?</text:p>
          </table:table-cell>
          <table:table-cell table:style-name="ce4" office:value-type="string" calcext:value-type="string">
            <text:p>Did they have a cat?</text:p>
          </table:table-cell>
        </table:table-row>
        <table:table-row table:style-name="ro1">
          <table:table-cell table:formula="of:=ROW()-1"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kath dhedha</text:p>
          </table:table-cell>
          <table:table-cell table:style-name="ce4" office:value-type="string" calcext:value-type="string">
            <text:p>Yes! They had a cat.</text:p>
          </table:table-cell>
        </table:table-row>
        <table:table-row table:style-name="ro1">
          <table:table-cell table:formula="of:=ROW()-1" office:value-type="float" office:value="1262" calcext:value-type="float">
            <text:p>1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i ganso?</text:p>
          </table:table-cell>
          <table:table-cell table:style-name="ce4" office:value-type="string" calcext:value-type="string">
            <text:p>Has he a dog with him?</text:p>
          </table:table-cell>
        </table:table-row>
        <table:table-row table:style-name="ro1">
          <table:table-cell table:formula="of:=ROW()-1" office:value-type="float" office:value="1263" calcext:value-type="float">
            <text:p>12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ki ganso</text:p>
          </table:table-cell>
          <table:table-cell table:style-name="ce4" office:value-type="string" calcext:value-type="string">
            <text:p>Yes! He has a dog with him.</text:p>
          </table:table-cell>
        </table:table-row>
        <table:table-row table:style-name="ro1">
          <table:table-cell table:formula="of:=ROW()-1" office:value-type="float" office:value="1264" calcext:value-type="float">
            <text:p>1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gensi?</text:p>
          </table:table-cell>
          <table:table-cell table:style-name="ce4" office:value-type="string" calcext:value-type="string">
            <text:p>Is there a child with her?</text:p>
          </table:table-cell>
        </table:table-row>
        <table:table-row table:style-name="ro1">
          <table:table-cell table:formula="of:=ROW()-1" office:value-type="float" office:value="1265" calcext:value-type="float">
            <text:p>12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oweth genes?</text:p>
          </table:table-cell>
          <table:table-cell table:style-name="ce4" office:value-type="string" calcext:value-type="string">
            <text:p>Did you have a friend with you?</text:p>
          </table:table-cell>
        </table:table-row>
        <table:table-row table:style-name="ro1">
          <table:table-cell table:formula="of:=ROW()-1" office:value-type="float" office:value="1266" calcext:value-type="float">
            <text:p>12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koweth genev.</text:p>
          </table:table-cell>
          <table:table-cell table:style-name="ce4" office:value-type="string" calcext:value-type="string">
            <text:p>Yes! I had a friend with me.</text:p>
          </table:table-cell>
        </table:table-row>
        <table:table-row table:style-name="ro1">
          <table:table-cell table:formula="of:=ROW()-1" office:value-type="float" office:value="1267" calcext:value-type="float">
            <text:p>12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an bluvenn ma dhis?</text:p>
          </table:table-cell>
          <table:table-cell table:style-name="ce4" office:value-type="string" calcext:value-type="string">
            <text:p>Is this pen yours?</text:p>
          </table:table-cell>
        </table:table-row>
        <table:table-row table:style-name="ro1">
          <table:table-cell table:formula="of:=ROW()-1" office:value-type="float" office:value="1268" calcext:value-type="float">
            <text:p>1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! An bluvenn yw dhymm.</text:p>
          </table:table-cell>
          <table:table-cell table:style-name="ce4" office:value-type="string" calcext:value-type="string">
            <text:p>It is! The pen is mine.</text:p>
          </table:table-cell>
        </table:table-row>
        <table:table-row table:style-name="ro1">
          <table:table-cell table:formula="of:=ROW()-1" office:value-type="float" office:value="1269" calcext:value-type="float">
            <text:p>12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yw! Nyns yw an bluvenn dhymm.</text:p>
          </table:table-cell>
          <table:table-cell table:style-name="ce4" office:value-type="string" calcext:value-type="string">
            <text:p>It is not! The pen is not mine.</text:p>
          </table:table-cell>
        </table:table-row>
        <table:table-row table:style-name="ro1">
          <table:table-cell table:formula="of:=ROW()-1" office:value-type="float" office:value="1270" calcext:value-type="float">
            <text:p>1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 an lyver dhe Yowann?</text:p>
          </table:table-cell>
          <table:table-cell table:style-name="ce4" office:value-type="string" calcext:value-type="string">
            <text:p>Was the book John’s?</text:p>
          </table:table-cell>
        </table:table-row>
        <table:table-row table:style-name="ro1">
          <table:table-cell table:formula="of:=ROW()-1" office:value-type="float" office:value="1271" calcext:value-type="float">
            <text:p>12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! An lyver o dhe Yowann.</text:p>
          </table:table-cell>
          <table:table-cell table:style-name="ce4" office:value-type="string" calcext:value-type="string">
            <text:p>Yes! It was John’s book.</text:p>
          </table:table-cell>
        </table:table-row>
        <table:table-row table:style-name="ro1">
          <table:table-cell table:formula="of:=ROW()-1" office:value-type="float" office:value="1272" calcext:value-type="float">
            <text:p>12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o! Nyns o an lyver dhe Yowann.</text:p>
          </table:table-cell>
          <table:table-cell table:style-name="ce4" office:value-type="string" calcext:value-type="string">
            <text:p>No! The book was not John’s.</text:p>
          </table:table-cell>
        </table:table-row>
        <table:table-row table:style-name="ro1">
          <table:table-cell table:formula="of:=ROW()-1" office:value-type="float" office:value="1273" calcext:value-type="float">
            <text:p>12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jynn-amontya dhis? Nag eus!</text:p>
          </table:table-cell>
          <table:table-cell table:style-name="ce4" office:value-type="string" calcext:value-type="string">
            <text:p>Have you a computer? No!</text:p>
          </table:table-cell>
        </table:table-row>
        <table:table-row table:style-name="ro1">
          <table:table-cell table:formula="of:=ROW()-1" office:value-type="float" office:value="1274" calcext:value-type="float">
            <text:p>1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adoryow-bregh dhedhi? Eus!</text:p>
          </table:table-cell>
          <table:table-cell table:style-name="ce4" office:value-type="string" calcext:value-type="string">
            <text:p>Has she got armchairs? Yes!</text:p>
          </table:table-cell>
        </table:table-row>
        <table:table-row table:style-name="ro1">
          <table:table-cell table:formula="of:=ROW()-1" office:value-type="float" office:value="1275" calcext:value-type="float">
            <text:p>12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iw gador-vregh dhedhi.</text:p>
          </table:table-cell>
          <table:table-cell table:style-name="ce4" office:value-type="string" calcext:value-type="string">
            <text:p>She has two armchairs.</text:p>
          </table:table-cell>
        </table:table-row>
        <table:table-row table:style-name="ro1">
          <table:table-cell table:formula="of:=ROW()-1" office:value-type="float" office:value="1276" calcext:value-type="float">
            <text:p>12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tigenn nowydh dhymm.</text:p>
          </table:table-cell>
          <table:table-cell table:style-name="ce4" office:value-type="string" calcext:value-type="string">
            <text:p>I have not got a new wallet. .</text:p>
          </table:table-cell>
        </table:table-row>
        <table:table-row table:style-name="ro1">
          <table:table-cell table:formula="of:=ROW()-1" office:value-type="float" office:value="1277" calcext:value-type="float">
            <text:p>12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nebes pelyow dhe'n fleghes.</text:p>
          </table:table-cell>
          <table:table-cell table:style-name="ce4" office:value-type="string" calcext:value-type="string">
            <text:p>The children have a few balls.</text:p>
          </table:table-cell>
        </table:table-row>
        <table:table-row table:style-name="ro1">
          <table:table-cell table:formula="of:=ROW()-1" office:value-type="float" office:value="1278" calcext:value-type="float">
            <text:p>12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hanow dhe'n ki ma?</text:p>
          </table:table-cell>
          <table:table-cell table:style-name="ce4" office:value-type="string" calcext:value-type="string">
            <text:p>Has this dog got a name?</text:p>
          </table:table-cell>
        </table:table-row>
        <table:table-row table:style-name="ro1">
          <table:table-cell table:formula="of:=ROW()-1"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le'ti dhe'n bargen-tir na?</text:p>
          </table:table-cell>
          <table:table-cell table:style-name="ce4" office:value-type="string" calcext:value-type="string">
            <text:p>Had that farm a dairy?</text:p>
          </table:table-cell>
        </table:table-row>
        <table:table-row table:style-name="ro1">
          <table:table-cell table:formula="of:=ROW()-1" office:value-type="float" office:value="1280" calcext:value-type="float">
            <text:p>12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a keow ledan dhe'n pras.</text:p>
          </table:table-cell>
          <table:table-cell table:style-name="ce4" office:value-type="string" calcext:value-type="string">
            <text:p>The field did not have wide hedges.</text:p>
          </table:table-cell>
        </table:table-row>
        <table:table-row table:style-name="ro1">
          <table:table-cell table:formula="of:=ROW()-1" office:value-type="float" office:value="1281" calcext:value-type="float">
            <text:p>12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esedhva vras dhe'n chi na?</text:p>
          </table:table-cell>
          <table:table-cell table:style-name="ce4" office:value-type="string" calcext:value-type="string">
            <text:p>Has that house a large lounge?</text:p>
          </table:table-cell>
        </table:table-row>
        <table:table-row table:style-name="ro1">
          <table:table-cell table:formula="of:=ROW()-1" office:value-type="float" office:value="1282" calcext:value-type="float">
            <text:p>12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 onan pur vras dhodho.</text:p>
          </table:table-cell>
          <table:table-cell table:style-name="ce4" office:value-type="string" calcext:value-type="string">
            <text:p>Yes! It has a large one.</text:p>
          </table:table-cell>
        </table:table-row>
        <table:table-row table:style-name="ro1">
          <table:table-cell table:formula="of:=ROW()-1" office:value-type="float" office:value="1283" calcext:value-type="float">
            <text:p>12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ath gensi? Nag eus lemmyn.</text:p>
          </table:table-cell>
          <table:table-cell table:style-name="ce4" office:value-type="string" calcext:value-type="string">
            <text:p>Has she a cat with her? Not now!</text:p>
          </table:table-cell>
        </table:table-row>
        <table:table-row table:style-name="ro1">
          <table:table-cell table:formula="of:=ROW()-1" office:value-type="float" office:value="1284" calcext:value-type="float">
            <text:p>1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aga broder gansa?</text:p>
          </table:table-cell>
          <table:table-cell table:style-name="ce4" office:value-type="string" calcext:value-type="string">
            <text:p>Did they have their brother with them?</text:p>
          </table:table-cell>
        </table:table-row>
        <table:table-row table:style-name="ro1">
          <table:table-cell table:formula="of:=ROW()-1" office:value-type="float" office:value="1285" calcext:value-type="float">
            <text:p>12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dhewweder ma dhis?</text:p>
          </table:table-cell>
          <table:table-cell table:style-name="ce4" office:value-type="string" calcext:value-type="string">
            <text:p>Are these spectacles yours?</text:p>
          </table:table-cell>
        </table:table-row>
        <table:table-row table:style-name="ro1">
          <table:table-cell table:formula="of:=ROW()-1" office:value-type="float" office:value="1286" calcext:value-type="float">
            <text:p>12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s. I yw dhymm, meur ras.</text:p>
          </table:table-cell>
          <table:table-cell table:style-name="ce4" office:value-type="string" calcext:value-type="string">
            <text:p>Yes. They are mine, thanks.</text:p>
          </table:table-cell>
        </table:table-row>
        <table:table-row table:style-name="ro1">
          <table:table-cell table:formula="of:=ROW()-1" office:value-type="float" office:value="1287" calcext:value-type="float">
            <text:p>12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wedrenn ma dhedhi? Yw!</text:p>
          </table:table-cell>
          <table:table-cell table:style-name="ce4" office:value-type="string" calcext:value-type="string">
            <text:p>Is this her glass? Yes!</text:p>
          </table:table-cell>
        </table:table-row>
        <table:table-row table:style-name="ro1">
          <table:table-cell table:formula="of:=ROW()-1" office:value-type="float" office:value="1288" calcext:value-type="float">
            <text:p>12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nessa karr dhe Vr Martyn?</text:p>
          </table:table-cell>
          <table:table-cell table:style-name="ce4" office:value-type="string" calcext:value-type="string">
            <text:p>Isn't the next car Mr Martin's?</text:p>
          </table:table-cell>
        </table:table-row>
        <table:table-row table:style-name="ro1">
          <table:table-cell table:formula="of:=ROW()-1" office:value-type="float" office:value="1289" calcext:value-type="float">
            <text:p>12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! Ev yw dhe Vr Martyn, dell dybav.</text:p>
          </table:table-cell>
          <table:table-cell table:style-name="ce4" office:value-type="string" calcext:value-type="string">
            <text:p>Yes! It's Mr Martin's, I think.</text:p>
          </table:table-cell>
        </table:table-row>
        <table:table-row table:style-name="ro1">
          <table:table-cell table:formula="of:=ROW()-1" office:value-type="float" office:value="1290" calcext:value-type="float">
            <text:p>1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 an eskisyow dhedha? Ens!</text:p>
          </table:table-cell>
          <table:table-cell table:style-name="ce4" office:value-type="string" calcext:value-type="string">
            <text:p>Were the shoes theirs? Yes!</text:p>
          </table:table-cell>
        </table:table-row>
        <table:table-row table:style-name="ro1">
          <table:table-cell table:formula="of:=ROW()-1" office:value-type="float" office:value="1291" calcext:value-type="float">
            <text:p>12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o an diwes na dhe Wella?</text:p>
          </table:table-cell>
          <table:table-cell table:style-name="ce4" office:value-type="string" calcext:value-type="string">
            <text:p>Wasn't that Wella's drink?</text:p>
          </table:table-cell>
        </table:table-row>
        <table:table-row table:style-name="ro1">
          <table:table-cell table:formula="of:=ROW()-1" office:value-type="float" office:value="1292" calcext:value-type="float">
            <text:p>1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o! Dhe Gerensa o.</text:p>
          </table:table-cell>
          <table:table-cell table:style-name="ce4" office:value-type="string" calcext:value-type="string">
            <text:p>No! It was Karenza's.</text:p>
          </table:table-cell>
        </table:table-row>
        <table:table-row table:style-name="ro1">
          <table:table-cell table:formula="of:=ROW()-1" office:value-type="float" office:value="1293" calcext:value-type="float">
            <text:p>12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verrhas ow hows mes ny verrhasons aga hows ynsi.</text:p>
          </table:table-cell>
          <table:table-cell table:style-name="ce4" office:value-type="string" calcext:value-type="string">
            <text:p>I cut short my speech but they did not cut short their speech.</text:p>
          </table:table-cell>
        </table:table-row>
        <table:table-row table:style-name="ro1">
          <table:table-cell table:formula="of:=ROW()-1" office:value-type="float" office:value="1294" calcext:value-type="float">
            <text:p>1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sik! Tasik! Ottena! Ergh war an glesin!</text:p>
          </table:table-cell>
          <table:table-cell table:style-name="ce4" office:value-type="string" calcext:value-type="string">
            <text:p>Daddy! Daddy! Look! Snow on the lawn!</text:p>
          </table:table-cell>
        </table:table-row>
        <table:table-row table:style-name="ro1">
          <table:table-cell table:formula="of:=ROW()-1" office:value-type="float" office:value="1295" calcext:value-type="float">
            <text:p>12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ga chi yw gwerthys y'n eur ma.</text:p>
          </table:table-cell>
          <table:table-cell table:style-name="ce4" office:value-type="string" calcext:value-type="string">
            <text:p>Their house is sold now.</text:p>
          </table:table-cell>
        </table:table-row>
        <table:table-row table:style-name="ro1">
          <table:table-cell table:formula="of:=ROW()-1" office:value-type="float" office:value="1296" calcext:value-type="float">
            <text:p>12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a weles Dy' Meurth martesen!</text:p>
          </table:table-cell>
          <table:table-cell table:style-name="ce4" office:value-type="string" calcext:value-type="string">
            <text:p>See you (on) Tuesday perhaps!</text:p>
          </table:table-cell>
        </table:table-row>
        <table:table-row table:style-name="ro1">
          <table:table-cell table:formula="of:=ROW()-1" office:value-type="float" office:value="1297" calcext:value-type="float">
            <text:p>12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ver an gorholyon y'n porth yw eth.</text:p>
          </table:table-cell>
          <table:table-cell table:style-name="ce4" office:value-type="string" calcext:value-type="string">
            <text:p>The number of ships in the harbour is eight. .</text:p>
          </table:table-cell>
        </table:table-row>
        <table:table-row table:style-name="ro1">
          <table:table-cell table:formula="of:=ROW()-1" office:value-type="float" office:value="1298" calcext:value-type="float">
            <text:p>12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dhyw yw an dewdhegves a vis Meurth, pennbloedh ow gwreg.</text:p>
          </table:table-cell>
          <table:table-cell table:style-name="ce4" office:value-type="string" calcext:value-type="string">
            <text:p>Today is the twelfth of March, my wife's birthday.</text:p>
          </table:table-cell>
        </table:table-row>
        <table:table-row table:style-name="ro1">
          <table:table-cell table:formula="of:=ROW()-1" office:value-type="float" office:value="1299" calcext:value-type="float">
            <text:p>12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an hoelan, mar pleg!</text:p>
          </table:table-cell>
          <table:table-cell table:style-name="ce4" office:value-type="string" calcext:value-type="string">
            <text:p>Give me the salt, please!</text:p>
          </table:table-cell>
        </table:table-row>
        <table:table-row table:style-name="ro1">
          <table:table-cell table:formula="of:=ROW()-1" office:value-type="float" office:value="1300" calcext:value-type="float">
            <text:p>13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’ma an gerlyver Kernewek?</text:p>
          </table:table-cell>
          <table:table-cell table:style-name="ce4" office:value-type="string" calcext:value-type="string">
            <text:p>Where is the Cornish dictionary?</text:p>
          </table:table-cell>
        </table:table-row>
        <table:table-row table:style-name="ro1">
          <table:table-cell table:formula="of:=ROW()-1" office:value-type="float" office:value="1301" calcext:value-type="float">
            <text:p>13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drysa estyllenn an argh-lyvrow y’n esedhva yma, dell dybav.</text:p>
          </table:table-cell>
          <table:table-cell table:style-name="ce4" office:value-type="string" calcext:value-type="string">
            <text:p>On the third shelf of the bookcase in the lounge it is, I think.</text:p>
          </table:table-cell>
        </table:table-row>
        <table:table-row table:style-name="ro1">
          <table:table-cell table:formula="of:=ROW()-1" office:value-type="float" office:value="1302" calcext:value-type="float">
            <text:p>13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ke isel a-dal an chi.</text:p>
          </table:table-cell>
          <table:table-cell table:style-name="ce4" office:value-type="string" calcext:value-type="string">
            <text:p>There was a low hedge opposite the house.</text:p>
          </table:table-cell>
        </table:table-row>
        <table:table-row table:style-name="ro1">
          <table:table-cell table:formula="of:=ROW()-1" office:value-type="float" office:value="1303" calcext:value-type="float">
            <text:p>13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tra arall a-dal dhodho.</text:p>
          </table:table-cell>
          <table:table-cell table:style-name="ce4" office:value-type="string" calcext:value-type="string">
            <text:p>There was nothing else opposite it.</text:p>
          </table:table-cell>
        </table:table-row>
        <table:table-row table:style-name="ro1">
          <table:table-cell table:formula="of:=ROW()-1" office:value-type="float" office:value="1304" calcext:value-type="float">
            <text:p>13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pastiow yeyn rag agan kroust. Bryntin!</text:p>
          </table:table-cell>
          <table:table-cell table:style-name="ce4" office:value-type="string" calcext:value-type="string">
            <text:p>There were cold pasties for our crib. Fine!</text:p>
          </table:table-cell>
        </table:table-row>
        <table:table-row table:style-name="ro1">
          <table:table-cell table:formula="of:=ROW()-1" office:value-type="float" office:value="1305" calcext:value-type="float">
            <text:p>13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ov ow mires orth an gorholyon ena.</text:p>
          </table:table-cell>
          <table:table-cell table:style-name="ce4" office:value-type="string" calcext:value-type="string">
            <text:p>I am looking at the ships there.</text:p>
          </table:table-cell>
        </table:table-row>
        <table:table-row table:style-name="ro1">
          <table:table-cell table:formula="of:=ROW()-1" office:value-type="float" office:value="1306" calcext:value-type="float">
            <text:p>13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wiskas hy fows las.</text:p>
          </table:table-cell>
          <table:table-cell table:style-name="ce4" office:value-type="string" calcext:value-type="string">
            <text:p>She wore her blue dress.</text:p>
          </table:table-cell>
        </table:table-row>
        <table:table-row table:style-name="ro1">
          <table:table-cell table:formula="of:=ROW()-1" office:value-type="float" office:value="1307" calcext:value-type="float">
            <text:p>13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evav ten a koffi herwydh usadow.</text:p>
          </table:table-cell>
          <table:table-cell table:style-name="ce4" office:value-type="string" calcext:value-type="string">
            <text:p>I don’t drink tea nor coffee usually.</text:p>
          </table:table-cell>
        </table:table-row>
        <table:table-row table:style-name="ro1">
          <table:table-cell table:formula="of:=ROW()-1" office:value-type="float" office:value="1308" calcext:value-type="float">
            <text:p>13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dhewelav tre, an teylu yw lowen.</text:p>
          </table:table-cell>
          <table:table-cell table:style-name="ce4" office:value-type="string" calcext:value-type="string">
            <text:p>When I return home, the family is happy.</text:p>
          </table:table-cell>
        </table:table-row>
        <table:table-row table:style-name="ro1">
          <table:table-cell table:formula="of:=ROW()-1" office:value-type="float" office:value="1309" calcext:value-type="float">
            <text:p>13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ona re gollas hy arghans.</text:p>
          </table:table-cell>
          <table:table-cell table:style-name="ce4" office:value-type="string" calcext:value-type="string">
            <text:p>Mona has lost her money.</text:p>
          </table:table-cell>
        </table:table-row>
        <table:table-row table:style-name="ro1">
          <table:table-cell table:formula="of:=ROW()-1" office:value-type="float" office:value="1310" calcext:value-type="float">
            <text:p>13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ath a gosk war an gweliow.</text:p>
          </table:table-cell>
          <table:table-cell table:style-name="ce4" office:value-type="string" calcext:value-type="string">
            <text:p>The cat sleeps on the beds.</text:p>
          </table:table-cell>
        </table:table-row>
        <table:table-row table:style-name="ro1">
          <table:table-cell table:formula="of:=ROW()-1" office:value-type="float" office:value="1311" calcext:value-type="float">
            <text:p>13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na y lammas an vugh dres an ke.</text:p>
          </table:table-cell>
          <table:table-cell table:style-name="ce4" office:value-type="string" calcext:value-type="string">
            <text:p>Then the cow jumped over the hedge.</text:p>
          </table:table-cell>
        </table:table-row>
        <table:table-row table:style-name="ro1">
          <table:table-cell table:formula="of:=ROW()-1" office:value-type="float" office:value="1312" calcext:value-type="float">
            <text:p>13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r Evans, an tiek, a vag deves ha hoghes.</text:p>
          </table:table-cell>
          <table:table-cell table:style-name="ce4" office:value-type="string" calcext:value-type="string">
            <text:p>Mr Evans, the farmer, breeds sheep and cows.</text:p>
          </table:table-cell>
        </table:table-row>
        <table:table-row table:style-name="ro1">
          <table:table-cell table:formula="of:=ROW()-1" office:value-type="float" office:value="1313" calcext:value-type="float">
            <text:p>13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anha an bord du ragov, mar pleg.</text:p>
          </table:table-cell>
          <table:table-cell table:style-name="ce4" office:value-type="string" calcext:value-type="string">
            <text:p>Clean the blackboard for me, please.</text:p>
          </table:table-cell>
        </table:table-row>
        <table:table-row table:style-name="ro1">
          <table:table-cell table:formula="of:=ROW()-1" office:value-type="float" office:value="1314" calcext:value-type="float">
            <text:p>13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gyrghsons aga thaklow gansa.</text:p>
          </table:table-cell>
          <table:table-cell table:style-name="ce4" office:value-type="string" calcext:value-type="string">
            <text:p>They didn’t bring their things with them.</text:p>
          </table:table-cell>
        </table:table-row>
        <table:table-row table:style-name="ro1">
          <table:table-cell table:formula="of:=ROW()-1" office:value-type="float" office:value="1315" calcext:value-type="float">
            <text:p>13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vodrep Me a dorras bleujennow yn hy lowarth.</text:p>
          </table:table-cell>
          <table:table-cell table:style-name="ce4" office:value-type="string" calcext:value-type="string">
            <text:p>Aunt May picked flowers in her garden.</text:p>
          </table:table-cell>
        </table:table-row>
        <table:table-row table:style-name="ro1">
          <table:table-cell table:formula="of:=ROW()-1" office:value-type="float" office:value="1316" calcext:value-type="float">
            <text:p>13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wr an fenten a dhe’n gover.</text:p>
          </table:table-cell>
          <table:table-cell table:style-name="ce4" office:value-type="string" calcext:value-type="string">
            <text:p>The spring water goes to the brook.</text:p>
          </table:table-cell>
        </table:table-row>
        <table:table-row table:style-name="ro1">
          <table:table-cell table:formula="of:=ROW()-1" office:value-type="float" office:value="1317" calcext:value-type="float">
            <text:p>13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ra ev y hwel. Diek yw ev.</text:p>
          </table:table-cell>
          <table:table-cell table:style-name="ce4" office:value-type="string" calcext:value-type="string">
            <text:p>He doesn’t do his work. He is lazy.</text:p>
          </table:table-cell>
        </table:table-row>
        <table:table-row table:style-name="ro1">
          <table:table-cell table:formula="of:=ROW()-1" office:value-type="float" office:value="1318" calcext:value-type="float">
            <text:p>13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yw diwedhes pupprys.</text:p>
          </table:table-cell>
          <table:table-cell table:style-name="ce4" office:value-type="string" calcext:value-type="string">
            <text:p>He is always late.</text:p>
          </table:table-cell>
        </table:table-row>
        <table:table-row table:style-name="ro1">
          <table:table-cell table:formula="of:=ROW()-1" office:value-type="float" office:value="1319" calcext:value-type="float">
            <text:p>13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mmeth yw tra vras yn Kernow.</text:p>
          </table:table-cell>
          <table:table-cell table:style-name="ce4" office:value-type="string" calcext:value-type="string">
            <text:p>Agriculture is a big affair in Cornwall.</text:p>
          </table:table-cell>
        </table:table-row>
        <table:table-row table:style-name="ro1">
          <table:table-cell table:formula="of:=ROW()-1" office:value-type="float" office:value="1320" calcext:value-type="float">
            <text:p>13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n dus a asas an kuntelles warbarth.</text:p>
          </table:table-cell>
          <table:table-cell table:style-name="ce4" office:value-type="string" calcext:value-type="string">
            <text:p>All the people left the meeting together.</text:p>
          </table:table-cell>
        </table:table-row>
        <table:table-row table:style-name="ro1">
          <table:table-cell table:formula="of:=ROW()-1" office:value-type="float" office:value="1321" calcext:value-type="float">
            <text:p>13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nedha a drelyas a-dhistowgh.</text:p>
          </table:table-cell>
          <table:table-cell table:style-name="ce4" office:value-type="string" calcext:value-type="string">
            <text:p>All of them turned straightaway.</text:p>
          </table:table-cell>
        </table:table-row>
        <table:table-row table:style-name="ro1">
          <table:table-cell table:formula="of:=ROW()-1" office:value-type="float" office:value="1322" calcext:value-type="float">
            <text:p>13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hanan a ganas y'n keur na.</text:p>
          </table:table-cell>
          <table:table-cell table:style-name="ce4" office:value-type="string" calcext:value-type="string">
            <text:p>All of us sang in that choir.</text:p>
          </table:table-cell>
        </table:table-row>
        <table:table-row table:style-name="ro1">
          <table:table-cell table:formula="of:=ROW()-1" office:value-type="float" office:value="1323" calcext:value-type="float">
            <text:p>13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rnowyon oll, keffrys koth ha yowynk.</text:p>
          </table:table-cell>
          <table:table-cell table:style-name="ce4" office:value-type="string" calcext:value-type="string">
            <text:p>Cornish people all, both old and young.</text:p>
          </table:table-cell>
        </table:table-row>
        <table:table-row table:style-name="ro1">
          <table:table-cell table:formula="of:=ROW()-1" office:value-type="float" office:value="1324" calcext:value-type="float">
            <text:p>13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ywgh hwi oll.</text:p>
          </table:table-cell>
          <table:table-cell table:style-name="ce4" office:value-type="string" calcext:value-type="string">
            <text:p>Thank you all.</text:p>
          </table:table-cell>
        </table:table-row>
        <table:table-row table:style-name="ro1">
          <table:table-cell table:formula="of:=ROW()-1" office:value-type="float" office:value="1325" calcext:value-type="float">
            <text:p>1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 lever yndella.</text:p>
          </table:table-cell>
          <table:table-cell table:style-name="ce4" office:value-type="string" calcext:value-type="string">
            <text:p>A few people say so.</text:p>
          </table:table-cell>
        </table:table-row>
        <table:table-row table:style-name="ro1">
          <table:table-cell table:formula="of:=ROW()-1" office:value-type="float" office:value="1326" calcext:value-type="float">
            <text:p>13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geryow yw gwella.</text:p>
          </table:table-cell>
          <table:table-cell table:style-name="ce4" office:value-type="string" calcext:value-type="string">
            <text:p>A few words are best.</text:p>
          </table:table-cell>
        </table:table-row>
        <table:table-row table:style-name="ro1">
          <table:table-cell table:formula="of:=ROW()-1" office:value-type="float" office:value="1327" calcext:value-type="float">
            <text:p>13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hanowgh hwi a vydh dewisys.</text:p>
          </table:table-cell>
          <table:table-cell table:style-name="ce4" office:value-type="string" calcext:value-type="string">
            <text:p>A few of you will be chosen.</text:p>
          </table:table-cell>
        </table:table-row>
        <table:table-row table:style-name="ro1">
          <table:table-cell table:formula="of:=ROW()-1" office:value-type="float" office:value="1328" calcext:value-type="float">
            <text:p>13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leth yw gesys.</text:p>
          </table:table-cell>
          <table:table-cell table:style-name="ce4" office:value-type="string" calcext:value-type="string">
            <text:p>A little milk is left.</text:p>
          </table:table-cell>
        </table:table-row>
        <table:table-row table:style-name="ro1">
          <table:table-cell table:formula="of:=ROW()-1"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nodho o poder.</text:p>
          </table:table-cell>
          <table:table-cell table:style-name="ce4" office:value-type="string" calcext:value-type="string">
            <text:p>A little of it was rotten.</text:p>
          </table:table-cell>
        </table:table-row>
        <table:table-row table:style-name="ro1">
          <table:table-cell table:formula="of:=ROW()-1" office:value-type="float" office:value="1330" calcext:value-type="float">
            <text:p>13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karr vyth y'n fordh.</text:p>
          </table:table-cell>
          <table:table-cell table:style-name="ce4" office:value-type="string" calcext:value-type="string">
            <text:p>There is no car at all on the road.</text:p>
          </table:table-cell>
        </table:table-row>
        <table:table-row table:style-name="ro1">
          <table:table-cell table:formula="of:=ROW()-1" office:value-type="float" office:value="1331" calcext:value-type="float">
            <text:p>13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leveris ev travyth? Ger vyth!</text:p>
          </table:table-cell>
          <table:table-cell table:style-name="ce4" office:value-type="string" calcext:value-type="string">
            <text:p>Did he say anything? Not a word!</text:p>
          </table:table-cell>
        </table:table-row>
        <table:table-row table:style-name="ro1">
          <table:table-cell table:formula="of:=ROW()-1" office:value-type="float" office:value="1332" calcext:value-type="float">
            <text:p>13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elsys jy an edhen na? Travyth!</text:p>
          </table:table-cell>
          <table:table-cell table:style-name="ce4" office:value-type="string" calcext:value-type="string">
            <text:p>Did you see that bird? I didn't see anything!</text:p>
          </table:table-cell>
        </table:table-row>
        <table:table-row table:style-name="ro1">
          <table:table-cell table:formula="of:=ROW()-1" office:value-type="float" office:value="1333" calcext:value-type="float">
            <text:p>1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v a leveris mann.</text:p>
          </table:table-cell>
          <table:table-cell office:value-type="string" calcext:value-type="string">
            <text:p>He said nothing.</text:p>
          </table:table-cell>
        </table:table-row>
        <table:table-row table:style-name="ro1">
          <table:table-cell table:formula="of:=ROW()-1" office:value-type="float" office:value="1334" calcext:value-type="float">
            <text:p>13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drelyas onan anedha a-dhistowgh.</text:p>
          </table:table-cell>
          <table:table-cell table:style-name="ce4" office:value-type="string" calcext:value-type="string">
            <text:p>Not one of them turned straightaway.</text:p>
          </table:table-cell>
        </table:table-row>
        <table:table-row table:style-name="ro1">
          <table:table-cell table:formula="of:=ROW()-1" office:value-type="float" office:value="1335" calcext:value-type="float">
            <text:p>13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ganas onan ahanan y'n keur na.</text:p>
          </table:table-cell>
          <table:table-cell table:style-name="ce4" office:value-type="string" calcext:value-type="string">
            <text:p>None of us sang in that choir.</text:p>
          </table:table-cell>
        </table:table-row>
        <table:table-row table:style-name="ro1">
          <table:table-cell table:formula="of:=ROW()-1" office:value-type="float" office:value="1336" calcext:value-type="float">
            <text:p>13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v a welas ros a horn.</text:p>
          </table:table-cell>
          <table:table-cell table:style-name="ce4" office:value-type="string" calcext:value-type="string">
            <text:p>He saw an iron wheel.</text:p>
          </table:table-cell>
        </table:table-row>
        <table:table-row table:style-name="ro1">
          <table:table-cell table:formula="of:=ROW()-1" office:value-type="float" office:value="1337" calcext:value-type="float">
            <text:p>13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an amari ma gwrys a brenn-derow?</text:p>
          </table:table-cell>
          <table:table-cell table:style-name="ce4" office:value-type="string" calcext:value-type="string">
            <text:p>Is this cupboard made of oak wood?</text:p>
          </table:table-cell>
        </table:table-row>
        <table:table-row table:style-name="ro1">
          <table:table-cell table:formula="of:=ROW()-1" office:value-type="float" office:value="1338" calcext:value-type="float">
            <text:p>13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gens a'n fleghes a wortas a-dhelergh.</text:p>
          </table:table-cell>
          <table:table-cell table:style-name="ce4" office:value-type="string" calcext:value-type="string">
            <text:p>Twenty of the children waited behind.</text:p>
          </table:table-cell>
        </table:table-row>
        <table:table-row table:style-name="ro1">
          <table:table-cell table:formula="of:=ROW()-1" office:value-type="float" office:value="1339" calcext:value-type="float">
            <text:p>13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ans anedha a dhehwelis.</text:p>
          </table:table-cell>
          <table:table-cell table:style-name="ce4" office:value-type="string" calcext:value-type="string">
            <text:p>A hundred of them returned.</text:p>
          </table:table-cell>
        </table:table-row>
        <table:table-row table:style-name="ro1">
          <table:table-cell table:formula="of:=ROW()-1" office:value-type="float" office:value="1340" calcext:value-type="float">
            <text:p>13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stynn dhymm nebes leth, mar pleg. Yma syghes dhymm.</text:p>
          </table:table-cell>
          <table:table-cell table:style-name="ce4" office:value-type="string" calcext:value-type="string">
            <text:p>Pass me some milk, please. I'm thirsty.</text:p>
          </table:table-cell>
        </table:table-row>
        <table:table-row table:style-name="ro1">
          <table:table-cell table:formula="of:=ROW()-1" office:value-type="float" office:value="1341" calcext:value-type="float">
            <text:p>13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hanan a yll gorthybi dhe'n govynn na.</text:p>
          </table:table-cell>
          <table:table-cell table:style-name="ce4" office:value-type="string" calcext:value-type="string">
            <text:p>All of us can answer that question.</text:p>
          </table:table-cell>
        </table:table-row>
        <table:table-row table:style-name="ro1">
          <table:table-cell table:formula="of:=ROW()-1" office:value-type="float" office:value="1342" calcext:value-type="float">
            <text:p>13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n gerens yw marow lemmyn.</text:p>
          </table:table-cell>
          <table:table-cell table:style-name="ce4" office:value-type="string" calcext:value-type="string">
            <text:p>All the near relations are dead now.</text:p>
          </table:table-cell>
        </table:table-row>
        <table:table-row table:style-name="ro1">
          <table:table-cell table:formula="of:=ROW()-1" office:value-type="float" office:value="1343" calcext:value-type="float">
            <text:p>13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es a'n hynwyn yw kernewek, dell hevel.</text:p>
          </table:table-cell>
          <table:table-cell table:style-name="ce4" office:value-type="string" calcext:value-type="string">
            <text:p>Some of the names are Cornish, it seems.</text:p>
          </table:table-cell>
        </table:table-row>
        <table:table-row table:style-name="ro1">
          <table:table-cell table:formula="of:=ROW()-1" office:value-type="float" office:value="1344" calcext:value-type="float">
            <text:p>13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barth oll ahanan, 'Meur ras!'.</text:p>
          </table:table-cell>
          <table:table-cell table:style-name="ce4" office:value-type="string" calcext:value-type="string">
            <text:p>On behalf of all of us, 'Thanks!'.</text:p>
          </table:table-cell>
        </table:table-row>
        <table:table-row table:style-name="ro1">
          <table:table-cell table:formula="of:=ROW()-1" office:value-type="float" office:value="1345" calcext:value-type="float">
            <text:p>13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oll ahanowgh parys?</text:p>
          </table:table-cell>
          <table:table-cell table:style-name="ce4" office:value-type="string" calcext:value-type="string">
            <text:p>Are you all ready?</text:p>
          </table:table-cell>
        </table:table-row>
        <table:table-row table:style-name="ro1">
          <table:table-cell table:formula="of:=ROW()-1" office:value-type="float" office:value="1346" calcext:value-type="float">
            <text:p>13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denvydh omma kynth yw hi seyth eur lemmyn.</text:p>
          </table:table-cell>
          <table:table-cell table:style-name="ce4" office:value-type="string" calcext:value-type="string">
            <text:p>There's no one here although it's seven o'clock now.</text:p>
          </table:table-cell>
        </table:table-row>
        <table:table-row table:style-name="ro1">
          <table:table-cell table:formula="of:=ROW()-1" office:value-type="float" office:value="1347" calcext:value-type="float">
            <text:p>13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onan ahanowgh krev lowr dhe sevel an men ma.</text:p>
          </table:table-cell>
          <table:table-cell table:style-name="ce4" office:value-type="string" calcext:value-type="string">
            <text:p>Not one of you is strong enough to lift this stone.</text:p>
          </table:table-cell>
        </table:table-row>
        <table:table-row table:style-name="ro1">
          <table:table-cell table:formula="of:=ROW()-1" office:value-type="float" office:value="1348" calcext:value-type="float">
            <text:p>13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pastiow da ma yw gwrys a vewin. An vamm a brenas an kig yn kikti Mr Ross, an kiger. Ev a werth an gwella bewin.</text:p>
          </table:table-cell>
          <table:table-cell table:style-name="ce4" office:value-type="string" calcext:value-type="string">
            <text:p>These good pasties are made of beef. Mother bought the meat in Mr. Ross' butcher's shop. He sells the best beef.</text:p>
          </table:table-cell>
        </table:table-row>
        <table:table-row table:style-name="ro1">
          <table:table-cell table:formula="of:=ROW()-1" office:value-type="float" office:value="1349" calcext:value-type="float">
            <text:p>13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owjiow yw gwrys a brenn.</text:p>
          </table:table-cell>
          <table:table-cell table:style-name="ce4" office:value-type="string" calcext:value-type="string">
            <text:p>The cowsheds are made of wood.</text:p>
          </table:table-cell>
        </table:table-row>
        <table:table-row table:style-name="ro1">
          <table:table-cell table:formula="of:=ROW()-1" office:value-type="float" office:value="1350" calcext:value-type="float">
            <text:p>13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hwegynnow na o gwrys a sugra gwynnrudh.</text:p>
          </table:table-cell>
          <table:table-cell table:style-name="ce4" office:value-type="string" calcext:value-type="string">
            <text:p>Those sweets were made of pink sugar.</text:p>
          </table:table-cell>
        </table:table-row>
        <table:table-row table:style-name="ro1">
          <table:table-cell table:formula="of:=ROW()-1" office:value-type="float" office:value="1351" calcext:value-type="float">
            <text:p>13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ss yns teg, pennow an menydhyow y'n howlsedhes, an howl rudh a-ughta.</text:p>
          </table:table-cell>
          <table:table-cell table:style-name="ce4" office:value-type="string" calcext:value-type="string">
            <text:p>How beautiful the tops of the mountains are in the sunset, the red sun above them.</text:p>
          </table:table-cell>
        </table:table-row>
        <table:table-row table:style-name="ro1">
          <table:table-cell table:formula="of:=ROW()-1" office:value-type="float" office:value="1352" calcext:value-type="float">
            <text:p>13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konvedhes travydh yn y gever.</text:p>
          </table:table-cell>
          <table:table-cell table:style-name="ce4" office:value-type="string" calcext:value-type="string">
            <text:p>I don't understand anything about it.</text:p>
          </table:table-cell>
        </table:table-row>
        <table:table-row table:style-name="ro1">
          <table:table-cell table:formula="of:=ROW()-1" office:value-type="float" office:value="1353" calcext:value-type="float">
            <text:p>13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dr'a leveris Maria yn kever Manow? Ny leveris hi ger yn hy hever.</text:p>
          </table:table-cell>
          <table:table-cell table:style-name="ce4" office:value-type="string" calcext:value-type="string">
            <text:p>What did Mary say about the Isle of Man? She didn't say a word about it.</text:p>
          </table:table-cell>
        </table:table-row>
        <table:table-row table:style-name="ro1">
          <table:table-cell table:formula="of:=ROW()-1" office:value-type="float" office:value="1354" calcext:value-type="float">
            <text:p>13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eth y'n badell a brojyas yn kettermyn ha'n dowr y'n galter.</text:p>
          </table:table-cell>
          <table:table-cell table:style-name="ce4" office:value-type="string" calcext:value-type="string">
            <text:p>The milk in the saucepan boiled at the same time as the water in the kettle.</text:p>
          </table:table-cell>
        </table:table-row>
        <table:table-row table:style-name="ro1">
          <table:table-cell table:formula="of:=ROW()-1" office:value-type="float" office:value="1355" calcext:value-type="float">
            <text:p>13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wovynn henna orth Jenefer po yn hy le nebonan arall.</text:p>
          </table:table-cell>
          <table:table-cell table:style-name="ce4" office:value-type="string" calcext:value-type="string">
            <text:p>I want to ask Jenifer that or in her place someone else.</text:p>
          </table:table-cell>
        </table:table-row>
        <table:table-row table:style-name="ro1">
          <table:table-cell table:formula="of:=ROW()-1" office:value-type="float" office:value="1356" calcext:value-type="float">
            <text:p>13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yskador a dennas an ankor ha'n kok a woelyas a-dhistowgh.</text:p>
          </table:table-cell>
          <table:table-cell table:style-name="ce4" office:value-type="string" calcext:value-type="string">
            <text:p>The fisherman pulled the anchor and the boat sailed straight away.</text:p>
          </table:table-cell>
        </table:table-row>
        <table:table-row table:style-name="ro1">
          <table:table-cell table:formula="of:=ROW()-1" office:value-type="float" office:value="1357" calcext:value-type="float">
            <text:p>13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a balas kleudh down a-dro dhe'n park-kerri.</text:p>
          </table:table-cell>
          <table:table-cell table:style-name="ce4" office:value-type="string" calcext:value-type="string">
            <text:p>They dug a deep trench around the car park.</text:p>
          </table:table-cell>
        </table:table-row>
        <table:table-row table:style-name="ro1">
          <table:table-cell table:formula="of:=ROW()-1" office:value-type="float" office:value="1358" calcext:value-type="float">
            <text:p>13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isten, fisten! Yma ergh ow tos!</text:p>
          </table:table-cell>
          <table:table-cell table:style-name="ce4" office:value-type="string" calcext:value-type="string">
            <text:p>Hurry, hurry! There's snow coming!</text:p>
          </table:table-cell>
        </table:table-row>
        <table:table-row table:style-name="ro1">
          <table:table-cell table:formula="of:=ROW()-1" office:value-type="float" office:value="1359" calcext:value-type="float">
            <text:p>13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armas yndella?</text:p>
          </table:table-cell>
          <table:table-cell table:style-name="ce4" office:value-type="string" calcext:value-type="string">
            <text:p>Who shouted like that?</text:p>
          </table:table-cell>
        </table:table-row>
        <table:table-row table:style-name="ro1">
          <table:table-cell table:formula="of:=ROW()-1" office:value-type="float" office:value="1360" calcext:value-type="float">
            <text:p>1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mmol loes a dhre glaw.</text:p>
          </table:table-cell>
          <table:table-cell table:style-name="ce4" office:value-type="string" calcext:value-type="string">
            <text:p>Grey clouds bring rain.</text:p>
          </table:table-cell>
        </table:table-row>
        <table:table-row table:style-name="ro1">
          <table:table-cell table:formula="of:=ROW()-1" office:value-type="float" office:value="1361" calcext:value-type="float">
            <text:p>13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y worthyp? Ass o gokki!</text:p>
          </table:table-cell>
          <table:table-cell table:style-name="ce4" office:value-type="string" calcext:value-type="string">
            <text:p>How was his reply? How silly it was!</text:p>
          </table:table-cell>
        </table:table-row>
        <table:table-row table:style-name="ro1">
          <table:table-cell table:formula="of:=ROW()-1" office:value-type="float" office:value="1362" calcext:value-type="float">
            <text:p>13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! Ow gols. My re dennas dew vlewynn wynn diworto!</text:p>
          </table:table-cell>
          <table:table-cell table:style-name="ce4" office:value-type="string" calcext:value-type="string">
            <text:p>See here! My hair. I've pulled two white hairs from it!</text:p>
          </table:table-cell>
        </table:table-row>
        <table:table-row table:style-name="ro1">
          <table:table-cell table:formula="of:=ROW()-1" office:value-type="float" office:value="1363" calcext:value-type="float">
            <text:p>13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owann a wovynnas orth an tiek, 'Py par gwydh yns i?' Ev a worthybis, 'Derow yns'.</text:p>
          </table:table-cell>
          <table:table-cell table:style-name="ce4" office:value-type="string" calcext:value-type="string">
            <text:p>John asked the farmer, 'What sort of trees are they?' He replied, 'They are oaks.'</text:p>
          </table:table-cell>
        </table:table-row>
        <table:table-row table:style-name="ro1">
          <table:table-cell table:formula="of:=ROW()-1" office:value-type="float" office:value="1364" calcext:value-type="float">
            <text:p>13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n fleghes a arm, 'Kernow bys vykken!' Pes da ov vy a henna.</text:p>
          </table:table-cell>
          <table:table-cell table:style-name="ce4" office:value-type="string" calcext:value-type="string">
            <text:p>All the children shout, 'Cornwall for ever!' I am pleased at that.</text:p>
          </table:table-cell>
        </table:table-row>
        <table:table-row table:style-name="ro1">
          <table:table-cell table:formula="of:=ROW()-1" office:value-type="float" office:value="1365" calcext:value-type="float">
            <text:p>13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eder ros dhe bub karr. Yma an pympes a-ji ynno.</text:p>
          </table:table-cell>
          <table:table-cell table:style-name="ce4" office:value-type="string" calcext:value-type="string">
            <text:p>Every car has four wheels. The fifth one is inside it.</text:p>
          </table:table-cell>
        </table:table-row>
        <table:table-row table:style-name="ro1">
          <table:table-cell table:formula="of:=ROW()-1" office:value-type="float" office:value="1366" calcext:value-type="float">
            <text:p>13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own dhe'n vebyon. An vamm a vynn ri nebes boes dhedha. Mes eus boes lowr y'n yeynell? Eus. Yma meur a vara hag amanenn gesys hwath ynwedh.</text:p>
          </table:table-cell>
          <table:table-cell table:style-name="ce4" office:value-type="string" calcext:value-type="string">
            <text:p>The boys are hungry. Mother will give them some food. But is there enough food in the refrigerator? Yes! There is a lot of bread and butter still left as well.</text:p>
          </table:table-cell>
        </table:table-row>
        <table:table-row table:style-name="ro1">
          <table:table-cell table:formula="of:=ROW()-1" office:value-type="float" office:value="1367" calcext:value-type="float">
            <text:p>13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sedh a-dhelergh, mar pleg. Nyns eus le gesys rybov.</text:p>
          </table:table-cell>
          <table:table-cell table:style-name="ce4" office:value-type="string" calcext:value-type="string">
            <text:p>Sit at the back, please. There's no place left beside me.</text:p>
          </table:table-cell>
        </table:table-row>
        <table:table-row table:style-name="ro1">
          <table:table-cell table:formula="of:=ROW()-1" office:value-type="float" office:value="1368" calcext:value-type="float">
            <text:p>13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a vydh meur dhe les omma owth oberi genen.</text:p>
          </table:table-cell>
          <table:table-cell table:style-name="ce4" office:value-type="string" calcext:value-type="string">
            <text:p>You will be very useful here working with us.</text:p>
          </table:table-cell>
        </table:table-row>
        <table:table-row table:style-name="ro1">
          <table:table-cell table:formula="of:=ROW()-1"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ow redya an paper-nowodhow ha my ow tybri.</text:p>
          </table:table-cell>
          <table:table-cell table:style-name="ce4" office:value-type="string" calcext:value-type="string">
            <text:p>I was reading the newspaper while I was eating.</text:p>
          </table:table-cell>
        </table:table-row>
        <table:table-row table:style-name="ro1">
          <table:table-cell table:formula="of:=ROW()-1" office:value-type="float" office:value="1370" calcext:value-type="float">
            <text:p>13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olgh dha dhiwleuv kyns dybri dha voes!</text:p>
          </table:table-cell>
          <table:table-cell table:style-name="ce4" office:value-type="string" calcext:value-type="string">
            <text:p>Wash your hands before eating your food!</text:p>
          </table:table-cell>
        </table:table-row>
        <table:table-row table:style-name="ro1">
          <table:table-cell table:formula="of:=ROW()-1" office:value-type="float" office:value="1371" calcext:value-type="float">
            <text:p>13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as a gosk yn ta wosa oberi yn tiwysek.</text:p>
          </table:table-cell>
          <table:table-cell table:style-name="ce4" office:value-type="string" calcext:value-type="string">
            <text:p>Father sleeps well after working hard.</text:p>
          </table:table-cell>
        </table:table-row>
        <table:table-row table:style-name="ro1">
          <table:table-cell table:formula="of:=ROW()-1" office:value-type="float" office:value="1372" calcext:value-type="float">
            <text:p>13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yns y vos dyskador, souder o.</text:p>
          </table:table-cell>
          <table:table-cell table:style-name="ce4" office:value-type="string" calcext:value-type="string">
            <text:p>Before he was a teacher he was a soldier.</text:p>
          </table:table-cell>
        </table:table-row>
        <table:table-row table:style-name="ro1">
          <table:table-cell table:formula="of:=ROW()-1" office:value-type="float" office:value="1373" calcext:value-type="float">
            <text:p>13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osa agan gweles ev eth tre.</text:p>
          </table:table-cell>
          <table:table-cell table:style-name="ce4" office:value-type="string" calcext:value-type="string">
            <text:p>After seeing us he went home.</text:p>
          </table:table-cell>
        </table:table-row>
        <table:table-row table:style-name="ro1">
          <table:table-cell table:formula="of:=ROW()-1" office:value-type="float" office:value="1374" calcext:value-type="float">
            <text:p>1374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en a'm esedh hag i ow tonsya.</text:p>
          </table:table-cell>
          <table:table-cell table:style-name="ce4" office:value-type="string" calcext:value-type="string">
            <text:p>I was sitting while they were dancing.</text:p>
          </table:table-cell>
        </table:table-row>
        <table:table-row table:style-name="ro1">
          <table:table-cell table:formula="of:=ROW()-1" office:value-type="float" office:value="1375" calcext:value-type="float">
            <text:p>1375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ma Peder ow kolghi fos yn unn stevell ha'y wreg ow liwya fosow an stevell arall.</text:p>
          </table:table-cell>
          <table:table-cell table:style-name="ce4" office:value-type="string" calcext:value-type="string">
            <text:p>Peter is washing a wall in one room while his wife is painting the walls of the other room.</text:p>
          </table:table-cell>
        </table:table-row>
        <table:table-row table:style-name="ro1">
          <table:table-cell table:formula="of:=ROW()-1" office:value-type="float" office:value="1376" calcext:value-type="float">
            <text:p>1376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a an vamm a'y sav ha'n fleghes ow kwari.</text:p>
          </table:table-cell>
          <table:table-cell table:style-name="ce4" office:value-type="string" calcext:value-type="string">
            <text:p>Mother was standing while the children were playing.</text:p>
          </table:table-cell>
        </table:table-row>
        <table:table-row table:style-name="ro1">
          <table:table-cell table:formula="of:=ROW()-1" office:value-type="float" office:value="1377" calcext:value-type="float">
            <text:p>1377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ma perghenn an boesti ow jynn-skrifa gans unn bys hag ev ow megi yn keth prys.</text:p>
          </table:table-cell>
          <table:table-cell table:style-name="ce4" office:value-type="string" calcext:value-type="string">
            <text:p>The owner of the restaurant is typing with one finger while smoking at the same time.</text:p>
          </table:table-cell>
        </table:table-row>
        <table:table-row table:style-name="ro1">
          <table:table-cell table:formula="of:=ROW()-1" office:value-type="float" office:value="1378" calcext:value-type="float">
            <text:p>1378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ens i a'ga gorwedh y'ga gweli ha'n vamm ow pareusi aga hansel.</text:p>
          </table:table-cell>
          <table:table-cell table:style-name="ce4" office:value-type="string" calcext:value-type="string">
            <text:p>They were lying in bed while mother was preparing their breakfast.</text:p>
          </table:table-cell>
        </table:table-row>
        <table:table-row table:style-name="ro1">
          <table:table-cell table:formula="of:=ROW()-1" office:value-type="float" office:value="1379" calcext:value-type="float">
            <text:p>1379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Omwolgh ha my owth omwiska!</text:p>
          </table:table-cell>
          <table:table-cell table:style-name="ce4" office:value-type="string" calcext:value-type="string">
            <text:p>Wash while I am dressing!</text:p>
          </table:table-cell>
        </table:table-row>
        <table:table-row table:style-name="ro1">
          <table:table-cell table:formula="of:=ROW()-1" office:value-type="float" office:value="1380" calcext:value-type="float">
            <text:p>1380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Wosa redya an dowlenn my a geskewsis yn hy hever gans ow gour.</text:p>
          </table:table-cell>
          <table:table-cell table:style-name="ce4" office:value-type="string" calcext:value-type="string">
            <text:p>After reading the programme I talked about it with my husband.</text:p>
          </table:table-cell>
        </table:table-row>
        <table:table-row table:style-name="ro1">
          <table:table-cell table:formula="of:=ROW()-1" office:value-type="float" office:value="1381" calcext:value-type="float">
            <text:p>1381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An drehevyans o melin goth kyns y vos diwotti, herwydh y berghenn.</text:p>
          </table:table-cell>
          <table:table-cell table:style-name="ce4" office:value-type="string" calcext:value-type="string">
            <text:p>The building was an old mill before it was a pub, according to its owner.</text:p>
          </table:table-cell>
        </table:table-row>
        <table:table-row table:style-name="ro1">
          <table:table-cell table:formula="of:=ROW()-1" office:value-type="float" office:value="1382" calcext:value-type="float">
            <text:p>1382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Karol a lanhas an lestri kyns aga daskorr dhe'n lestrier.</text:p>
          </table:table-cell>
          <table:table-cell table:style-name="ce4" office:value-type="string" calcext:value-type="string">
            <text:p>Carol cleaned the dishes before returning them to the dresser.</text:p>
          </table:table-cell>
        </table:table-row>
        <table:table-row table:style-name="ro1">
          <table:table-cell table:formula="of:=ROW()-1" office:value-type="float" office:value="1383" calcext:value-type="float">
            <text:p>13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wer yw hager war an heyl. Ny yll den gweles a-dreus dhodho.</text:p>
          </table:table-cell>
          <table:table-cell table:style-name="ce4" office:value-type="string" calcext:value-type="string">
            <text:p>The weather is ugly on the estuary. A person cannot see across it.</text:p>
          </table:table-cell>
        </table:table-row>
        <table:table-row table:style-name="ro1">
          <table:table-cell table:formula="of:=ROW()-1" office:value-type="float" office:value="1384" calcext:value-type="float">
            <text:p>13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pons! Yma puskes y'n avon yn-danno.</text:p>
          </table:table-cell>
          <table:table-cell table:style-name="ce4" office:value-type="string" calcext:value-type="string">
            <text:p>Look at the bridge! There are fish in the river under it.</text:p>
          </table:table-cell>
        </table:table-row>
        <table:table-row table:style-name="ro1">
          <table:table-cell table:formula="of:=ROW()-1" office:value-type="float" office:value="1385" calcext:value-type="float">
            <text:p>13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hyns yw efan mes leun a dus yw ev.</text:p>
          </table:table-cell>
          <table:table-cell table:style-name="ce4" office:value-type="string" calcext:value-type="string">
            <text:p>The road is wide but it is full of people.</text:p>
          </table:table-cell>
        </table:table-row>
        <table:table-row table:style-name="ro1">
          <table:table-cell table:formula="of:=ROW()-1" office:value-type="float" office:value="1386" calcext:value-type="float">
            <text:p>13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 dhe-ves! Pur skwith ov.</text:p>
          </table:table-cell>
          <table:table-cell table:style-name="ce4" office:value-type="string" calcext:value-type="string">
            <text:p>Go away! I am very tired.</text:p>
          </table:table-cell>
        </table:table-row>
        <table:table-row table:style-name="ro1">
          <table:table-cell table:formula="of:=ROW()-1" office:value-type="float" office:value="1387" calcext:value-type="float">
            <text:p>13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vra ny vynn hi dehweles ha homm yw kales.</text:p>
          </table:table-cell>
          <table:table-cell table:style-name="ce4" office:value-type="string" calcext:value-type="string">
            <text:p>She will never wish to return and that is hard.</text:p>
          </table:table-cell>
        </table:table-row>
        <table:table-row table:style-name="ro1">
          <table:table-cell table:formula="of:=ROW()-1" office:value-type="float" office:value="1388" calcext:value-type="float">
            <text:p>13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tiek a dhros y vughes dhe'n skiber.</text:p>
          </table:table-cell>
          <table:table-cell table:style-name="ce4" office:value-type="string" calcext:value-type="string">
            <text:p>The farmer brought his cows to the barn.</text:p>
          </table:table-cell>
        </table:table-row>
        <table:table-row table:style-name="ro1">
          <table:table-cell table:formula="of:=ROW()-1" office:value-type="float" office:value="1389" calcext:value-type="float">
            <text:p>13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wler a worras an lytherow war an desk rybdho.</text:p>
          </table:table-cell>
          <table:table-cell table:style-name="ce4" office:value-type="string" calcext:value-type="string">
            <text:p>The manager put the letters on the desk beside him.</text:p>
          </table:table-cell>
        </table:table-row>
        <table:table-row table:style-name="ro1">
          <table:table-cell table:formula="of:=ROW()-1" office:value-type="float" office:value="1390" calcext:value-type="float">
            <text:p>13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euth dhymm. My a glewas tros ughel yn-mes y'n lowarth.</text:p>
          </table:table-cell>
          <table:table-cell table:style-name="ce4" office:value-type="string" calcext:value-type="string">
            <text:p>I'm terrified. I heard a loud noise outside in the garden.</text:p>
          </table:table-cell>
        </table:table-row>
        <table:table-row table:style-name="ro1">
          <table:table-cell table:formula="of:=ROW()-1" office:value-type="float" office:value="1391" calcext:value-type="float">
            <text:p>13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-dro dhe hanterkans hos war an lynn yn kres an hal.</text:p>
          </table:table-cell>
          <table:table-cell table:style-name="ce4" office:value-type="string" calcext:value-type="string">
            <text:p>Look there! About fifty ducks on the lake in the middle of the moor.</text:p>
          </table:table-cell>
        </table:table-row>
        <table:table-row table:style-name="ro1">
          <table:table-cell table:formula="of:=ROW()-1" office:value-type="float" office:value="1392" calcext:value-type="float">
            <text:p>1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ons i ow neuvya warbarth.</text:p>
          </table:table-cell>
          <table:table-cell table:style-name="ce4" office:value-type="string" calcext:value-type="string">
            <text:p>They are swimming together.</text:p>
          </table:table-cell>
        </table:table-row>
        <table:table-row table:style-name="ro1">
          <table:table-cell table:formula="of:=ROW()-1" office:value-type="float" office:value="1393" calcext:value-type="float">
            <text:p>13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e Vr Richards mos dh'y soedhva pub dydh mes soweth diwedhes yw ev treweythyow.</text:p>
          </table:table-cell>
          <table:table-cell table:style-name="ce4" office:value-type="string" calcext:value-type="string">
            <text:p>Mr Richards must go to his office every day but unfortunately he is sometimes late.</text:p>
          </table:table-cell>
        </table:table-row>
        <table:table-row table:style-name="ro1">
          <table:table-cell table:formula="of:=ROW()-1" office:value-type="float" office:value="1394" calcext:value-type="float">
            <text:p>13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elsons an kert orth an gornell.</text:p>
          </table:table-cell>
          <table:table-cell table:style-name="ce4" office:value-type="string" calcext:value-type="string">
            <text:p>They did not see the lorry at the corner.</text:p>
          </table:table-cell>
        </table:table-row>
        <table:table-row table:style-name="ro1">
          <table:table-cell table:formula="of:=ROW()-1" office:value-type="float" office:value="1395" calcext:value-type="float">
            <text:p>13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w pell yw Ejyp ha tir bras yw ynwedh.</text:p>
          </table:table-cell>
          <table:table-cell table:style-name="ce4" office:value-type="string" calcext:value-type="string">
            <text:p>Egypt is a distant country and it is large also.</text:p>
          </table:table-cell>
        </table:table-row>
        <table:table-row table:style-name="ro1">
          <table:table-cell table:formula="of:=ROW()-1" office:value-type="float" office:value="1396" calcext:value-type="float">
            <text:p>13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lytherva ogas dhe hel an dre? Usi!</text:p>
          </table:table-cell>
          <table:table-cell table:style-name="ce4" office:value-type="string" calcext:value-type="string">
            <text:p>Is the post office near the town hall? Yes!</text:p>
          </table:table-cell>
        </table:table-row>
        <table:table-row table:style-name="ro1">
          <table:table-cell table:formula="of:=ROW()-1" office:value-type="float" office:value="1397" calcext:value-type="float">
            <text:p>13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eswara drehevyans diworto yw ev a'n keth tu.</text:p>
          </table:table-cell>
          <table:table-cell table:style-name="ce4" office:value-type="string" calcext:value-type="string">
            <text:p>It's the fourth building from it on the same side.</text:p>
          </table:table-cell>
        </table:table-row>
        <table:table-row table:style-name="ro1">
          <table:table-cell table:formula="of:=ROW()-1" office:value-type="float" office:value="1398" calcext:value-type="float">
            <text:p>13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el Sen Pyran a vydh pub blydhen dhe'n pympes a vis Meurth.</text:p>
          </table:table-cell>
          <table:table-cell table:style-name="ce4" office:value-type="string" calcext:value-type="string">
            <text:p>St Piran's Day is on the fifth of March each year.</text:p>
          </table:table-cell>
        </table:table-row>
        <table:table-row table:style-name="ro1">
          <table:table-cell table:formula="of:=ROW()-1" office:value-type="float" office:value="1399" calcext:value-type="float">
            <text:p>13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us pals a dhe'n eglos y'gan gwlas dhe'n jydh na.</text:p>
          </table:table-cell>
          <table:table-cell table:style-name="ce4" office:value-type="string" calcext:value-type="string">
            <text:p>Many people go to church in our land on that day.</text:p>
          </table:table-cell>
        </table:table-row>
        <table:table-row table:style-name="ro1">
          <table:table-cell table:formula="of:=ROW()-1"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bedh Sen Pyran hedhyw? Piw a woer?</text:p>
          </table:table-cell>
          <table:table-cell table:style-name="ce4" office:value-type="string" calcext:value-type="string">
            <text:p>Where is St Piran's grave today? Who knows?</text:p>
          </table:table-cell>
        </table:table-row>
        <table:table-row table:style-name="ro1">
          <table:table-cell table:formula="of:=ROW()-1" office:value-type="float" office:value="1401" calcext:value-type="float">
            <text:p>14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v mar dha dell o ev.</text:p>
          </table:table-cell>
          <table:table-cell table:style-name="ce4" office:value-type="string" calcext:value-type="string">
            <text:p>I am not as good as he was.</text:p>
          </table:table-cell>
        </table:table-row>
        <table:table-row table:style-name="ro1">
          <table:table-cell table:formula="of:=ROW()-1" office:value-type="float" office:value="1402" calcext:value-type="float">
            <text:p>14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Janet yw hirra es Lisa.</text:p>
          </table:table-cell>
          <table:table-cell table:style-name="ce4" office:value-type="string" calcext:value-type="string">
            <text:p>Janet is taller than Liza.</text:p>
          </table:table-cell>
        </table:table-row>
        <table:table-row table:style-name="ro1">
          <table:table-cell table:formula="of:=ROW()-1" office:value-type="float" office:value="1403" calcext:value-type="float">
            <text:p>14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nn Wennili yw an ughella menydh yn Kernow.</text:p>
          </table:table-cell>
          <table:table-cell table:style-name="ce4" office:value-type="string" calcext:value-type="string">
            <text:p>Brown Willy is the highest mountain in Cornwall.</text:p>
          </table:table-cell>
        </table:table-row>
        <table:table-row table:style-name="ro1">
          <table:table-cell table:formula="of:=ROW()-1" office:value-type="float" office:value="1404" calcext:value-type="float">
            <text:p>14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 hwelas an lyther, ny redyas ger anodho.</text:p>
          </table:table-cell>
          <table:table-cell table:style-name="ce4" office:value-type="string" calcext:value-type="string">
            <text:p>Though he saw the letter, he did not read a word of it.</text:p>
          </table:table-cell>
        </table:table-row>
        <table:table-row table:style-name="ro1">
          <table:table-cell table:formula="of:=ROW()-1" office:value-type="float" office:value="1405" calcext:value-type="float">
            <text:p>1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th o an gewer toemm, nyns eth hi dhe'n dre mes gortos tre.</text:p>
          </table:table-cell>
          <table:table-cell table:style-name="ce4" office:value-type="string" calcext:value-type="string">
            <text:p>Though the weather was hot, she did not go to town but stayed home.</text:p>
          </table:table-cell>
        </table:table-row>
        <table:table-row table:style-name="ro1">
          <table:table-cell table:formula="of:=ROW()-1" office:value-type="float" office:value="1406" calcext:value-type="float">
            <text:p>14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ma yw mar dha avel hemma, dell glewav.</text:p>
          </table:table-cell>
          <table:table-cell table:style-name="ce4" office:value-type="string" calcext:value-type="string">
            <text:p>These are as good as this, I hear.</text:p>
          </table:table-cell>
        </table:table-row>
        <table:table-row table:style-name="ro1">
          <table:table-cell table:formula="of:=ROW()-1" office:value-type="float" office:value="1407" calcext:value-type="float">
            <text:p>14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wivrenn mar hir avel an huni arall.</text:p>
          </table:table-cell>
          <table:table-cell table:style-name="ce4" office:value-type="string" calcext:value-type="string">
            <text:p>The wire is not as long as the other one.</text:p>
          </table:table-cell>
        </table:table-row>
        <table:table-row table:style-name="ro1">
          <table:table-cell table:formula="of:=ROW()-1" office:value-type="float" office:value="1408" calcext:value-type="float">
            <text:p>14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Bys dhe'n eur ma nyns yw an gewer mar lyb dell o hi de.</text:p>
          </table:table-cell>
          <table:table-cell table:style-name="ce4" office:value-type="string" calcext:value-type="string">
            <text:p>Until now the weather is not as wet as it was yesterday.</text:p>
          </table:table-cell>
        </table:table-row>
        <table:table-row table:style-name="ro1">
          <table:table-cell table:formula="of:=ROW()-1" office:value-type="float" office:value="1409" calcext:value-type="float">
            <text:p>14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v mar dhrog avella, dell dybav.</text:p>
          </table:table-cell>
          <table:table-cell table:style-name="ce4" office:value-type="string" calcext:value-type="string">
            <text:p>I am not as bad as they, I think.</text:p>
          </table:table-cell>
        </table:table-row>
        <table:table-row table:style-name="ro1">
          <table:table-cell table:formula="of:=ROW()-1" office:value-type="float" office:value="1410" calcext:value-type="float">
            <text:p>14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Margh mar drist dell o ev Dy' Sul?</text:p>
          </table:table-cell>
          <table:table-cell table:style-name="ce4" office:value-type="string" calcext:value-type="string">
            <text:p>Is Mark as sad as he was on Sunday?</text:p>
          </table:table-cell>
        </table:table-row>
        <table:table-row table:style-name="ro1">
          <table:table-cell table:formula="of:=ROW()-1" office:value-type="float" office:value="1411" calcext:value-type="float">
            <text:p>14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are yth omglewis mar lowen avel edhen.</text:p>
          </table:table-cell>
          <table:table-cell table:style-name="ce4" office:value-type="string" calcext:value-type="string">
            <text:p>Suddenly I felt as happy as a bird.</text:p>
          </table:table-cell>
        </table:table-row>
        <table:table-row table:style-name="ro1">
          <table:table-cell table:formula="of:=ROW()-1" office:value-type="float" office:value="1412" calcext:value-type="float">
            <text:p>1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hy chi mar vyghan avel krow den bal?</text:p>
          </table:table-cell>
          <table:table-cell table:style-name="ce4" office:value-type="string" calcext:value-type="string">
            <text:p>Isn't her house as small as a miner's hut?</text:p>
          </table:table-cell>
        </table:table-row>
        <table:table-row table:style-name="ro1">
          <table:table-cell table:formula="of:=ROW()-1" office:value-type="float" office:value="1413" calcext:value-type="float">
            <text:p>14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uptra a vydh mar salow avel chi pronter.</text:p>
          </table:table-cell>
          <table:table-cell table:style-name="ce4" office:value-type="string" calcext:value-type="string">
            <text:p>Everything will be as safe as a parson's house.</text:p>
          </table:table-cell>
        </table:table-row>
        <table:table-row table:style-name="ro1">
          <table:table-cell table:formula="of:=ROW()-1" office:value-type="float" office:value="1414" calcext:value-type="float">
            <text:p>14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n ni mar feusik avelli.</text:p>
          </table:table-cell>
          <table:table-cell table:style-name="ce4" office:value-type="string" calcext:value-type="string">
            <text:p>We are not as lucky as her.</text:p>
          </table:table-cell>
        </table:table-row>
        <table:table-row table:style-name="ro1">
          <table:table-cell table:formula="of:=ROW()-1" office:value-type="float" office:value="1415" calcext:value-type="float">
            <text:p>14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 gows mar fol!</text:p>
          </table:table-cell>
          <table:table-cell table:style-name="ce4" office:value-type="string" calcext:value-type="string">
            <text:p>Don't talk so foolishly!</text:p>
          </table:table-cell>
        </table:table-row>
        <table:table-row table:style-name="ro1">
          <table:table-cell table:formula="of:=ROW()-1" office:value-type="float" office:value="1416" calcext:value-type="float">
            <text:p>14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wena o mar skav avelov ow tonsya.</text:p>
          </table:table-cell>
          <table:table-cell table:style-name="ce4" office:value-type="string" calcext:value-type="string">
            <text:p>Lowena was as nimble as me (at) dancing.</text:p>
          </table:table-cell>
        </table:table-row>
        <table:table-row table:style-name="ro1">
          <table:table-cell table:formula="of:=ROW()-1" office:value-type="float" office:value="1417" calcext:value-type="float">
            <text:p>14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ll glewav, an korev na yw kepar ha dowr toemm.</text:p>
          </table:table-cell>
          <table:table-cell table:style-name="ce4" office:value-type="string" calcext:value-type="string">
            <text:p>As I hear, that beer is like warm water.</text:p>
          </table:table-cell>
        </table:table-row>
        <table:table-row table:style-name="ro1">
          <table:table-cell table:formula="of:=ROW()-1" office:value-type="float" office:value="1418" calcext:value-type="float">
            <text:p>1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ta mar oer dell leverydh?</text:p>
          </table:table-cell>
          <table:table-cell table:style-name="ce4" office:value-type="string" calcext:value-type="string">
            <text:p>Were you as cold as you say?</text:p>
          </table:table-cell>
        </table:table-row>
        <table:table-row table:style-name="ro1">
          <table:table-cell table:formula="of:=ROW()-1" office:value-type="float" office:value="1419" calcext:value-type="float">
            <text:p>14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 es yw dyski Kernewek avel dyski ken yeth.</text:p>
          </table:table-cell>
          <table:table-cell table:style-name="ce4" office:value-type="string" calcext:value-type="string">
            <text:p>It's as easy to learn Cornish as to learn any language.</text:p>
          </table:table-cell>
        </table:table-row>
        <table:table-row table:style-name="ro1">
          <table:table-cell table:formula="of:=ROW()-1" office:value-type="float" office:value="1420" calcext:value-type="float">
            <text:p>14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w our diwettha o pan dheuth hi.</text:p>
          </table:table-cell>
          <table:table-cell table:style-name="ce4" office:value-type="string" calcext:value-type="string">
            <text:p>It was two hours later when she came.</text:p>
          </table:table-cell>
        </table:table-row>
        <table:table-row table:style-name="ro1">
          <table:table-cell table:formula="of:=ROW()-1" office:value-type="float" office:value="1421" calcext:value-type="float">
            <text:p>1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ilvil yw moy es naw kans mil a gans mil.</text:p>
          </table:table-cell>
          <table:table-cell table:style-name="ce4" office:value-type="string" calcext:value-type="string">
            <text:p>A million is more than nine hundred thousand by a hundred thousand.</text:p>
          </table:table-cell>
        </table:table-row>
        <table:table-row table:style-name="ro1">
          <table:table-cell table:formula="of:=ROW()-1" office:value-type="float" office:value="1422" calcext:value-type="float">
            <text:p>14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korev a'n par na kreffa ages gwin?</text:p>
          </table:table-cell>
          <table:table-cell table:style-name="ce4" office:value-type="string" calcext:value-type="string">
            <text:p>Is beer of that sort stronger than wine?</text:p>
          </table:table-cell>
        </table:table-row>
        <table:table-row table:style-name="ro1">
          <table:table-cell table:formula="of:=ROW()-1" office:value-type="float" office:value="1423" calcext:value-type="float">
            <text:p>14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lan a boenyas dihwans dh'y vamm mes lenta o es y hwoer.</text:p>
          </table:table-cell>
          <table:table-cell table:style-name="ce4" office:value-type="string" calcext:value-type="string">
            <text:p>Colin ran hard to his mother but he was slower than his sister.</text:p>
          </table:table-cell>
        </table:table-row>
        <table:table-row table:style-name="ro1">
          <table:table-cell table:formula="of:=ROW()-1" office:value-type="float" office:value="1424" calcext:value-type="float">
            <text:p>14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a! An gewer yw braffa lemmyn.</text:p>
          </table:table-cell>
          <table:table-cell table:style-name="ce4" office:value-type="string" calcext:value-type="string">
            <text:p>What! The weather is finer now.</text:p>
          </table:table-cell>
        </table:table-row>
        <table:table-row table:style-name="ro1">
          <table:table-cell table:formula="of:=ROW()-1" office:value-type="float" office:value="1425" calcext:value-type="float">
            <text:p>14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Gwenton an eythin yw hwekka es dell yns i y'n Gwav.</text:p>
          </table:table-cell>
          <table:table-cell table:style-name="ce4" office:value-type="string" calcext:value-type="string">
            <text:p>In the Spring the gorse is sweeter than it is in winter.</text:p>
          </table:table-cell>
        </table:table-row>
        <table:table-row table:style-name="ro1">
          <table:table-cell table:formula="of:=ROW()-1" office:value-type="float" office:value="1426" calcext:value-type="float">
            <text:p>14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vebyon hirra ages aga hwerydh.</text:p>
          </table:table-cell>
          <table:table-cell table:style-name="ce4" office:value-type="string" calcext:value-type="string">
            <text:p>The boys are not taller than their sisters.</text:p>
          </table:table-cell>
        </table:table-row>
        <table:table-row table:style-name="ro1">
          <table:table-cell table:formula="of:=ROW()-1" office:value-type="float" office:value="1427" calcext:value-type="float">
            <text:p>14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y gour o poessa agessi.</text:p>
          </table:table-cell>
          <table:table-cell table:style-name="ce4" office:value-type="string" calcext:value-type="string">
            <text:p>Her husband was heavier than she.</text:p>
          </table:table-cell>
        </table:table-row>
        <table:table-row table:style-name="ro1">
          <table:table-cell table:formula="of:=ROW()-1" office:value-type="float" office:value="1428" calcext:value-type="float">
            <text:p>14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ur an chapel yw brassa es keur eglos an blu martesen.</text:p>
          </table:table-cell>
          <table:table-cell table:style-name="ce4" office:value-type="string" calcext:value-type="string">
            <text:p>The chapel choir is bigger than the choir of the parish perhaps.</text:p>
          </table:table-cell>
        </table:table-row>
        <table:table-row table:style-name="ro1">
          <table:table-cell table:formula="of:=ROW()-1" office:value-type="float" office:value="1429" calcext:value-type="float">
            <text:p>14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lies den yw furra ages Seleven?</text:p>
          </table:table-cell>
          <table:table-cell table:style-name="ce4" office:value-type="string" calcext:value-type="string">
            <text:p>How many people are wiser than Solomon?</text:p>
          </table:table-cell>
        </table:table-row>
        <table:table-row table:style-name="ro1">
          <table:table-cell table:formula="of:=ROW()-1" office:value-type="float" office:value="1430" calcext:value-type="float">
            <text:p>14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dh orth an tan! Ty a vydh toemma ena.</text:p>
          </table:table-cell>
          <table:table-cell table:style-name="ce4" office:value-type="string" calcext:value-type="string">
            <text:p>Sit at the fire. You will be warmer there.</text:p>
          </table:table-cell>
        </table:table-row>
        <table:table-row table:style-name="ro1">
          <table:table-cell table:formula="of:=ROW()-1" office:value-type="float" office:value="1431" calcext:value-type="float">
            <text:p>14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ydhyn a nij ugella ages an kommol?</text:p>
          </table:table-cell>
          <table:table-cell table:style-name="ce4" office:value-type="string" calcext:value-type="string">
            <text:p>What kind of birds fly higher than the clouds?</text:p>
          </table:table-cell>
        </table:table-row>
        <table:table-row table:style-name="ro1">
          <table:table-cell table:formula="of:=ROW()-1" office:value-type="float" office:value="1432" calcext:value-type="float">
            <text:p>1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ger yw moy bysi es y goweth, Les.</text:p>
          </table:table-cell>
          <table:table-cell table:style-name="ce4" office:value-type="string" calcext:value-type="string">
            <text:p>Roger is busier than his friend, Les.</text:p>
          </table:table-cell>
        </table:table-row>
        <table:table-row table:style-name="ro1">
          <table:table-cell table:formula="of:=ROW()-1" office:value-type="float" office:value="1433" calcext:value-type="float">
            <text:p>14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ra ma yw an gwettha oll.</text:p>
          </table:table-cell>
          <table:table-cell table:style-name="ce4" office:value-type="string" calcext:value-type="string">
            <text:p>This affair is the worst of all.</text:p>
          </table:table-cell>
        </table:table-row>
        <table:table-row table:style-name="ro1">
          <table:table-cell table:formula="of:=ROW()-1" office:value-type="float" office:value="1434" calcext:value-type="float">
            <text:p>14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lew an kreffa enyval y'n norvys?</text:p>
          </table:table-cell>
          <table:table-cell table:style-name="ce4" office:value-type="string" calcext:value-type="string">
            <text:p>Is not the lion the strongest animal in the world?</text:p>
          </table:table-cell>
        </table:table-row>
        <table:table-row table:style-name="ro1">
          <table:table-cell table:formula="of:=ROW()-1" office:value-type="float" office:value="1435" calcext:value-type="float">
            <text:p>14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rassa stevell yw an nessa stevell dhe'n wolghva.</text:p>
          </table:table-cell>
          <table:table-cell table:style-name="ce4" office:value-type="string" calcext:value-type="string">
            <text:p>The biggest room is the nearest room to the bathroom.</text:p>
          </table:table-cell>
        </table:table-row>
        <table:table-row table:style-name="ro1">
          <table:table-cell table:formula="of:=ROW()-1" office:value-type="float" office:value="1436" calcext:value-type="float">
            <text:p>14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ari peldroes. Henn yw an gwella gwari!</text:p>
          </table:table-cell>
          <table:table-cell table:style-name="ce4" office:value-type="string" calcext:value-type="string">
            <text:p>Playing football. That is the best game!</text:p>
          </table:table-cell>
        </table:table-row>
        <table:table-row table:style-name="ro1">
          <table:table-cell table:formula="of:=ROW()-1" office:value-type="float" office:value="1437" calcext:value-type="float">
            <text:p>14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yw! Gwari rygbi yw gwell es gwari peldroes.</text:p>
          </table:table-cell>
          <table:table-cell table:style-name="ce4" office:value-type="string" calcext:value-type="string">
            <text:p>No! Playing rugby is better than playing football.</text:p>
          </table:table-cell>
        </table:table-row>
        <table:table-row table:style-name="ro1">
          <table:table-cell table:formula="of:=ROW()-1" office:value-type="float" office:value="1438" calcext:value-type="float">
            <text:p>14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ewa dyenn a vydh pup-prys melyn, mar velyn avel amanenn.</text:p>
          </table:table-cell>
          <table:table-cell table:style-name="ce4" office:value-type="string" calcext:value-type="string">
            <text:p>The thickest cream is always yellow, as yellow as butter.</text:p>
          </table:table-cell>
        </table:table-row>
        <table:table-row table:style-name="ro1">
          <table:table-cell table:formula="of:=ROW()-1" office:value-type="float" office:value="1439" calcext:value-type="float">
            <text:p>14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 Treven o an furra medhyk y'n dre. Nyns esa medhyk furra agesso yn mysk an vedhygyon erell.</text:p>
          </table:table-cell>
          <table:table-cell table:style-name="ce4" office:value-type="string" calcext:value-type="string">
            <text:p>Dr Tremayne was the wisest doctor in the town. There was no doctor wiser than he amongst the other doctors.</text:p>
          </table:table-cell>
        </table:table-row>
        <table:table-row table:style-name="ro1">
          <table:table-cell table:formula="of:=ROW()-1" office:value-type="float" office:value="1440" calcext:value-type="float">
            <text:p>14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wortos ow gwreg yn gorsav an kyttrin.</text:p>
          </table:table-cell>
          <table:table-cell table:style-name="ce4" office:value-type="string" calcext:value-type="string">
            <text:p>I want to wait for my wife in the bus station.</text:p>
          </table:table-cell>
        </table:table-row>
        <table:table-row table:style-name="ro1">
          <table:table-cell table:formula="of:=ROW()-1" office:value-type="float" office:value="1441" calcext:value-type="float">
            <text:p>14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skes a neuv yn dowrow an avon ha'n mor.</text:p>
          </table:table-cell>
          <table:table-cell table:style-name="ce4" office:value-type="string" calcext:value-type="string">
            <text:p>Fish swim in the waters of the river and the sea.</text:p>
          </table:table-cell>
        </table:table-row>
        <table:table-row table:style-name="ro1">
          <table:table-cell table:formula="of:=ROW()-1" office:value-type="float" office:value="1442" calcext:value-type="float">
            <text:p>14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e bubonan sywya an keth fordh ha'n huni gyns.</text:p>
          </table:table-cell>
          <table:table-cell table:style-name="ce4" office:value-type="string" calcext:value-type="string">
            <text:p>Everyone must follow the same course as the one before.</text:p>
          </table:table-cell>
        </table:table-row>
        <table:table-row table:style-name="ro1">
          <table:table-cell table:formula="of:=ROW()-1" office:value-type="float" office:value="1443" calcext:value-type="float">
            <text:p>14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ynth o an galter leun a dhowr bryjys, nyns esa lowr rag peswar hanafas a de.</text:p>
          </table:table-cell>
          <table:table-cell table:style-name="ce4" office:value-type="string" calcext:value-type="string">
            <text:p>Although the kettle was full of boiled water, there was not enough for four cups of tea.</text:p>
          </table:table-cell>
        </table:table-row>
        <table:table-row table:style-name="ro1">
          <table:table-cell table:formula="of:=ROW()-1" office:value-type="float" office:value="1444" calcext:value-type="float">
            <text:p>14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yn hwra an eseli aga ober, nyns yw ev da gans peub anedha.</text:p>
          </table:table-cell>
          <table:table-cell table:style-name="ce4" office:value-type="string" calcext:value-type="string">
            <text:p>Though the members do their work, not all of them are satisfied with it.</text:p>
          </table:table-cell>
        </table:table-row>
        <table:table-row table:style-name="ro1">
          <table:table-cell table:formula="of:=ROW()-1" office:value-type="float" office:value="1445" calcext:value-type="float">
            <text:p>14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en vy y'n dre hag a-wosa yn tre arta.</text:p>
          </table:table-cell>
          <table:table-cell table:style-name="ce4" office:value-type="string" calcext:value-type="string">
            <text:p>I was in town and afterwards at home again.</text:p>
          </table:table-cell>
        </table:table-row>
        <table:table-row table:style-name="ro1">
          <table:table-cell table:formula="of:=ROW()-1" office:value-type="float" office:value="1446" calcext:value-type="float">
            <text:p>14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 ow tiwiska an yowynka flogh.</text:p>
          </table:table-cell>
          <table:table-cell table:style-name="ce4" office:value-type="string" calcext:value-type="string">
            <text:p>Mother is undressing the youngest child.</text:p>
          </table:table-cell>
        </table:table-row>
        <table:table-row table:style-name="ro1">
          <table:table-cell table:formula="of:=ROW()-1" office:value-type="float" office:value="1447" calcext:value-type="float">
            <text:p>14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nri a vynn esedha war an isella kador.</text:p>
          </table:table-cell>
          <table:table-cell table:style-name="ce4" office:value-type="string" calcext:value-type="string">
            <text:p>Henry will sit on the lowest chair.</text:p>
          </table:table-cell>
        </table:table-row>
        <table:table-row table:style-name="ro1">
          <table:table-cell table:formula="of:=ROW()-1" office:value-type="float" office:value="1448" calcext:value-type="float">
            <text:p>14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 ev esedha war an ughella huni.</text:p>
          </table:table-cell>
          <table:table-cell table:style-name="ce4" office:value-type="string" calcext:value-type="string">
            <text:p>He cannot sit on the highest one.</text:p>
          </table:table-cell>
        </table:table-row>
        <table:table-row table:style-name="ro1">
          <table:table-cell table:formula="of:=ROW()-1" office:value-type="float" office:value="1449" calcext:value-type="float">
            <text:p>14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skoloryon, mebyon ha mowesi, a dhe'n keth skol y'n dre.</text:p>
          </table:table-cell>
          <table:table-cell table:style-name="ce4" office:value-type="string" calcext:value-type="string">
            <text:p>The schoolchildren, boys and girls, go to the same school in town.</text:p>
          </table:table-cell>
        </table:table-row>
        <table:table-row table:style-name="ro1">
          <table:table-cell table:formula="of:=ROW()-1" office:value-type="float" office:value="1450" calcext:value-type="float">
            <text:p>14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rl a wrug gweres an maw.</text:p>
          </table:table-cell>
          <table:table-cell table:style-name="ce4" office:value-type="string" calcext:value-type="string">
            <text:p>Pearl helped the boy.</text:p>
          </table:table-cell>
        </table:table-row>
        <table:table-row table:style-name="ro1">
          <table:table-cell table:formula="of:=ROW()-1" office:value-type="float" office:value="1451" calcext:value-type="float">
            <text:p>14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rl a wrug y weres.</text:p>
          </table:table-cell>
          <table:table-cell table:style-name="ce4" office:value-type="string" calcext:value-type="string">
            <text:p>Pearl helped him.</text:p>
          </table:table-cell>
        </table:table-row>
        <table:table-row table:style-name="ro1">
          <table:table-cell table:formula="of:=ROW()-1" office:value-type="float" office:value="1452" calcext:value-type="float">
            <text:p>14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der a wrug ow gweles.</text:p>
          </table:table-cell>
          <table:table-cell table:style-name="ce4" office:value-type="string" calcext:value-type="string">
            <text:p>Peter saw me.</text:p>
          </table:table-cell>
        </table:table-row>
        <table:table-row table:style-name="ro1">
          <table:table-cell table:formula="of:=ROW()-1" office:value-type="float" office:value="1453" calcext:value-type="float">
            <text:p>14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i a vynn dha glewes.</text:p>
          </table:table-cell>
          <table:table-cell table:style-name="ce4" office:value-type="string" calcext:value-type="string">
            <text:p>She will hear you.</text:p>
          </table:table-cell>
        </table:table-row>
        <table:table-row table:style-name="ro1">
          <table:table-cell table:formula="of:=ROW()-1" office:value-type="float" office:value="1454" calcext:value-type="float">
            <text:p>14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owena a yll y skrifa.</text:p>
          </table:table-cell>
          <table:table-cell table:style-name="ce4" office:value-type="string" calcext:value-type="string">
            <text:p>Lowena can write it.</text:p>
          </table:table-cell>
        </table:table-row>
        <table:table-row table:style-name="ro1">
          <table:table-cell table:formula="of:=ROW()-1" office:value-type="float" office:value="1455" calcext:value-type="float">
            <text:p>14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hy hudha.</text:p>
          </table:table-cell>
          <table:table-cell table:style-name="ce4" office:value-type="string" calcext:value-type="string">
            <text:p>I shall hide it.</text:p>
          </table:table-cell>
        </table:table-row>
        <table:table-row table:style-name="ro1">
          <table:table-cell table:formula="of:=ROW()-1" office:value-type="float" office:value="1456" calcext:value-type="float">
            <text:p>14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owann a vynnas agan toella.</text:p>
          </table:table-cell>
          <table:table-cell table:style-name="ce4" office:value-type="string" calcext:value-type="string">
            <text:p>John wished to deceive us.</text:p>
          </table:table-cell>
        </table:table-row>
        <table:table-row table:style-name="ro1">
          <table:table-cell table:formula="of:=ROW()-1" office:value-type="float" office:value="1457" calcext:value-type="float">
            <text:p>14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onan a wrug agas herdhya.</text:p>
          </table:table-cell>
          <table:table-cell table:style-name="ce4" office:value-type="string" calcext:value-type="string">
            <text:p>Someone pushed you.</text:p>
          </table:table-cell>
        </table:table-row>
        <table:table-row table:style-name="ro1">
          <table:table-cell table:formula="of:=ROW()-1" office:value-type="float" office:value="1458" calcext:value-type="float">
            <text:p>14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wi a allas aga frena.</text:p>
          </table:table-cell>
          <table:table-cell table:style-name="ce4" office:value-type="string" calcext:value-type="string">
            <text:p>You were able to buy them.</text:p>
          </table:table-cell>
        </table:table-row>
        <table:table-row table:style-name="ro1">
          <table:table-cell table:formula="of:=ROW()-1" office:value-type="float" office:value="1459" calcext:value-type="float">
            <text:p>14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wrug Maria aga gweles ena.</text:p>
          </table:table-cell>
          <table:table-cell table:style-name="ce4" office:value-type="string" calcext:value-type="string">
            <text:p>Mary didn't see them there.</text:p>
          </table:table-cell>
        </table:table-row>
        <table:table-row table:style-name="ro1">
          <table:table-cell table:formula="of:=ROW()-1" office:value-type="float" office:value="1460" calcext:value-type="float">
            <text:p>14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a vynn ow gweres?</text:p>
          </table:table-cell>
          <table:table-cell table:style-name="ce4" office:value-type="string" calcext:value-type="string">
            <text:p>Who will help me?</text:p>
          </table:table-cell>
        </table:table-row>
        <table:table-row table:style-name="ro1">
          <table:table-cell table:formula="of:=ROW()-1" office:value-type="float" office:value="1461" calcext:value-type="float">
            <text:p>14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 flogh a wra y dhyski?</text:p>
          </table:table-cell>
          <table:table-cell table:style-name="ce4" office:value-type="string" calcext:value-type="string">
            <text:p>Which child will learn it?</text:p>
          </table:table-cell>
        </table:table-row>
        <table:table-row table:style-name="ro1">
          <table:table-cell table:formula="of:=ROW()-1" office:value-type="float" office:value="1462" calcext:value-type="float">
            <text:p>146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th a wra y lanhe?</text:p>
          </table:table-cell>
          <table:table-cell table:style-name="ce4" office:value-type="string" calcext:value-type="string">
            <text:p>What cleans it?</text:p>
          </table:table-cell>
        </table:table-row>
        <table:table-row table:style-name="ro1">
          <table:table-cell table:formula="of:=ROW()-1" office:value-type="float" office:value="1463" calcext:value-type="float">
            <text:p>14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yll y dhaskorr?</text:p>
          </table:table-cell>
          <table:table-cell table:style-name="ce4" office:value-type="string" calcext:value-type="string">
            <text:p>What can return it?</text:p>
          </table:table-cell>
        </table:table-row>
        <table:table-row table:style-name="ro1">
          <table:table-cell table:formula="of:=ROW()-1" office:value-type="float" office:value="1464" calcext:value-type="float">
            <text:p>14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a vynn'ta y weles?</text:p>
          </table:table-cell>
          <table:table-cell table:style-name="ce4" office:value-type="string" calcext:value-type="string">
            <text:p>Whom will you see?</text:p>
          </table:table-cell>
        </table:table-row>
        <table:table-row table:style-name="ro1">
          <table:table-cell table:formula="of:=ROW()-1" office:value-type="float" office:value="1465" calcext:value-type="float">
            <text:p>14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 chi a wrug Mr Potter y brena?</text:p>
          </table:table-cell>
          <table:table-cell table:style-name="ce4" office:value-type="string" calcext:value-type="string">
            <text:p>What house did Mr Potter buy?</text:p>
          </table:table-cell>
        </table:table-row>
        <table:table-row table:style-name="ro1">
          <table:table-cell table:formula="of:=ROW()-1" office:value-type="float" office:value="1466" calcext:value-type="float">
            <text:p>14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yllons i y wul?</text:p>
          </table:table-cell>
          <table:table-cell table:style-name="ce4" office:value-type="string" calcext:value-type="string">
            <text:p>What can they do?</text:p>
          </table:table-cell>
        </table:table-row>
        <table:table-row table:style-name="ro1">
          <table:table-cell table:formula="of:=ROW()-1" office:value-type="float" office:value="1467" calcext:value-type="float">
            <text:p>14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I yw ow mamm ha'm tas.</text:p>
          </table:table-cell>
          <table:table-cell table:style-name="ce4" office:value-type="string" calcext:value-type="string">
            <text:p>They are my mother and my father.</text:p>
          </table:table-cell>
        </table:table-row>
        <table:table-row table:style-name="ro1">
          <table:table-cell table:formula="of:=ROW()-1" office:value-type="float" office:value="1468" calcext:value-type="float">
            <text:p>14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g esedha ha redya lyver.</text:p>
          </table:table-cell>
          <table:table-cell table:style-name="ce4" office:value-type="string" calcext:value-type="string">
            <text:p>Pam came into the room, sat down and read a book.</text:p>
          </table:table-cell>
        </table:table-row>
        <table:table-row table:style-name="ro1">
          <table:table-cell table:formula="of:=ROW()-1" office:value-type="float" office:value="1469" calcext:value-type="float">
            <text:p>14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g a esedhas hag a redyas lyver.</text:p>
          </table:table-cell>
          <table:table-cell table:style-name="ce4" office:value-type="string" calcext:value-type="string">
            <text:p>Pam came into the room and sat down and read a book.</text:p>
          </table:table-cell>
        </table:table-row>
        <table:table-row table:style-name="ro1">
          <table:table-cell table:formula="of:=ROW()-1" office:value-type="float" office:value="1470" calcext:value-type="float">
            <text:p>14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 hi a esedhas ha hi a redyas lyver.</text:p>
          </table:table-cell>
          <table:table-cell table:style-name="ce4" office:value-type="string" calcext:value-type="string">
            <text:p>Pam came into the room and she sat down and she read a book.</text:p>
          </table:table-cell>
        </table:table-row>
        <table:table-row table:style-name="ro1">
          <table:table-cell table:formula="of:=ROW()-1" office:value-type="float" office:value="1471" calcext:value-type="float">
            <text:p>14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mes ny redyas hi lyver.</text:p>
          </table:table-cell>
          <table:table-cell table:style-name="ce4" office:value-type="string" calcext:value-type="string">
            <text:p>Pam came into the room but she did not read a book.</text:p>
          </table:table-cell>
        </table:table-row>
        <table:table-row table:style-name="ro1">
          <table:table-cell table:formula="of:=ROW()-1" office:value-type="float" office:value="1472" calcext:value-type="float">
            <text:p>14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g yma hi ena hwath.</text:p>
          </table:table-cell>
          <table:table-cell table:style-name="ce4" office:value-type="string" calcext:value-type="string">
            <text:p>Pam came into the room and she is still there.</text:p>
          </table:table-cell>
        </table:table-row>
        <table:table-row table:style-name="ro1">
          <table:table-cell table:formula="of:=ROW()-1" office:value-type="float" office:value="1473" calcext:value-type="float">
            <text:p>14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 my a gewsis orti.</text:p>
          </table:table-cell>
          <table:table-cell table:style-name="ce4" office:value-type="string" calcext:value-type="string">
            <text:p>Pam came into the room and I spoke to her.</text:p>
          </table:table-cell>
        </table:table-row>
        <table:table-row table:style-name="ro1">
          <table:table-cell table:formula="of:=ROW()-1" office:value-type="float" office:value="1474" calcext:value-type="float">
            <text:p>14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ma'n boes, mar pleg? Meg a wra y bareusi.</text:p>
          </table:table-cell>
          <table:table-cell table:style-name="ce4" office:value-type="string" calcext:value-type="string">
            <text:p>Where is the food, please? Meg is going to prepare it.</text:p>
          </table:table-cell>
        </table:table-row>
        <table:table-row table:style-name="ro1">
          <table:table-cell table:formula="of:=ROW()-1" office:value-type="float" office:value="1475" calcext:value-type="float">
            <text:p>14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allav y drelya yn Sowsnek.</text:p>
          </table:table-cell>
          <table:table-cell table:style-name="ce4" office:value-type="string" calcext:value-type="string">
            <text:p>I can't translate it into English.</text:p>
          </table:table-cell>
        </table:table-row>
        <table:table-row table:style-name="ro1">
          <table:table-cell table:formula="of:=ROW()-1" office:value-type="float" office:value="1476" calcext:value-type="float">
            <text:p>14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yll aga dannvon dhodho dh'aga frevi.</text:p>
          </table:table-cell>
          <table:table-cell table:style-name="ce4" office:value-type="string" calcext:value-type="string">
            <text:p>Who can send them to him to test them?</text:p>
          </table:table-cell>
        </table:table-row>
        <table:table-row table:style-name="ro1">
          <table:table-cell table:formula="of:=ROW()-1" office:value-type="float" office:value="1477" calcext:value-type="float">
            <text:p>14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vynn y dhiwedha a-dhistowgh.</text:p>
          </table:table-cell>
          <table:table-cell table:style-name="ce4" office:value-type="string" calcext:value-type="string">
            <text:p>We will finish it straightaway.</text:p>
          </table:table-cell>
        </table:table-row>
        <table:table-row table:style-name="ro1">
          <table:table-cell table:formula="of:=ROW()-1" office:value-type="float" office:value="1478" calcext:value-type="float">
            <text:p>14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wedrenn arta. Ny wrug Jenni hy lenwel a win.</text:p>
          </table:table-cell>
          <table:table-cell table:style-name="ce4" office:value-type="string" calcext:value-type="string">
            <text:p>Take the glass again. Jenny didn't fill it with wine.</text:p>
          </table:table-cell>
        </table:table-row>
        <table:table-row table:style-name="ro1">
          <table:table-cell table:formula="of:=ROW()-1" office:value-type="float" office:value="1479" calcext:value-type="float">
            <text:p>14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e'ta agan aswonn? Drog yw genev! Ny wrav agas aswonn.</text:p>
          </table:table-cell>
          <table:table-cell table:style-name="ce4" office:value-type="string" calcext:value-type="string">
            <text:p>Do you know us? Sorry! I don't know you.</text:p>
          </table:table-cell>
        </table:table-row>
        <table:table-row table:style-name="ro1">
          <table:table-cell table:formula="of:=ROW()-1" office:value-type="float" office:value="1480" calcext:value-type="float">
            <text:p>14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omma an selsigennow ma! Re goth yns, sur. Piw a vynn aga dybri lemmyn?</text:p>
          </table:table-cell>
          <table:table-cell table:style-name="ce4" office:value-type="string" calcext:value-type="string">
            <text:p>Look here, these sausages! They are too old, surely. Who will eat them now?</text:p>
          </table:table-cell>
        </table:table-row>
        <table:table-row table:style-name="ro1">
          <table:table-cell table:formula="of:=ROW()-1" office:value-type="float" office:value="1481" calcext:value-type="float">
            <text:p>14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a an venyn na ow hara? Ny wonn! Ny wonn!</text:p>
          </table:table-cell>
          <table:table-cell table:style-name="ce4" office:value-type="string" calcext:value-type="string">
            <text:p>Does that woman love me? I don't know! I don't know!</text:p>
          </table:table-cell>
        </table:table-row>
        <table:table-row table:style-name="ro1">
          <table:table-cell table:formula="of:=ROW()-1" office:value-type="float" office:value="1482" calcext:value-type="float">
            <text:p>1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ubonan a synsis an lovan ha'y thenna.</text:p>
          </table:table-cell>
          <table:table-cell table:style-name="ce4" office:value-type="string" calcext:value-type="string">
            <text:p>Everyone held the rope and pulled it.</text:p>
          </table:table-cell>
        </table:table-row>
        <table:table-row table:style-name="ro1">
          <table:table-cell table:formula="of:=ROW()-1" office:value-type="float" office:value="1483" calcext:value-type="float">
            <text:p>14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tas ow palas y'n lowarth. Piw a vynn y weres?</text:p>
          </table:table-cell>
          <table:table-cell table:style-name="ce4" office:value-type="string" calcext:value-type="string">
            <text:p>Father is digging in the garden. Who will help him?</text:p>
          </table:table-cell>
        </table:table-row>
        <table:table-row table:style-name="ro1">
          <table:table-cell table:formula="of:=ROW()-1" office:value-type="float" office:value="1484" calcext:value-type="float">
            <text:p>14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eur a draow yw gwerthys.</text:p>
          </table:table-cell>
          <table:table-cell table:style-name="ce4" office:value-type="string" calcext:value-type="string">
            <text:p>Many things are sold.</text:p>
          </table:table-cell>
        </table:table-row>
        <table:table-row table:style-name="ro1">
          <table:table-cell table:formula="of:=ROW()-1" office:value-type="float" office:value="1485" calcext:value-type="float">
            <text:p>14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wel o krev. Ny allas an gorholyon dos ogas dhe'n porth.</text:p>
          </table:table-cell>
          <table:table-cell table:style-name="ce4" office:value-type="string" calcext:value-type="string">
            <text:p>The wind was strong. The ships couldn't come near to the harbour.</text:p>
          </table:table-cell>
        </table:table-row>
        <table:table-row table:style-name="ro1">
          <table:table-cell table:formula="of:=ROW()-1" office:value-type="float" office:value="1486" calcext:value-type="float">
            <text:p>14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tasow-wynn a esedhas warbarth yn-mes a'n diwotti ha klappya.</text:p>
          </table:table-cell>
          <table:table-cell table:style-name="ce4" office:value-type="string" calcext:value-type="string">
            <text:p>The grandfathers sat together outside the pub and chatted.</text:p>
          </table:table-cell>
        </table:table-row>
        <table:table-row table:style-name="ro1">
          <table:table-cell table:formula="of:=ROW()-1" office:value-type="float" office:value="1487" calcext:value-type="float">
            <text:p>14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gath a'y growedh war an leur yn-dann an gador y'n esedhva.</text:p>
          </table:table-cell>
          <table:table-cell table:style-name="ce4" office:value-type="string" calcext:value-type="string">
            <text:p>The cat is lying on the floor under the chair in the sitting room.</text:p>
          </table:table-cell>
        </table:table-row>
        <table:table-row table:style-name="ro1">
          <table:table-cell table:formula="of:=ROW()-1" office:value-type="float" office:value="1488" calcext:value-type="float">
            <text:p>14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y'n arghantti rag prena karr nowydh?</text:p>
          </table:table-cell>
          <table:table-cell table:style-name="ce4" office:value-type="string" calcext:value-type="string">
            <text:p>Is there enough money in the bank to buy a new car?</text:p>
          </table:table-cell>
        </table:table-row>
        <table:table-row table:style-name="ro1">
          <table:table-cell table:formula="of:=ROW()-1" office:value-type="float" office:value="1489" calcext:value-type="float">
            <text:p>14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dhyn ynno?</text:p>
          </table:table-cell>
          <table:table-cell table:style-name="ce4" office:value-type="string" calcext:value-type="string">
            <text:p>Have we enough money in it?</text:p>
          </table:table-cell>
        </table:table-row>
        <table:table-row table:style-name="ro1">
          <table:table-cell table:formula="of:=ROW()-1" office:value-type="float" office:value="1490" calcext:value-type="float">
            <text:p>14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Stevens yw moen ha'y nith yw tew.</text:p>
          </table:table-cell>
          <table:table-cell table:style-name="ce4" office:value-type="string" calcext:value-type="string">
            <text:p>Mr Stevens's nephew is slim and his niece is fat.</text:p>
          </table:table-cell>
        </table:table-row>
        <table:table-row table:style-name="ro1">
          <table:table-cell table:formula="of:=ROW()-1" office:value-type="float" office:value="1491" calcext:value-type="float">
            <text:p>14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edhi hy eskisyow gell, mar pleg.</text:p>
          </table:table-cell>
          <table:table-cell table:style-name="ce4" office:value-type="string" calcext:value-type="string">
            <text:p>Give her her brown shoes, please.</text:p>
          </table:table-cell>
        </table:table-row>
        <table:table-row table:style-name="ro1">
          <table:table-cell table:formula="of:=ROW()-1" office:value-type="float" office:value="1492" calcext:value-type="float">
            <text:p>14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y eur yth yw an tren dhe Loundres an dohajydh ma?</text:p>
          </table:table-cell>
          <table:table-cell table:style-name="ce4" office:value-type="string" calcext:value-type="string">
            <text:p>At what time is the train to London this afternoon?</text:p>
          </table:table-cell>
        </table:table-row>
        <table:table-row table:style-name="ro1">
          <table:table-cell table:formula="of:=ROW()-1" office:value-type="float" office:value="1493" calcext:value-type="float">
            <text:p>14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ren skav dhe dhiw eur marnas teyr mynysenn warn ugens.</text:p>
          </table:table-cell>
          <table:table-cell table:style-name="ce4" office:value-type="string" calcext:value-type="string">
            <text:p>There is a fast train at twenty-three minutes to two.</text:p>
          </table:table-cell>
        </table:table-row>
        <table:table-row table:style-name="ro1">
          <table:table-cell table:formula="of:=ROW()-1" office:value-type="float" office:value="1494" calcext:value-type="float">
            <text:p>14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a! An lavrek ma yw re verr ragov.</text:p>
          </table:table-cell>
          <table:table-cell table:style-name="ce4" office:value-type="string" calcext:value-type="string">
            <text:p>Look! These trousers are too short for me.</text:p>
          </table:table-cell>
        </table:table-row>
        <table:table-row table:style-name="ro1">
          <table:table-cell table:formula="of:=ROW()-1" office:value-type="float" office:value="1495" calcext:value-type="float">
            <text:p>14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is prena lavrek nowydh ytho.</text:p>
          </table:table-cell>
          <table:table-cell table:style-name="ce4" office:value-type="string" calcext:value-type="string">
            <text:p>You must buy new trousers then.</text:p>
          </table:table-cell>
        </table:table-row>
        <table:table-row table:style-name="ro1">
          <table:table-cell table:formula="of:=ROW()-1" office:value-type="float" office:value="1496" calcext:value-type="float">
            <text:p>14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syghes bras dhymmo vy hag yth evis gwedrennas a gorev a-dhistowgh.</text:p>
          </table:table-cell>
          <table:table-cell table:style-name="ce4" office:value-type="string" calcext:value-type="string">
            <text:p>I had a great thirst and I drank a glassful of beer straightaway.</text:p>
          </table:table-cell>
        </table:table-row>
        <table:table-row table:style-name="ro1">
          <table:table-cell table:formula="of:=ROW()-1" office:value-type="float" office:value="1497" calcext:value-type="float">
            <text:p>14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podigow yw terrys, re erell yw plos. Ny yll den eva leth anedha.</text:p>
          </table:table-cell>
          <table:table-cell table:style-name="ce4" office:value-type="string" calcext:value-type="string">
            <text:p>Some jugs are broken, others are dirty. No one can drink milk from them.</text:p>
          </table:table-cell>
        </table:table-row>
        <table:table-row table:style-name="ro1">
          <table:table-cell table:formula="of:=ROW()-1" office:value-type="float" office:value="1498" calcext:value-type="float">
            <text:p>14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amaris orth an fos? Ymons!</text:p>
          </table:table-cell>
          <table:table-cell table:style-name="ce4" office:value-type="string" calcext:value-type="string">
            <text:p>Are the cupboards against the wall? Yes!</text:p>
          </table:table-cell>
        </table:table-row>
        <table:table-row table:style-name="ro1">
          <table:table-cell table:formula="of:=ROW()-1" office:value-type="float" office:value="1499" calcext:value-type="float">
            <text:p>14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gesys kestenenn y'n koes, dell dybav.</text:p>
          </table:table-cell>
          <table:table-cell table:style-name="ce4" office:value-type="string" calcext:value-type="string">
            <text:p>There isn't a chestnut tree left in the wood, I think.</text:p>
          </table:table-cell>
        </table:table-row>
        <table:table-row table:style-name="ro1">
          <table:table-cell table:formula="of:=ROW()-1" office:value-type="float" office:value="1500" calcext:value-type="float">
            <text:p>15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tesen onan goth hepken.</text:p>
          </table:table-cell>
          <table:table-cell table:style-name="ce4" office:value-type="string" calcext:value-type="string">
            <text:p>Perhaps an old one only.</text:p>
          </table:table-cell>
        </table:table-row>
        <table:table-row table:style-name="ro1">
          <table:table-cell table:formula="of:=ROW()-1" office:value-type="float" office:value="1501" calcext:value-type="float">
            <text:p>15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yns dornla an daras ha trel e!</text:p>
          </table:table-cell>
          <table:table-cell table:style-name="ce4" office:value-type="string" calcext:value-type="string">
            <text:p>Catch hold of the door handle and turn it!</text:p>
          </table:table-cell>
        </table:table-row>
        <table:table-row table:style-name="ro1">
          <table:table-cell table:formula="of:=ROW()-1" office:value-type="float" office:value="1502" calcext:value-type="float">
            <text:p>15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es mildir yw an fordh dhe Druru a Essa?</text:p>
          </table:table-cell>
          <table:table-cell table:style-name="ce4" office:value-type="string" calcext:value-type="string">
            <text:p>How many miles is the road to Truro from Saltash?</text:p>
          </table:table-cell>
        </table:table-row>
        <table:table-row table:style-name="ro1">
          <table:table-cell table:formula="of:=ROW()-1" office:value-type="float" office:value="1503" calcext:value-type="float">
            <text:p>15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anow agan bro yw hwekka ages kanow broyow erell.</text:p>
          </table:table-cell>
          <table:table-cell table:style-name="ce4" office:value-type="string" calcext:value-type="string">
            <text:p>The songs of our land are sweeter than the songs of other lands.</text:p>
          </table:table-cell>
        </table:table-row>
        <table:table-row table:style-name="ro1">
          <table:table-cell table:formula="of:=ROW()-1" office:value-type="float" office:value="1504" calcext:value-type="float">
            <text:p>15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a dhybris li. Ena ni a gerdhas. Kerdh hir o dhe'n kerrek war an hal</text:p>
          </table:table-cell>
          <table:table-cell table:style-name="ce4" office:value-type="string" calcext:value-type="string">
            <text:p>We ate lunch. Then we walked. It was a long walk to the rocks on the moor.</text:p>
          </table:table-cell>
        </table:table-row>
        <table:table-row table:style-name="ro1">
          <table:table-cell table:formula="of:=ROW()-1" office:value-type="float" office:value="1505" calcext:value-type="float">
            <text:p>15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ost aga hi yw shyndys.</text:p>
          </table:table-cell>
          <table:table-cell table:style-name="ce4" office:value-type="string" calcext:value-type="string">
            <text:p>Their dog's tail is injured.</text:p>
          </table:table-cell>
        </table:table-row>
        <table:table-row table:style-name="ro1">
          <table:table-cell table:formula="of:=ROW()-1" office:value-type="float" office:value="1506" calcext:value-type="float">
            <text:p>15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es o genen pysi Martyn a weres gans an hwel mes da o ganso agan gweres.</text:p>
          </table:table-cell>
          <table:table-cell table:style-name="ce4" office:value-type="string" calcext:value-type="string">
            <text:p>We were reluctant to ask Martin to help us with the work but he was glad to help us.</text:p>
          </table:table-cell>
        </table:table-row>
        <table:table-row table:style-name="ro1">
          <table:table-cell table:formula="of:=ROW()-1" office:value-type="float" office:value="1507" calcext:value-type="float">
            <text:p>15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lgh an badell vras kyns hy gorra yn amari an gegin.</text:p>
          </table:table-cell>
          <table:table-cell table:style-name="ce4" office:value-type="string" calcext:value-type="string">
            <text:p>Wash the big saucepan before putting it in the kitchen cupboard.</text:p>
          </table:table-cell>
        </table:table-row>
        <table:table-row table:style-name="ro1">
          <table:table-cell table:formula="of:=ROW()-1" office:value-type="float" office:value="1508" calcext:value-type="float">
            <text:p>15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Jen a skubas strel daras an chi gans skubell gales ha strel an esedhva gans skubell vedhel.</text:p>
          </table:table-cell>
          <table:table-cell table:style-name="ce4" office:value-type="string" calcext:value-type="string">
            <text:p>Jane swept the door mat of the house with a hard brush and the lounge mat with a soft brush.</text:p>
          </table:table-cell>
        </table:table-row>
        <table:table-row table:style-name="ro1">
          <table:table-cell table:formula="of:=ROW()-1" office:value-type="float" office:value="1509" calcext:value-type="float">
            <text:p>15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wnter Frank a droghas skorrennow gans heskenn hag ev a wrug aga gorra war an tansys yn y lowarth.</text:p>
          </table:table-cell>
          <table:table-cell table:style-name="ce4" office:value-type="string" calcext:value-type="string">
            <text:p>Uncle Frank cut branches with a saw and he put them on a bonfire in his garden.</text:p>
          </table:table-cell>
        </table:table-row>
        <table:table-row table:style-name="ro1">
          <table:table-cell table:formula="of:=ROW()-1" office:value-type="float" office:value="1510" calcext:value-type="float">
            <text:p>15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withyas-kres a yskynnas an skeul bys dhe fenester an ughella chambour.</text:p>
          </table:table-cell>
          <table:table-cell table:style-name="ce4" office:value-type="string" calcext:value-type="string">
            <text:p>The policeman went up the ladder as far as the window of the highest bedroom.</text:p>
          </table:table-cell>
        </table:table-row>
        <table:table-row table:style-name="ro1">
          <table:table-cell table:formula="of:=ROW()-1" office:value-type="float" office:value="1511" calcext:value-type="float">
            <text:p>15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hwarth! My re gollas an sebon y’n dowr. Res yw dhymm y hwilas.</text:p>
          </table:table-cell>
          <table:table-cell table:style-name="ce4" office:value-type="string" calcext:value-type="string">
            <text:p>Don’t laugh! I’ve lost the soap in the water. I must look for it.</text:p>
          </table:table-cell>
        </table:table-row>
        <table:table-row table:style-name="ro1">
          <table:table-cell table:formula="of:=ROW()-1" office:value-type="float" office:value="1512" calcext:value-type="float">
            <text:p>1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ll hi bywa heb pellgowser yn hy chi?</text:p>
          </table:table-cell>
          <table:table-cell table:style-name="ce4" office:value-type="string" calcext:value-type="string">
            <text:p>How can she live without a telephone in her house?</text:p>
          </table:table-cell>
        </table:table-row>
        <table:table-row table:style-name="ro1">
          <table:table-cell table:formula="of:=ROW()-1" office:value-type="float" office:value="1513" calcext:value-type="float">
            <text:p>15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vamm-wynn re verwis a-dhistowgh.</text:p>
          </table:table-cell>
          <table:table-cell table:style-name="ce4" office:value-type="string" calcext:value-type="string">
            <text:p>Grandmother has died suddenly.</text:p>
          </table:table-cell>
        </table:table-row>
        <table:table-row table:style-name="ro1">
          <table:table-cell table:formula="of:=ROW()-1" office:value-type="float" office:value="1514" calcext:value-type="float">
            <text:p>15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osa li y kevis vy pal ha mos yn-mes dhe balas y’n lowarth a-rag an chi.</text:p>
          </table:table-cell>
          <table:table-cell table:style-name="ce4" office:value-type="string" calcext:value-type="string">
            <text:p>After lunch I got a spade and went out to dig in the front garden.</text:p>
          </table:table-cell>
        </table:table-row>
        <table:table-row table:style-name="ro1">
          <table:table-cell table:formula="of:=ROW()-1" office:value-type="float" office:value="1515" calcext:value-type="float">
            <text:p>15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 harmas ev?</text:p>
          </table:table-cell>
          <table:table-cell table:style-name="ce4" office:value-type="string" calcext:value-type="string">
            <text:p>Why did he shout?</text:p>
          </table:table-cell>
        </table:table-row>
        <table:table-row table:style-name="ro1">
          <table:table-cell table:formula="of:=ROW()-1" office:value-type="float" office:value="1516" calcext:value-type="float">
            <text:p>15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th evas hi an te toeth da?</text:p>
          </table:table-cell>
          <table:table-cell table:style-name="ce4" office:value-type="string" calcext:value-type="string">
            <text:p>Why did she drink the tea very quickly?</text:p>
          </table:table-cell>
        </table:table-row>
        <table:table-row table:style-name="ro1">
          <table:table-cell table:formula="of:=ROW()-1" office:value-type="float" office:value="1517" calcext:value-type="float">
            <text:p>15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 trigas Mighal tre? </text:p>
          </table:table-cell>
          <table:table-cell table:style-name="ce4" office:value-type="string" calcext:value-type="string">
            <text:p>Why did Michael stay home? </text:p>
          </table:table-cell>
        </table:table-row>
        <table:table-row table:style-name="ro1">
          <table:table-cell table:formula="of:=ROW()-1" office:value-type="float" office:value="1518" calcext:value-type="float">
            <text:p>15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na vynnydh jy gortos penn an gwari? Drefenn ow bos helergh ow tehweles tre.</text:p>
          </table:table-cell>
          <table:table-cell table:style-name="ce4" office:value-type="string" calcext:value-type="string">
            <text:p>Why don’t you wait for the end of the play? Because I shall be late returning home.</text:p>
          </table:table-cell>
        </table:table-row>
        <table:table-row table:style-name="ro1">
          <table:table-cell table:formula="of:=ROW()-1" office:value-type="float" office:value="1519" calcext:value-type="float">
            <text:p>15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prenas Pol an korev? Drefenn ow bos heb arghans.</text:p>
          </table:table-cell>
          <table:table-cell table:style-name="ce4" office:value-type="string" calcext:value-type="string">
            <text:p>Why did Paul buy the beer? Because I was without money.</text:p>
          </table:table-cell>
        </table:table-row>
        <table:table-row table:style-name="ro1">
          <table:table-cell table:formula="of:=ROW()-1" office:value-type="float" office:value="1520" calcext:value-type="float">
            <text:p>15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euthons i ena? Drefenn bos hwans dhedha a'gan gweles.</text:p>
          </table:table-cell>
          <table:table-cell table:style-name="ce4" office:value-type="string" calcext:value-type="string">
            <text:p>Why did they come then? Because they wanted to see us.</text:p>
          </table:table-cell>
        </table:table-row>
        <table:table-row table:style-name="ro1">
          <table:table-cell table:formula="of:=ROW()-1" office:value-type="float" office:value="1521" calcext:value-type="float">
            <text:p>15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arganas an gwas kewer deg hag yma hi ow kul glaw? Drefenn ev dhe vos gokki, sur.</text:p>
          </table:table-cell>
          <table:table-cell table:style-name="ce4" office:value-type="string" calcext:value-type="string">
            <text:p>Why did the fellow forecast fine weather and it's raining? Because he was silly, certainly.</text:p>
          </table:table-cell>
        </table:table-row>
        <table:table-row table:style-name="ro1">
          <table:table-cell table:formula="of:=ROW()-1" office:value-type="float" office:value="1522" calcext:value-type="float">
            <text:p>15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hworfennowgh agas ober dhe beder eur pub Dy' Gwener? Drefenn bos hwans dhyn a vones tre moy a-varr.</text:p>
          </table:table-cell>
          <table:table-cell table:style-name="ce4" office:value-type="string" calcext:value-type="string">
            <text:p>Why do you finish your work at four o'clock every Friday? Because we want to go home earlier.</text:p>
          </table:table-cell>
        </table:table-row>
        <table:table-row table:style-name="ro1">
          <table:table-cell table:formula="of:=ROW()-1" office:value-type="float" office:value="1523" calcext:value-type="float">
            <text:p>15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ybydh yndella? Drefenn nag eus ken fordh dhe dybi.</text:p>
          </table:table-cell>
          <table:table-cell table:style-name="ce4" office:value-type="string" calcext:value-type="string">
            <text:p>Why do you think so? Because there is no other way to think.</text:p>
          </table:table-cell>
        </table:table-row>
        <table:table-row table:style-name="ro1">
          <table:table-cell table:formula="of:=ROW()-1" office:value-type="float" office:value="1524" calcext:value-type="float">
            <text:p>15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nag esosta ow skoedhya dha goweth? Drefenn nag ov mar anfur dhe wul henna y'n prys ma.</text:p>
          </table:table-cell>
          <table:table-cell table:style-name="ce4" office:value-type="string" calcext:value-type="string">
            <text:p>Why are you not supporting your friend? Because I am not so unwise (as) to do that this time.</text:p>
          </table:table-cell>
        </table:table-row>
        <table:table-row table:style-name="ro1">
          <table:table-cell table:formula="of:=ROW()-1" office:value-type="float" office:value="1525" calcext:value-type="float">
            <text:p>15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regh ev an skorrennow na? Drefenn ev dh'aga leski war an tansys.</text:p>
          </table:table-cell>
          <table:table-cell table:style-name="ce4" office:value-type="string" calcext:value-type="string">
            <text:p>Why does he cut those branches? Because he burns them on the bonfire.</text:p>
          </table:table-cell>
        </table:table-row>
        <table:table-row table:style-name="ro1">
          <table:table-cell table:formula="of:=ROW()-1" office:value-type="float" office:value="1526" calcext:value-type="float">
            <text:p>15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na worr Hykka y basti y'n forn? Drefenn ev dh'y dhybri yeyn.</text:p>
          </table:table-cell>
          <table:table-cell table:style-name="ce4" office:value-type="string" calcext:value-type="string">
            <text:p>Why doesn't Dick put his pasty in the oven? Because he eats it cold.</text:p>
          </table:table-cell>
        </table:table-row>
        <table:table-row table:style-name="ro1">
          <table:table-cell table:formula="of:=ROW()-1" office:value-type="float" office:value="1527" calcext:value-type="float">
            <text:p>15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fleghes ow kwari yn garth-gwari an skol vyghan. Re anedha yw bysi. Yma re erell a'ga sav orth fos an keth skol.</text:p>
          </table:table-cell>
          <table:table-cell table:style-name="ce4" office:value-type="string" calcext:value-type="string">
            <text:p>There are children playing in the playground of the little school. Some of them are busy. Others are standing against the wall of the same school.</text:p>
          </table:table-cell>
        </table:table-row>
        <table:table-row table:style-name="ro1">
          <table:table-cell table:formula="of:=ROW()-1" office:value-type="float" office:value="1528" calcext:value-type="float">
            <text:p>15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rag yma an re ma ow sevel yndella? Martesen drefenn aga bos skwith. I re worfennas aga gwari ynsi.</text:p>
          </table:table-cell>
          <table:table-cell table:style-name="ce4" office:value-type="string" calcext:value-type="string">
            <text:p>Why are these standing in this way? Perhaps because they are tired. They have finished their game.</text:p>
          </table:table-cell>
        </table:table-row>
        <table:table-row table:style-name="ro1">
          <table:table-cell table:formula="of:=ROW()-1"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Osta lewyer an karr ma, syrr?' yn-medh an gwithyas kres. 'Ov!' Mr Karn a worthybis. 'Pandr'a hwer?'</text:p>
          </table:table-cell>
          <table:table-cell table:style-name="ce4" office:value-type="string" calcext:value-type="string">
            <text:p>'Are you the driver of this car, Sir?' the policeman said. 'I am!' Mr Carne replied. 'What's afoot?'</text:p>
          </table:table-cell>
        </table:table-row>
        <table:table-row table:style-name="ro1">
          <table:table-cell table:formula="of:=ROW()-1" office:value-type="float" office:value="1530" calcext:value-type="float">
            <text:p>15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Yma diwros war an fordh ena ha gour shyndys a'y wrowedh war an leur', an gwithyas kres a leveris. 'Res yw dhis gortos deg mynysenn, mar pleg. Ni a vynn y worra dhe'n klavji a-dhistowgh.'</text:p>
          </table:table-cell>
          <table:table-cell table:style-name="ce4" office:value-type="string" calcext:value-type="string">
            <text:p>'There's a bicycle on the road there and a man lying injured.' replied the policeman. 'You must wait ten minutes, please. We will take him to hospital immediately.’</text:p>
          </table:table-cell>
        </table:table-row>
        <table:table-row table:style-name="ro1">
          <table:table-cell table:formula="of:=ROW()-1" office:value-type="float" office:value="1531" calcext:value-type="float">
            <text:p>15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My a vynn agas skoedhya y'n dra ma,' Mr Karn a leveris. 'A allav vy agas gweres?'</text:p>
          </table:table-cell>
          <table:table-cell table:style-name="ce4" office:value-type="string" calcext:value-type="string">
            <text:p>'I will support you in that,' Mr Carne said. 'Can I help you?'</text:p>
          </table:table-cell>
        </table:table-row>
        <table:table-row table:style-name="ro1">
          <table:table-cell table:formula="of:=ROW()-1" office:value-type="float" office:value="1532" calcext:value-type="float">
            <text:p>15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law yw tynna es dell o de. Nyns o an dhargan gwir, my a dyb.</text:p>
          </table:table-cell>
          <table:table-cell table:style-name="ce4" office:value-type="string" calcext:value-type="string">
            <text:p>The rain is more intense than it was yesterday. The forecast was not true, I think.</text:p>
          </table:table-cell>
        </table:table-row>
        <table:table-row table:style-name="ro1">
          <table:table-cell table:formula="of:=ROW()-1" office:value-type="float" office:value="1533" calcext:value-type="float">
            <text:p>15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jynn-ebrenn ughel a-ugh an kommol. A yll'ta y glewes?</text:p>
          </table:table-cell>
          <table:table-cell table:style-name="ce4" office:value-type="string" calcext:value-type="string">
            <text:p>There's an aeroplane high above the clouds. Can you hear it?</text:p>
          </table:table-cell>
        </table:table-row>
        <table:table-row table:style-name="ro1">
          <table:table-cell table:formula="of:=ROW()-1" office:value-type="float" office:value="1534" calcext:value-type="float">
            <text:p>15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allav mes ny allav y weles.</text:p>
          </table:table-cell>
          <table:table-cell table:style-name="ce4" office:value-type="string" calcext:value-type="string">
            <text:p>I can but I cannot see it.</text:p>
          </table:table-cell>
        </table:table-row>
        <table:table-row table:style-name="ro1">
          <table:table-cell table:formula="of:=ROW()-1"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dha drigva ha'th hanow, mar pleg.</text:p>
          </table:table-cell>
          <table:table-cell table:style-name="ce4" office:value-type="string" calcext:value-type="string">
            <text:p>Give me your name and address, please.</text:p>
          </table:table-cell>
        </table:table-row>
        <table:table-row table:style-name="ro1">
          <table:table-cell table:formula="of:=ROW()-1"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hanowgh yw Kernewegoryon mes nebes ahanowgh yw gwell ages re erell.</text:p>
          </table:table-cell>
          <table:table-cell table:style-name="ce4" office:value-type="string" calcext:value-type="string">
            <text:p>All of you are Cornish speakers but some of you are better than others.</text:p>
          </table:table-cell>
        </table:table-row>
        <table:table-row table:style-name="ro1">
          <table:table-cell table:formula="of:=ROW()-1" office:value-type="float" office:value="1537" calcext:value-type="float">
            <text:p>15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gor gorher an badell! Pyth eus yn-danno?</text:p>
          </table:table-cell>
          <table:table-cell table:style-name="ce4" office:value-type="string" calcext:value-type="string">
            <text:p>Open the lid of the saucepan. What's beneath it?</text:p>
          </table:table-cell>
        </table:table-row>
        <table:table-row table:style-name="ro1">
          <table:table-cell table:formula="of:=ROW()-1" office:value-type="float" office:value="1538" calcext:value-type="float">
            <text:p>15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appos an lewyoryon-taksi y'n ranndir ma?</text:p>
          </table:table-cell>
          <table:table-cell table:style-name="ce4" office:value-type="string" calcext:value-type="string">
            <text:p>Who examines the taxi drivers in this district?</text:p>
          </table:table-cell>
        </table:table-row>
        <table:table-row table:style-name="ro1">
          <table:table-cell table:formula="of:=ROW()-1" office:value-type="float" office:value="1539" calcext:value-type="float">
            <text:p>15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sowgh hwi ow kwaytya kerdh an olifanses ha'n kowrvergh ha'n enyvales erell dre gres an dre? Soweth, gyllys yns. I eth alemma seulabrys dhe deyr eur poran.</text:p>
          </table:table-cell>
          <table:table-cell table:style-name="ce4" office:value-type="string" calcext:value-type="string">
            <text:p>Are you waiting for the procession of the elephants and the camels through the town centre? A pity, they are gone. They went from here at three o'clock exactly.</text:p>
          </table:table-cell>
        </table:table-row>
        <table:table-row table:style-name="ro1">
          <table:table-cell table:formula="of:=ROW()-1"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o Pamela difun, hi a wolghas an lestri ha'ga gorra y'n gloes.</text:p>
          </table:table-cell>
          <table:table-cell table:style-name="ce4" office:value-type="string" calcext:value-type="string">
            <text:p>When Pamela was awake, she washed the dishes and put them in the rack.</text:p>
          </table:table-cell>
        </table:table-row>
        <table:table-row table:style-name="ro1" table:number-rows-repeated="10470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21:41:50.048333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8:33:41.102337461</meta:creation-date>
    <dc:date>2016-08-18T02:06:40.444828481</dc:date>
    <meta:editing-duration>PT2H45M</meta:editing-duration>
    <meta:editing-cycles>35</meta:editing-cycles>
    <meta:generator>LibreOffice/5.1.4.2$Linux_X86_64 LibreOffice_project/10m0$Build-2</meta:generator>
    <meta:document-statistic meta:table-count="1" meta:cell-count="7705" meta:object-count="0"/>
  </office:meta>
</office:document-meta>
</file>